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007cm"/>
    </style:style>
    <style:style style:family="table-column" style:name="co2">
      <style:table-column-properties fo:break-before="auto" style:column-width="8.475cm"/>
    </style:style>
    <style:style style:family="table-column" style:name="co3">
      <style:table-column-properties fo:break-before="auto" style:column-width="2.21cm"/>
    </style:style>
    <style:style style:family="table-column" style:name="co4">
      <style:table-column-properties fo:break-before="auto" style:column-width="2.069cm"/>
    </style:style>
    <style:style style:family="table-column" style:name="co5">
      <style:table-column-properties fo:break-before="auto" style:column-width="1.399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0.951cm"/>
    </style:style>
    <style:style style:family="table-column" style:name="co11">
      <style:table-column-properties fo:break-before="auto" style:column-width="3.468cm"/>
    </style:style>
    <style:style style:family="table-column" style:name="co12">
      <style:table-column-properties fo:break-before="auto" style:column-width="0.923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9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76cm"/>
    </style:style>
    <style:style style:family="table" style:name="ta1" style:master-page-name="PageStyle_5f_Tabel_20_2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1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1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3">
      <style:table-cell-properties fo:padding="0.071cm" style:diagonal-bl-tr="none" style:rotation-align="none" fo:border="none" style:diagonal-tl-br="none"/>
    </style:style>
    <style:style style:family="table-cell" style:parent-style-name="Default" style:name="ce14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0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21">
      <style:table-cell-properties fo:padding="0.071cm" fo:background-color="transparent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tru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2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style:text-align-source="value-type" style:direction="ltr" style:repeat-content="false" fo:background-color="transparent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40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1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43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4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fo:padding="0.071cm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2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Standaard_20_2" style:name="ce54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55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56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5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Standaard_20_2" style:name="ce58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64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65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Standaard_20_2" style:name="ce6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6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70">
      <style:table-cell-properties fo:padding="0.071cm" style:diagonal-bl-tr="none" style:rotation-align="none" fo:border="none" style:diagonal-tl-br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9" style:family="table-cell" style:parent-style-name="Default" style:name="ce79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80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8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8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85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8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Standaard_20_2" style:name="ce87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88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9" style:family="table-cell" style:parent-style-name="Default" style:name="ce93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Default" style:name="ce94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Standaard_20_2" style:name="ce95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9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9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149" style:family="table-cell" style:parent-style-name="Standaard_20_2" style:name="ce98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10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10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10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9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9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120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121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2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9" style:family="table-cell" style:parent-style-name="Default" style:name="ce124">
      <style:table-cell-properties fo:padding="0.071cm" fo:background-color="transparent"/>
    </style:style>
    <style:style style:family="table-cell" style:parent-style-name="Default" style:name="ce125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26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ffff00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1" style:text-overline-color="font-color" fo:language="en" style:font-style-asian="normal" style:text-line-through-style="none" style:font-weight-complex="normal" style:font-name-complex="Arial1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bold" style:font-size-asian="9pt" style:font-name-complex="Tahoma" style:font-weight-asian="bold" fo:font-size="9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">
        <office:forms form:apply-design-mode="false" form:automatic-focus="false"/>
        <table:table-column table:style-name="co1" table:default-cell-style-name="ce14" table:number-columns-repeated="3"/>
        <table:table-column table:style-name="co2" table:default-cell-style-name="ce14"/>
        <table:table-column table:style-name="co3" table:default-cell-style-name="ce14"/>
        <table:table-column table:style-name="co4" table:default-cell-style-name="ce11"/>
        <table:table-column table:style-name="co5" table:default-cell-style-name="ce14" table:number-columns-repeated="23"/>
        <table:table-column table:style-name="co5" table:default-cell-style-name="ce11" table:number-columns-repeated="2"/>
        <table:table-column table:style-name="co5" table:default-cell-style-name="ce14" table:number-columns-repeated="23"/>
        <table:table-column table:style-name="co5" table:default-cell-style-name="ce88" table:number-columns-repeated="7"/>
        <table:table-column table:style-name="co6" table:default-cell-style-name="ce88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 table:number-columns-repeated="2"/>
        <table:table-column table:style-name="co11" table:default-cell-style-name="ce21"/>
        <table:table-column table:style-name="co12" table:default-cell-style-name="ce21" table:number-columns-repeated="18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Beroepstelling 1889. Provincie Drenthe</text:p>
          </table:table-cell>
          <table:table-cell table:style-name="ce10" table:number-columns-repeated="53"/>
          <table:table-cell table:style-name="ce79" table:number-columns-repeated="8"/>
          <table:table-cell table:style-name="ce109" table:number-columns-repeated="5"/>
          <table:table-cell table:style-name="ce119"/>
          <table:table-cell table:number-columns-repeated="956"/>
        </table:table-row>
        <table:table-row table:style-name="ro1">
          <table:table-cell ns41:value-type="string" table:style-name="ce2" office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1" table:number-columns-repeated="4"/>
          <table:table-cell/>
          <table:table-cell table:style-name="ce11" table:number-columns-repeated="23"/>
          <table:table-cell table:number-columns-repeated="2"/>
          <table:table-cell table:style-name="ce11" table:number-columns-repeated="23"/>
          <table:table-cell table:style-name="ce12" table:number-columns-repeated="8"/>
          <table:table-cell table:style-name="ce20" table:number-columns-repeated="5"/>
          <table:table-cell table:style-name="ce120"/>
          <table:table-cell table:number-columns-repeated="956"/>
        </table:table-row>
        <table:table-row table:style-name="ro1">
          <table:table-cell ns41:value-type="string" table:style-name="ce3" office:value-type="string">
            <text:p>Verzameling der gemeenten met eene bevolking van 5000 - 20000 inwoners</text:p>
          </table:table-cell>
          <table:table-cell table:style-name="ce16" table:number-columns-repeated="61"/>
          <table:table-cell table:style-name="ce110" table:number-columns-repeated="5"/>
          <table:table-cell table:style-name="ce121"/>
          <table:table-cell table:style-name="ce4" table:number-columns-repeated="956"/>
        </table:table-row>
        <table:table-row table:style-name="ro1">
          <table:table-cell table:style-name="ce4" table:number-columns-repeated="5"/>
          <table:table-cell table:style-name="ce25"/>
          <table:table-cell table:style-name="ce4" table:number-columns-repeated="23"/>
          <table:table-cell table:style-name="ce25" table:number-columns-repeated="2"/>
          <table:table-cell table:style-name="ce4" table:number-columns-repeated="23"/>
          <table:table-cell table:style-name="ce80" table:number-columns-repeated="8"/>
          <table:table-cell table:style-name="ce4" table:number-columns-repeated="962"/>
        </table:table-row>
        <table:table-row table:style-name="ro2">
          <table:table-cell ns41:value-type="string" table:number-rows-spanned="4" table:style-name="ce5" table:number-columns-spanned="1" office:value-type="string">
            <text:p>Nummer der beroepsklasse</text:p>
          </table:table-cell>
          <table:table-cell ns41:value-type="string" table:number-rows-spanned="5" table:style-name="ce17" table:number-columns-spanned="1" office:value-type="string">
            <text:p>Onderdeel beroepsklasse</text:p>
          </table:table-cell>
          <table:table-cell ns41:value-type="string" table:number-rows-spanned="5" table:style-name="ce17" table:number-columns-spanned="1" office:value-type="string">
            <text:p>Regelnummer</text:p>
          </table:table-cell>
          <table:table-cell ns41:value-type="string" table:number-rows-spanned="4" table:style-name="ce23" table:number-columns-spanned="1" office:value-type="string">
            <text:p>BENAMING van de onderdeelen der onderscheidene beroepsklassen, met de daartoe behoordende beroepen</text:p>
          </table:table-cell>
          <table:table-cell ns41:value-type="string" table:number-rows-spanned="4" table:style-name="ce34" table:number-columns-spanned="1" office:value-type="string">
            <text:p>Positie in het beroep (aangeduid door A, B, C of D)</text:p>
          </table:table-cell>
          <table:table-cell ns41:value-type="string" table:style-name="ce44" office:value-type="string">
            <text:p>Leeftijd in jaren</text:p>
          </table:table-cell>
          <table:table-cell ns41:value-type="string" table:number-rows-spanned="1" table:style-name="ce48" table:number-columns-spanned="2" office:value-type="string">
            <text:p>Beneden 12 jaar</text:p>
          </table:table-cell>
          <table:covered-table-cell table:style-name="ce59"/>
          <table:table-cell table:number-rows-spanned="1" office:value-type="float" office:value="12" table:style-name="ce66" table:number-columns-spanned="2" ns41:value-type="float">
            <text:p>12</text:p>
          </table:table-cell>
          <table:covered-table-cell table:style-name="ce71"/>
          <table:table-cell table:number-rows-spanned="1" office:value-type="float" office:value="13" table:style-name="ce66" table:number-columns-spanned="2" ns41:value-type="float">
            <text:p>13</text:p>
          </table:table-cell>
          <table:covered-table-cell table:style-name="ce66"/>
          <table:table-cell ns41:value-type="string" table:number-rows-spanned="1" table:style-name="ce66" table:number-columns-spanned="2" office:value-type="string">
            <text:p>14 - 15</text:p>
          </table:table-cell>
          <table:covered-table-cell table:style-name="ce66"/>
          <table:table-cell ns41:value-type="string" table:number-rows-spanned="1" table:style-name="ce72" table:number-columns-spanned="4" office:value-type="string">
            <text:p>16 - 17</text:p>
          </table:table-cell>
          <table:covered-table-cell table:style-name="ce73" table:number-columns-repeated="3"/>
          <table:table-cell ns41:value-type="string" table:number-rows-spanned="1" table:style-name="ce72" table:number-columns-spanned="4" office:value-type="string">
            <text:p>18 - 22</text:p>
          </table:table-cell>
          <table:covered-table-cell table:style-name="ce73" table:number-columns-repeated="3"/>
          <table:table-cell ns41:value-type="string" table:number-rows-spanned="1" table:style-name="ce72" table:number-columns-spanned="4" office:value-type="string">
            <text:p>23 - 24</text:p>
          </table:table-cell>
          <table:covered-table-cell table:style-name="ce73" table:number-columns-repeated="3"/>
          <table:table-cell ns41:value-type="string" table:number-rows-spanned="1" table:style-name="ce72" table:number-columns-spanned="4" office:value-type="string">
            <text:p>25 - 35</text:p>
          </table:table-cell>
          <table:covered-table-cell table:style-name="ce73" table:number-columns-repeated="3"/>
          <table:table-cell ns41:value-type="string" table:number-rows-spanned="1" table:style-name="ce72" table:number-columns-spanned="4" office:value-type="string">
            <text:p>36 - 50</text:p>
          </table:table-cell>
          <table:covered-table-cell table:style-name="ce73" table:number-columns-repeated="3"/>
          <table:table-cell ns41:value-type="string" table:number-rows-spanned="1" table:style-name="ce72" table:number-columns-spanned="4" office:value-type="string">
            <text:p>51 - 60</text:p>
          </table:table-cell>
          <table:covered-table-cell table:style-name="ce73" table:number-columns-repeated="3"/>
          <table:table-cell ns41:value-type="string" table:number-rows-spanned="1" table:style-name="ce72" table:number-columns-spanned="4" office:value-type="string">
            <text:p>61 - 65</text:p>
          </table:table-cell>
          <table:covered-table-cell table:style-name="ce73" table:number-columns-repeated="3"/>
          <table:table-cell ns41:value-type="string" table:number-rows-spanned="1" table:style-name="ce72" table:number-columns-spanned="4" office:value-type="string">
            <text:p>66 - 70</text:p>
          </table:table-cell>
          <table:covered-table-cell table:style-name="ce73" table:number-columns-repeated="3"/>
          <table:table-cell ns41:value-type="string" table:number-rows-spanned="1" table:style-name="ce72" table:number-columns-spanned="4" office:value-type="string">
            <text:p>71 en daarboven</text:p>
          </table:table-cell>
          <table:covered-table-cell table:style-name="ce73" table:number-columns-repeated="3"/>
          <table:table-cell ns41:value-type="string" table:number-rows-spanned="2" table:style-name="ce23" table:number-columns-spanned="4" office:value-type="string">
            <text:p>Van onbekenden leeftijd</text:p>
          </table:table-cell>
          <table:covered-table-cell table:style-name="ce75" table:number-columns-repeated="2"/>
          <table:covered-table-cell table:style-name="ce77"/>
          <table:table-cell ns41:value-type="string" table:number-rows-spanned="3" table:style-name="ce81" table:number-columns-spanned="2" office:value-type="string">
            <text:p>TOTAAL DER MANNEN</text:p>
          </table:table-cell>
          <table:covered-table-cell table:style-name="ce89"/>
          <table:table-cell ns41:value-type="string" table:number-rows-spanned="3" table:style-name="ce81" table:number-columns-spanned="2" office:value-type="string">
            <text:p>TOTAAL DER VROUWEN</text:p>
          </table:table-cell>
          <table:covered-table-cell table:style-name="ce92"/>
          <table:table-cell ns41:value-type="string" table:number-rows-spanned="3" table:style-name="ce81" table:number-columns-spanned="2" office:value-type="string">
            <text:p>TOTAAL DER MANNEN EN VROUWEN</text:p>
          </table:table-cell>
          <table:covered-table-cell table:style-name="ce89"/>
          <table:table-cell ns41:value-type="string" table:number-rows-spanned="5" table:style-name="ce99" table:number-columns-spanned="1" office:value-type="string">
            <text:p>Beroepscode</text:p>
          </table:table-cell>
          <table:table-cell ns41:value-type="string" table:number-rows-spanned="5" table:style-name="ce105" table:number-columns-spanned="1" office:value-type="string">
            <text:p>Grootteklasse</text:p>
          </table:table-cell>
          <table:table-cell ns41:value-type="string" table:number-rows-spanned="5" table:style-name="ce111" table:number-columns-spanned="1" office:value-type="string">
            <text:p>Provincie</text:p>
          </table:table-cell>
          <table:table-cell ns41:value-type="string" table:number-rows-spanned="5" table:style-name="ce111" table:number-columns-spanned="1" office:value-type="string">
            <text:p>Telling</text:p>
          </table:table-cell>
          <table:table-cell ns41:value-type="string" table:number-rows-spanned="5" table:style-name="ce111" table:number-columns-spanned="1" office:value-type="string">
            <text:p>Tabel</text:p>
          </table:table-cell>
          <table:table-cell ns41:value-type="string" table:number-rows-spanned="5" table:style-name="ce111" table:number-columns-spanned="1" office:value-type="string">
            <text:p>Pagina links</text:p>
          </table:table-cell>
          <table:table-cell ns41:value-type="string" table:number-rows-spanned="5" table:style-name="ce111" table:number-columns-spanned="1" office:value-type="string">
            <text:p>Pagina rechts</text:p>
          </table:table-cell>
          <table:table-cell ns41:value-type="string" table:number-rows-spanned="5" table:style-name="ce122" table:number-columns-spanned="1" office:value-type="string">
            <text:p>Image nummer</text:p>
          </table:table-cell>
          <table:table-cell table:style-name="ce4" table:number-columns-repeated="956"/>
        </table:table-row>
        <table:table-row table:style-name="ro2">
          <table:covered-table-cell table:style-name="ce6" table:number-columns-repeated="4"/>
          <table:covered-table-cell table:style-name="ce35"/>
          <table:table-cell ns41:value-type="string" table:style-name="ce44" office:value-type="string">
            <text:p>Geboorte- jaren</text:p>
          </table:table-cell>
          <table:table-cell ns41:value-type="string" table:number-rows-spanned="1" table:style-name="ce49" table:number-columns-spanned="2" office:value-type="string">
            <text:p>1878 en later</text:p>
          </table:table-cell>
          <table:covered-table-cell table:style-name="ce60"/>
          <table:table-cell table:number-rows-spanned="1" office:value-type="float" office:value="1878" table:style-name="ce67" table:number-columns-spanned="2" ns41:value-type="float">
            <text:p>1878</text:p>
          </table:table-cell>
          <table:covered-table-cell table:style-name="ce67"/>
          <table:table-cell table:number-rows-spanned="1" office:value-type="float" office:value="1876" table:style-name="ce67" table:number-columns-spanned="2" ns41:value-type="float">
            <text:p>1876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1875 - 1874</text:p>
          </table:table-cell>
          <table:covered-table-cell table:style-name="ce67"/>
          <table:table-cell ns41:value-type="string" table:number-rows-spanned="1" table:style-name="ce67" table:number-columns-spanned="4" office:value-type="string">
            <text:p>1873 - 1872</text:p>
          </table:table-cell>
          <table:covered-table-cell table:style-name="ce67" table:number-columns-repeated="3"/>
          <table:table-cell ns41:value-type="string" table:number-rows-spanned="1" table:style-name="ce67" table:number-columns-spanned="4" office:value-type="string">
            <text:p>1871 - 1867</text:p>
          </table:table-cell>
          <table:covered-table-cell table:style-name="ce67" table:number-columns-repeated="3"/>
          <table:table-cell ns41:value-type="string" table:number-rows-spanned="1" table:style-name="ce67" table:number-columns-spanned="4" office:value-type="string">
            <text:p>1866 - 1865</text:p>
          </table:table-cell>
          <table:covered-table-cell table:style-name="ce67" table:number-columns-repeated="3"/>
          <table:table-cell ns41:value-type="string" table:number-rows-spanned="1" table:style-name="ce67" table:number-columns-spanned="4" office:value-type="string">
            <text:p>1864 - 1854</text:p>
          </table:table-cell>
          <table:covered-table-cell table:style-name="ce67" table:number-columns-repeated="3"/>
          <table:table-cell ns41:value-type="string" table:number-rows-spanned="1" table:style-name="ce67" table:number-columns-spanned="4" office:value-type="string">
            <text:p>1853 - 1839</text:p>
          </table:table-cell>
          <table:covered-table-cell table:style-name="ce67" table:number-columns-repeated="3"/>
          <table:table-cell ns41:value-type="string" table:number-rows-spanned="1" table:style-name="ce67" table:number-columns-spanned="4" office:value-type="string">
            <text:p>1838 - 1829</text:p>
          </table:table-cell>
          <table:covered-table-cell table:style-name="ce67" table:number-columns-repeated="3"/>
          <table:table-cell ns41:value-type="string" table:number-rows-spanned="1" table:style-name="ce67" table:number-columns-spanned="4" office:value-type="string">
            <text:p>1828 - 1824</text:p>
          </table:table-cell>
          <table:covered-table-cell table:style-name="ce67" table:number-columns-repeated="3"/>
          <table:table-cell ns41:value-type="string" table:number-rows-spanned="1" table:style-name="ce67" table:number-columns-spanned="4" office:value-type="string">
            <text:p>1823 - 1818</text:p>
          </table:table-cell>
          <table:covered-table-cell table:style-name="ce67" table:number-columns-repeated="3"/>
          <table:table-cell ns41:value-type="string" table:number-rows-spanned="1" table:style-name="ce67" table:number-columns-spanned="4" office:value-type="string">
            <text:p>1818 en vroeger</text:p>
          </table:table-cell>
          <table:covered-table-cell table:style-name="ce67" table:number-columns-repeated="3"/>
          <table:covered-table-cell table:style-name="ce74"/>
          <table:covered-table-cell table:style-name="ce76" table:number-columns-repeated="2"/>
          <table:covered-table-cell table:style-name="ce78"/>
          <table:covered-table-cell table:style-name="ce6" table:number-columns-repeated="2"/>
          <table:covered-table-cell table:style-name="ce90" table:number-columns-repeated="2"/>
          <table:covered-table-cell table:style-name="ce6" table:number-columns-repeated="2"/>
          <table:covered-table-cell table:style-name="ce100"/>
          <table:covered-table-cell table:style-name="ce6" table:number-columns-repeated="6"/>
          <table:covered-table-cell table:style-name="ce35"/>
          <table:table-cell table:style-name="ce9" table:number-columns-repeated="956"/>
        </table:table-row>
        <table:table-row table:style-name="ro1">
          <table:covered-table-cell table:style-name="ce6" table:number-columns-repeated="4"/>
          <table:covered-table-cell table:style-name="ce35"/>
          <table:table-cell ns41:value-type="string" table:style-name="ce44" office:value-type="string">
            <text:p>Geslacht</text:p>
          </table:table-cell>
          <table:table-cell ns41:value-type="string" table:style-name="ce50" office:value-type="string">
            <text:p>M</text:p>
          </table:table-cell>
          <table:table-cell ns41:value-type="string" table:style-name="ce61" office:value-type="string">
            <text:p>V</text:p>
          </table:table-cell>
          <table:table-cell ns41:value-type="string" table:style-name="ce61" office:value-type="string">
            <text:p>M</text:p>
          </table:table-cell>
          <table:table-cell ns41:value-type="string" table:style-name="ce61" office:value-type="string">
            <text:p>V</text:p>
          </table:table-cell>
          <table:table-cell ns41:value-type="string" table:style-name="ce61" office:value-type="string">
            <text:p>M</text:p>
          </table:table-cell>
          <table:table-cell ns41:value-type="string" table:style-name="ce61" office:value-type="string">
            <text:p>V</text:p>
          </table:table-cell>
          <table:table-cell ns41:value-type="string" table:style-name="ce61" office:value-type="string">
            <text:p>M</text:p>
          </table:table-cell>
          <table:table-cell ns41:value-type="string" table:style-name="ce61" office:value-type="string">
            <text:p>V</text:p>
          </table:table-cell>
          <table:table-cell ns41:value-type="string" table:number-rows-spanned="1" table:style-name="ce67" table:number-columns-spanned="2" office:value-type="string">
            <text:p>M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V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M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V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M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V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M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V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M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V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M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V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M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V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M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V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M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V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M</text:p>
          </table:table-cell>
          <table:covered-table-cell table:style-name="ce67"/>
          <table:table-cell ns41:value-type="string" table:number-rows-spanned="1" table:style-name="ce67" table:number-columns-spanned="2" office:value-type="string">
            <text:p>V</text:p>
          </table:table-cell>
          <table:covered-table-cell table:style-name="ce67"/>
          <table:covered-table-cell table:style-name="ce7" table:number-columns-repeated="2"/>
          <table:covered-table-cell table:style-name="ce91" table:number-columns-repeated="2"/>
          <table:covered-table-cell table:style-name="ce7" table:number-columns-repeated="2"/>
          <table:covered-table-cell table:style-name="ce100"/>
          <table:covered-table-cell table:style-name="ce6" table:number-columns-repeated="6"/>
          <table:covered-table-cell table:style-name="ce35"/>
          <table:table-cell table:style-name="ce9" table:number-columns-repeated="956"/>
        </table:table-row>
        <table:table-row table:style-name="ro1">
          <table:covered-table-cell table:style-name="ce7"/>
          <table:covered-table-cell table:style-name="ce6" table:number-columns-repeated="2"/>
          <table:covered-table-cell table:style-name="ce7"/>
          <table:covered-table-cell table:style-name="ce36"/>
          <table:table-cell ns41:value-type="string" table:style-name="ce44" office:value-type="string">
            <text:p>Burg. staat</text:p>
          </table:table-cell>
          <table:table-cell table:style-name="ce50"/>
          <table:table-cell table:style-name="ce61" table:number-columns-repeated="7"/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67" office:value-type="string">
            <text:p>G</text:p>
          </table:table-cell>
          <table:table-cell ns41:value-type="string" table:style-name="ce67" office:value-type="string">
            <text:p>O</text:p>
          </table:table-cell>
          <table:table-cell ns41:value-type="string" table:style-name="ce82" office:value-type="string">
            <text:p>G</text:p>
          </table:table-cell>
          <table:table-cell ns41:value-type="string" table:style-name="ce82" office:value-type="string">
            <text:p>O</text:p>
          </table:table-cell>
          <table:table-cell ns41:value-type="string" table:style-name="ce82" office:value-type="string">
            <text:p>G</text:p>
          </table:table-cell>
          <table:table-cell ns41:value-type="string" table:style-name="ce82" office:value-type="string">
            <text:p>O</text:p>
          </table:table-cell>
          <table:table-cell ns41:value-type="string" table:style-name="ce82" office:value-type="string">
            <text:p>G</text:p>
          </table:table-cell>
          <table:table-cell ns41:value-type="string" table:style-name="ce82" office:value-type="string">
            <text:p>O</text:p>
          </table:table-cell>
          <table:covered-table-cell table:style-name="ce100"/>
          <table:covered-table-cell table:style-name="ce6" table:number-columns-repeated="6"/>
          <table:covered-table-cell table:style-name="ce35"/>
          <table:table-cell table:style-name="ce9" table:number-columns-repeated="956"/>
        </table:table-row>
        <table:table-row table:style-name="ro1">
          <table:table-cell ns41:value-type="float" table:style-name="ce8" office:value="1" office:value-type="float">
            <text:p>1</text:p>
          </table:table-cell>
          <table:covered-table-cell table:style-name="ce18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45"/>
          <table:table-cell ns41:value-type="float" table:style-name="ce51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53" office:value-type="float">
            <text:p>53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55" office:value-type="float">
            <text:p>55</text:p>
          </table:table-cell>
          <table:table-cell ns41:value-type="float" table:style-name="ce83" office:value="56" office:value-type="float">
            <text:p>56</text:p>
          </table:table-cell>
          <table:table-cell ns41:value-type="float" table:style-name="ce83" office:value="57" office:value-type="float">
            <text:p>57</text:p>
          </table:table-cell>
          <table:covered-table-cell table:style-name="ce101"/>
          <table:covered-table-cell table:style-name="ce18" table:number-columns-repeated="6"/>
          <table:covered-table-cell table:style-name="ce123"/>
          <table:table-cell table:style-name="ce25" table:number-columns-repeated="956"/>
        </table:table-row>
        <table:table-row table:style-name="ro1">
          <table:table-cell table:style-name="ce9"/>
          <table:table-cell table:style-name="ce19"/>
          <table:table-cell table:style-name="ce22"/>
          <table:table-cell table:style-name="ce25" table:number-columns-repeated="51"/>
          <table:table-cell table:style-name="ce84" table:number-columns-repeated="8"/>
          <table:table-cell table:style-name="ce112" table:number-columns-repeated="6"/>
          <table:table-cell table:style-name="ce25" table:number-columns-repeated="956"/>
        </table:table-row>
        <table:table-row table:style-name="ro3">
          <table:table-cell ns41:value-type="string" table:style-name="ce10" office:value-type="string">
            <text:p>I</text:p>
          </table:table-cell>
          <table:table-cell table:style-name="ce10" table:number-columns-repeated="2"/>
          <table:table-cell ns41:value-type="string" table:style-name="ce26" office:value-type="string">
            <text:p>Aardewerk, diamant, glas, kalk, steenen, enz.</text:p>
          </table:table-cell>
          <table:table-cell table:style-name="ce38"/>
          <table:table-cell/>
          <table:table-cell table:style-name="ce52"/>
          <table:table-cell table:style-name="ce62" table:number-columns-repeated="47"/>
          <table:table-cell table:style-name="ce85" table:number-columns-repeated="5"/>
          <table:table-cell table:style-name="ce93"/>
          <table:table-cell ns41:value-type="string" table:style-name="ce102" office:value-type="string">
            <text:p>B01z00</text:p>
          </table:table-cell>
          <table:table-cell ns41:value-type="float" table:style-name="ce106" office:value="3" office:value-type="float">
            <text:p>3</text:p>
          </table:table-cell>
          <table:table-cell ns41:value-type="string" table:style-name="ce113" office:value-type="string">
            <text:p>DR</text:p>
          </table:table-cell>
          <table:table-cell ns41:value-type="string" table:style-name="ce116" office:value-type="string">
            <text:p>BT_1889</text:p>
          </table:table-cell>
          <table:table-cell ns41:value-type="string" table:style-name="ce116" office:value-type="string">
            <text:p>05_T2</text:p>
          </table:table-cell>
          <table:table-cell ns41:value-type="float" table:style-name="ce106" office:value="148" office:value-type="float">
            <text:p>148</text:p>
          </table:table-cell>
          <table:table-cell ns41:value-type="float" table:style-name="ce106" office:value="149" office:value-type="float">
            <text:p>149</text:p>
          </table:table-cell>
          <table:table-cell ns41:value-type="string" table:style-name="ce113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11" office:value-type="string">
            <text:p>Aardewerk en porcelein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ns41:value-type="string" table:style-name="ce103" office:value-type="string">
            <text:p>B01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Fabricage van aardewerk (incl. porcelein, terracotta, kachelbakkers, pottenbakkers, enz.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 table:number-columns-repeated="24"/>
          <table:table-cell ns41:value-type="float" table:style-name="ce63" office:value="1" office:value-type="float">
            <text:p>1</text:p>
          </table:table-cell>
          <table:table-cell table:style-name="ce63" table:number-columns-repeated="22"/>
          <table:table-cell table:style-name="ce86"/>
          <table:table-cell ns41:value-type="float" table:style-name="ce86" office:value="1" office:value-type="float">
            <text:p>1</text:p>
          </table:table-cell>
          <table:table-cell table:style-name="ce86" table:number-columns-repeated="3"/>
          <table:table-cell ns41:value-type="float" table:style-name="ce94" office:value="1" office:value-type="float">
            <text:p>1</text:p>
          </table:table-cell>
          <table:table-cell ns41:value-type="string" table:style-name="ce103" office:value-type="string">
            <text:p>B01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Glas, kristal, spiegels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ns41:value-type="string" table:style-name="ce103" office:value-type="string">
            <text:p>B01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Fabricage van glas (incl. kristal en spiegelglas)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3"/>
          <table:table-cell table:style-name="ce63" table:number-columns-repeated="19"/>
          <table:table-cell ns41:value-type="float" table:style-name="ce63" office:value="1" office:value-type="float">
            <text:p>1</text:p>
          </table:table-cell>
          <table:table-cell table:style-name="ce63" table:number-columns-repeated="11"/>
          <table:table-cell ns41:value-type="float" table:style-name="ce63" office:value="1" office:value-type="float">
            <text:p>1</text:p>
          </table:table-cell>
          <table:table-cell table:style-name="ce63" table:number-columns-repeated="15"/>
          <table:table-cell ns41:value-type="float" table:style-name="ce86" office:value="2" office:value-type="float">
            <text:p>2</text:p>
          </table:table-cell>
          <table:table-cell table:style-name="ce86" table:number-columns-repeated="3"/>
          <table:table-cell ns41:value-type="float" table:style-name="ce86" office:value="2" office:value-type="float">
            <text:p>2</text:p>
          </table:table-cell>
          <table:table-cell table:style-name="ce94"/>
          <table:table-cell ns41:value-type="string" table:style-name="ce103" office:value-type="string">
            <text:p>B01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Fabricage van glas (incl. kristal en spiegelglas)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3"/>
          <table:table-cell table:style-name="ce63" table:number-columns-repeated="23"/>
          <table:table-cell ns41:value-type="float" table:style-name="ce63" office:value="1" office:value-type="float">
            <text:p>1</text:p>
          </table:table-cell>
          <table:table-cell table:style-name="ce63" table:number-columns-repeated="23"/>
          <table:table-cell ns41:value-type="float" table:style-name="ce86" office:value="1" office:value-type="float">
            <text:p>1</text:p>
          </table:table-cell>
          <table:table-cell table:style-name="ce86" table:number-columns-repeated="3"/>
          <table:table-cell ns41:value-type="float" table:style-name="ce86" office:value="1" office:value-type="float">
            <text:p>1</text:p>
          </table:table-cell>
          <table:table-cell table:style-name="ce94"/>
          <table:table-cell ns41:value-type="string" table:style-name="ce103" office:value-type="string">
            <text:p>B01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Fabricage van glas (incl. kristal en spiegelglas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6" office:value-type="float">
            <text:p>6</text:p>
          </table:table-cell>
          <table:table-cell ns41:value-type="float" table:style-name="ce63" office:value="1" office:value-type="float">
            <text:p>1</text:p>
          </table:table-cell>
          <table:table-cell table:style-name="ce63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10" office:value-type="float">
            <text:p>10</text:p>
          </table:table-cell>
          <table:table-cell table:style-name="ce63"/>
          <table:table-cell ns41:value-type="float" table:style-name="ce63" office:value="2" office:value-type="float">
            <text:p>2</text:p>
          </table:table-cell>
          <table:table-cell table:style-name="ce63"/>
          <table:table-cell ns41:value-type="float" table:style-name="ce63" office:value="1" office:value-type="float">
            <text:p>1</text:p>
          </table:table-cell>
          <table:table-cell table:style-name="ce63" table:number-columns-repeated="2"/>
          <table:table-cell ns41:value-type="float" table:style-name="ce63" office:value="4" office:value-type="float">
            <text:p>4</text:p>
          </table:table-cell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 table:number-columns-repeated="23"/>
          <table:table-cell ns41:value-type="float" table:style-name="ce86" office:value="5" office:value-type="float">
            <text:p>5</text:p>
          </table:table-cell>
          <table:table-cell ns41:value-type="float" table:style-name="ce86" office:value="19" office:value-type="float">
            <text:p>19</text:p>
          </table:table-cell>
          <table:table-cell table:style-name="ce86"/>
          <table:table-cell ns41:value-type="float" table:style-name="ce86" office:value="3" office:value-type="float">
            <text:p>3</text:p>
          </table:table-cell>
          <table:table-cell ns41:value-type="float" table:style-name="ce86" office:value="5" office:value-type="float">
            <text:p>5</text:p>
          </table:table-cell>
          <table:table-cell ns41:value-type="float" table:style-name="ce94" office:value="22" office:value-type="float">
            <text:p>22</text:p>
          </table:table-cell>
          <table:table-cell ns41:value-type="string" table:style-name="ce103" office:value-type="string">
            <text:p>B01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Glasblaz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3"/>
          <table:table-cell table:style-name="ce63" table:number-columns-repeated="19"/>
          <table:table-cell ns41:value-type="float" table:style-name="ce63" office:value="2" office:value-type="float">
            <text:p>2</text:p>
          </table:table-cell>
          <table:table-cell table:style-name="ce63" table:number-columns-repeated="7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 table:number-columns-repeated="15"/>
          <table:table-cell ns41:value-type="float" table:style-name="ce86" office:value="4" office:value-type="float">
            <text:p>4</text:p>
          </table:table-cell>
          <table:table-cell table:style-name="ce86" table:number-columns-repeated="3"/>
          <table:table-cell ns41:value-type="float" table:style-name="ce86" office:value="4" office:value-type="float">
            <text:p>4</text:p>
          </table:table-cell>
          <table:table-cell table:style-name="ce94"/>
          <table:table-cell ns41:value-type="string" table:style-name="ce103" office:value-type="string">
            <text:p>B01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Glasblaz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/>
          <table:table-cell ns41:value-type="float" table:style-name="ce63" office:value="5" office:value-type="float">
            <text:p>5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13" office:value-type="float">
            <text:p>13</text:p>
          </table:table-cell>
          <table:table-cell table:style-name="ce63"/>
          <table:table-cell ns41:value-type="float" table:style-name="ce63" office:value="15" office:value-type="float">
            <text:p>15</text:p>
          </table:table-cell>
          <table:table-cell ns41:value-type="float" table:style-name="ce63" office:value="7" office:value-type="float">
            <text:p>7</text:p>
          </table:table-cell>
          <table:table-cell table:style-name="ce63"/>
          <table:table-cell ns41:value-type="float" table:style-name="ce63" office:value="10" office:value-type="float">
            <text:p>10</text:p>
          </table:table-cell>
          <table:table-cell table:style-name="ce63"/>
          <table:table-cell ns41:value-type="float" table:style-name="ce63" office:value="5" office:value-type="float">
            <text:p>5</text:p>
          </table:table-cell>
          <table:table-cell table:style-name="ce63"/>
          <table:table-cell ns41:value-type="float" table:style-name="ce63" office:value="19" office:value-type="float">
            <text:p>19</text:p>
          </table:table-cell>
          <table:table-cell table:style-name="ce63"/>
          <table:table-cell ns41:value-type="float" table:style-name="ce63" office:value="15" office:value-type="float">
            <text:p>15</text:p>
          </table:table-cell>
          <table:table-cell ns41:value-type="float" table:style-name="ce63" office:value="4" office:value-type="float">
            <text:p>4</text:p>
          </table:table-cell>
          <table:table-cell ns41:value-type="float" table:style-name="ce63" office:value="7" office:value-type="float">
            <text:p>7</text:p>
          </table:table-cell>
          <table:table-cell ns41:value-type="float" office:value="1" table:style-name="ce63" table:number-columns-repeated="2" office:value-type="float">
            <text:p>1</text:p>
          </table:table-cell>
          <table:table-cell ns41:value-type="float" table:style-name="ce63" office:value="18" office:value-type="float">
            <text:p>18</text:p>
          </table:table-cell>
          <table:table-cell ns41:value-type="float" table:style-name="ce63" office:value="5" office:value-type="float">
            <text:p>5</text:p>
          </table:table-cell>
          <table:table-cell ns41:value-type="float" table:style-name="ce63" office:value="3" office:value-type="float">
            <text:p>3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21" office:value-type="float">
            <text:p>21</text:p>
          </table:table-cell>
          <table:table-cell table:style-name="ce63"/>
          <table:table-cell ns41:value-type="float" table:style-name="ce63" office:value="4" office:value-type="float">
            <text:p>4</text:p>
          </table:table-cell>
          <table:table-cell table:style-name="ce63"/>
          <table:table-cell ns41:value-type="float" table:style-name="ce63" office:value="7" office:value-type="float">
            <text:p>7</text:p>
          </table:table-cell>
          <table:table-cell ns41:value-type="float" office:value="1" table:style-name="ce63" table:number-columns-repeated="3" office:value-type="float">
            <text:p>1</text:p>
          </table:table-cell>
          <table:table-cell ns41:value-type="float" table:style-name="ce63" office:value="6" office:value-type="float">
            <text:p>6</text:p>
          </table:table-cell>
          <table:table-cell table:style-name="ce63" table:number-columns-repeated="3"/>
          <table:table-cell ns41:value-type="float" table:style-name="ce63" office:value="2" office:value-type="float">
            <text:p>2</text:p>
          </table:table-cell>
          <table:table-cell table:style-name="ce63" table:number-columns-repeated="11"/>
          <table:table-cell ns41:value-type="float" table:style-name="ce86" office:value="58" office:value-type="float">
            <text:p>58</text:p>
          </table:table-cell>
          <table:table-cell ns41:value-type="float" table:style-name="ce86" office:value="75" office:value-type="float">
            <text:p>75</text:p>
          </table:table-cell>
          <table:table-cell ns41:value-type="float" table:style-name="ce86" office:value="9" office:value-type="float">
            <text:p>9</text:p>
          </table:table-cell>
          <table:table-cell ns41:value-type="float" table:style-name="ce86" office:value="31" office:value-type="float">
            <text:p>31</text:p>
          </table:table-cell>
          <table:table-cell ns41:value-type="float" table:style-name="ce86" office:value="67" office:value-type="float">
            <text:p>67</text:p>
          </table:table-cell>
          <table:table-cell ns41:value-type="float" table:style-name="ce94" office:value="106" office:value-type="float">
            <text:p>106</text:p>
          </table:table-cell>
          <table:table-cell ns41:value-type="string" table:style-name="ce103" office:value-type="string">
            <text:p>B01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7" office:value-type="string">
            <text:p>Cement, gips, kalk, kiezel, klei, tras, enz.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ns41:value-type="string" table:style-name="ce103" office:value-type="string">
            <text:p>B01d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8" office:value-type="string">
            <text:p>Fabricage van kalk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 table:number-columns-repeated="19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2" office:value-type="float">
            <text:p>2</text:p>
          </table:table-cell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 table:number-columns-repeated="15"/>
          <table:table-cell ns41:value-type="float" table:style-name="ce86" office:value="5" office:value-type="float">
            <text:p>5</text:p>
          </table:table-cell>
          <table:table-cell table:style-name="ce86" table:number-columns-repeated="3"/>
          <table:table-cell ns41:value-type="float" table:style-name="ce86" office:value="5" office:value-type="float">
            <text:p>5</text:p>
          </table:table-cell>
          <table:table-cell table:style-name="ce94"/>
          <table:table-cell ns41:value-type="string" table:style-name="ce103" office:value-type="string">
            <text:p>B01d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7" office:value-type="string">
            <text:p>Steenen, dakpannen, draineerbuizen, enz.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ns41:value-type="string" table:style-name="ce103" office:value-type="string">
            <text:p>B01e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11" office:value-type="string">
            <text:p>Fabricage van dakpannen (pannenbakkers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 table:number-columns-repeated="27"/>
          <table:table-cell ns41:value-type="float" table:style-name="ce63" office:value="1" office:value-type="float">
            <office:annotation draw:style-name="gr1" svg:height="2.091cm" draw:caption-point-y="0.275cm" svg:width="4.029cm" svg:x="56.76cm" draw:caption-point-x="-0.43cm" svg:y="10.97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3">
            <office:annotation draw:style-name="gr1" svg:height="2.091cm" draw:caption-point-y="0.275cm" svg:width="4.03cm" svg:x="58.158cm" draw:caption-point-x="-0.429cm" svg:y="10.97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3" table:number-columns-repeated="18"/>
          <table:table-cell table:style-name="ce86"/>
          <table:table-cell ns41:value-type="float" table:style-name="ce86" office:value="1" office:value-type="float">
            <text:p>1</text:p>
          </table:table-cell>
          <table:table-cell table:style-name="ce86" table:number-columns-repeated="3"/>
          <table:table-cell ns41:value-type="float" table:style-name="ce94" office:value="1" office:value-type="float">
            <text:p>1</text:p>
          </table:table-cell>
          <table:table-cell ns41:value-type="string" table:style-name="ce103" office:value-type="string">
            <text:p>B01e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Steenhouw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3"/>
          <table:table-cell table:style-name="ce63" table:number-columns-repeated="19"/>
          <table:table-cell ns41:value-type="float" table:style-name="ce63" office:value="2" office:value-type="float">
            <text:p>2</text:p>
          </table:table-cell>
          <table:table-cell table:style-name="ce63" table:number-columns-repeated="3"/>
          <table:table-cell ns41:value-type="float" table:style-name="ce63" office:value="3" office:value-type="float">
            <text:p>3</text:p>
          </table:table-cell>
          <table:table-cell ns41:value-type="float" table:style-name="ce63" office:value="1" office:value-type="float">
            <text:p>1</text:p>
          </table:table-cell>
          <table:table-cell table:style-name="ce63" table:number-columns-repeated="22"/>
          <table:table-cell ns41:value-type="float" table:style-name="ce86" office:value="5" office:value-type="float">
            <text:p>5</text:p>
          </table:table-cell>
          <table:table-cell ns41:value-type="float" table:style-name="ce86" office:value="1" office:value-type="float">
            <text:p>1</text:p>
          </table:table-cell>
          <table:table-cell table:style-name="ce86" table:number-columns-repeated="2"/>
          <table:table-cell ns41:value-type="float" table:style-name="ce86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string" table:style-name="ce103" office:value-type="string">
            <text:p>B01e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Steenhouw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 table:number-columns-repeated="5"/>
          <table:table-cell ns41:value-type="float" table:style-name="ce63" office:value="1" office:value-type="float">
            <text:p>1</text:p>
          </table:table-cell>
          <table:table-cell table:style-name="ce63" table:number-columns-repeated="2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6" office:value-type="float">
            <text:p>6</text:p>
          </table:table-cell>
          <table:table-cell table:style-name="ce63" table:number-columns-repeated="6"/>
          <table:table-cell ns41:value-type="float" office:value="1" table:style-name="ce63" table:number-columns-repeated="2" office:value-type="float">
            <text:p>1</text:p>
          </table:table-cell>
          <table:table-cell table:style-name="ce63" table:number-columns-repeated="3"/>
          <table:table-cell ns41:value-type="float" table:style-name="ce63" office:value="3" office:value-type="float">
            <text:p>3</text:p>
          </table:table-cell>
          <table:table-cell table:style-name="ce63" table:number-columns-repeated="2"/>
          <table:table-cell ns41:value-type="float" table:style-name="ce63" office:value="1" office:value-type="float">
            <text:p>1</text:p>
          </table:table-cell>
          <table:table-cell table:style-name="ce63" table:number-columns-repeated="19"/>
          <table:table-cell ns41:value-type="float" table:style-name="ce86" office:value="2" office:value-type="float">
            <text:p>2</text:p>
          </table:table-cell>
          <table:table-cell ns41:value-type="float" table:style-name="ce86" office:value="12" office:value-type="float">
            <text:p>12</text:p>
          </table:table-cell>
          <table:table-cell table:style-name="ce86" table:number-columns-repeated="2"/>
          <table:table-cell ns41:value-type="float" table:style-name="ce86" office:value="2" office:value-type="float">
            <text:p>2</text:p>
          </table:table-cell>
          <table:table-cell ns41:value-type="float" table:style-name="ce94" office:value="12" office:value-type="float">
            <text:p>12</text:p>
          </table:table-cell>
          <table:table-cell ns41:value-type="string" table:style-name="ce103" office:value-type="string">
            <text:p>B01e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3"/>
          <table:table-cell table:style-name="ce63" table:number-columns-repeated="19"/>
          <table:table-cell ns41:value-type="float" table:style-name="ce63" office:value="3" office:value-type="float">
            <text:p>3</text:p>
          </table:table-cell>
          <table:table-cell table:style-name="ce63" table:number-columns-repeated="3"/>
          <table:table-cell ns41:value-type="float" table:style-name="ce63" office:value="3" office:value-type="float">
            <text:p>3</text:p>
          </table:table-cell>
          <table:table-cell ns41:value-type="float" table:style-name="ce63" office:value="1" office:value-type="float">
            <text:p>1</text:p>
          </table:table-cell>
          <table:table-cell table:style-name="ce63" table:number-columns-repeated="6"/>
          <table:table-cell ns41:value-type="float" table:style-name="ce63" office:value="1" office:value-type="float">
            <text:p>1</text:p>
          </table:table-cell>
          <table:table-cell table:style-name="ce63" table:number-columns-repeated="15"/>
          <table:table-cell ns41:value-type="float" table:style-name="ce86" office:value="7" office:value-type="float">
            <text:p>7</text:p>
          </table:table-cell>
          <table:table-cell ns41:value-type="float" table:style-name="ce86" office:value="1" office:value-type="float">
            <text:p>1</text:p>
          </table:table-cell>
          <table:table-cell table:style-name="ce86" table:number-columns-repeated="2"/>
          <table:table-cell ns41:value-type="float" table:style-name="ce86" office:value="7" office:value-type="float">
            <text:p>7</text:p>
          </table:table-cell>
          <table:table-cell ns41:value-type="float" table:style-name="ce94" office:value="1" office:value-type="float">
            <text:p>1</text:p>
          </table:table-cell>
          <table:table-cell ns41:value-type="string" table:style-name="ce103" office:value-type="string">
            <text:p>T0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3"/>
          <table:table-cell table:style-name="ce63" table:number-columns-repeated="23"/>
          <table:table-cell ns41:value-type="float" table:style-name="ce63" office:value="1" office:value-type="float">
            <text:p>1</text:p>
          </table:table-cell>
          <table:table-cell table:style-name="ce63" table:number-columns-repeated="23"/>
          <table:table-cell ns41:value-type="float" table:style-name="ce86" office:value="1" office:value-type="float">
            <text:p>1</text:p>
          </table:table-cell>
          <table:table-cell table:style-name="ce86" table:number-columns-repeated="3"/>
          <table:table-cell ns41:value-type="float" table:style-name="ce86" office:value="1" office:value-type="float">
            <text:p>1</text:p>
          </table:table-cell>
          <table:table-cell table:style-name="ce94"/>
          <table:table-cell ns41:value-type="string" table:style-name="ce103" office:value-type="string">
            <text:p>T0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3"/>
          <table:table-cell table:style-name="ce63" table:number-columns-repeated="19"/>
          <table:table-cell ns41:value-type="float" table:style-name="ce63" office:value="2" office:value-type="float">
            <text:p>2</text:p>
          </table:table-cell>
          <table:table-cell table:style-name="ce63" table:number-columns-repeated="7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 table:number-columns-repeated="15"/>
          <table:table-cell ns41:value-type="float" table:style-name="ce86" office:value="4" office:value-type="float">
            <text:p>4</text:p>
          </table:table-cell>
          <table:table-cell table:style-name="ce86" table:number-columns-repeated="3"/>
          <table:table-cell ns41:value-type="float" table:style-name="ce86" office:value="4" office:value-type="float">
            <text:p>4</text:p>
          </table:table-cell>
          <table:table-cell table:style-name="ce94"/>
          <table:table-cell ns41:value-type="string" table:style-name="ce103" office:value-type="string">
            <text:p>T0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/>
          <table:table-cell ns41:value-type="float" table:style-name="ce63" office:value="6" office:value-type="float">
            <text:p>6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13" office:value-type="float">
            <text:p>13</text:p>
          </table:table-cell>
          <table:table-cell table:style-name="ce63"/>
          <table:table-cell ns41:value-type="float" table:style-name="ce63" office:value="22" office:value-type="float">
            <text:p>22</text:p>
          </table:table-cell>
          <table:table-cell ns41:value-type="float" table:style-name="ce63" office:value="8" office:value-type="float">
            <text:p>8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table:style-name="ce63"/>
          <table:table-cell ns41:value-type="float" table:style-name="ce63" office:value="5" office:value-type="float">
            <text:p>5</text:p>
          </table:table-cell>
          <table:table-cell table:style-name="ce63"/>
          <table:table-cell ns41:value-type="float" table:style-name="ce63" office:value="35" office:value-type="float">
            <text:p>35</text:p>
          </table:table-cell>
          <table:table-cell table:style-name="ce63"/>
          <table:table-cell ns41:value-type="float" table:style-name="ce63" office:value="17" office:value-type="float">
            <text:p>17</text:p>
          </table:table-cell>
          <table:table-cell ns41:value-type="float" table:style-name="ce63" office:value="4" office:value-type="float">
            <text:p>4</text:p>
          </table:table-cell>
          <table:table-cell ns41:value-type="float" table:style-name="ce63" office:value="8" office:value-type="float">
            <text:p>8</text:p>
          </table:table-cell>
          <table:table-cell ns41:value-type="float" office:value="1" table:style-name="ce63" table:number-columns-repeated="2" office:value-type="float">
            <text:p>1</text:p>
          </table:table-cell>
          <table:table-cell ns41:value-type="float" table:style-name="ce63" office:value="24" office:value-type="float">
            <text:p>24</text:p>
          </table:table-cell>
          <table:table-cell ns41:value-type="float" table:style-name="ce63" office:value="6" office:value-type="float">
            <text:p>6</text:p>
          </table:table-cell>
          <table:table-cell ns41:value-type="float" table:style-name="ce63" office:value="3" office:value-type="float">
            <text:p>3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24" office:value-type="float">
            <text:p>24</text:p>
          </table:table-cell>
          <table:table-cell ns41:value-type="float" office:value="4" table:style-name="ce63" table:number-columns-repeated="2" office:value-type="float">
            <text:p>4</text:p>
          </table:table-cell>
          <table:table-cell table:style-name="ce63"/>
          <table:table-cell ns41:value-type="float" table:style-name="ce63" office:value="9" office:value-type="float">
            <text:p>9</text:p>
          </table:table-cell>
          <table:table-cell ns41:value-type="float" table:style-name="ce63" office:value="2" office:value-type="float">
            <text:p>2</text:p>
          </table:table-cell>
          <table:table-cell ns41:value-type="float" office:value="1" table:style-name="ce63" table:number-columns-repeated="2" office:value-type="float">
            <text:p>1</text:p>
          </table:table-cell>
          <table:table-cell ns41:value-type="float" table:style-name="ce63" office:value="7" office:value-type="float">
            <text:p>7</text:p>
          </table:table-cell>
          <table:table-cell table:style-name="ce63" table:number-columns-repeated="3"/>
          <table:table-cell ns41:value-type="float" table:style-name="ce63" office:value="2" office:value-type="float">
            <text:p>2</text:p>
          </table:table-cell>
          <table:table-cell table:style-name="ce63" table:number-columns-repeated="11"/>
          <table:table-cell ns41:value-type="float" table:style-name="ce86" office:value="70" office:value-type="float">
            <text:p>70</text:p>
          </table:table-cell>
          <table:table-cell ns41:value-type="float" table:style-name="ce86" office:value="108" office:value-type="float">
            <text:p>108</text:p>
          </table:table-cell>
          <table:table-cell ns41:value-type="float" table:style-name="ce86" office:value="9" office:value-type="float">
            <text:p>9</text:p>
          </table:table-cell>
          <table:table-cell ns41:value-type="float" table:style-name="ce86" office:value="34" office:value-type="float">
            <text:p>34</text:p>
          </table:table-cell>
          <table:table-cell ns41:value-type="float" table:style-name="ce86" office:value="79" office:value-type="float">
            <text:p>79</text:p>
          </table:table-cell>
          <table:table-cell ns41:value-type="float" table:style-name="ce94" office:value="142" office:value-type="float">
            <text:p>142</text:p>
          </table:table-cell>
          <table:table-cell ns41:value-type="string" table:style-name="ce103" office:value-type="string">
            <text:p>T0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I</text:p>
          </table:table-cell>
          <table:table-cell table:style-name="ce39"/>
          <table:table-cell/>
          <table:table-cell table:style-name="ce53"/>
          <table:table-cell table:style-name="ce63"/>
          <table:table-cell ns41:value-type="float" table:style-name="ce63" office:value="6" office:value-type="float">
            <text:p>6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13" office:value-type="float">
            <text:p>13</text:p>
          </table:table-cell>
          <table:table-cell table:style-name="ce63"/>
          <table:table-cell ns41:value-type="float" table:style-name="ce63" office:value="22" office:value-type="float">
            <text:p>22</text:p>
          </table:table-cell>
          <table:table-cell ns41:value-type="float" table:style-name="ce63" office:value="8" office:value-type="float">
            <text:p>8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table:style-name="ce63"/>
          <table:table-cell ns41:value-type="float" table:style-name="ce63" office:value="5" office:value-type="float">
            <text:p>5</text:p>
          </table:table-cell>
          <table:table-cell table:style-name="ce63"/>
          <table:table-cell ns41:value-type="float" table:style-name="ce63" office:value="35" office:value-type="float">
            <text:p>35</text:p>
          </table:table-cell>
          <table:table-cell table:style-name="ce63"/>
          <table:table-cell ns41:value-type="float" table:style-name="ce63" office:value="17" office:value-type="float">
            <text:p>17</text:p>
          </table:table-cell>
          <table:table-cell ns41:value-type="float" table:style-name="ce63" office:value="4" office:value-type="float">
            <text:p>4</text:p>
          </table:table-cell>
          <table:table-cell ns41:value-type="float" table:style-name="ce63" office:value="8" office:value-type="float">
            <text:p>8</text:p>
          </table:table-cell>
          <table:table-cell ns41:value-type="float" office:value="1" table:style-name="ce63" table:number-columns-repeated="2" office:value-type="float">
            <text:p>1</text:p>
          </table:table-cell>
          <table:table-cell ns41:value-type="float" table:style-name="ce63" office:value="29" office:value-type="float">
            <text:p>29</text:p>
          </table:table-cell>
          <table:table-cell ns41:value-type="float" table:style-name="ce63" office:value="6" office:value-type="float">
            <text:p>6</text:p>
          </table:table-cell>
          <table:table-cell ns41:value-type="float" table:style-name="ce63" office:value="3" office:value-type="float">
            <text:p>3</text:p>
          </table:table-cell>
          <table:table-cell ns41:value-type="float" table:style-name="ce63" office:value="1" office:value-type="float">
            <text:p>1</text:p>
          </table:table-cell>
          <table:table-cell ns41:value-type="float" table:style-name="ce63" office:value="28" office:value-type="float">
            <text:p>28</text:p>
          </table:table-cell>
          <table:table-cell ns41:value-type="float" table:style-name="ce63" office:value="5" office:value-type="float">
            <text:p>5</text:p>
          </table:table-cell>
          <table:table-cell ns41:value-type="float" table:style-name="ce63" office:value="4" office:value-type="float">
            <text:p>4</text:p>
          </table:table-cell>
          <table:table-cell table:style-name="ce63"/>
          <table:table-cell ns41:value-type="float" table:style-name="ce63" office:value="10" office:value-type="float">
            <text:p>10</text:p>
          </table:table-cell>
          <table:table-cell ns41:value-type="float" table:style-name="ce63" office:value="2" office:value-type="float">
            <text:p>2</text:p>
          </table:table-cell>
          <table:table-cell ns41:value-type="float" office:value="1" table:style-name="ce63" table:number-columns-repeated="2" office:value-type="float">
            <text:p>1</text:p>
          </table:table-cell>
          <table:table-cell ns41:value-type="float" table:style-name="ce63" office:value="9" office:value-type="float">
            <text:p>9</text:p>
          </table:table-cell>
          <table:table-cell table:style-name="ce63" table:number-columns-repeated="3"/>
          <table:table-cell ns41:value-type="float" table:style-name="ce63" office:value="2" office:value-type="float">
            <text:p>2</text:p>
          </table:table-cell>
          <table:table-cell table:style-name="ce63" table:number-columns-repeated="11"/>
          <table:table-cell ns41:value-type="float" table:style-name="ce86" office:value="82" office:value-type="float">
            <text:p>82</text:p>
          </table:table-cell>
          <table:table-cell ns41:value-type="float" table:style-name="ce86" office:value="109" office:value-type="float">
            <text:p>109</text:p>
          </table:table-cell>
          <table:table-cell ns41:value-type="float" table:style-name="ce86" office:value="9" office:value-type="float">
            <text:p>9</text:p>
          </table:table-cell>
          <table:table-cell ns41:value-type="float" table:style-name="ce86" office:value="34" office:value-type="float">
            <text:p>34</text:p>
          </table:table-cell>
          <table:table-cell ns41:value-type="float" table:style-name="ce86" office:value="91" office:value-type="float">
            <text:p>91</text:p>
          </table:table-cell>
          <table:table-cell ns41:value-type="float" table:style-name="ce94" office:value="143" office:value-type="float">
            <text:p>143</text:p>
          </table:table-cell>
          <table:table-cell ns41:value-type="string" table:style-name="ce103" office:value-type="string">
            <text:p>T0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II</text:p>
          </table:table-cell>
          <table:table-cell table:style-name="ce11" table:number-columns-repeated="2"/>
          <table:table-cell ns41:value-type="string" table:style-name="ce27" office:value-type="string">
            <text:p>Boek- en steendrukkerij, hout-, koper-, staalgravure, photographie, enz.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ns41:value-type="string" table:style-name="ce103" office:value-type="string">
            <text:p>B0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Boekdrukkerij, lettervervaardiging, enz. (incl. Landsdrukkerij)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ns41:value-type="string" table:style-name="ce103" office:value-type="string">
            <text:p>B02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Boekbind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3"/>
          <table:table-cell table:style-name="ce63" table:number-columns-repeated="19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 table:number-columns-repeated="7"/>
          <table:table-cell ns41:value-type="float" table:style-name="ce63" office:value="1" office:value-type="float">
            <text:p>1</text:p>
          </table:table-cell>
          <table:table-cell table:style-name="ce63" table:number-columns-repeated="11"/>
          <table:table-cell ns41:value-type="float" table:style-name="ce86" office:value="4" office:value-type="float">
            <text:p>4</text:p>
          </table:table-cell>
          <table:table-cell table:style-name="ce86" table:number-columns-repeated="3"/>
          <table:table-cell ns41:value-type="float" table:style-name="ce86" office:value="4" office:value-type="float">
            <text:p>4</text:p>
          </table:table-cell>
          <table:table-cell table:style-name="ce94"/>
          <table:table-cell ns41:value-type="string" table:style-name="ce103" office:value-type="string">
            <text:p>B02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Boekbind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/>
          <table:table-cell ns41:value-type="float" table:style-name="ce63" office:value="1" office:value-type="float">
            <text:p>1</text:p>
          </table:table-cell>
          <table:table-cell table:style-name="ce63"/>
          <table:table-cell ns41:value-type="float" table:style-name="ce63" office:value="1" office:value-type="float">
            <text:p>1</text:p>
          </table:table-cell>
          <table:table-cell table:style-name="ce63"/>
          <table:table-cell ns41:value-type="float" table:style-name="ce63" office:value="1" office:value-type="float">
            <text:p>1</text:p>
          </table:table-cell>
          <table:table-cell table:style-name="ce63" table:number-columns-repeated="2"/>
          <table:table-cell ns41:value-type="float" table:style-name="ce63" office:value="2" office:value-type="float">
            <text:p>2</text:p>
          </table:table-cell>
          <table:table-cell table:style-name="ce63" table:number-columns-repeated="3"/>
          <table:table-cell ns41:value-type="float" table:style-name="ce63" office:value="4" office:value-type="float">
            <text:p>4</text:p>
          </table:table-cell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4" office:value-type="float">
            <text:p>4</text:p>
          </table:table-cell>
          <table:table-cell table:style-name="ce63" table:number-columns-repeated="2"/>
          <table:table-cell ns41:value-type="float" table:style-name="ce63" office:value="2" office:value-type="float">
            <text:p>2</text:p>
          </table:table-cell>
          <table:table-cell ns41:value-type="float" table:style-name="ce63" office:value="1" office:value-type="float">
            <text:p>1</text:p>
          </table:table-cell>
          <table:table-cell table:style-name="ce63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63" office:value="4" office:value-type="float">
            <text:p>4</text:p>
          </table:table-cell>
          <table:table-cell table:style-name="ce63" table:number-columns-repeated="18"/>
          <table:table-cell ns41:value-type="float" table:style-name="ce86" office:value="3" office:value-type="float">
            <text:p>3</text:p>
          </table:table-cell>
          <table:table-cell ns41:value-type="float" table:style-name="ce86" office:value="19" office:value-type="float">
            <text:p>19</text:p>
          </table:table-cell>
          <table:table-cell table:style-name="ce86" table:number-columns-repeated="2"/>
          <table:table-cell ns41:value-type="float" table:style-name="ce86" office:value="3" office:value-type="float">
            <text:p>3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103" office:value-type="string">
            <text:p>B02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Boekdruk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3"/>
          <table:table-cell table:style-name="ce63" table:number-columns-repeated="19"/>
          <table:table-cell ns41:value-type="float" office:value="2" table:style-name="ce63" table:number-columns-repeated="2" office:value-type="float">
            <text:p>2</text:p>
          </table:table-cell>
          <table:table-cell table:style-name="ce63" table:number-columns-repeated="2"/>
          <table:table-cell ns41:value-type="float" table:style-name="ce63" office:value="2" office:value-type="float">
            <text:p>2</text:p>
          </table:table-cell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 table:number-columns-repeated="11"/>
          <table:table-cell ns41:value-type="float" table:style-name="ce63" office:value="1" office:value-type="float">
            <text:p>1</text:p>
          </table:table-cell>
          <table:table-cell table:style-name="ce63" table:number-columns-repeated="7"/>
          <table:table-cell ns41:value-type="float" table:style-name="ce86" office:value="6" office:value-type="float">
            <text:p>6</text:p>
          </table:table-cell>
          <table:table-cell ns41:value-type="float" table:style-name="ce86" office:value="2" office:value-type="float">
            <text:p>2</text:p>
          </table:table-cell>
          <table:table-cell table:style-name="ce86" table:number-columns-repeated="2"/>
          <table:table-cell ns41:value-type="float" table:style-name="ce86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string" table:style-name="ce103" office:value-type="string">
            <text:p>B02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Boekdrukk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3"/>
          <table:table-cell table:style-name="ce63" table:number-columns-repeated="19"/>
          <table:table-cell ns41:value-type="float" office:value="1" table:style-name="ce63" table:number-columns-repeated="2" office:value-type="float">
            <text:p>1</text:p>
          </table:table-cell>
          <table:table-cell table:style-name="ce63" table:number-columns-repeated="6"/>
          <table:table-cell ns41:value-type="float" table:style-name="ce63" office:value="1" office:value-type="float">
            <text:p>1</text:p>
          </table:table-cell>
          <table:table-cell table:style-name="ce63" table:number-columns-repeated="19"/>
          <table:table-cell ns41:value-type="float" table:style-name="ce86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table:style-name="ce86" table:number-columns-repeated="2"/>
          <table:table-cell ns41:value-type="float" table:style-name="ce86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string" table:style-name="ce103" office:value-type="string">
            <text:p>B02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Boekdruk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/>
          <table:table-cell ns41:value-type="float" table:style-name="ce63" office:value="1" office:value-type="float">
            <text:p>1</text:p>
          </table:table-cell>
          <table:table-cell table:style-name="ce63" table:number-columns-repeated="2"/>
          <table:table-cell ns41:value-type="float" table:style-name="ce63" office:value="1" office:value-type="float">
            <text:p>1</text:p>
          </table:table-cell>
          <table:table-cell table:style-name="ce63" table:number-columns-repeated="3"/>
          <table:table-cell ns41:value-type="float" table:style-name="ce63" office:value="3" office:value-type="float">
            <text:p>3</text:p>
          </table:table-cell>
          <table:table-cell table:style-name="ce63" table:number-columns-repeated="3"/>
          <table:table-cell ns41:value-type="float" table:style-name="ce63" office:value="2" office:value-type="float">
            <text:p>2</text:p>
          </table:table-cell>
          <table:table-cell table:style-name="ce63" table:number-columns-repeated="2"/>
          <table:table-cell ns41:value-type="float" office:value="2" table:style-name="ce63" table:number-columns-repeated="2" office:value-type="float">
            <text:p>2</text:p>
          </table:table-cell>
          <table:table-cell table:style-name="ce63" table:number-columns-repeated="2"/>
          <table:table-cell ns41:value-type="float" table:style-name="ce63" office:value="2" office:value-type="float">
            <text:p>2</text:p>
          </table:table-cell>
          <table:table-cell ns41:value-type="float" table:style-name="ce63" office:value="1" office:value-type="float">
            <text:p>1</text:p>
          </table:table-cell>
          <table:table-cell table:style-name="ce63" table:number-columns-repeated="6"/>
          <table:table-cell ns41:value-type="float" table:style-name="ce63" office:value="1" office:value-type="float">
            <text:p>1</text:p>
          </table:table-cell>
          <table:table-cell table:style-name="ce63" table:number-columns-repeated="15"/>
          <table:table-cell ns41:value-type="float" table:style-name="ce86" office:value="5" office:value-type="float">
            <text:p>5</text:p>
          </table:table-cell>
          <table:table-cell ns41:value-type="float" table:style-name="ce86" office:value="11" office:value-type="float">
            <text:p>11</text:p>
          </table:table-cell>
          <table:table-cell table:style-name="ce86" table:number-columns-repeated="2"/>
          <table:table-cell ns41:value-type="float" table:style-name="ce86" office:value="5" office:value-type="float">
            <text:p>5</text:p>
          </table:table-cell>
          <table:table-cell ns41:value-type="float" table:style-name="ce94" office:value="11" office:value-type="float">
            <text:p>11</text:p>
          </table:table-cell>
          <table:table-cell ns41:value-type="string" table:style-name="ce103" office:value-type="string">
            <text:p>B02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style-name="ce124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Letterzett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3"/>
          <table:table-cell table:style-name="ce63" table:number-columns-repeated="19"/>
          <table:table-cell ns41:value-type="float" table:style-name="ce63" office:value="1" office:value-type="float">
            <text:p>1</text:p>
          </table:table-cell>
          <table:table-cell table:style-name="ce63" table:number-columns-repeated="27"/>
          <table:table-cell ns41:value-type="float" table:style-name="ce86" office:value="1" office:value-type="float">
            <text:p>1</text:p>
          </table:table-cell>
          <table:table-cell table:style-name="ce86" table:number-columns-repeated="3"/>
          <table:table-cell ns41:value-type="float" table:style-name="ce86" office:value="1" office:value-type="float">
            <text:p>1</text:p>
          </table:table-cell>
          <table:table-cell table:style-name="ce94"/>
          <table:table-cell ns41:value-type="string" table:style-name="ce103" office:value-type="string">
            <text:p>B02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Letterzet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 table:number-columns-repeated="3"/>
          <table:table-cell ns41:value-type="float" table:style-name="ce63" office:value="3" office:value-type="float">
            <text:p>3</text:p>
          </table:table-cell>
          <table:table-cell table:style-name="ce63"/>
          <table:table-cell ns41:value-type="float" table:style-name="ce63" office:value="9" office:value-type="float">
            <text:p>9</text:p>
          </table:table-cell>
          <table:table-cell table:style-name="ce63" table:number-columns-repeated="2"/>
          <table:table-cell ns41:value-type="float" table:style-name="ce63" office:value="17" office:value-type="float">
            <text:p>17</text:p>
          </table:table-cell>
          <table:table-cell table:style-name="ce63" table:number-columns-repeated="3"/>
          <table:table-cell ns41:value-type="float" table:style-name="ce63" office:value="21" office:value-type="float">
            <text:p>21</text:p>
          </table:table-cell>
          <table:table-cell table:style-name="ce63" table:number-columns-repeated="2"/>
          <table:table-cell ns41:value-type="float" table:style-name="ce63" office:value="1" office:value-type="float">
            <text:p>1</text:p>
          </table:table-cell>
          <table:table-cell ns41:value-type="float" table:style-name="ce63" office:value="9" office:value-type="float">
            <text:p>9</text:p>
          </table:table-cell>
          <table:table-cell table:style-name="ce63" table:number-columns-repeated="2"/>
          <table:table-cell ns41:value-type="float" table:style-name="ce63" office:value="8" office:value-type="float">
            <text:p>8</text:p>
          </table:table-cell>
          <table:table-cell ns41:value-type="float" table:style-name="ce63" office:value="2" office:value-type="float">
            <text:p>2</text:p>
          </table:table-cell>
          <table:table-cell table:style-name="ce63" table:number-columns-repeated="2"/>
          <table:table-cell ns41:value-type="float" table:style-name="ce63" office:value="8" office:value-type="float">
            <text:p>8</text:p>
          </table:table-cell>
          <table:table-cell ns41:value-type="float" table:style-name="ce63" office:value="5" office:value-type="float">
            <text:p>5</text:p>
          </table:table-cell>
          <table:table-cell table:style-name="ce63" table:number-columns-repeated="3"/>
          <table:table-cell ns41:value-type="float" table:style-name="ce63" office:value="2" office:value-type="float">
            <text:p>2</text:p>
          </table:table-cell>
          <table:table-cell table:style-name="ce63" table:number-columns-repeated="2"/>
          <table:table-cell table:style-name="ce63">
            <office:annotation draw:style-name="gr1" svg:height="2.091cm" draw:caption-point-y="0.275cm" svg:width="4.029cm" svg:x="62.355cm" draw:caption-point-x="-0.43cm" svg:y="19.07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ns41:value-type="float" table:style-name="ce63" office:value="1" office:value-type="float">
            <office:annotation draw:style-name="gr1" svg:height="2.091cm" draw:caption-point-y="0.275cm" svg:width="4.029cm" svg:x="63.754cm" draw:caption-point-x="-0.43cm" svg:y="19.07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3" table:number-columns-repeated="3"/>
          <table:table-cell ns41:value-type="float" table:style-name="ce63" office:value="1" office:value-type="float">
            <text:p>1</text:p>
          </table:table-cell>
          <table:table-cell table:style-name="ce63" table:number-columns-repeated="10"/>
          <table:table-cell ns41:value-type="float" table:style-name="ce86" office:value="18" office:value-type="float">
            <text:p>18</text:p>
          </table:table-cell>
          <table:table-cell ns41:value-type="float" table:style-name="ce86" office:value="69" office:value-type="float">
            <text:p>69</text:p>
          </table:table-cell>
          <table:table-cell table:style-name="ce86" table:number-columns-repeated="2"/>
          <table:table-cell ns41:value-type="float" table:style-name="ce86" office:value="18" office:value-type="float">
            <text:p>18</text:p>
          </table:table-cell>
          <table:table-cell ns41:value-type="float" table:style-name="ce94" office:value="69" office:value-type="float">
            <text:p>69</text:p>
          </table:table-cell>
          <table:table-cell ns41:value-type="string" table:style-name="ce103" office:value-type="string">
            <text:p>B02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Steendrukkerij, hout-, koper-, staalgravure, enz.</text:p>
          </table:table-cell>
          <table:table-cell table:style-name="ce39"/>
          <table:table-cell/>
          <table:table-cell table:style-name="ce53"/>
          <table:table-cell table:style-name="ce63" table:number-columns-repeated="47"/>
          <table:table-cell table:style-name="ce86" table:number-columns-repeated="5"/>
          <table:table-cell table:style-name="ce94"/>
          <table:table-cell ns41:value-type="string" table:style-name="ce103" office:value-type="string">
            <text:p>B02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Steendruk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3"/>
          <table:table-cell table:style-name="ce63" table:number-columns-repeated="5"/>
          <table:table-cell ns41:value-type="float" table:style-name="ce63" office:value="1" office:value-type="float">
            <text:p>1</text:p>
          </table:table-cell>
          <table:table-cell table:style-name="ce63" table:number-columns-repeated="2"/>
          <table:table-cell ns41:value-type="float" table:style-name="ce63" office:value="1" office:value-type="float">
            <text:p>1</text:p>
          </table:table-cell>
          <table:table-cell table:style-name="ce63" table:number-columns-repeated="10"/>
          <table:table-cell ns41:value-type="float" table:style-name="ce63" office:value="2" office:value-type="float">
            <text:p>2</text:p>
          </table:table-cell>
          <table:table-cell table:style-name="ce63" table:number-columns-repeated="4"/>
          <table:table-cell ns41:value-type="float" table:style-name="ce63" office:value="2" office:value-type="float">
            <text:p>2</text:p>
          </table:table-cell>
          <table:table-cell table:style-name="ce63" table:number-columns-repeated="22"/>
          <table:table-cell ns41:value-type="float" table:style-name="ce86" office:value="2" office:value-type="float">
            <text:p>2</text:p>
          </table:table-cell>
          <table:table-cell ns41:value-type="float" table:style-name="ce86" office:value="4" office:value-type="float">
            <text:p>4</text:p>
          </table:table-cell>
          <table:table-cell table:style-name="ce86" table:number-columns-repeated="2"/>
          <table:table-cell ns41:value-type="float" table:style-name="ce86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string" table:style-name="ce103" office:value-type="string">
            <text:p>B02b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48" office:value-type="float">
            <text:p>148</text:p>
          </table:table-cell>
          <table:table-cell ns41:value-type="float" table:style-name="ce107" office:value="149" office:value-type="float">
            <text:p>149</text:p>
          </table:table-cell>
          <table:table-cell ns41:value-type="string" table:style-name="ce114" office:value-type="string">
            <text:p>BRT188905020148</text:p>
          </table:table-cell>
          <table:table-cell table:number-columns-repeated="956"/>
        </table:table-row>
        <table:table-row table:style-name="ro3">
          <table:table-cell table:style-name="ce12"/>
          <table:table-cell ns41:value-type="string" table:style-name="ce12" office:value-type="string">
            <text:p>c</text:p>
          </table:table-cell>
          <table:table-cell table:style-name="ce12"/>
          <table:table-cell ns41:value-type="string" table:style-name="ce29" office:value-type="string">
            <text:p>Photographie, enz.</text:p>
          </table:table-cell>
          <table:table-cell table:style-name="ce40"/>
          <table:table-cell table:style-name="ce12"/>
          <table:table-cell table:style-name="ce54"/>
          <table:table-cell table:style-name="ce64"/>
          <table:table-cell table:style-name="ce68" table:number-columns-repeated="51"/>
          <table:table-cell table:style-name="ce95"/>
          <table:table-cell ns41:value-type="string" table:style-name="ce103" office:value-type="string">
            <text:p>B02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Photografen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/>
          <table:table-cell table:style-name="ce68" table:number-columns-repeated="18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6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2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11" office:value-type="string">
            <text:p>Photograf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2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11" office:value-type="string">
            <text:p>Retoucheu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2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5" office:value-type="float">
            <text:p>5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2" office:value-type="float">
            <text:p>12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2" office:value-type="float">
            <text:p>12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T0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0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T0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I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12" office:value-type="float">
            <text:p>12</text:p>
          </table:table-cell>
          <table:table-cell table:style-name="ce64" table:number-columns-repeated="2"/>
          <table:table-cell ns41:value-type="float" table:style-name="ce64" office:value="21" office:value-type="float">
            <text:p>21</text:p>
          </table:table-cell>
          <table:table-cell table:style-name="ce64" table:number-columns-repeated="3"/>
          <table:table-cell ns41:value-type="float" table:style-name="ce64" office:value="28" office:value-type="float">
            <text:p>28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12" office:value-type="float">
            <text:p>12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ns41:value-type="float" table:style-name="ce64" office:value="9" office:value-type="float">
            <text:p>9</text:p>
          </table:table-cell>
          <table:table-cell table:style-name="ce64"/>
          <table:table-cell table:style-name="ce70"/>
          <table:table-cell ns41:value-type="float" table:style-name="ce70" office:value="13" office:value-type="float">
            <text:p>13</text:p>
          </table:table-cell>
          <table:table-cell ns41:value-type="float" table:style-name="ce64" office:value="10" office:value-type="float">
            <text:p>10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10"/>
          <table:table-cell ns41:value-type="float" table:style-name="ce68" office:value="29" office:value-type="float">
            <text:p>29</text:p>
          </table:table-cell>
          <table:table-cell ns41:value-type="float" table:style-name="ce68" office:value="105" office:value-type="float">
            <text:p>105</text:p>
          </table:table-cell>
          <table:table-cell table:style-name="ce68" table:number-columns-repeated="2"/>
          <table:table-cell ns41:value-type="float" table:style-name="ce68" office:value="29" office:value-type="float">
            <text:p>29</text:p>
          </table:table-cell>
          <table:table-cell ns41:value-type="float" table:style-name="ce95" office:value="105" office:value-type="float">
            <text:p>105</text:p>
          </table:table-cell>
          <table:table-cell ns41:value-type="string" table:style-name="ce103" office:value-type="string">
            <text:p>T0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II</text:p>
          </table:table-cell>
          <table:table-cell table:style-name="ce39"/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12" office:value-type="float">
            <text:p>12</text:p>
          </table:table-cell>
          <table:table-cell table:style-name="ce64" table:number-columns-repeated="2"/>
          <table:table-cell ns41:value-type="float" table:style-name="ce64" office:value="21" office:value-type="float">
            <text:p>21</text:p>
          </table:table-cell>
          <table:table-cell table:style-name="ce64" table:number-columns-repeated="3"/>
          <table:table-cell ns41:value-type="float" table:style-name="ce64" office:value="28" office:value-type="float">
            <text:p>28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12" office:value-type="float">
            <text:p>12</text:p>
          </table:table-cell>
          <table:table-cell table:style-name="ce64" table:number-columns-repeated="2"/>
          <table:table-cell ns41:value-type="float" table:style-name="ce64" office:value="19" office:value-type="float">
            <text:p>19</text:p>
          </table:table-cell>
          <table:table-cell ns41:value-type="float" table:style-name="ce64" office:value="13" office:value-type="float">
            <text:p>13</text:p>
          </table:table-cell>
          <table:table-cell table:style-name="ce64"/>
          <table:table-cell table:style-name="ce70"/>
          <table:table-cell ns41:value-type="float" table:style-name="ce70" office:value="16" office:value-type="float">
            <text:p>16</text:p>
          </table:table-cell>
          <table:table-cell ns41:value-type="float" table:style-name="ce64" office:value="10" office:value-type="float">
            <text:p>10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44" office:value-type="float">
            <text:p>44</text:p>
          </table:table-cell>
          <table:table-cell ns41:value-type="float" table:style-name="ce68" office:value="109" office:value-type="float">
            <text:p>109</text:p>
          </table:table-cell>
          <table:table-cell table:style-name="ce68" table:number-columns-repeated="2"/>
          <table:table-cell ns41:value-type="float" table:style-name="ce68" office:value="44" office:value-type="float">
            <text:p>44</text:p>
          </table:table-cell>
          <table:table-cell ns41:value-type="float" table:style-name="ce95" office:value="109" office:value-type="float">
            <text:p>109</text:p>
          </table:table-cell>
          <table:table-cell ns41:value-type="string" table:style-name="ce103" office:value-type="string">
            <text:p>T0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III</text:p>
          </table:table-cell>
          <table:table-cell table:style-name="ce11" table:number-columns-repeated="2"/>
          <table:table-cell ns41:value-type="string" table:style-name="ce27" office:value-type="string">
            <text:p>Bouwbedrijven (incl. reiniging van gebouwen en aanleggen, onderhouden en reinigen van wegen en straten; ook gemeentelijke dienst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Bouw van huizen, molens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3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Architect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23"/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3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Dekkers (lei-, pannen-, stroo- en riet-)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3" office:value-type="float">
            <text:p>3</text:p>
          </table:table-cell>
          <table:table-cell table:style-name="ce64" table:number-columns-repeated="7"/>
          <table:table-cell ns41:value-type="float" table:style-name="ce68" office:value="13" office:value-type="float">
            <text:p>13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13" office:value-type="float">
            <text:p>13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3b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Dekkers (lei-, pannen-, stroo- en riet-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03b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11" office:value-type="string">
            <text:p>Loodgie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18"/>
          <table:table-cell ns41:value-type="float" table:style-name="ce6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03b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Metselaa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2" office:value-type="float">
            <text:p>12</text:p>
          </table:table-cell>
          <table:table-cell table:style-name="ce68" table:number-columns-repeated="3"/>
          <table:table-cell ns41:value-type="float" table:style-name="ce68" office:value="12" office:value-type="float">
            <text:p>12</text:p>
          </table:table-cell>
          <table:table-cell table:style-name="ce95"/>
          <table:table-cell ns41:value-type="string" table:style-name="ce103" office:value-type="string">
            <text:p>B03b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Metselaa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2" office:value-type="float">
            <text:p>12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9" office:value-type="float">
            <text:p>9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office:value="2" table:style-name="ce64" table:number-columns-repeated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32" office:value-type="float">
            <text:p>32</text:p>
          </table:table-cell>
          <table:table-cell ns41:value-type="float" table:style-name="ce68" office:value="23" office:value-type="float">
            <text:p>23</text:p>
          </table:table-cell>
          <table:table-cell table:style-name="ce68" table:number-columns-repeated="2"/>
          <table:table-cell ns41:value-type="float" table:style-name="ce68" office:value="32" office:value-type="float">
            <text:p>32</text:p>
          </table:table-cell>
          <table:table-cell ns41:value-type="float" table:style-name="ce95" office:value="23" office:value-type="float">
            <text:p>23</text:p>
          </table:table-cell>
          <table:table-cell ns41:value-type="string" table:style-name="ce103" office:value-type="string">
            <text:p>B03b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Molenma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03b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Molen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office:annotation draw:style-name="gr1" svg:height="2.091cm" draw:caption-point-y="0.275cm" svg:width="4.029cm" svg:x="45.57cm" draw:caption-point-x="-0.43cm" svg:y="29.421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svg:height="2.091cm" draw:caption-point-y="0.275cm" svg:width="4.03cm" svg:x="46.968cm" draw:caption-point-x="-0.429cm" svg:y="29.421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3b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Opperlied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office:annotation draw:style-name="gr1" svg:height="2.091cm" draw:caption-point-y="0.275cm" svg:width="4.029cm" svg:x="45.57cm" draw:caption-point-x="-0.43cm" svg:y="29.871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svg:height="2.091cm" draw:caption-point-y="0.275cm" svg:width="4.03cm" svg:x="46.968cm" draw:caption-point-x="-0.429cm" svg:y="29.871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9" office:value="2" office:value-type="float">
            <text:p>2</text:p>
          </table:table-cell>
          <table:table-cell ns41:value-type="float" table:style-name="ce69" office:value="1" office:value-type="float">
            <text:p>1</text:p>
          </table:table-cell>
          <table:table-cell table:style-name="ce68" table:number-columns-repeated="2"/>
          <table:table-cell ns41:value-type="float" table:style-name="ce69" office:value="2" office:value-type="float">
            <text:p>2</text:p>
          </table:table-cell>
          <table:table-cell ns41:value-type="float" table:style-name="ce96" office:value="1" office:value-type="float">
            <text:p>1</text:p>
          </table:table-cell>
          <table:table-cell ns41:value-type="string" table:style-name="ce103" office:value-type="string">
            <text:p>B03b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Steenkloppers (bikkers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office:value="2" table:style-name="ce68" table:number-columns-repeated="2" office:value-type="float">
            <text:p>2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3b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Timmerlieden</text:p>
          </table:table-cell>
          <table:table-cell ns41:value-type="string" table:style-name="ce41" office:value-type="string">
            <text:p>A</text:p>
          </table:table-cell>
          <table:table-cell table:style-name="ce46"/>
          <table:table-cell table:style-name="ce55"/>
          <table:table-cell table:style-name="ce64"/>
          <table:table-cell table:style-name="ce69" table:number-columns-repeated="10"/>
          <table:table-cell ns41:value-type="float" table:style-name="ce69" office:value="1" office:value-type="float">
            <text:p>1</text:p>
          </table:table-cell>
          <table:table-cell ns41:value-type="float" table:style-name="ce69" office:value="2" office:value-type="float">
            <text:p>2</text:p>
          </table:table-cell>
          <table:table-cell table:style-name="ce69" table:number-columns-repeated="2"/>
          <table:table-cell ns41:value-type="float" table:style-name="ce69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table:style-name="ce69" table:number-columns-repeated="2"/>
          <table:table-cell ns41:value-type="float" table:style-name="ce69" office:value="57" office:value-type="float">
            <text:p>57</text:p>
          </table:table-cell>
          <table:table-cell ns41:value-type="float" table:style-name="ce69" office:value="6" office:value-type="float">
            <text:p>6</text:p>
          </table:table-cell>
          <table:table-cell table:style-name="ce69" table:number-columns-repeated="2"/>
          <table:table-cell ns41:value-type="float" table:style-name="ce69" office:value="70" office:value-type="float">
            <text:p>70</text:p>
          </table:table-cell>
          <table:table-cell ns41:value-type="float" table:style-name="ce69" office:value="9" office:value-type="float">
            <text:p>9</text:p>
          </table:table-cell>
          <table:table-cell table:style-name="ce69" table:number-columns-repeated="2"/>
          <table:table-cell ns41:value-type="float" table:style-name="ce69" office:value="49" office:value-type="float">
            <text:p>49</text:p>
          </table:table-cell>
          <table:table-cell ns41:value-type="float" table:style-name="ce69" office:value="2" office:value-type="float">
            <text:p>2</text:p>
          </table:table-cell>
          <table:table-cell table:style-name="ce69" table:number-columns-repeated="2"/>
          <table:table-cell ns41:value-type="float" table:style-name="ce69" office:value="25" office:value-type="float">
            <text:p>25</text:p>
          </table:table-cell>
          <table:table-cell ns41:value-type="float" table:style-name="ce69" office:value="2" office:value-type="float">
            <text:p>2</text:p>
          </table:table-cell>
          <table:table-cell table:style-name="ce69" table:number-columns-repeated="2"/>
          <table:table-cell ns41:value-type="float" table:style-name="ce69" office:value="11" office:value-type="float">
            <text:p>11</text:p>
          </table:table-cell>
          <table:table-cell ns41:value-type="float" table:style-name="ce69" office:value="1" office:value-type="float">
            <text:p>1</text:p>
          </table:table-cell>
          <table:table-cell table:style-name="ce69" table:number-columns-repeated="2"/>
          <table:table-cell ns41:value-type="float" table:style-name="ce69" office:value="11" office:value-type="float">
            <text:p>11</text:p>
          </table:table-cell>
          <table:table-cell table:style-name="ce69" table:number-columns-repeated="7"/>
          <table:table-cell ns41:value-type="float" table:style-name="ce68" office:value="226" office:value-type="float">
            <text:p>226</text:p>
          </table:table-cell>
          <table:table-cell ns41:value-type="float" table:style-name="ce68" office:value="27" office:value-type="float">
            <text:p>27</text:p>
          </table:table-cell>
          <table:table-cell table:style-name="ce68" table:number-columns-repeated="2"/>
          <table:table-cell ns41:value-type="float" table:style-name="ce68" office:value="226" office:value-type="float">
            <text:p>226</text:p>
          </table:table-cell>
          <table:table-cell ns41:value-type="float" table:style-name="ce95" office:value="27" office:value-type="float">
            <text:p>27</text:p>
          </table:table-cell>
          <table:table-cell ns41:value-type="string" table:style-name="ce103" office:value-type="string">
            <text:p>B03b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Timmerlied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3b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Timmerlied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9" office:value-type="float">
            <text:p>9</text:p>
          </table:table-cell>
          <table:table-cell table:style-name="ce64" table:number-columns-repeated="2"/>
          <table:table-cell ns41:value-type="float" table:style-name="ce64" office:value="23" office:value-type="float">
            <text:p>23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48" office:value-type="float">
            <text:p>48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21" office:value-type="float">
            <text:p>21</text:p>
          </table:table-cell>
          <table:table-cell table:style-name="ce64" table:number-columns-repeated="2"/>
          <table:table-cell ns41:value-type="float" table:style-name="ce64" office:value="45" office:value-type="float">
            <text:p>45</text:p>
          </table:table-cell>
          <table:table-cell ns41:value-type="float" table:style-name="ce64" office:value="36" office:value-type="float">
            <text:p>36</text:p>
          </table:table-cell>
          <table:table-cell table:style-name="ce64"/>
          <table:table-cell table:style-name="ce70"/>
          <table:table-cell ns41:value-type="float" table:style-name="ce70" office:value="47" office:value-type="float">
            <text:p>47</text:p>
          </table:table-cell>
          <table:table-cell ns41:value-type="float" table:style-name="ce64" office:value="22" office:value-type="float">
            <text:p>22</text:p>
          </table:table-cell>
          <table:table-cell table:style-name="ce64" table:number-columns-repeated="2"/>
          <table:table-cell ns41:value-type="float" office:value="16" table:style-name="ce64" table:number-columns-repeated="2" office:value-type="float">
            <text:p>16</text:p>
          </table:table-cell>
          <table:table-cell table:style-name="ce64" table:number-columns-repeated="2"/>
          <table:table-cell ns41:value-type="float" table:style-name="ce64" office:value="13" office:value-type="float">
            <text:p>13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136" office:value-type="float">
            <text:p>136</text:p>
          </table:table-cell>
          <table:table-cell ns41:value-type="float" table:style-name="ce68" office:value="185" office:value-type="float">
            <text:p>185</text:p>
          </table:table-cell>
          <table:table-cell table:style-name="ce68" table:number-columns-repeated="2"/>
          <table:table-cell ns41:value-type="float" table:style-name="ce68" office:value="136" office:value-type="float">
            <text:p>136</text:p>
          </table:table-cell>
          <table:table-cell ns41:value-type="float" table:style-name="ce95" office:value="185" office:value-type="float">
            <text:p>185</text:p>
          </table:table-cell>
          <table:table-cell ns41:value-type="string" table:style-name="ce103" office:value-type="string">
            <text:p>B03b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Afwerken van huizen, enz.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3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Behange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3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Behang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18"/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table:style-name="ce68" table:number-columns-repeated="2"/>
          <table:table-cell ns41:value-type="float" table:style-name="ce68" office:value="6" office:value-type="float">
            <text:p>6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03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Decoratieschild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3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Huisschilde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/>
          <table:table-cell table:style-name="ce68" table:number-columns-repeated="11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14" office:value-type="float">
            <text:p>14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25" office:value-type="float">
            <text:p>25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8" office:value-type="float">
            <text:p>18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table:style-name="ce68"/>
          <table:table-cell ns41:value-type="float" table:style-name="ce68" office:value="5" office:value-type="float">
            <text:p>5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 table:number-columns-repeated="7"/>
          <table:table-cell ns41:value-type="float" table:style-name="ce68" office:value="65" office:value-type="float">
            <text:p>6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66" office:value-type="float">
            <text:p>66</text:p>
          </table:table-cell>
          <table:table-cell ns41:value-type="float" table:style-name="ce95" office:value="9" office:value-type="float">
            <text:p>9</text:p>
          </table:table-cell>
          <table:table-cell ns41:value-type="string" table:style-name="ce103" office:value-type="string">
            <text:p>B03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Huisschild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16" office:value-type="float">
            <text:p>16</text:p>
          </table:table-cell>
          <table:table-cell table:style-name="ce64" table:number-columns-repeated="3"/>
          <table:table-cell ns41:value-type="float" table:style-name="ce64" office:value="30" office:value-type="float">
            <text:p>30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ns41:value-type="float" table:style-name="ce64" office:value="14" office:value-type="float">
            <text:p>14</text:p>
          </table:table-cell>
          <table:table-cell table:style-name="ce64"/>
          <table:table-cell table:style-name="ce70"/>
          <table:table-cell ns41:value-type="float" table:style-name="ce70" office:value="10" office:value-type="float">
            <text:p>10</text:p>
          </table:table-cell>
          <table:table-cell ns41:value-type="float" table:style-name="ce64" office:value="14" office:value-type="float">
            <text:p>14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ns41:value-type="float" table:style-name="ce64" office:value="10" office:value-type="float">
            <text:p>10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43" office:value-type="float">
            <text:p>43</text:p>
          </table:table-cell>
          <table:table-cell ns41:value-type="float" table:style-name="ce68" office:value="102" office:value-type="float">
            <text:p>102</text:p>
          </table:table-cell>
          <table:table-cell table:style-name="ce68" table:number-columns-repeated="2"/>
          <table:table-cell ns41:value-type="float" table:style-name="ce68" office:value="43" office:value-type="float">
            <text:p>43</text:p>
          </table:table-cell>
          <table:table-cell ns41:value-type="float" table:style-name="ce95" office:value="102" office:value-type="float">
            <text:p>102</text:p>
          </table:table-cell>
          <table:table-cell ns41:value-type="string" table:style-name="ce103" office:value-type="string">
            <text:p>B03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Stukadoo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8" office:value-type="float">
            <text:p>8</text:p>
          </table:table-cell>
          <table:table-cell table:style-name="ce68" table:number-columns-repeated="3"/>
          <table:table-cell ns41:value-type="float" table:style-name="ce68" office:value="8" office:value-type="float">
            <text:p>8</text:p>
          </table:table-cell>
          <table:table-cell table:style-name="ce95"/>
          <table:table-cell ns41:value-type="string" table:style-name="ce103" office:value-type="string">
            <text:p>B03c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7" office:value-type="string">
            <text:p>Stukadoo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5" office:value-type="float">
            <text:p>15</text:p>
          </table:table-cell>
          <table:table-cell ns41:value-type="float" table:style-name="ce68" office:value="17" office:value-type="float">
            <text:p>17</text:p>
          </table:table-cell>
          <table:table-cell table:style-name="ce68" table:number-columns-repeated="2"/>
          <table:table-cell ns41:value-type="float" table:style-name="ce68" office:value="15" office:value-type="float">
            <text:p>15</text:p>
          </table:table-cell>
          <table:table-cell ns41:value-type="float" table:style-name="ce95" office:value="17" office:value-type="float">
            <text:p>17</text:p>
          </table:table-cell>
          <table:table-cell ns41:value-type="string" table:style-name="ce103" office:value-type="string">
            <text:p>B03c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7" office:value-type="string">
            <text:p>Openbare werk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3d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7" office:value-type="string">
            <text:p>Aanneme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5" office:value-type="float">
            <text:p>5</text:p>
          </table:table-cell>
          <table:table-cell table:style-name="ce68" table:number-columns-repeated="3"/>
          <table:table-cell ns41:value-type="float" table:style-name="ce68" office:value="5" office:value-type="float">
            <text:p>5</text:p>
          </table:table-cell>
          <table:table-cell table:style-name="ce95"/>
          <table:table-cell ns41:value-type="string" table:style-name="ce103" office:value-type="string">
            <text:p>B03d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7" office:value-type="string">
            <text:p>Aannem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3d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11" office:value-type="string">
            <text:p>Aardwer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10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6" office:value-type="float">
            <text:p>6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3d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11" office:value-type="string">
            <text:p>Dijkwer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03d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7" office:value-type="string">
            <text:p>Opzichters</text:p>
          </table:table-cell>
          <table:table-cell ns41:value-type="string" table:style-name="ce40" office:value-type="string">
            <text:p>C</text:p>
          </table:table-cell>
          <table:table-cell table:style-name="ce12"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3d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7" office:value-type="string">
            <text:p>Polderwerk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1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9" office:value-type="float">
            <text:p>19</text:p>
          </table:table-cell>
          <table:table-cell ns41:value-type="float" table:style-name="ce68" office:value="24" office:value-type="float">
            <text:p>24</text:p>
          </table:table-cell>
          <table:table-cell table:style-name="ce68" table:number-columns-repeated="2"/>
          <table:table-cell ns41:value-type="float" table:style-name="ce68" office:value="19" office:value-type="float">
            <text:p>19</text:p>
          </table:table-cell>
          <table:table-cell ns41:value-type="float" table:style-name="ce95" office:value="24" office:value-type="float">
            <text:p>24</text:p>
          </table:table-cell>
          <table:table-cell ns41:value-type="string" table:style-name="ce103" office:value-type="string">
            <text:p>B03d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7" office:value-type="string">
            <text:p>Straatmak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12" office:value-type="float">
            <text:p>12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2" office:value-type="float">
            <text:p>1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3d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7" office:value-type="string">
            <text:p>Reiniging van bouwwerken, wegen en strat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3e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7" office:value-type="string">
            <text:p>Baggerlied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03e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7" office:value-type="string">
            <text:p>Openbare reiniging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3e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7" office:value-type="string">
            <text:p>Openbare reiniging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4" office:value-type="float">
            <text:p>14</text:p>
          </table:table-cell>
          <table:table-cell table:style-name="ce68" table:number-columns-repeated="3"/>
          <table:table-cell ns41:value-type="float" table:style-name="ce68" office:value="14" office:value-type="float">
            <text:p>14</text:p>
          </table:table-cell>
          <table:table-cell table:style-name="ce95"/>
          <table:table-cell ns41:value-type="string" table:style-name="ce103" office:value-type="string">
            <text:p>B03e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7" office:value-type="string">
            <text:p>Schoorsteenvege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4" office:value-type="float">
            <text:p>4</text:p>
          </table:table-cell>
          <table:table-cell table:style-name="ce68" table:number-columns-repeated="3"/>
          <table:table-cell ns41:value-type="float" table:style-name="ce68" office:value="4" office:value-type="float">
            <text:p>4</text:p>
          </table:table-cell>
          <table:table-cell table:style-name="ce95"/>
          <table:table-cell ns41:value-type="string" table:style-name="ce103" office:value-type="string">
            <text:p>B03e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11" office:value-type="string">
            <text:p>Schoorsteenveg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office:value="3" table:style-name="ce68" table:number-columns-repeated="2" office:value-type="float">
            <text:p>3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03e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6" office:value-type="float">
            <text:p>36</text:p>
          </table:table-cell>
          <table:table-cell ns41:value-type="string" table:style-name="ce27" office:value-type="string">
            <text:p>Straatveg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3e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II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79" office:value-type="float">
            <text:p>79</text:p>
          </table:table-cell>
          <table:table-cell ns41:value-type="float" table:style-name="ce64" office:value="11" office:value-type="float">
            <text:p>11</text:p>
          </table:table-cell>
          <table:table-cell table:style-name="ce64"/>
          <table:table-cell table:style-name="ce70"/>
          <table:table-cell ns41:value-type="float" table:style-name="ce70" office:value="117" office:value-type="float">
            <text:p>117</text:p>
          </table:table-cell>
          <table:table-cell ns41:value-type="float" table:style-name="ce64" office:value="13" office:value-type="float">
            <text:p>13</text:p>
          </table:table-cell>
          <table:table-cell table:style-name="ce64" table:number-columns-repeated="2"/>
          <table:table-cell ns41:value-type="float" table:style-name="ce64" office:value="78" office:value-type="float">
            <text:p>78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4" office:value-type="float">
            <text:p>34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5" office:value-type="float">
            <text:p>15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7" office:value-type="float">
            <text:p>17</text:p>
          </table:table-cell>
          <table:table-cell table:style-name="ce64" table:number-columns-repeated="7"/>
          <table:table-cell ns41:value-type="float" table:style-name="ce68" office:value="343" office:value-type="float">
            <text:p>343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344" office:value-type="float">
            <text:p>344</text:p>
          </table:table-cell>
          <table:table-cell ns41:value-type="float" table:style-name="ce95" office:value="40" office:value-type="float">
            <text:p>40</text:p>
          </table:table-cell>
          <table:table-cell ns41:value-type="string" table:style-name="ce103" office:value-type="string">
            <text:p>T0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II</text:p>
          </table:table-cell>
          <table:table-cell ns41:value-type="string" table:style-name="ce40" office:value-type="string">
            <text:p>B</text:p>
          </table:table-cell>
          <table:table-cell table:style-name="ce12"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T0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II</text:p>
          </table:table-cell>
          <table:table-cell ns41:value-type="string" table:style-name="ce40" office:value-type="string">
            <text:p>C</text:p>
          </table:table-cell>
          <table:table-cell table:style-name="ce12"/>
          <table:table-cell table:style-name="ce55"/>
          <table:table-cell table:style-name="ce64" table:number-columns-repeated="19"/>
          <table:table-cell ns41:value-type="float" office:value="2" table:style-name="ce64" table:number-columns-repeated="2" office:value-type="float">
            <text:p>2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T0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style-name="ce125"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II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9" office:value-type="float">
            <text:p>9</text:p>
          </table:table-cell>
          <table:table-cell table:style-name="ce64"/>
          <table:table-cell ns41:value-type="float" table:style-name="ce64" office:value="14" office:value-type="float">
            <text:p>14</text:p>
          </table:table-cell>
          <table:table-cell table:style-name="ce64" table:number-columns-repeated="2"/>
          <table:table-cell ns41:value-type="float" table:style-name="ce64" office:value="43" office:value-type="float">
            <text:p>43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93" office:value-type="float">
            <text:p>93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32" office:value-type="float">
            <text:p>32</text:p>
          </table:table-cell>
          <table:table-cell table:style-name="ce64" table:number-columns-repeated="2"/>
          <table:table-cell ns41:value-type="float" table:style-name="ce64" office:value="79" office:value-type="float">
            <text:p>79</text:p>
          </table:table-cell>
          <table:table-cell ns41:value-type="float" table:style-name="ce64" office:value="71" office:value-type="float">
            <text:p>71</text:p>
          </table:table-cell>
          <table:table-cell table:style-name="ce64"/>
          <table:table-cell table:style-name="ce70"/>
          <table:table-cell ns41:value-type="float" table:style-name="ce70" office:value="95" office:value-type="float">
            <text:p>95</text:p>
          </table:table-cell>
          <table:table-cell ns41:value-type="float" table:style-name="ce64" office:value="56" office:value-type="float">
            <text:p>56</text:p>
          </table:table-cell>
          <table:table-cell table:style-name="ce64" table:number-columns-repeated="2"/>
          <table:table-cell ns41:value-type="float" table:style-name="ce64" office:value="57" office:value-type="float">
            <text:p>57</text:p>
          </table:table-cell>
          <table:table-cell ns41:value-type="float" table:style-name="ce64" office:value="44" office:value-type="float">
            <text:p>44</text:p>
          </table:table-cell>
          <table:table-cell table:style-name="ce64" table:number-columns-repeated="2"/>
          <table:table-cell ns41:value-type="float" table:style-name="ce64" office:value="29" office:value-type="float">
            <text:p>29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22" office:value-type="float">
            <text:p>22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300" office:value-type="float">
            <text:p>300</text:p>
          </table:table-cell>
          <table:table-cell ns41:value-type="float" table:style-name="ce68" office:value="374" office:value-type="float">
            <text:p>374</text:p>
          </table:table-cell>
          <table:table-cell table:style-name="ce68" table:number-columns-repeated="2"/>
          <table:table-cell ns41:value-type="float" table:style-name="ce68" office:value="300" office:value-type="float">
            <text:p>300</text:p>
          </table:table-cell>
          <table:table-cell ns41:value-type="float" table:style-name="ce95" office:value="374" office:value-type="float">
            <text:p>374</text:p>
          </table:table-cell>
          <table:table-cell ns41:value-type="string" table:style-name="ce103" office:value-type="string">
            <text:p>T0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III</text:p>
          </table:table-cell>
          <table:table-cell table:style-name="ce40"/>
          <table:table-cell table:style-name="ce12"/>
          <table:table-cell table:style-name="ce55"/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9" office:value-type="float">
            <text:p>9</text:p>
          </table:table-cell>
          <table:table-cell table:style-name="ce64"/>
          <table:table-cell ns41:value-type="float" table:style-name="ce64" office:value="14" office:value-type="float">
            <text:p>14</text:p>
          </table:table-cell>
          <table:table-cell table:style-name="ce64" table:number-columns-repeated="2"/>
          <table:table-cell ns41:value-type="float" table:style-name="ce64" office:value="43" office:value-type="float">
            <text:p>43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96" office:value-type="float">
            <text:p>96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39" office:value-type="float">
            <text:p>39</text:p>
          </table:table-cell>
          <table:table-cell table:style-name="ce64" table:number-columns-repeated="2"/>
          <table:table-cell ns41:value-type="float" table:style-name="ce64" office:value="161" office:value-type="float">
            <text:p>161</text:p>
          </table:table-cell>
          <table:table-cell ns41:value-type="float" table:style-name="ce64" office:value="84" office:value-type="float">
            <text:p>84</text:p>
          </table:table-cell>
          <table:table-cell table:style-name="ce64"/>
          <table:table-cell table:style-name="ce70"/>
          <table:table-cell ns41:value-type="float" table:style-name="ce70" office:value="214" office:value-type="float">
            <text:p>214</text:p>
          </table:table-cell>
          <table:table-cell ns41:value-type="float" table:style-name="ce64" office:value="69" office:value-type="float">
            <text:p>69</text:p>
          </table:table-cell>
          <table:table-cell table:style-name="ce64" table:number-columns-repeated="2"/>
          <table:table-cell ns41:value-type="float" table:style-name="ce64" office:value="135" office:value-type="float">
            <text:p>135</text:p>
          </table:table-cell>
          <table:table-cell ns41:value-type="float" table:style-name="ce64" office:value="47" office:value-type="float">
            <text:p>47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64" office:value-type="float">
            <text:p>64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38" office:value-type="float">
            <text:p>38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29" office:value-type="float">
            <text:p>29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650" office:value-type="float">
            <text:p>650</text:p>
          </table:table-cell>
          <table:table-cell ns41:value-type="float" table:style-name="ce68" office:value="416" office:value-type="float">
            <text:p>416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651" office:value-type="float">
            <text:p>651</text:p>
          </table:table-cell>
          <table:table-cell ns41:value-type="float" table:style-name="ce95" office:value="416" office:value-type="float">
            <text:p>416</text:p>
          </table:table-cell>
          <table:table-cell ns41:value-type="string" table:style-name="ce103" office:value-type="string">
            <text:p>T0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0" office:value-type="float">
            <text:p>150</text:p>
          </table:table-cell>
          <table:table-cell ns41:value-type="float" table:style-name="ce107" office:value="151" office:value-type="float">
            <text:p>151</text:p>
          </table:table-cell>
          <table:table-cell ns41:value-type="string" table:style-name="ce114" office:value-type="string">
            <text:p>BRT188905020149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IV</text:p>
          </table:table-cell>
          <table:table-cell table:style-name="ce11" table:number-columns-repeated="2"/>
          <table:table-cell ns41:value-type="string" table:style-name="ce27" office:value-type="string">
            <text:p>Chemische nijverheid, meststoffen, ontplofbare stoffen, verfstoffen, enz.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Chemische nijverheid (incl. apotheken)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4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Apotheke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14"/>
          <table:table-cell ns41:value-type="float" table:style-name="ce68" office:value="9" office:value-type="float">
            <text:p>9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9" office:value-type="float">
            <text:p>9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4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Apothekers (bedienden)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70" office:value="2" office:value-type="float">
            <text:p>2</text:p>
          </table:table-cell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4" office:value-type="float">
            <text:p>4</text:p>
          </table:table-cell>
          <table:table-cell ns41:value-type="float" table:style-name="ce68" office:value="9" office:value-type="float">
            <text:p>9</text:p>
          </table:table-cell>
          <table:table-cell table:style-name="ce68"/>
          <table:table-cell ns41:value-type="float" table:style-name="ce6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95" office:value="14" office:value-type="float">
            <text:p>14</text:p>
          </table:table-cell>
          <table:table-cell ns41:value-type="string" table:style-name="ce103" office:value-type="string">
            <text:p>B04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Apothe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4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Chemist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4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Fabricage van chemicaliën (aether, amoniak, chinine, houtteer, glycerine, soda, enz.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4a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V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6"/>
          <table:table-cell table:style-name="ce64"/>
          <table:table-cell table:style-name="ce69" table:number-columns-repeated="18"/>
          <table:table-cell ns41:value-type="float" table:style-name="ce69" office:value="4" office:value-type="float">
            <text:p>4</text:p>
          </table:table-cell>
          <table:table-cell table:style-name="ce69" table:number-columns-repeated="3"/>
          <table:table-cell ns41:value-type="float" table:style-name="ce69" office:value="2" office:value-type="float">
            <text:p>2</text:p>
          </table:table-cell>
          <table:table-cell table:style-name="ce69" table:number-columns-repeated="3"/>
          <table:table-cell ns41:value-type="float" table:style-name="ce69" office:value="3" office:value-type="float">
            <text:p>3</text:p>
          </table:table-cell>
          <table:table-cell table:style-name="ce69" table:number-columns-repeated="3"/>
          <table:table-cell ns41:value-type="float" office:value="1" table:style-name="ce69" table:number-columns-repeated="2" office:value-type="float">
            <text:p>1</text:p>
          </table:table-cell>
          <table:table-cell table:style-name="ce69" table:number-columns-repeated="14"/>
          <table:table-cell ns41:value-type="float" table:style-name="ce68" office:value="10" office:value-type="float">
            <text:p>10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10" office:value-type="float">
            <text:p>10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0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V</text:p>
          </table:table-cell>
          <table:table-cell ns41:value-type="string" table:style-name="ce40" office:value-type="string">
            <text:p>B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0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V</text:p>
          </table:table-cell>
          <table:table-cell ns41:value-type="string" table:style-name="ce40" office:value-type="string">
            <text:p>C</text:p>
          </table:table-cell>
          <table:table-cell table:style-name="ce12"/>
          <table:table-cell table:style-name="ce55"/>
          <table:table-cell table:style-name="ce64" table:number-columns-repeated="12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70" office:value="2" office:value-type="float">
            <text:p>2</text:p>
          </table:table-cell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4" office:value-type="float">
            <text:p>4</text:p>
          </table:table-cell>
          <table:table-cell ns41:value-type="float" table:style-name="ce68" office:value="9" office:value-type="float">
            <text:p>9</text:p>
          </table:table-cell>
          <table:table-cell table:style-name="ce68"/>
          <table:table-cell ns41:value-type="float" table:style-name="ce6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95" office:value="14" office:value-type="float">
            <text:p>14</text:p>
          </table:table-cell>
          <table:table-cell ns41:value-type="string" table:style-name="ce103" office:value-type="string">
            <text:p>T0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V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T0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IV</text:p>
          </table:table-cell>
          <table:table-cell table:style-name="ce40"/>
          <table:table-cell table:style-name="ce12"/>
          <table:table-cell table:style-name="ce56"/>
          <table:table-cell table:style-name="ce64"/>
          <table:table-cell table:style-name="ce69" table:number-columns-repeated="7"/>
          <table:table-cell ns41:value-type="float" table:style-name="ce69" office:value="1" office:value-type="float">
            <text:p>1</text:p>
          </table:table-cell>
          <table:table-cell table:style-name="ce69" table:number-columns-repeated="3"/>
          <table:table-cell ns41:value-type="float" table:style-name="ce69" office:value="5" office:value-type="float">
            <text:p>5</text:p>
          </table:table-cell>
          <table:table-cell table:style-name="ce69"/>
          <table:table-cell ns41:value-type="float" table:style-name="ce69" office:value="3" office:value-type="float">
            <text:p>3</text:p>
          </table:table-cell>
          <table:table-cell table:style-name="ce69"/>
          <table:table-cell ns41:value-type="float" table:style-name="ce69" office:value="4" office:value-type="float">
            <text:p>4</text:p>
          </table:table-cell>
          <table:table-cell table:style-name="ce69" table:number-columns-repeated="2"/>
          <table:table-cell ns41:value-type="float" table:style-name="ce69" office:value="9" office:value-type="float">
            <text:p>9</text:p>
          </table:table-cell>
          <table:table-cell ns41:value-type="float" table:style-name="ce69" office:value="1" office:value-type="float">
            <text:p>1</text:p>
          </table:table-cell>
          <table:table-cell table:style-name="ce69"/>
          <table:table-cell ns41:value-type="float" table:style-name="ce69" office:value="2" office:value-type="float">
            <text:p>2</text:p>
          </table:table-cell>
          <table:table-cell ns41:value-type="float" table:style-name="ce69" office:value="5" office:value-type="float">
            <text:p>5</text:p>
          </table:table-cell>
          <table:table-cell table:style-name="ce69" table:number-columns-repeated="3"/>
          <table:table-cell ns41:value-type="float" table:style-name="ce69" office:value="4" office:value-type="float">
            <text:p>4</text:p>
          </table:table-cell>
          <table:table-cell table:style-name="ce69" table:number-columns-repeated="3"/>
          <table:table-cell ns41:value-type="float" office:value="1" table:style-name="ce69" table:number-columns-repeated="2" office:value-type="float">
            <text:p>1</text:p>
          </table:table-cell>
          <table:table-cell table:style-name="ce69" table:number-columns-repeated="14"/>
          <table:table-cell ns41:value-type="float" table:style-name="ce68" office:value="19" office:value-type="float">
            <text:p>19</text:p>
          </table:table-cell>
          <table:table-cell ns41:value-type="float" table:style-name="ce68" office:value="12" office:value-type="float">
            <text:p>12</text:p>
          </table:table-cell>
          <table:table-cell table:style-name="ce68"/>
          <table:table-cell ns41:value-type="float" table:style-name="ce68" office:value="5" office:value-type="float">
            <text:p>5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95" office:value="17" office:value-type="float">
            <text:p>17</text:p>
          </table:table-cell>
          <table:table-cell ns41:value-type="string" table:style-name="ce103" office:value-type="string">
            <text:p>T0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V</text:p>
          </table:table-cell>
          <table:table-cell table:style-name="ce11" table:number-columns-repeated="2"/>
          <table:table-cell ns41:value-type="string" table:style-name="ce27" office:value-type="string">
            <text:p>Hout-, kurk-, stroobewerking, snij- en draaiwerk van verschillende stoffen, enz.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Hout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5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Fabricage van houtwar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05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Fabricage van houtwar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5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Fabricage van houtwar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5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Fabricage van meubels (meubelmakers)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13" office:value-type="float">
            <text:p>13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13" office:value-type="float">
            <text:p>13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05a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Fabricage van meubels (meubelmakers)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14" office:value-type="float">
            <text:p>14</text:p>
          </table:table-cell>
          <table:table-cell ns41:value-type="float" table:style-name="ce68" office:value="28" office:value-type="float">
            <text:p>28</text:p>
          </table:table-cell>
          <table:table-cell table:style-name="ce68" table:number-columns-repeated="2"/>
          <table:table-cell ns41:value-type="float" table:style-name="ce68" office:value="14" office:value-type="float">
            <text:p>14</text:p>
          </table:table-cell>
          <table:table-cell ns41:value-type="float" table:style-name="ce95" office:value="28" office:value-type="float">
            <text:p>28</text:p>
          </table:table-cell>
          <table:table-cell ns41:value-type="string" table:style-name="ce103" office:value-type="string">
            <text:p>B05a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Fabricage van stoel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5a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Houthakk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5a1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Houtzag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5a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Houtzagers</text:p>
          </table:table-cell>
          <table:table-cell ns41:value-type="string" table:style-name="ce40" office:value-type="string">
            <text:p>C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5a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Houtzag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22" office:value-type="float">
            <text:p>22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22" office:value-type="float">
            <text:p>22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05a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Klompenmake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2" office:value-type="float">
            <text:p>12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3" office:value-type="float">
            <text:p>1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6"/>
          <table:table-cell ns41:value-type="float" table:style-name="ce68" office:value="36" office:value-type="float">
            <text:p>36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36" office:value-type="float">
            <text:p>36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05a1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Klompenmak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5a1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11" office:value-type="string">
            <text:p>Klompenmak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5a1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Klompenmak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8"/>
          <table:table-cell ns41:value-type="float" table:style-name="ce68" office:value="1" office:value-type="float">
            <text:p>1</text:p>
          </table:table-cell>
          <table:table-cell ns41:value-type="float" table:style-name="ce68" office:value="10" office:value-type="float">
            <text:p>10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0" office:value-type="float">
            <text:p>10</text:p>
          </table:table-cell>
          <table:table-cell ns41:value-type="string" table:style-name="ce103" office:value-type="string">
            <text:p>B05a1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Kuipe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table:style-name="ce70"/>
          <table:table-cell ns41:value-type="float" table:style-name="ce70" office:value="7" office:value-type="float">
            <text:p>7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24" office:value-type="float">
            <text:p>24</text:p>
          </table:table-cell>
          <table:table-cell table:style-name="ce68" table:number-columns-repeated="3"/>
          <table:table-cell ns41:value-type="float" table:style-name="ce68" office:value="24" office:value-type="float">
            <text:p>24</text:p>
          </table:table-cell>
          <table:table-cell table:style-name="ce95"/>
          <table:table-cell ns41:value-type="string" table:style-name="ce103" office:value-type="string">
            <text:p>B05a1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Kuip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8" office:value-type="float">
            <text:p>18</text:p>
          </table:table-cell>
          <table:table-cell ns41:value-type="float" table:style-name="ce68" office:value="19" office:value-type="float">
            <text:p>19</text:p>
          </table:table-cell>
          <table:table-cell table:style-name="ce68" table:number-columns-repeated="2"/>
          <table:table-cell ns41:value-type="float" table:style-name="ce68" office:value="18" office:value-type="float">
            <text:p>18</text:p>
          </table:table-cell>
          <table:table-cell ns41:value-type="float" table:style-name="ce95" office:value="19" office:value-type="float">
            <text:p>19</text:p>
          </table:table-cell>
          <table:table-cell ns41:value-type="string" table:style-name="ce103" office:value-type="string">
            <text:p>B05a1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Kurk-, stroo-, borstelwerk, vlechtwerk van verschillende stoff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5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Bezem- en heiboendermake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12" office:value-type="float">
            <text:p>12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2" office:value-type="float">
            <text:p>1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5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7" office:value-type="string">
            <text:p>Bezem- en heiboendermak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11"/>
          <table:table-cell ns41:value-type="float" table:style-name="ce68" office:value="18" office:value-type="float">
            <text:p>18</text:p>
          </table:table-cell>
          <table:table-cell ns41:value-type="float" table:style-name="ce68" office:value="8" office:value-type="float">
            <text:p>8</text:p>
          </table:table-cell>
          <table:table-cell table:style-name="ce68" table:number-columns-repeated="2"/>
          <table:table-cell ns41:value-type="float" table:style-name="ce68" office:value="18" office:value-type="float">
            <text:p>18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05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7" office:value-type="string">
            <text:p>Fabricage van borstel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9" office:value-type="float">
            <text:p>9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5b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7" office:value-type="string">
            <text:p>Fabricage van borstel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office:value="2" table:style-name="ce64" table:number-columns-repeated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8"/>
          <table:table-cell ns41:value-type="float" table:style-name="ce68" office:value="3" office:value-type="float">
            <text:p>3</text:p>
          </table:table-cell>
          <table:table-cell ns41:value-type="float" table:style-name="ce68" office:value="26" office:value-type="float">
            <text:p>26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26" office:value-type="float">
            <text:p>26</text:p>
          </table:table-cell>
          <table:table-cell ns41:value-type="string" table:style-name="ce103" office:value-type="string">
            <text:p>B05b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11" office:value-type="string">
            <text:p>Fabricage van kurk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10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5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7" office:value-type="string">
            <text:p>Fabricage van manden en mandenwerk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8" office:value-type="float">
            <text:p>8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5b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7" office:value-type="string">
            <text:p>Fabricage van manden en mandenwerk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6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8" office:value-type="float">
            <text:p>8</text:p>
          </table:table-cell>
          <table:table-cell ns41:value-type="float" table:style-name="ce68" office:value="15" office:value-type="float">
            <text:p>15</text:p>
          </table:table-cell>
          <table:table-cell table:style-name="ce68" table:number-columns-repeated="2"/>
          <table:table-cell ns41:value-type="float" table:style-name="ce68" office:value="8" office:value-type="float">
            <text:p>8</text:p>
          </table:table-cell>
          <table:table-cell ns41:value-type="float" table:style-name="ce95" office:value="15" office:value-type="float">
            <text:p>15</text:p>
          </table:table-cell>
          <table:table-cell ns41:value-type="string" table:style-name="ce103" office:value-type="string">
            <text:p>B05b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11" office:value-type="string">
            <text:p>Fabricage van matt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18"/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05b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11" office:value-type="string">
            <text:p>Fabricage van strooho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10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office:value="3" table:style-name="ce68" table:number-columns-repeated="2" office:value-type="float">
            <text:p>3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05b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7" office:value-type="string">
            <text:p>Stoelenmatt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ns41:value-type="float" table:style-name="ce55" office:value="1" office:value-type="float">
            <text:p>1</text:p>
          </table:table-cell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4" office:value="7" office:value-type="float">
            <text:p>7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0" office:value-type="float">
            <text:p>20</text:p>
          </table:table-cell>
          <table:table-cell ns41:value-type="float" table:style-name="ce68" office:value="8" office:value-type="float">
            <text:p>8</text:p>
          </table:table-cell>
          <table:table-cell table:style-name="ce68" table:number-columns-repeated="2"/>
          <table:table-cell ns41:value-type="float" table:style-name="ce68" office:value="20" office:value-type="float">
            <text:p>20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05b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7" office:value-type="string">
            <text:p>Zevenma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5b1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7" office:value-type="string">
            <text:p>Zeven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5b1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2" office:value-type="float">
            <text:p>152</text:p>
          </table:table-cell>
          <table:table-cell ns41:value-type="float" table:style-name="ce107" office:value="153" office:value-type="float">
            <text:p>153</text:p>
          </table:table-cell>
          <table:table-cell ns41:value-type="string" table:style-name="ce114" office:value-type="string">
            <text:p>BRT18890502015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Snij- en draaiwerk van verschillende stoff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5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11" office:value-type="string">
            <text:p>Billard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5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Draaiers (hout-, been-, ivoor-, enz.)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4" office:value-type="float">
            <text:p>4</text:p>
          </table:table-cell>
          <table:table-cell table:style-name="ce68" table:number-columns-repeated="3"/>
          <table:table-cell ns41:value-type="float" table:style-name="ce68" office:value="4" office:value-type="float">
            <text:p>4</text:p>
          </table:table-cell>
          <table:table-cell table:style-name="ce95"/>
          <table:table-cell ns41:value-type="string" table:style-name="ce103" office:value-type="string">
            <text:p>B05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Draaiers (hout-, been-, ivoor-, enz.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4" office:value-type="float">
            <text:p>4</text:p>
          </table:table-cell>
          <table:table-cell ns41:value-type="float" table:style-name="ce68" office:value="9" office:value-type="float">
            <text:p>9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9" office:value-type="float">
            <text:p>9</text:p>
          </table:table-cell>
          <table:table-cell ns41:value-type="string" table:style-name="ce103" office:value-type="string">
            <text:p>B05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27" office:value-type="float">
            <text:p>27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table:style-name="ce70"/>
          <table:table-cell ns41:value-type="float" table:style-name="ce70" office:value="42" office:value-type="float">
            <text:p>42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22" office:value-type="float">
            <text:p>22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1" office:value-type="float">
            <text:p>11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114" office:value-type="float">
            <text:p>114</text:p>
          </table:table-cell>
          <table:table-cell ns41:value-type="float" table:style-name="ce68" office:value="19" office:value-type="float">
            <text:p>19</text:p>
          </table:table-cell>
          <table:table-cell table:style-name="ce68" table:number-columns-repeated="2"/>
          <table:table-cell ns41:value-type="float" table:style-name="ce68" office:value="114" office:value-type="float">
            <text:p>114</text:p>
          </table:table-cell>
          <table:table-cell ns41:value-type="float" table:style-name="ce95" office:value="19" office:value-type="float">
            <text:p>19</text:p>
          </table:table-cell>
          <table:table-cell ns41:value-type="string" table:style-name="ce103" office:value-type="string">
            <text:p>T0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</text:p>
          </table:table-cell>
          <table:table-cell ns41:value-type="string" table:style-name="ce40" office:value-type="string">
            <text:p>B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T0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</text:p>
          </table:table-cell>
          <table:table-cell ns41:value-type="string" table:style-name="ce40" office:value-type="string">
            <text:p>C</text:p>
          </table:table-cell>
          <table:table-cell table:style-name="ce12"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0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ns41:value-type="float" table:style-name="ce55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5" office:value-type="float">
            <text:p>15</text:p>
          </table:table-cell>
          <table:table-cell table:style-name="ce64"/>
          <table:table-cell ns41:value-type="float" table:style-name="ce64" office:value="11" office:value-type="float">
            <text:p>11</text:p>
          </table:table-cell>
          <table:table-cell table:style-name="ce64" table:number-columns-repeated="2"/>
          <table:table-cell ns41:value-type="float" table:style-name="ce64" office:value="22" office:value-type="float">
            <text:p>2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7" office:value-type="float">
            <text:p>27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ns41:value-type="float" table:style-name="ce64" office:value="34" office:value-type="float">
            <text:p>34</text:p>
          </table:table-cell>
          <table:table-cell ns41:value-type="float" table:style-name="ce64" office:value="21" office:value-type="float">
            <text:p>21</text:p>
          </table:table-cell>
          <table:table-cell table:style-name="ce64"/>
          <table:table-cell table:style-name="ce70"/>
          <table:table-cell ns41:value-type="float" table:style-name="ce70" office:value="28" office:value-type="float">
            <text:p>28</text:p>
          </table:table-cell>
          <table:table-cell ns41:value-type="float" table:style-name="ce64" office:value="16" office:value-type="float">
            <text:p>16</text:p>
          </table:table-cell>
          <table:table-cell table:style-name="ce64" table:number-columns-repeated="2"/>
          <table:table-cell ns41:value-type="float" table:style-name="ce64" office:value="27" office:value-type="float">
            <text:p>27</text:p>
          </table:table-cell>
          <table:table-cell ns41:value-type="float" table:style-name="ce64" office:value="11" office:value-type="float">
            <text:p>11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9" office:value-type="float">
            <text:p>9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111" office:value-type="float">
            <text:p>111</text:p>
          </table:table-cell>
          <table:table-cell ns41:value-type="float" table:style-name="ce68" office:value="137" office:value-type="float">
            <text:p>137</text:p>
          </table:table-cell>
          <table:table-cell table:style-name="ce68" table:number-columns-repeated="2"/>
          <table:table-cell ns41:value-type="float" table:style-name="ce68" office:value="111" office:value-type="float">
            <text:p>111</text:p>
          </table:table-cell>
          <table:table-cell ns41:value-type="float" table:style-name="ce95" office:value="137" office:value-type="float">
            <text:p>137</text:p>
          </table:table-cell>
          <table:table-cell ns41:value-type="string" table:style-name="ce103" office:value-type="string">
            <text:p>T0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V</text:p>
          </table:table-cell>
          <table:table-cell table:style-name="ce39"/>
          <table:table-cell/>
          <table:table-cell ns41:value-type="float" table:style-name="ce55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5" office:value-type="float">
            <text:p>15</text:p>
          </table:table-cell>
          <table:table-cell table:style-name="ce64"/>
          <table:table-cell ns41:value-type="float" table:style-name="ce64" office:value="11" office:value-type="float">
            <text:p>11</text:p>
          </table:table-cell>
          <table:table-cell table:style-name="ce64" table:number-columns-repeated="2"/>
          <table:table-cell ns41:value-type="float" table:style-name="ce64" office:value="22" office:value-type="float">
            <text:p>2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8" office:value-type="float">
            <text:p>28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11" office:value-type="float">
            <text:p>11</text:p>
          </table:table-cell>
          <table:table-cell table:style-name="ce64" table:number-columns-repeated="2"/>
          <table:table-cell ns41:value-type="float" table:style-name="ce64" office:value="61" office:value-type="float">
            <text:p>61</text:p>
          </table:table-cell>
          <table:table-cell ns41:value-type="float" table:style-name="ce64" office:value="29" office:value-type="float">
            <text:p>29</text:p>
          </table:table-cell>
          <table:table-cell table:style-name="ce64"/>
          <table:table-cell table:style-name="ce70"/>
          <table:table-cell ns41:value-type="float" table:style-name="ce70" office:value="71" office:value-type="float">
            <text:p>71</text:p>
          </table:table-cell>
          <table:table-cell ns41:value-type="float" table:style-name="ce64" office:value="20" office:value-type="float">
            <text:p>20</text:p>
          </table:table-cell>
          <table:table-cell table:style-name="ce64" table:number-columns-repeated="2"/>
          <table:table-cell ns41:value-type="float" table:style-name="ce64" office:value="49" office:value-type="float">
            <text:p>49</text:p>
          </table:table-cell>
          <table:table-cell ns41:value-type="float" table:style-name="ce64" office:value="14" office:value-type="float">
            <text:p>14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0" office:value-type="float">
            <text:p>20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8" office:value="228" office:value-type="float">
            <text:p>228</text:p>
          </table:table-cell>
          <table:table-cell ns41:value-type="float" table:style-name="ce68" office:value="157" office:value-type="float">
            <text:p>157</text:p>
          </table:table-cell>
          <table:table-cell table:style-name="ce68" table:number-columns-repeated="2"/>
          <table:table-cell ns41:value-type="float" table:style-name="ce68" office:value="228" office:value-type="float">
            <text:p>228</text:p>
          </table:table-cell>
          <table:table-cell ns41:value-type="float" table:style-name="ce95" office:value="157" office:value-type="float">
            <text:p>157</text:p>
          </table:table-cell>
          <table:table-cell ns41:value-type="string" table:style-name="ce103" office:value-type="string">
            <text:p>T0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VI</text:p>
          </table:table-cell>
          <table:table-cell table:style-name="ce11" table:number-columns-repeated="2"/>
          <table:table-cell ns41:value-type="string" table:style-name="ce27" office:value-type="string">
            <text:p>Kleeding en reinig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Kleeding, bedden, haarwerk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6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Coupeurs en coupeuse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table:style-name="ce70" table:number-columns-repeated="2"/>
          <table:table-cell table:style-name="ce64" table:number-columns-repeated="23"/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6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Dameskleeder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table:style-name="ce70" table:number-columns-repeated="2"/>
          <table:table-cell table:style-name="ce64" table:number-columns-repeated="23"/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6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11" office:value-type="string">
            <text:p>Fabricage van bedden en matrass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6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Fabricage van hoeden en pett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office:value="2" table:style-name="ce64" table:number-columns-repeated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6" office:value-type="float">
            <text:p>6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6" office:value-type="float">
            <text:p>6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06a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Fabricage van hoeden en pet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6a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Fabricage van hoeden en petten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1" office:value-type="float">
            <text:p>1</text:p>
          </table:table-cell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06a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Fabricage van kunsthaarwerk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3" office:value-type="float">
            <text:p>3</text:p>
          </table:table-cell>
          <table:table-cell table:style-name="ce64" table:number-columns-repeated="16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06a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Fabricage van paraplui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6a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Fabricage van paraplui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6a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Haarbereid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6a1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Hoedenma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0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70" office:value="1" office:value-type="float">
            <text:p>1</text:p>
          </table:table-cell>
          <table:table-cell table:style-name="ce70"/>
          <table:table-cell table:style-name="ce64" table:number-columns-repeated="23"/>
          <table:table-cell table:style-name="ce68" table:number-columns-repeated="3"/>
          <table:table-cell ns41:value-type="float" table:style-name="ce68" office:value="3" office:value-type="float">
            <text:p>3</text:p>
          </table:table-cell>
          <table:table-cell table:style-name="ce68"/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06a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Hoeden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06a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Kleerma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28" office:value-type="float">
            <text:p>28</text:p>
          </table:table-cell>
          <table:table-cell ns41:value-type="float" table:style-name="ce64" office:value="12" office:value-type="float">
            <text:p>12</text:p>
          </table:table-cell>
          <table:table-cell table:style-name="ce64"/>
          <table:table-cell table:style-name="ce70"/>
          <table:table-cell ns41:value-type="float" table:style-name="ce70" office:value="30" office:value-type="float">
            <text:p>30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35" office:value-type="float">
            <text:p>35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5" office:value-type="float">
            <text:p>15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 table:number-columns-repeated="7"/>
          <table:table-cell ns41:value-type="float" table:style-name="ce68" office:value="119" office:value-type="float">
            <text:p>119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20" office:value-type="float">
            <text:p>120</text:p>
          </table:table-cell>
          <table:table-cell ns41:value-type="float" table:style-name="ce95" office:value="31" office:value-type="float">
            <text:p>31</text:p>
          </table:table-cell>
          <table:table-cell ns41:value-type="string" table:style-name="ce103" office:value-type="string">
            <text:p>B06a1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Kleer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13" office:value-type="float">
            <text:p>13</text:p>
          </table:table-cell>
          <table:table-cell table:style-name="ce64" table:number-columns-repeated="2"/>
          <table:table-cell ns41:value-type="float" table:style-name="ce64" office:value="18" office:value-type="float">
            <text:p>18</text:p>
          </table:table-cell>
          <table:table-cell table:style-name="ce64" table:number-columns-repeated="3"/>
          <table:table-cell ns41:value-type="float" table:style-name="ce64" office:value="35" office:value-type="float">
            <text:p>35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29" office:value-type="float">
            <text:p>29</text:p>
          </table:table-cell>
          <table:table-cell table:style-name="ce64"/>
          <table:table-cell table:style-name="ce70"/>
          <table:table-cell ns41:value-type="float" table:style-name="ce70" office:value="20" office:value-type="float">
            <text:p>20</text:p>
          </table:table-cell>
          <table:table-cell ns41:value-type="float" table:style-name="ce64" office:value="16" office:value-type="float">
            <text:p>16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13" office:value-type="float">
            <text:p>13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office:value="4" table:style-name="ce64" table:number-columns-repeated="2" office:value-type="float">
            <text:p>4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8" office:value="48" office:value-type="float">
            <text:p>48</text:p>
          </table:table-cell>
          <table:table-cell ns41:value-type="float" table:style-name="ce68" office:value="145" office:value-type="float">
            <text:p>145</text:p>
          </table:table-cell>
          <table:table-cell table:style-name="ce68" table:number-columns-repeated="2"/>
          <table:table-cell ns41:value-type="float" table:style-name="ce68" office:value="48" office:value-type="float">
            <text:p>48</text:p>
          </table:table-cell>
          <table:table-cell ns41:value-type="float" table:style-name="ce95" office:value="145" office:value-type="float">
            <text:p>145</text:p>
          </table:table-cell>
          <table:table-cell ns41:value-type="string" table:style-name="ce103" office:value-type="string">
            <text:p>B06a1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Modist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4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70" office:value="3" office:value-type="float">
            <text:p>3</text:p>
          </table:table-cell>
          <table:table-cell table:style-name="ce70"/>
          <table:table-cell table:style-name="ce64"/>
          <table:table-cell ns41:value-type="float" table:style-name="ce64" office:value="2" office:value-type="float">
            <text:p>2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95" office:value="18" office:value-type="float">
            <text:p>18</text:p>
          </table:table-cell>
          <table:table-cell ns41:value-type="string" table:style-name="ce103" office:value-type="string">
            <text:p>B06a1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Modist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0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70" office:value="4" office:value-type="float">
            <text:p>4</text:p>
          </table:table-cell>
          <table:table-cell table:style-name="ce70"/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0"/>
          <table:table-cell table:style-name="ce68" table:number-columns-repeated="3"/>
          <table:table-cell ns41:value-type="float" table:style-name="ce68" office:value="13" office:value-type="float">
            <text:p>13</text:p>
          </table:table-cell>
          <table:table-cell table:style-name="ce68"/>
          <table:table-cell ns41:value-type="float" table:style-name="ce95" office:value="13" office:value-type="float">
            <text:p>13</text:p>
          </table:table-cell>
          <table:table-cell ns41:value-type="string" table:style-name="ce103" office:value-type="string">
            <text:p>B06a1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Mutsenmaakst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ns41:value-type="float" table:style-name="ce70" office:value="2" office:value-type="float">
            <text:p>2</text:p>
          </table:table-cell>
          <table:table-cell table:style-name="ce70"/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06a1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Naaist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6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0" office:value-type="float">
            <text:p>10</text:p>
          </table:table-cell>
          <table:table-cell table:style-name="ce64" table:number-columns-repeated="3"/>
          <table:table-cell ns41:value-type="float" table:style-name="ce64" office:value="50" office:value-type="float">
            <text:p>50</text:p>
          </table:table-cell>
          <table:table-cell table:style-name="ce64" table:number-columns-repeated="3"/>
          <table:table-cell ns41:value-type="float" table:style-name="ce64" office:value="13" office:value-type="float">
            <text:p>13</text:p>
          </table:table-cell>
          <table:table-cell table:style-name="ce64" table:number-columns-repeated="2"/>
          <table:table-cell ns41:value-type="float" table:style-name="ce64" office:value="15" office:value-type="float">
            <text:p>15</text:p>
          </table:table-cell>
          <table:table-cell ns41:value-type="float" table:style-name="ce70" office:value="56" office:value-type="float">
            <text:p>56</text:p>
          </table:table-cell>
          <table:table-cell table:style-name="ce70"/>
          <table:table-cell table:style-name="ce64"/>
          <table:table-cell ns41:value-type="float" table:style-name="ce64" office:value="27" office:value-type="float">
            <text:p>27</text:p>
          </table:table-cell>
          <table:table-cell ns41:value-type="float" table:style-name="ce64" office:value="25" office:value-type="float">
            <text:p>25</text:p>
          </table:table-cell>
          <table:table-cell table:style-name="ce6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4" office:value="9" office:value-type="float">
            <text:p>9</text:p>
          </table:table-cell>
          <table:table-cell table:style-name="ce64" table:number-columns-repeated="2"/>
          <table:table-cell ns41:value-type="float" table:style-name="ce64" office:value="9" office:value-type="float">
            <text:p>9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4"/>
          <table:table-cell table:style-name="ce68" table:number-columns-repeated="2"/>
          <table:table-cell ns41:value-type="float" table:style-name="ce68" office:value="71" office:value-type="float">
            <text:p>71</text:p>
          </table:table-cell>
          <table:table-cell ns41:value-type="float" table:style-name="ce68" office:value="172" office:value-type="float">
            <text:p>172</text:p>
          </table:table-cell>
          <table:table-cell ns41:value-type="float" table:style-name="ce68" office:value="71" office:value-type="float">
            <text:p>71</text:p>
          </table:table-cell>
          <table:table-cell ns41:value-type="float" table:style-name="ce95" office:value="172" office:value-type="float">
            <text:p>172</text:p>
          </table:table-cell>
          <table:table-cell ns41:value-type="string" table:style-name="ce103" office:value-type="string">
            <text:p>B06a2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Naais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0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70" office:value="5" office:value-type="float">
            <text:p>5</text:p>
          </table:table-cell>
          <table:table-cell table:style-name="ce70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 table:number-columns-repeated="13"/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95" office:value="14" office:value-type="float">
            <text:p>14</text:p>
          </table:table-cell>
          <table:table-cell ns41:value-type="string" table:style-name="ce103" office:value-type="string">
            <text:p>B06a2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Reiniging, bleekerij, ververij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6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7" office:value-type="string">
            <text:p>Bad- en zweminrichting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6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7" office:value-type="string">
            <text:p>Barb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2" office:value-type="float">
            <text:p>12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2" office:value-type="float">
            <text:p>1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6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7" office:value-type="string">
            <text:p>Barbi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4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4" office:value-type="float">
            <text:p>4</text:p>
          </table:table-cell>
          <table:table-cell ns41:value-type="float" table:style-name="ce68" office:value="16" office:value-type="float">
            <text:p>16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16" office:value-type="float">
            <text:p>16</text:p>
          </table:table-cell>
          <table:table-cell ns41:value-type="string" table:style-name="ce103" office:value-type="string">
            <text:p>B06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11" office:value-type="string">
            <text:p>Bleek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06b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11" office:value-type="string">
            <text:p>Blee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10"/>
          <table:table-cell ns41:value-type="float" table:style-name="ce68" office:value="7" office:value-type="float">
            <text:p>7</text:p>
          </table:table-cell>
          <table:table-cell ns41:value-type="float" table:style-name="ce68" office:value="12" office:value-type="float">
            <text:p>12</text:p>
          </table:table-cell>
          <table:table-cell table:style-name="ce68" table:number-columns-repeated="2"/>
          <table:table-cell ns41:value-type="float" table:style-name="ce68" office:value="7" office:value-type="float">
            <text:p>7</text:p>
          </table:table-cell>
          <table:table-cell ns41:value-type="float" table:style-name="ce95" office:value="12" office:value-type="float">
            <text:p>12</text:p>
          </table:table-cell>
          <table:table-cell ns41:value-type="string" table:style-name="ce103" office:value-type="string">
            <text:p>B06b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7" office:value-type="string">
            <text:p>Kapp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6b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7" office:value-type="string">
            <text:p>Kapp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table:style-name="ce70" table:number-columns-repeated="2"/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9"/>
          <table:table-cell ns41:value-type="float" office:value="2" table:style-name="ce68" table:number-columns-repeated="2" office:value-type="float">
            <text:p>2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6b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7" office:value-type="string">
            <text:p>Mangelli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5"/>
          <table:table-cell ns41:value-type="float" table:style-name="ce64" office:value="2" office:value-type="float">
            <text:p>2</text:p>
          </table:table-cell>
          <table:table-cell table:style-name="ce64" table:number-columns-repeated="17"/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06b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7" office:value-type="string">
            <text:p>Mutsenwassch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1"/>
          <table:table-cell ns41:value-type="float" table:style-name="ce64" office:value="1" office:value-type="float">
            <text:p>1</text:p>
          </table:table-cell>
          <table:table-cell ns41:value-type="float" table:style-name="ce70" office:value="1" office:value-type="float">
            <text:p>1</text:p>
          </table:table-cell>
          <table:table-cell table:style-name="ce70"/>
          <table:table-cell table:style-name="ce64" table:number-columns-repeated="9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6b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11" office:value-type="string">
            <text:p>Schoenpoets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6b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7" office:value-type="string">
            <text:p>Stoffenverv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5" office:value-type="float">
            <text:p>5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6" office:value-type="float">
            <text:p>6</text:p>
          </table:table-cell>
          <table:table-cell table:style-name="ce95"/>
          <table:table-cell ns41:value-type="string" table:style-name="ce103" office:value-type="string">
            <text:p>B06b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7" office:value-type="string">
            <text:p>Stoffenverv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6b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27" office:value-type="string">
            <text:p>Waschli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1"/>
          <table:table-cell ns41:value-type="float" table:style-name="ce64" office:value="1" office:value-type="float">
            <text:p>1</text:p>
          </table:table-cell>
          <table:table-cell table:style-name="ce70" table:number-columns-repeated="2"/>
          <table:table-cell table:style-name="ce64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68" table:number-columns-repeated="2"/>
          <table:table-cell ns41:value-type="float" table:style-name="ce6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06b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6" office:value-type="float">
            <text:p>36</text:p>
          </table:table-cell>
          <table:table-cell ns41:value-type="string" table:style-name="ce27" office:value-type="string">
            <text:p>Waschlied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1"/>
          <table:table-cell ns41:value-type="float" table:style-name="ce64" office:value="2" office:value-type="float">
            <text:p>2</text:p>
          </table:table-cell>
          <table:table-cell ns41:value-type="float" table:style-name="ce70" office:value="1" office:value-type="float">
            <text:p>1</text:p>
          </table:table-cell>
          <table:table-cell table:style-name="ce70"/>
          <table:table-cell table:style-name="ce64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68" table:number-columns-repeated="2"/>
          <table:table-cell ns41:value-type="float" table:style-name="ce68" office:value="7" office:value-type="float">
            <text:p>7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06b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1" office:value-type="float">
            <text:p>1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56" office:value-type="float">
            <text:p>56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16" office:value-type="float">
            <text:p>16</text:p>
          </table:table-cell>
          <table:table-cell ns41:value-type="float" table:style-name="ce64" office:value="35" office:value-type="float">
            <text:p>35</text:p>
          </table:table-cell>
          <table:table-cell ns41:value-type="float" table:style-name="ce64" office:value="17" office:value-type="float">
            <text:p>17</text:p>
          </table:table-cell>
          <table:table-cell ns41:value-type="float" table:style-name="ce64" office:value="18" office:value-type="float">
            <text:p>18</text:p>
          </table:table-cell>
          <table:table-cell ns41:value-type="float" table:style-name="ce70" office:value="63" office:value-type="float">
            <text:p>63</text:p>
          </table:table-cell>
          <table:table-cell ns41:value-type="float" table:style-name="ce70" office:value="40" office:value-type="float">
            <text:p>40</text:p>
          </table:table-cell>
          <table:table-cell ns41:value-type="float" table:style-name="ce64" office:value="7" office:value-type="float">
            <text:p>7</text:p>
          </table:table-cell>
          <table:table-cell ns41:value-type="float" office:value="34" table:style-name="ce64" table:number-columns-repeated="2" office:value-type="float">
            <text:p>34</text:p>
          </table:table-cell>
          <table:table-cell ns41:value-type="float" table:style-name="ce64" office:value="37" office:value-type="float">
            <text:p>37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18" office:value-type="float">
            <text:p>18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64" office:value="17" office:value-type="float">
            <text:p>17</text:p>
          </table:table-cell>
          <table:table-cell table:style-name="ce64"/>
          <table:table-cell ns41:value-type="float" table:style-name="ce64" office:value="14" office:value-type="float">
            <text:p>14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6" office:value-type="float">
            <text:p>6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office:value="3" table:style-name="ce64" table:number-columns-repeated="2" office:value-type="float">
            <text:p>3</text:p>
          </table:table-cell>
          <table:table-cell table:style-name="ce64" table:number-columns-repeated="4"/>
          <table:table-cell ns41:value-type="float" table:style-name="ce68" office:value="144" office:value-type="float">
            <text:p>144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68" office:value="94" office:value-type="float">
            <text:p>94</text:p>
          </table:table-cell>
          <table:table-cell ns41:value-type="float" table:style-name="ce68" office:value="202" office:value-type="float">
            <text:p>202</text:p>
          </table:table-cell>
          <table:table-cell ns41:value-type="float" table:style-name="ce68" office:value="238" office:value-type="float">
            <text:p>238</text:p>
          </table:table-cell>
          <table:table-cell ns41:value-type="float" table:style-name="ce95" office:value="241" office:value-type="float">
            <text:p>241</text:p>
          </table:table-cell>
          <table:table-cell ns41:value-type="string" table:style-name="ce103" office:value-type="string">
            <text:p>T0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0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0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table:style-name="ce64"/>
          <table:table-cell ns41:value-type="float" table:style-name="ce64" office:value="17" office:value-type="float">
            <text:p>17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2" office:value-type="float">
            <text:p>22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37" office:value-type="float">
            <text:p>37</text:p>
          </table:table-cell>
          <table:table-cell table:style-name="ce64"/>
          <table:table-cell ns41:value-type="float" table:style-name="ce64" office:value="11" office:value-type="float">
            <text:p>11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34" office:value-type="float">
            <text:p>34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70" office:value="10" office:value-type="float">
            <text:p>10</text:p>
          </table:table-cell>
          <table:table-cell ns41:value-type="float" table:style-name="ce70" office:value="23" office:value-type="float">
            <text:p>23</text:p>
          </table:table-cell>
          <table:table-cell ns41:value-type="float" table:style-name="ce64" office:value="31" office:value-type="float">
            <text:p>31</text:p>
          </table:table-cell>
          <table:table-cell ns41:value-type="float" office:value="2" table:style-name="ce64" table:number-columns-repeated="2" office:value-type="float">
            <text:p>2</text:p>
          </table:table-cell>
          <table:table-cell ns41:value-type="float" table:style-name="ce64" office:value="17" office:value-type="float">
            <text:p>17</text:p>
          </table:table-cell>
          <table:table-cell ns41:value-type="float" table:style-name="ce64" office:value="16" office:value-type="float">
            <text:p>16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ns41:value-type="float" table:style-name="ce64" office:value="9" office:value-type="float">
            <text:p>9</text:p>
          </table:table-cell>
          <table:table-cell ns41:value-type="float" office:value="4" table:style-name="ce64" table:number-columns-repeated="2" office:value-type="float">
            <text:p>4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8" office:value="66" office:value-type="float">
            <text:p>66</text:p>
          </table:table-cell>
          <table:table-cell ns41:value-type="float" table:style-name="ce68" office:value="184" office:value-type="float">
            <text:p>184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95" office:value="217" office:value-type="float">
            <text:p>217</text:p>
          </table:table-cell>
          <table:table-cell ns41:value-type="string" table:style-name="ce103" office:value-type="string">
            <text:p>T0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VI</text:p>
          </table:table-cell>
          <table:table-cell table:style-name="ce39"/>
          <table:table-cell/>
          <table:table-cell ns41:value-type="float" table:style-name="ce55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table:style-name="ce64"/>
          <table:table-cell ns41:value-type="float" table:style-name="ce64" office:value="18" office:value-type="float">
            <text:p>18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23" office:value-type="float">
            <text:p>23</text:p>
          </table:table-cell>
          <table:table-cell table:style-name="ce64"/>
          <table:table-cell ns41:value-type="float" table:style-name="ce64" office:value="15" office:value-type="float">
            <text:p>15</text:p>
          </table:table-cell>
          <table:table-cell table:style-name="ce64"/>
          <table:table-cell ns41:value-type="float" table:style-name="ce64" office:value="44" office:value-type="float">
            <text:p>44</text:p>
          </table:table-cell>
          <table:table-cell table:style-name="ce64"/>
          <table:table-cell ns41:value-type="float" table:style-name="ce64" office:value="67" office:value-type="float">
            <text:p>67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11" office:value-type="float">
            <text:p>11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1" office:value-type="float">
            <text:p>21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4" office:value="51" office:value-type="float">
            <text:p>51</text:p>
          </table:table-cell>
          <table:table-cell ns41:value-type="float" table:style-name="ce64" office:value="21" office:value-type="float">
            <text:p>21</text:p>
          </table:table-cell>
          <table:table-cell ns41:value-type="float" table:style-name="ce70" office:value="73" office:value-type="float">
            <text:p>73</text:p>
          </table:table-cell>
          <table:table-cell ns41:value-type="float" table:style-name="ce70" office:value="64" office:value-type="float">
            <text:p>64</text:p>
          </table:table-cell>
          <table:table-cell ns41:value-type="float" table:style-name="ce64" office:value="39" office:value-type="float">
            <text:p>39</text:p>
          </table:table-cell>
          <table:table-cell ns41:value-type="float" office:value="36" table:style-name="ce64" table:number-columns-repeated="2" office:value-type="float">
            <text:p>36</text:p>
          </table:table-cell>
          <table:table-cell ns41:value-type="float" table:style-name="ce64" office:value="56" office:value-type="float">
            <text:p>56</text:p>
          </table:table-cell>
          <table:table-cell ns41:value-type="float" office:value="19" table:style-name="ce64" table:number-columns-repeated="2" office:value-type="float">
            <text:p>19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64" office:value="26" office:value-type="float">
            <text:p>26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8" office:value-type="float">
            <text:p>18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2" office:value-type="float">
            <text:p>2</text:p>
          </table:table-cell>
          <table:table-cell ns41:value-type="float" office:value="3" table:style-name="ce64" table:number-columns-repeated="2" office:value-type="float">
            <text:p>3</text:p>
          </table:table-cell>
          <table:table-cell table:style-name="ce64" table:number-columns-repeated="4"/>
          <table:table-cell ns41:value-type="float" table:style-name="ce68" office:value="213" office:value-type="float">
            <text:p>213</text:p>
          </table:table-cell>
          <table:table-cell ns41:value-type="float" table:style-name="ce68" office:value="224" office:value-type="float">
            <text:p>224</text:p>
          </table:table-cell>
          <table:table-cell ns41:value-type="float" table:style-name="ce68" office:value="106" office:value-type="float">
            <text:p>106</text:p>
          </table:table-cell>
          <table:table-cell ns41:value-type="float" table:style-name="ce68" office:value="236" office:value-type="float">
            <text:p>236</text:p>
          </table:table-cell>
          <table:table-cell ns41:value-type="float" table:style-name="ce68" office:value="319" office:value-type="float">
            <text:p>319</text:p>
          </table:table-cell>
          <table:table-cell ns41:value-type="float" table:style-name="ce95" office:value="460" office:value-type="float">
            <text:p>460</text:p>
          </table:table-cell>
          <table:table-cell ns41:value-type="string" table:style-name="ce103" office:value-type="string">
            <text:p>T0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4" office:value-type="float">
            <text:p>154</text:p>
          </table:table-cell>
          <table:table-cell ns41:value-type="float" table:style-name="ce107" office:value="155" office:value-type="float">
            <text:p>155</text:p>
          </table:table-cell>
          <table:table-cell ns41:value-type="string" table:style-name="ce114" office:value-type="string">
            <text:p>BRT188905020151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VII</text:p>
          </table:table-cell>
          <table:table-cell table:style-name="ce11" table:number-columns-repeated="2"/>
          <table:table-cell ns41:value-type="string" table:style-name="ce27" office:value-type="string">
            <text:p>Kunstnijverheid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11" office:value-type="string">
            <text:p>Beeld- en aardewerk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7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11" office:value-type="string">
            <text:p>Beeldhouw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7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Metaalwerk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7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Graveu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7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0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0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0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I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0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VII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0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VIII</text:p>
          </table:table-cell>
          <table:table-cell table:style-name="ce11" table:number-columns-repeated="2"/>
          <table:table-cell ns41:value-type="string" table:style-name="ce27" office:value-type="string">
            <text:p>Leder, wasdoek, caoutchouc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Leder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8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Fabricage van schoenen (schoenmakers)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37" office:value-type="float">
            <text:p>37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table:style-name="ce70"/>
          <table:table-cell ns41:value-type="float" table:style-name="ce70" office:value="40" office:value-type="float">
            <text:p>40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7" office:value-type="float">
            <text:p>27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2" office:value-type="float">
            <text:p>1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8" office:value-type="float">
            <text:p>8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8" office:value="134" office:value-type="float">
            <text:p>134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5" office:value-type="float">
            <text:p>5</text:p>
          </table:table-cell>
          <table:table-cell table:style-name="ce68"/>
          <table:table-cell ns41:value-type="float" table:style-name="ce68" office:value="139" office:value-type="float">
            <text:p>139</text:p>
          </table:table-cell>
          <table:table-cell ns41:value-type="float" table:style-name="ce95" office:value="20" office:value-type="float">
            <text:p>20</text:p>
          </table:table-cell>
          <table:table-cell ns41:value-type="string" table:style-name="ce103" office:value-type="string">
            <text:p>B08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Fabricage van schoenen (schoenmakers)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8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Fabricage van schoenen (schoenmakers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22" office:value-type="float">
            <text:p>22</text:p>
          </table:table-cell>
          <table:table-cell table:style-name="ce64" table:number-columns-repeated="2"/>
          <table:table-cell ns41:value-type="float" table:style-name="ce64" office:value="24" office:value-type="float">
            <text:p>24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37" office:value-type="float">
            <text:p>37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16" office:value-type="float">
            <text:p>16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ns41:value-type="float" table:style-name="ce64" office:value="35" office:value-type="float">
            <text:p>35</text:p>
          </table:table-cell>
          <table:table-cell table:style-name="ce64"/>
          <table:table-cell table:style-name="ce70"/>
          <table:table-cell ns41:value-type="float" table:style-name="ce70" office:value="10" office:value-type="float">
            <text:p>10</text:p>
          </table:table-cell>
          <table:table-cell ns41:value-type="float" table:style-name="ce64" office:value="20" office:value-type="float">
            <text:p>20</text:p>
          </table:table-cell>
          <table:table-cell table:style-name="ce64" table:number-columns-repeated="2"/>
          <table:table-cell ns41:value-type="float" table:style-name="ce64" office:value="15" office:value-type="float">
            <text:p>15</text:p>
          </table:table-cell>
          <table:table-cell ns41:value-type="float" table:style-name="ce64" office:value="9" office:value-type="float">
            <text:p>9</text:p>
          </table:table-cell>
          <table:table-cell table:style-name="ce64" table:number-columns-repeated="2"/>
          <table:table-cell ns41:value-type="float" office:value="4" table:style-name="ce64" table:number-columns-repeated="2" office:value-type="float">
            <text:p>4</text:p>
          </table:table-cell>
          <table:table-cell table:style-name="ce64" table:number-columns-repeated="2"/>
          <table:table-cell ns41:value-type="float" table:style-name="ce64" office:value="9" office:value-type="float">
            <text:p>9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7"/>
          <table:table-cell ns41:value-type="float" table:style-name="ce68" office:value="60" office:value-type="float">
            <text:p>60</text:p>
          </table:table-cell>
          <table:table-cell ns41:value-type="float" table:style-name="ce68" office:value="176" office:value-type="float">
            <text:p>176</text:p>
          </table:table-cell>
          <table:table-cell table:style-name="ce68" table:number-columns-repeated="2"/>
          <table:table-cell ns41:value-type="float" table:style-name="ce68" office:value="60" office:value-type="float">
            <text:p>60</text:p>
          </table:table-cell>
          <table:table-cell ns41:value-type="float" table:style-name="ce95" office:value="176" office:value-type="float">
            <text:p>176</text:p>
          </table:table-cell>
          <table:table-cell ns41:value-type="string" table:style-name="ce103" office:value-type="string">
            <text:p>B08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Leerloo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 table:number-columns-repeated="15"/>
          <table:table-cell ns41:value-type="float" table:style-name="ce68" office:value="8" office:value-type="float">
            <text:p>8</text:p>
          </table:table-cell>
          <table:table-cell table:style-name="ce68" table:number-columns-repeated="3"/>
          <table:table-cell ns41:value-type="float" table:style-name="ce68" office:value="8" office:value-type="float">
            <text:p>8</text:p>
          </table:table-cell>
          <table:table-cell table:style-name="ce95"/>
          <table:table-cell ns41:value-type="string" table:style-name="ce103" office:value-type="string">
            <text:p>B08a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Leerlooi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4" table:style-name="ce64" table:number-columns-repeated="2" office:value-type="float">
            <text:p>4</text:p>
          </table:table-cell>
          <table:table-cell table:style-name="ce64"/>
          <table:table-cell table:style-name="ce70"/>
          <table:table-cell ns41:value-type="float" table:style-name="ce70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7"/>
          <table:table-cell ns41:value-type="float" table:style-name="ce68" office:value="25" office:value-type="float">
            <text:p>25</text:p>
          </table:table-cell>
          <table:table-cell ns41:value-type="float" table:style-name="ce68" office:value="11" office:value-type="float">
            <text:p>11</text:p>
          </table:table-cell>
          <table:table-cell table:style-name="ce68" table:number-columns-repeated="2"/>
          <table:table-cell ns41:value-type="float" table:style-name="ce68" office:value="25" office:value-type="float">
            <text:p>25</text:p>
          </table:table-cell>
          <table:table-cell ns41:value-type="float" table:style-name="ce95" office:value="11" office:value-type="float">
            <text:p>11</text:p>
          </table:table-cell>
          <table:table-cell ns41:value-type="string" table:style-name="ce103" office:value-type="string">
            <text:p>B08a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Huidenzou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8a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Zadelma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10" office:value-type="float">
            <text:p>10</text:p>
          </table:table-cell>
          <table:table-cell table:style-name="ce68" table:number-columns-repeated="3"/>
          <table:table-cell ns41:value-type="float" table:style-name="ce68" office:value="10" office:value-type="float">
            <text:p>10</text:p>
          </table:table-cell>
          <table:table-cell table:style-name="ce95"/>
          <table:table-cell ns41:value-type="string" table:style-name="ce103" office:value-type="string">
            <text:p>B08a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Zadel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5" office:value-type="float">
            <text:p>5</text:p>
          </table:table-cell>
          <table:table-cell ns41:value-type="float" table:style-name="ce68" office:value="16" office:value-type="float">
            <text:p>16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16" office:value-type="float">
            <text:p>16</text:p>
          </table:table-cell>
          <table:table-cell ns41:value-type="string" table:style-name="ce103" office:value-type="string">
            <text:p>B08a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I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41" office:value-type="float">
            <text:p>41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table:style-name="ce70"/>
          <table:table-cell ns41:value-type="float" table:style-name="ce70" office:value="46" office:value-type="float">
            <text:p>46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1" office:value-type="float">
            <text:p>31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4" office:value-type="float">
            <text:p>14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0" office:value-type="float">
            <text:p>10</text:p>
          </table:table-cell>
          <table:table-cell table:style-name="ce64" table:number-columns-repeated="3"/>
          <table:table-cell ns41:value-type="float" table:style-name="ce64" office:value="8" office:value-type="float">
            <text:p>8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8" office:value="152" office:value-type="float">
            <text:p>15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5" office:value-type="float">
            <text:p>5</text:p>
          </table:table-cell>
          <table:table-cell table:style-name="ce68"/>
          <table:table-cell ns41:value-type="float" table:style-name="ce68" office:value="157" office:value-type="float">
            <text:p>157</text:p>
          </table:table-cell>
          <table:table-cell ns41:value-type="float" table:style-name="ce95" office:value="20" office:value-type="float">
            <text:p>20</text:p>
          </table:table-cell>
          <table:table-cell ns41:value-type="string" table:style-name="ce103" office:value-type="string">
            <text:p>T0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I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0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I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0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VIII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25" office:value-type="float">
            <text:p>25</text:p>
          </table:table-cell>
          <table:table-cell table:style-name="ce64" table:number-columns-repeated="2"/>
          <table:table-cell ns41:value-type="float" table:style-name="ce64" office:value="28" office:value-type="float">
            <text:p>28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43" office:value-type="float">
            <text:p>43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18" office:value-type="float">
            <text:p>18</text:p>
          </table:table-cell>
          <table:table-cell table:style-name="ce64" table:number-columns-repeated="2"/>
          <table:table-cell ns41:value-type="float" table:style-name="ce64" office:value="17" office:value-type="float">
            <text:p>17</text:p>
          </table:table-cell>
          <table:table-cell ns41:value-type="float" table:style-name="ce64" office:value="42" office:value-type="float">
            <text:p>42</text:p>
          </table:table-cell>
          <table:table-cell table:style-name="ce64"/>
          <table:table-cell table:style-name="ce70"/>
          <table:table-cell ns41:value-type="float" table:style-name="ce70" office:value="22" office:value-type="float">
            <text:p>22</text:p>
          </table:table-cell>
          <table:table-cell ns41:value-type="float" table:style-name="ce64" office:value="22" office:value-type="float">
            <text:p>22</text:p>
          </table:table-cell>
          <table:table-cell table:style-name="ce64" table:number-columns-repeated="2"/>
          <table:table-cell ns41:value-type="float" table:style-name="ce64" office:value="22" office:value-type="float">
            <text:p>22</text:p>
          </table:table-cell>
          <table:table-cell ns41:value-type="float" table:style-name="ce64" office:value="11" office:value-type="float">
            <text:p>1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91" office:value-type="float">
            <text:p>91</text:p>
          </table:table-cell>
          <table:table-cell ns41:value-type="float" table:style-name="ce68" office:value="203" office:value-type="float">
            <text:p>203</text:p>
          </table:table-cell>
          <table:table-cell table:style-name="ce68" table:number-columns-repeated="2"/>
          <table:table-cell ns41:value-type="float" table:style-name="ce68" office:value="91" office:value-type="float">
            <text:p>91</text:p>
          </table:table-cell>
          <table:table-cell ns41:value-type="float" table:style-name="ce95" office:value="203" office:value-type="float">
            <text:p>203</text:p>
          </table:table-cell>
          <table:table-cell ns41:value-type="string" table:style-name="ce103" office:value-type="string">
            <text:p>T0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VIII</text:p>
          </table:table-cell>
          <table:table-cell table:style-name="ce39"/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25" office:value-type="float">
            <text:p>25</text:p>
          </table:table-cell>
          <table:table-cell table:style-name="ce64" table:number-columns-repeated="2"/>
          <table:table-cell ns41:value-type="float" table:style-name="ce64" office:value="28" office:value-type="float">
            <text:p>28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46" office:value-type="float">
            <text:p>46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22" office:value-type="float">
            <text:p>22</text:p>
          </table:table-cell>
          <table:table-cell table:style-name="ce64" table:number-columns-repeated="2"/>
          <table:table-cell ns41:value-type="float" table:style-name="ce64" office:value="58" office:value-type="float">
            <text:p>58</text:p>
          </table:table-cell>
          <table:table-cell ns41:value-type="float" table:style-name="ce64" office:value="51" office:value-type="float">
            <text:p>51</text:p>
          </table:table-cell>
          <table:table-cell table:style-name="ce64"/>
          <table:table-cell table:style-name="ce70"/>
          <table:table-cell ns41:value-type="float" table:style-name="ce70" office:value="68" office:value-type="float">
            <text:p>68</text:p>
          </table:table-cell>
          <table:table-cell ns41:value-type="float" table:style-name="ce64" office:value="24" office:value-type="float">
            <text:p>24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53" office:value-type="float">
            <text:p>53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9" office:value-type="float">
            <text:p>19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2" office:value-type="float">
            <text:p>2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8" office:value="243" office:value-type="float">
            <text:p>243</text:p>
          </table:table-cell>
          <table:table-cell ns41:value-type="float" table:style-name="ce68" office:value="224" office:value-type="float">
            <text:p>224</text:p>
          </table:table-cell>
          <table:table-cell ns41:value-type="float" table:style-name="ce68" office:value="5" office:value-type="float">
            <text:p>5</text:p>
          </table:table-cell>
          <table:table-cell table:style-name="ce68"/>
          <table:table-cell ns41:value-type="float" table:style-name="ce68" office:value="248" office:value-type="float">
            <text:p>248</text:p>
          </table:table-cell>
          <table:table-cell ns41:value-type="float" table:style-name="ce95" office:value="224" office:value-type="float">
            <text:p>224</text:p>
          </table:table-cell>
          <table:table-cell ns41:value-type="string" table:style-name="ce103" office:value-type="string">
            <text:p>T0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IX</text:p>
          </table:table-cell>
          <table:table-cell table:style-name="ce11" table:number-columns-repeated="2"/>
          <table:table-cell ns41:value-type="string" table:style-name="ce27" office:value-type="string">
            <text:p>Metalen (winnen en eerste bewerking van), steenkolen, turf, zout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Steenkolen en turf (mijnwerk en fabricage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9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11" office:value-type="string">
            <text:p>Fabricage van turfstrooisel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09b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11" office:value-type="string">
            <text:p>Fabricage van turfstrooisel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9b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Fabricage van turfstrooisel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ns41:value-type="float" table:style-name="ce6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09b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Fabricage van turfstrooisel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19"/>
          <table:table-cell ns41:value-type="float" table:style-name="ce68" office:value="8" office:value-type="float">
            <text:p>8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8" office:value-type="float">
            <text:p>8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09b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Mijnwerk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09b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Mijnwer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18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09b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Turfgravers en -ste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table:style-name="ce64" table:number-columns-repeated="19"/>
          <table:table-cell ns41:value-type="float" table:style-name="ce68" office:value="22" office:value-type="float">
            <text:p>22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22" office:value-type="float">
            <text:p>2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09b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Veenderij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09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0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Verven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6" office:value-type="float">
            <text:p>16</text:p>
          </table:table-cell>
          <table:table-cell ns41:value-type="float" table:style-name="ce64" office:value="11" office:value-type="float">
            <text:p>11</text:p>
          </table:table-cell>
          <table:table-cell table:style-name="ce64"/>
          <table:table-cell table:style-name="ce70"/>
          <table:table-cell ns41:value-type="float" table:style-name="ce70" office:value="35" office:value-type="float">
            <text:p>35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13" office:value-type="float">
            <text:p>13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9" office:value-type="float">
            <text:p>9</text:p>
          </table:table-cell>
          <table:table-cell table:style-name="ce64" table:number-columns-repeated="7"/>
          <table:table-cell ns41:value-type="float" table:style-name="ce68" office:value="92" office:value-type="float">
            <text:p>92</text:p>
          </table:table-cell>
          <table:table-cell ns41:value-type="float" table:style-name="ce68" office:value="21" office:value-type="float">
            <text:p>21</text:p>
          </table:table-cell>
          <table:table-cell table:style-name="ce68" table:number-columns-repeated="2"/>
          <table:table-cell ns41:value-type="float" table:style-name="ce68" office:value="92" office:value-type="float">
            <text:p>92</text:p>
          </table:table-cell>
          <table:table-cell ns41:value-type="float" table:style-name="ce95" office:value="21" office:value-type="float">
            <text:p>21</text:p>
          </table:table-cell>
          <table:table-cell ns41:value-type="string" table:style-name="ce103" office:value-type="string">
            <text:p>B09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Verveners</text:p>
          </table:table-cell>
          <table:table-cell ns41:value-type="string" table:style-name="ce41" office:value-type="string">
            <text:p>B</text:p>
          </table:table-cell>
          <table:table-cell table:style-name="ce46"/>
          <table:table-cell table:style-name="ce55"/>
          <table:table-cell table:style-name="ce64"/>
          <table:table-cell table:style-name="ce69" table:number-columns-repeated="18"/>
          <table:table-cell ns41:value-type="float" table:style-name="ce69" office:value="1" office:value-type="float">
            <text:p>1</text:p>
          </table:table-cell>
          <table:table-cell ns41:value-type="float" table:style-name="ce69" office:value="3" office:value-type="float">
            <text:p>3</text:p>
          </table:table-cell>
          <table:table-cell table:style-name="ce69" table:number-columns-repeated="2"/>
          <table:table-cell ns41:value-type="float" table:style-name="ce69" office:value="7" office:value-type="float">
            <text:p>7</text:p>
          </table:table-cell>
          <table:table-cell ns41:value-type="float" table:style-name="ce69" office:value="1" office:value-type="float">
            <text:p>1</text:p>
          </table:table-cell>
          <table:table-cell table:style-name="ce69" table:number-columns-repeated="2"/>
          <table:table-cell ns41:value-type="float" table:style-name="ce69" office:value="2" office:value-type="float">
            <text:p>2</text:p>
          </table:table-cell>
          <table:table-cell table:style-name="ce69" table:number-columns-repeated="19"/>
          <table:table-cell ns41:value-type="float" table:style-name="ce6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10" office:value-type="float">
            <text:p>10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09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Verven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3" office:value-type="float">
            <text:p>13</text:p>
          </table:table-cell>
          <table:table-cell table:style-name="ce68" table:number-columns-repeated="3"/>
          <table:table-cell ns41:value-type="float" table:style-name="ce68" office:value="13" office:value-type="float">
            <text:p>13</text:p>
          </table:table-cell>
          <table:table-cell table:style-name="ce95"/>
          <table:table-cell ns41:value-type="string" table:style-name="ce103" office:value-type="string">
            <text:p>B09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Verveners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9" office:value-type="float">
            <text:p>9</text:p>
          </table:table-cell>
          <table:table-cell ns41:value-type="float" office:value="5" table:style-name="ce64" table:number-columns-repeated="3" office:value-type="float">
            <text:p>5</text:p>
          </table:table-cell>
          <table:table-cell ns41:value-type="float" table:style-name="ce64" office:value="21" office:value-type="float">
            <text:p>21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66" office:value-type="float">
            <text:p>66</text:p>
          </table:table-cell>
          <table:table-cell ns41:value-type="float" table:style-name="ce64" office:value="50" office:value-type="float">
            <text:p>50</text:p>
          </table:table-cell>
          <table:table-cell table:style-name="ce64"/>
          <table:table-cell ns41:value-type="float" table:style-name="ce64" office:value="208" office:value-type="float">
            <text:p>208</text:p>
          </table:table-cell>
          <table:table-cell table:style-name="ce64"/>
          <table:table-cell ns41:value-type="float" table:style-name="ce64" office:value="131" office:value-type="float">
            <text:p>131</text:p>
          </table:table-cell>
          <table:table-cell ns41:value-type="float" table:style-name="ce64" office:value="39" office:value-type="float">
            <text:p>39</text:p>
          </table:table-cell>
          <table:table-cell ns41:value-type="float" table:style-name="ce64" office:value="532" office:value-type="float">
            <text:p>532</text:p>
          </table:table-cell>
          <table:table-cell ns41:value-type="float" table:style-name="ce64" office:value="54" office:value-type="float">
            <text:p>54</text:p>
          </table:table-cell>
          <table:table-cell ns41:value-type="float" table:style-name="ce64" office:value="238" office:value-type="float">
            <text:p>238</text:p>
          </table:table-cell>
          <table:table-cell ns41:value-type="float" table:style-name="ce64" office:value="88" office:value-type="float">
            <text:p>88</text:p>
          </table:table-cell>
          <table:table-cell ns41:value-type="float" table:style-name="ce64" office:value="126" office:value-type="float">
            <text:p>126</text:p>
          </table:table-cell>
          <table:table-cell ns41:value-type="float" table:style-name="ce64" office:value="50" office:value-type="float">
            <text:p>50</text:p>
          </table:table-cell>
          <table:table-cell ns41:value-type="float" table:style-name="ce64" office:value="51" office:value-type="float">
            <text:p>51</text:p>
          </table:table-cell>
          <table:table-cell ns41:value-type="float" table:style-name="ce64" office:value="752" office:value-type="float">
            <text:p>752</text:p>
          </table:table-cell>
          <table:table-cell ns41:value-type="float" table:style-name="ce64" office:value="249" office:value-type="float">
            <text:p>249</text:p>
          </table:table-cell>
          <table:table-cell ns41:value-type="float" table:style-name="ce64" office:value="345" office:value-type="float">
            <text:p>345</text:p>
          </table:table-cell>
          <table:table-cell ns41:value-type="float" table:style-name="ce70" office:value="86" office:value-type="float">
            <text:p>86</text:p>
          </table:table-cell>
          <table:table-cell ns41:value-type="float" table:style-name="ce70" office:value="805" office:value-type="float">
            <text:p>805</text:p>
          </table:table-cell>
          <table:table-cell ns41:value-type="float" table:style-name="ce64" office:value="48" office:value-type="float">
            <text:p>48</text:p>
          </table:table-cell>
          <table:table-cell ns41:value-type="float" table:style-name="ce64" office:value="291" office:value-type="float">
            <text:p>291</text:p>
          </table:table-cell>
          <table:table-cell ns41:value-type="float" table:style-name="ce64" office:value="39" office:value-type="float">
            <text:p>39</text:p>
          </table:table-cell>
          <table:table-cell ns41:value-type="float" table:style-name="ce64" office:value="345" office:value-type="float">
            <text:p>345</text:p>
          </table:table-cell>
          <table:table-cell ns41:value-type="float" table:style-name="ce64" office:value="17" office:value-type="float">
            <text:p>17</text:p>
          </table:table-cell>
          <table:table-cell ns41:value-type="float" table:style-name="ce64" office:value="179" office:value-type="float">
            <text:p>179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25" office:value-type="float">
            <text:p>125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71" office:value-type="float">
            <text:p>71</text:p>
          </table:table-cell>
          <table:table-cell table:style-name="ce64"/>
          <table:table-cell ns41:value-type="float" table:style-name="ce64" office:value="27" office:value-type="float">
            <text:p>27</text:p>
          </table:table-cell>
          <table:table-cell table:style-name="ce64"/>
          <table:table-cell ns41:value-type="float" table:style-name="ce64" office:value="44" office:value-type="float">
            <text:p>44</text:p>
          </table:table-cell>
          <table:table-cell table:style-name="ce64"/>
          <table:table-cell ns41:value-type="float" table:style-name="ce64" office:value="21" office:value-type="float">
            <text:p>21</text:p>
          </table:table-cell>
          <table:table-cell table:style-name="ce64" table:number-columns-repeated="5"/>
          <table:table-cell ns41:value-type="float" table:style-name="ce68" office:value="2269" office:value-type="float">
            <text:p>2269</text:p>
          </table:table-cell>
          <table:table-cell ns41:value-type="float" table:style-name="ce68" office:value="1284" office:value-type="float">
            <text:p>1284</text:p>
          </table:table-cell>
          <table:table-cell ns41:value-type="float" table:style-name="ce68" office:value="1010" office:value-type="float">
            <text:p>1010</text:p>
          </table:table-cell>
          <table:table-cell ns41:value-type="float" table:style-name="ce68" office:value="628" office:value-type="float">
            <text:p>628</text:p>
          </table:table-cell>
          <table:table-cell ns41:value-type="float" table:style-name="ce68" office:value="3279" office:value-type="float">
            <text:p>3279</text:p>
          </table:table-cell>
          <table:table-cell ns41:value-type="float" table:style-name="ce95" office:value="1912" office:value-type="float">
            <text:p>1912</text:p>
          </table:table-cell>
          <table:table-cell ns41:value-type="string" table:style-name="ce103" office:value-type="string">
            <text:p>B09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X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7" office:value-type="float">
            <text:p>17</text:p>
          </table:table-cell>
          <table:table-cell ns41:value-type="float" table:style-name="ce64" office:value="11" office:value-type="float">
            <text:p>11</text:p>
          </table:table-cell>
          <table:table-cell table:style-name="ce64"/>
          <table:table-cell table:style-name="ce70"/>
          <table:table-cell ns41:value-type="float" table:style-name="ce70" office:value="35" office:value-type="float">
            <text:p>35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9" office:value-type="float">
            <text:p>9</text:p>
          </table:table-cell>
          <table:table-cell table:style-name="ce64" table:number-columns-repeated="7"/>
          <table:table-cell ns41:value-type="float" table:style-name="ce68" office:value="94" office:value-type="float">
            <text:p>94</text:p>
          </table:table-cell>
          <table:table-cell ns41:value-type="float" table:style-name="ce68" office:value="21" office:value-type="float">
            <text:p>21</text:p>
          </table:table-cell>
          <table:table-cell table:style-name="ce68" table:number-columns-repeated="2"/>
          <table:table-cell ns41:value-type="float" table:style-name="ce68" office:value="94" office:value-type="float">
            <text:p>94</text:p>
          </table:table-cell>
          <table:table-cell ns41:value-type="float" table:style-name="ce95" office:value="21" office:value-type="float">
            <text:p>21</text:p>
          </table:table-cell>
          <table:table-cell ns41:value-type="string" table:style-name="ce103" office:value-type="string">
            <text:p>T0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X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19"/>
          <table:table-cell ns41:value-type="float" table:style-name="ce68" office:value="11" office:value-type="float">
            <text:p>11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11" office:value-type="float">
            <text:p>11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T0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X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6" office:value-type="float">
            <text:p>16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6" office:value-type="float">
            <text:p>16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T0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IX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9" office:value-type="float">
            <text:p>9</text:p>
          </table:table-cell>
          <table:table-cell ns41:value-type="float" office:value="5" table:style-name="ce64" table:number-columns-repeated="3" office:value-type="float">
            <text:p>5</text:p>
          </table:table-cell>
          <table:table-cell ns41:value-type="float" table:style-name="ce64" office:value="21" office:value-type="float">
            <text:p>21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67" office:value-type="float">
            <text:p>67</text:p>
          </table:table-cell>
          <table:table-cell ns41:value-type="float" table:style-name="ce64" office:value="50" office:value-type="float">
            <text:p>50</text:p>
          </table:table-cell>
          <table:table-cell table:style-name="ce64"/>
          <table:table-cell ns41:value-type="float" table:style-name="ce64" office:value="209" office:value-type="float">
            <text:p>209</text:p>
          </table:table-cell>
          <table:table-cell table:style-name="ce64"/>
          <table:table-cell ns41:value-type="float" table:style-name="ce64" office:value="131" office:value-type="float">
            <text:p>131</text:p>
          </table:table-cell>
          <table:table-cell ns41:value-type="float" table:style-name="ce64" office:value="39" office:value-type="float">
            <text:p>39</text:p>
          </table:table-cell>
          <table:table-cell ns41:value-type="float" table:style-name="ce64" office:value="532" office:value-type="float">
            <text:p>532</text:p>
          </table:table-cell>
          <table:table-cell ns41:value-type="float" table:style-name="ce64" office:value="54" office:value-type="float">
            <text:p>54</text:p>
          </table:table-cell>
          <table:table-cell ns41:value-type="float" table:style-name="ce64" office:value="238" office:value-type="float">
            <text:p>238</text:p>
          </table:table-cell>
          <table:table-cell ns41:value-type="float" table:style-name="ce64" office:value="88" office:value-type="float">
            <text:p>88</text:p>
          </table:table-cell>
          <table:table-cell ns41:value-type="float" table:style-name="ce64" office:value="128" office:value-type="float">
            <text:p>128</text:p>
          </table:table-cell>
          <table:table-cell ns41:value-type="float" table:style-name="ce64" office:value="50" office:value-type="float">
            <text:p>50</text:p>
          </table:table-cell>
          <table:table-cell ns41:value-type="float" table:style-name="ce64" office:value="51" office:value-type="float">
            <text:p>51</text:p>
          </table:table-cell>
          <table:table-cell ns41:value-type="float" table:style-name="ce64" office:value="761" office:value-type="float">
            <text:p>761</text:p>
          </table:table-cell>
          <table:table-cell ns41:value-type="float" table:style-name="ce64" office:value="250" office:value-type="float">
            <text:p>250</text:p>
          </table:table-cell>
          <table:table-cell ns41:value-type="float" table:style-name="ce64" office:value="345" office:value-type="float">
            <text:p>345</text:p>
          </table:table-cell>
          <table:table-cell ns41:value-type="float" table:style-name="ce70" office:value="86" office:value-type="float">
            <text:p>86</text:p>
          </table:table-cell>
          <table:table-cell ns41:value-type="float" table:style-name="ce70" office:value="815" office:value-type="float">
            <text:p>815</text:p>
          </table:table-cell>
          <table:table-cell ns41:value-type="float" table:style-name="ce64" office:value="49" office:value-type="float">
            <text:p>49</text:p>
          </table:table-cell>
          <table:table-cell ns41:value-type="float" table:style-name="ce64" office:value="291" office:value-type="float">
            <text:p>291</text:p>
          </table:table-cell>
          <table:table-cell ns41:value-type="float" table:style-name="ce64" office:value="39" office:value-type="float">
            <text:p>39</text:p>
          </table:table-cell>
          <table:table-cell ns41:value-type="float" table:style-name="ce64" office:value="356" office:value-type="float">
            <text:p>356</text:p>
          </table:table-cell>
          <table:table-cell ns41:value-type="float" table:style-name="ce64" office:value="18" office:value-type="float">
            <text:p>18</text:p>
          </table:table-cell>
          <table:table-cell ns41:value-type="float" table:style-name="ce64" office:value="179" office:value-type="float">
            <text:p>179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25" office:value-type="float">
            <text:p>125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71" office:value-type="float">
            <text:p>71</text:p>
          </table:table-cell>
          <table:table-cell table:style-name="ce64"/>
          <table:table-cell ns41:value-type="float" table:style-name="ce64" office:value="27" office:value-type="float">
            <text:p>27</text:p>
          </table:table-cell>
          <table:table-cell table:style-name="ce64"/>
          <table:table-cell ns41:value-type="float" table:style-name="ce64" office:value="44" office:value-type="float">
            <text:p>44</text:p>
          </table:table-cell>
          <table:table-cell table:style-name="ce64"/>
          <table:table-cell ns41:value-type="float" table:style-name="ce64" office:value="21" office:value-type="float">
            <text:p>21</text:p>
          </table:table-cell>
          <table:table-cell table:style-name="ce64" table:number-columns-repeated="5"/>
          <table:table-cell ns41:value-type="float" table:style-name="ce68" office:value="2299" office:value-type="float">
            <text:p>2299</text:p>
          </table:table-cell>
          <table:table-cell ns41:value-type="float" table:style-name="ce68" office:value="1291" office:value-type="float">
            <text:p>1291</text:p>
          </table:table-cell>
          <table:table-cell ns41:value-type="float" table:style-name="ce68" office:value="1010" office:value-type="float">
            <text:p>1010</text:p>
          </table:table-cell>
          <table:table-cell ns41:value-type="float" table:style-name="ce68" office:value="628" office:value-type="float">
            <text:p>628</text:p>
          </table:table-cell>
          <table:table-cell ns41:value-type="float" table:style-name="ce68" office:value="3309" office:value-type="float">
            <text:p>3309</text:p>
          </table:table-cell>
          <table:table-cell ns41:value-type="float" table:style-name="ce95" office:value="1919" office:value-type="float">
            <text:p>1919</text:p>
          </table:table-cell>
          <table:table-cell ns41:value-type="string" table:style-name="ce103" office:value-type="string">
            <text:p>T0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IX</text:p>
          </table:table-cell>
          <table:table-cell table:style-name="ce39"/>
          <table:table-cell/>
          <table:table-cell ns41:value-type="float" table:style-name="ce55" office:value="9" office:value-type="float">
            <text:p>9</text:p>
          </table:table-cell>
          <table:table-cell ns41:value-type="float" office:value="5" table:style-name="ce64" table:number-columns-repeated="3" office:value-type="float">
            <text:p>5</text:p>
          </table:table-cell>
          <table:table-cell ns41:value-type="float" table:style-name="ce64" office:value="21" office:value-type="float">
            <text:p>21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67" office:value-type="float">
            <text:p>67</text:p>
          </table:table-cell>
          <table:table-cell ns41:value-type="float" table:style-name="ce64" office:value="50" office:value-type="float">
            <text:p>50</text:p>
          </table:table-cell>
          <table:table-cell table:style-name="ce64"/>
          <table:table-cell ns41:value-type="float" table:style-name="ce64" office:value="209" office:value-type="float">
            <text:p>209</text:p>
          </table:table-cell>
          <table:table-cell table:style-name="ce64"/>
          <table:table-cell ns41:value-type="float" table:style-name="ce64" office:value="131" office:value-type="float">
            <text:p>131</text:p>
          </table:table-cell>
          <table:table-cell ns41:value-type="float" table:style-name="ce64" office:value="39" office:value-type="float">
            <text:p>39</text:p>
          </table:table-cell>
          <table:table-cell ns41:value-type="float" table:style-name="ce64" office:value="534" office:value-type="float">
            <text:p>534</text:p>
          </table:table-cell>
          <table:table-cell ns41:value-type="float" table:style-name="ce64" office:value="54" office:value-type="float">
            <text:p>54</text:p>
          </table:table-cell>
          <table:table-cell ns41:value-type="float" table:style-name="ce64" office:value="238" office:value-type="float">
            <text:p>238</text:p>
          </table:table-cell>
          <table:table-cell ns41:value-type="float" table:style-name="ce64" office:value="90" office:value-type="float">
            <text:p>90</text:p>
          </table:table-cell>
          <table:table-cell ns41:value-type="float" table:style-name="ce64" office:value="129" office:value-type="float">
            <text:p>129</text:p>
          </table:table-cell>
          <table:table-cell ns41:value-type="float" table:style-name="ce64" office:value="50" office:value-type="float">
            <text:p>50</text:p>
          </table:table-cell>
          <table:table-cell ns41:value-type="float" table:style-name="ce64" office:value="51" office:value-type="float">
            <text:p>51</text:p>
          </table:table-cell>
          <table:table-cell ns41:value-type="float" table:style-name="ce64" office:value="784" office:value-type="float">
            <text:p>784</text:p>
          </table:table-cell>
          <table:table-cell ns41:value-type="float" table:style-name="ce64" office:value="265" office:value-type="float">
            <text:p>265</text:p>
          </table:table-cell>
          <table:table-cell ns41:value-type="float" table:style-name="ce64" office:value="345" office:value-type="float">
            <text:p>345</text:p>
          </table:table-cell>
          <table:table-cell ns41:value-type="float" table:style-name="ce70" office:value="86" office:value-type="float">
            <text:p>86</text:p>
          </table:table-cell>
          <table:table-cell ns41:value-type="float" table:style-name="ce70" office:value="864" office:value-type="float">
            <text:p>864</text:p>
          </table:table-cell>
          <table:table-cell ns41:value-type="float" table:style-name="ce64" office:value="57" office:value-type="float">
            <text:p>57</text:p>
          </table:table-cell>
          <table:table-cell ns41:value-type="float" table:style-name="ce64" office:value="291" office:value-type="float">
            <text:p>291</text:p>
          </table:table-cell>
          <table:table-cell ns41:value-type="float" table:style-name="ce64" office:value="39" office:value-type="float">
            <text:p>39</text:p>
          </table:table-cell>
          <table:table-cell ns41:value-type="float" table:style-name="ce64" office:value="376" office:value-type="float">
            <text:p>376</text:p>
          </table:table-cell>
          <table:table-cell ns41:value-type="float" table:style-name="ce64" office:value="20" office:value-type="float">
            <text:p>20</text:p>
          </table:table-cell>
          <table:table-cell ns41:value-type="float" table:style-name="ce64" office:value="179" office:value-type="float">
            <text:p>179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37" office:value-type="float">
            <text:p>137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77" office:value-type="float">
            <text:p>77</text:p>
          </table:table-cell>
          <table:table-cell table:style-name="ce64"/>
          <table:table-cell ns41:value-type="float" table:style-name="ce64" office:value="27" office:value-type="float">
            <text:p>27</text:p>
          </table:table-cell>
          <table:table-cell table:style-name="ce64"/>
          <table:table-cell ns41:value-type="float" table:style-name="ce64" office:value="53" office:value-type="float">
            <text:p>53</text:p>
          </table:table-cell>
          <table:table-cell table:style-name="ce64"/>
          <table:table-cell ns41:value-type="float" table:style-name="ce64" office:value="21" office:value-type="float">
            <text:p>21</text:p>
          </table:table-cell>
          <table:table-cell table:style-name="ce64" table:number-columns-repeated="5"/>
          <table:table-cell ns41:value-type="float" table:style-name="ce68" office:value="2420" office:value-type="float">
            <text:p>2420</text:p>
          </table:table-cell>
          <table:table-cell ns41:value-type="float" table:style-name="ce68" office:value="1319" office:value-type="float">
            <text:p>1319</text:p>
          </table:table-cell>
          <table:table-cell ns41:value-type="float" table:style-name="ce68" office:value="1010" office:value-type="float">
            <text:p>1010</text:p>
          </table:table-cell>
          <table:table-cell ns41:value-type="float" table:style-name="ce68" office:value="628" office:value-type="float">
            <text:p>628</text:p>
          </table:table-cell>
          <table:table-cell ns41:value-type="float" table:style-name="ce68" office:value="3430" office:value-type="float">
            <text:p>3430</text:p>
          </table:table-cell>
          <table:table-cell ns41:value-type="float" table:style-name="ce95" office:value="1947" office:value-type="float">
            <text:p>1947</text:p>
          </table:table-cell>
          <table:table-cell ns41:value-type="string" table:style-name="ce103" office:value-type="string">
            <text:p>T0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6" office:value-type="float">
            <text:p>156</text:p>
          </table:table-cell>
          <table:table-cell ns41:value-type="float" table:style-name="ce107" office:value="157" office:value-type="float">
            <text:p>157</text:p>
          </table:table-cell>
          <table:table-cell ns41:value-type="string" table:style-name="ce114" office:value-type="string">
            <text:p>BRT188905020152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</text:p>
          </table:table-cell>
          <table:table-cell table:style-name="ce11" table:number-columns-repeated="2"/>
          <table:table-cell ns41:value-type="string" table:style-name="ce27" office:value-type="string">
            <text:p>Metalen (bewerking va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Edele metalen en munt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0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Goudsm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9" office:value-type="float">
            <text:p>9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9" office:value-type="float">
            <text:p>9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0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Goudsmed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2" office:value-type="float">
            <text:p>2</text:p>
          </table:table-cell>
          <table:table-cell ns41:value-type="float" table:style-name="ce68" office:value="12" office:value-type="float">
            <text:p>12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2" office:value-type="float">
            <text:p>12</text:p>
          </table:table-cell>
          <table:table-cell ns41:value-type="string" table:style-name="ce103" office:value-type="string">
            <text:p>B10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Niet-edele metalen (behalve ijzer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0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Blikslage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10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Blikslag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0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Ketel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0b1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Koperslag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table:style-name="ce70"/>
          <table:table-cell ns41:value-type="float" table:style-name="ce70" office:value="7" office:value-type="float">
            <text:p>7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6" office:value-type="float">
            <text:p>16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7" office:value-type="float">
            <text:p>17</text:p>
          </table:table-cell>
          <table:table-cell table:style-name="ce95"/>
          <table:table-cell ns41:value-type="string" table:style-name="ce103" office:value-type="string">
            <text:p>B10b1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Koperslag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office:value="2" table:style-name="ce64" table:number-columns-repeated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0"/>
          <table:table-cell ns41:value-type="float" table:style-name="ce68" office:value="4" office:value-type="float">
            <text:p>4</text:p>
          </table:table-cell>
          <table:table-cell ns41:value-type="float" table:style-name="ce68" office:value="23" office:value-type="float">
            <text:p>23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23" office:value-type="float">
            <text:p>23</text:p>
          </table:table-cell>
          <table:table-cell ns41:value-type="string" table:style-name="ce103" office:value-type="string">
            <text:p>B10b1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Metaaldraai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0b2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Metaalgie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0b2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Metaalverguld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0b2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Zandvorm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office:annotation draw:style-name="gr1" svg:height="2.09cm" draw:caption-point-y="0.274cm" svg:width="4.029cm" svg:x="67.95cm" draw:caption-point-x="-0.43cm" svg:y="114.43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svg:height="2.09cm" draw:caption-point-y="0.274cm" svg:width="4.029cm" svg:x="69.349cm" draw:caption-point-x="-0.43cm" svg:y="114.43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 table:number-columns-repeated="10"/>
          <table:table-cell ns41:value-type="float" table:style-name="ce68" office:value="17" office:value-type="float">
            <text:p>17</text:p>
          </table:table-cell>
          <table:table-cell ns41:value-type="float" table:style-name="ce68" office:value="14" office:value-type="float">
            <text:p>14</text:p>
          </table:table-cell>
          <table:table-cell table:style-name="ce68" table:number-columns-repeated="2"/>
          <table:table-cell ns41:value-type="float" table:style-name="ce68" office:value="17" office:value-type="float">
            <text:p>17</text:p>
          </table:table-cell>
          <table:table-cell ns41:value-type="float" table:style-name="ce95" office:value="14" office:value-type="float">
            <text:p>14</text:p>
          </table:table-cell>
          <table:table-cell ns41:value-type="string" table:style-name="ce103" office:value-type="string">
            <text:p>B10b3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IJzer en staal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0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Fabricage van spelden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4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0c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Fabricage van ijzer en ijzerwar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4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0c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Fabricage van ijzer en ijzerwar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0c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Hoefsmeden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10"/>
          <table:table-cell ns41:value-type="float" office:value="3" table:style-name="ce68" table:number-columns-repeated="2" office:value-type="float">
            <text:p>3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10c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Smeden en slotenma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2" office:value-type="float">
            <text:p>22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31" office:value-type="float">
            <text:p>31</text:p>
          </table:table-cell>
          <table:table-cell table:style-name="ce64" table:number-columns-repeated="3"/>
          <table:table-cell ns41:value-type="float" table:style-name="ce64" office:value="22" office:value-type="float">
            <text:p>2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86" office:value-type="float">
            <text:p>86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86" office:value-type="float">
            <text:p>86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10c1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Smeden en slotenmak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10c1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Smeden en sloten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7" office:value-type="float">
            <text:p>17</text:p>
          </table:table-cell>
          <table:table-cell table:style-name="ce64" table:number-columns-repeated="2"/>
          <table:table-cell ns41:value-type="float" table:style-name="ce64" office:value="19" office:value-type="float">
            <text:p>19</text:p>
          </table:table-cell>
          <table:table-cell table:style-name="ce64" table:number-columns-repeated="3"/>
          <table:table-cell ns41:value-type="float" table:style-name="ce64" office:value="39" office:value-type="float">
            <text:p>39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ns41:value-type="float" table:style-name="ce64" office:value="9" office:value-type="float">
            <text:p>9</text:p>
          </table:table-cell>
          <table:table-cell ns41:value-type="float" table:style-name="ce64" office:value="25" office:value-type="float">
            <text:p>25</text:p>
          </table:table-cell>
          <table:table-cell table:style-name="ce64"/>
          <table:table-cell table:style-name="ce70"/>
          <table:table-cell ns41:value-type="float" table:style-name="ce70" office:value="16" office:value-type="float">
            <text:p>16</text:p>
          </table:table-cell>
          <table:table-cell ns41:value-type="float" table:style-name="ce64" office:value="28" office:value-type="float">
            <text:p>28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46" office:value-type="float">
            <text:p>46</text:p>
          </table:table-cell>
          <table:table-cell ns41:value-type="float" table:style-name="ce68" office:value="150" office:value-type="float">
            <text:p>150</text:p>
          </table:table-cell>
          <table:table-cell table:style-name="ce68" table:number-columns-repeated="2"/>
          <table:table-cell ns41:value-type="float" table:style-name="ce68" office:value="46" office:value-type="float">
            <text:p>46</text:p>
          </table:table-cell>
          <table:table-cell ns41:value-type="float" table:style-name="ce95" office:value="150" office:value-type="float">
            <text:p>150</text:p>
          </table:table-cell>
          <table:table-cell ns41:value-type="string" table:style-name="ce103" office:value-type="string">
            <text:p>B10c1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IJzergiet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18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0c1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8" office:value-type="float">
            <text:p>28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42" office:value-type="float">
            <text:p>42</text:p>
          </table:table-cell>
          <table:table-cell table:style-name="ce64" table:number-columns-repeated="3"/>
          <table:table-cell ns41:value-type="float" table:style-name="ce64" office:value="27" office:value-type="float">
            <text:p>27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10" office:value-type="float">
            <text:p>10</text:p>
          </table:table-cell>
          <table:table-cell table:style-name="ce64" table:number-columns-repeated="3"/>
          <table:table-cell ns41:value-type="float" office:value="2" table:style-name="ce64" table:number-columns-repeated="2" office:value-type="float">
            <text:p>2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7"/>
          <table:table-cell ns41:value-type="float" table:style-name="ce68" office:value="114" office:value-type="float">
            <text:p>11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15" office:value-type="float">
            <text:p>115</text:p>
          </table:table-cell>
          <table:table-cell ns41:value-type="float" table:style-name="ce95" office:value="6" office:value-type="float">
            <text:p>6</text:p>
          </table:table-cell>
          <table:table-cell ns41:value-type="string" table:style-name="ce103" office:value-type="string">
            <text:p>T1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4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1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68" office:value="3" office:value-type="float">
            <text:p>3</text:p>
          </table:table-cell>
          <table:table-cell table:style-name="ce95"/>
          <table:table-cell ns41:value-type="string" table:style-name="ce103" office:value-type="string">
            <text:p>T1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22" office:value-type="float">
            <text:p>22</text:p>
          </table:table-cell>
          <table:table-cell table:style-name="ce64" table:number-columns-repeated="2"/>
          <table:table-cell ns41:value-type="float" table:style-name="ce64" office:value="27" office:value-type="float">
            <text:p>27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53" office:value-type="float">
            <text:p>53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3" office:value-type="float">
            <text:p>13</text:p>
          </table:table-cell>
          <table:table-cell table:style-name="ce64" table:number-columns-repeated="2"/>
          <table:table-cell ns41:value-type="float" table:style-name="ce64" office:value="20" office:value-type="float">
            <text:p>20</text:p>
          </table:table-cell>
          <table:table-cell ns41:value-type="float" table:style-name="ce64" office:value="36" office:value-type="float">
            <text:p>36</text:p>
          </table:table-cell>
          <table:table-cell table:style-name="ce64"/>
          <table:table-cell table:style-name="ce70"/>
          <table:table-cell ns41:value-type="float" table:style-name="ce70" office:value="31" office:value-type="float">
            <text:p>31</text:p>
          </table:table-cell>
          <table:table-cell ns41:value-type="float" table:style-name="ce64" office:value="32" office:value-type="float">
            <text:p>32</text:p>
          </table:table-cell>
          <table:table-cell table:style-name="ce6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office:value="7" table:style-name="ce64" table:number-columns-repeated="2" office:value-type="float">
            <text:p>7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80" office:value-type="float">
            <text:p>80</text:p>
          </table:table-cell>
          <table:table-cell ns41:value-type="float" table:style-name="ce68" office:value="209" office:value-type="float">
            <text:p>209</text:p>
          </table:table-cell>
          <table:table-cell table:style-name="ce68" table:number-columns-repeated="2"/>
          <table:table-cell ns41:value-type="float" table:style-name="ce68" office:value="80" office:value-type="float">
            <text:p>80</text:p>
          </table:table-cell>
          <table:table-cell ns41:value-type="float" table:style-name="ce95" office:value="209" office:value-type="float">
            <text:p>209</text:p>
          </table:table-cell>
          <table:table-cell ns41:value-type="string" table:style-name="ce103" office:value-type="string">
            <text:p>T1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</text:p>
          </table:table-cell>
          <table:table-cell table:style-name="ce39"/>
          <table:table-cell/>
          <table:table-cell table:style-name="ce55"/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22" office:value-type="float">
            <text:p>22</text:p>
          </table:table-cell>
          <table:table-cell table:style-name="ce64" table:number-columns-repeated="2"/>
          <table:table-cell ns41:value-type="float" table:style-name="ce64" office:value="27" office:value-type="float">
            <text:p>27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53" office:value-type="float">
            <text:p>53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3" office:value-type="float">
            <text:p>13</text:p>
          </table:table-cell>
          <table:table-cell table:style-name="ce64" table:number-columns-repeated="2"/>
          <table:table-cell ns41:value-type="float" table:style-name="ce64" office:value="50" office:value-type="float">
            <text:p>50</text:p>
          </table:table-cell>
          <table:table-cell ns41:value-type="float" table:style-name="ce64" office:value="39" office:value-type="float">
            <text:p>39</text:p>
          </table:table-cell>
          <table:table-cell table:style-name="ce64"/>
          <table:table-cell table:style-name="ce70"/>
          <table:table-cell ns41:value-type="float" table:style-name="ce70" office:value="73" office:value-type="float">
            <text:p>73</text:p>
          </table:table-cell>
          <table:table-cell ns41:value-type="float" table:style-name="ce64" office:value="32" office:value-type="float">
            <text:p>32</text:p>
          </table:table-cell>
          <table:table-cell table:style-name="ce64" table:number-columns-repeated="2"/>
          <table:table-cell ns41:value-type="float" table:style-name="ce64" office:value="42" office:value-type="float">
            <text:p>42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7" office:value-type="float">
            <text:p>17</text:p>
          </table:table-cell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197" office:value-type="float">
            <text:p>197</text:p>
          </table:table-cell>
          <table:table-cell ns41:value-type="float" table:style-name="ce68" office:value="216" office:value-type="float">
            <text:p>216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98" office:value-type="float">
            <text:p>198</text:p>
          </table:table-cell>
          <table:table-cell ns41:value-type="float" table:style-name="ce95" office:value="216" office:value-type="float">
            <text:p>216</text:p>
          </table:table-cell>
          <table:table-cell ns41:value-type="string" table:style-name="ce103" office:value-type="string">
            <text:p>T1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I</text:p>
          </table:table-cell>
          <table:table-cell table:style-name="ce11" table:number-columns-repeated="2"/>
          <table:table-cell ns41:value-type="string" table:style-name="ce11" office:value-type="string">
            <text:p>Papier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11" office:value-type="string">
            <text:p>Papier- en kartonvervaardig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1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0"/>
          <table:table-cell ns41:value-type="float" table:style-name="ce11" office:value="20" office:value-type="float">
            <text:p>20</text:p>
          </table:table-cell>
          <table:table-cell ns41:value-type="string" table:style-name="ce11" office:value-type="string">
            <text:p>Fabricage van papier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16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1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Papier- en kartonbewerk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1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Doozenplak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1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Zakkenplak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1b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11" office:value-type="string">
            <text:p>Totaal voor X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T1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11" office:value-type="string">
            <text:p>Totaal voor X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1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11" office:value-type="string">
            <text:p>Totaal voor X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1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11" office:value-type="string">
            <text:p>Totaal voor XI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14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T1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11" office:value-type="string">
            <text:p>Totaal voor groep XI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14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T1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II</text:p>
          </table:table-cell>
          <table:table-cell table:style-name="ce11" table:number-columns-repeated="2"/>
          <table:table-cell ns41:value-type="string" table:style-name="ce27" office:value-type="string">
            <text:p>Scheepsbouw, vervaardiging van rijtuig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Scheepsbouw (incl. marine-inrichting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2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11" office:value-type="string">
            <text:p>Blok- en mastenma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12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11" office:value-type="string">
            <text:p>Blok- en masten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2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7" office:value-type="string">
            <text:p>Scheepsma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17" office:value-type="float">
            <text:p>17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8" office:value-type="float">
            <text:p>18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2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7" office:value-type="string">
            <text:p>Scheepsmak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2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3" table:number-columns-repeated="2"/>
          <table:table-cell ns41:value-type="float" table:style-name="ce13" office:value="27" office:value-type="float">
            <text:p>27</text:p>
          </table:table-cell>
          <table:table-cell ns41:value-type="string" table:style-name="ce27" office:value-type="string">
            <text:p>Scheepsmakers</text:p>
          </table:table-cell>
          <table:table-cell ns41:value-type="string" table:style-name="ce42" office:value-type="string">
            <text:p>D</text:p>
          </table:table-cell>
          <table:table-cell table:style-name="ce47"/>
          <table:table-cell table:style-name="ce57"/>
          <table:table-cell table:style-name="ce64"/>
          <table:table-cell ns41:value-type="float" table:style-name="ce70" office:value="1" office:value-type="float">
            <text:p>1</text:p>
          </table:table-cell>
          <table:table-cell table:style-name="ce70" table:number-columns-repeated="3"/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ns41:value-type="float" table:style-name="ce70" office:value="3" office:value-type="float">
            <text:p>3</text:p>
          </table:table-cell>
          <table:table-cell table:style-name="ce70" table:number-columns-repeated="2"/>
          <table:table-cell ns41:value-type="float" table:style-name="ce70" office:value="1" office:value-type="float">
            <text:p>1</text:p>
          </table:table-cell>
          <table:table-cell ns41:value-type="float" table:style-name="ce70" office:value="12" office:value-type="float">
            <text:p>12</text:p>
          </table:table-cell>
          <table:table-cell table:style-name="ce70" table:number-columns-repeated="2"/>
          <table:table-cell ns41:value-type="float" office:value="1" table:style-name="ce70" table:number-columns-repeated="2" office:value-type="float">
            <text:p>1</text:p>
          </table:table-cell>
          <table:table-cell table:style-name="ce70" table:number-columns-repeated="2"/>
          <table:table-cell ns41:value-type="float" table:style-name="ce70" office:value="24" office:value-type="float">
            <text:p>24</text:p>
          </table:table-cell>
          <table:table-cell ns41:value-type="float" table:style-name="ce70" office:value="4" office:value-type="float">
            <text:p>4</text:p>
          </table:table-cell>
          <table:table-cell table:style-name="ce70" table:number-columns-repeated="2"/>
          <table:table-cell ns41:value-type="float" table:style-name="ce70" office:value="24" office:value-type="float">
            <text:p>24</text:p>
          </table:table-cell>
          <table:table-cell ns41:value-type="float" table:style-name="ce70" office:value="4" office:value-type="float">
            <text:p>4</text:p>
          </table:table-cell>
          <table:table-cell table:style-name="ce70" table:number-columns-repeated="2"/>
          <table:table-cell ns41:value-type="float" table:style-name="ce70" office:value="14" office:value-type="float">
            <text:p>14</text:p>
          </table:table-cell>
          <table:table-cell ns41:value-type="float" table:style-name="ce70" office:value="1" office:value-type="float">
            <text:p>1</text:p>
          </table:table-cell>
          <table:table-cell table:style-name="ce70" table:number-columns-repeated="2"/>
          <table:table-cell ns41:value-type="float" table:style-name="ce70" office:value="8" office:value-type="float">
            <text:p>8</text:p>
          </table:table-cell>
          <table:table-cell ns41:value-type="float" table:style-name="ce70" office:value="1" office:value-type="float">
            <text:p>1</text:p>
          </table:table-cell>
          <table:table-cell table:style-name="ce70" table:number-columns-repeated="2"/>
          <table:table-cell ns41:value-type="float" table:style-name="ce70" office:value="5" office:value-type="float">
            <text:p>5</text:p>
          </table:table-cell>
          <table:table-cell table:style-name="ce70" table:number-columns-repeated="3"/>
          <table:table-cell ns41:value-type="float" table:style-name="ce70" office:value="1" office:value-type="float">
            <text:p>1</text:p>
          </table:table-cell>
          <table:table-cell table:style-name="ce70" table:number-columns-repeated="7"/>
          <table:table-cell ns41:value-type="float" table:style-name="ce70" office:value="78" office:value-type="float">
            <text:p>78</text:p>
          </table:table-cell>
          <table:table-cell ns41:value-type="float" table:style-name="ce70" office:value="32" office:value-type="float">
            <text:p>32</text:p>
          </table:table-cell>
          <table:table-cell table:style-name="ce70" table:number-columns-repeated="2"/>
          <table:table-cell ns41:value-type="float" table:style-name="ce70" office:value="78" office:value-type="float">
            <text:p>78</text:p>
          </table:table-cell>
          <table:table-cell ns41:value-type="float" table:style-name="ce97" office:value="32" office:value-type="float">
            <text:p>32</text:p>
          </table:table-cell>
          <table:table-cell ns41:value-type="string" table:style-name="ce103" office:value-type="string">
            <text:p>B12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58" office:value-type="float">
            <text:p>158</text:p>
          </table:table-cell>
          <table:table-cell ns41:value-type="float" table:style-name="ce107" office:value="159" office:value-type="float">
            <text:p>159</text:p>
          </table:table-cell>
          <table:table-cell ns41:value-type="string" table:style-name="ce114" office:value-type="string">
            <text:p>BRT18890502015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Rijtuig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2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Fabricage van rijtuig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12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Fabricage van wagens (wagenmakers)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4" office:value-type="float">
            <text:p>14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14" office:value-type="float">
            <text:p>14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2b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Fabricage van wagens (wagenmakers)</text:p>
          </table:table-cell>
          <table:table-cell ns41:value-type="string" table:style-name="ce40" office:value-type="string">
            <text:p>C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2b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Fabricage van wagens (wagenmakers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6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7" office:value-type="float">
            <text:p>7</text:p>
          </table:table-cell>
          <table:table-cell ns41:value-type="float" table:style-name="ce68" office:value="16" office:value-type="float">
            <text:p>16</text:p>
          </table:table-cell>
          <table:table-cell table:style-name="ce68" table:number-columns-repeated="2"/>
          <table:table-cell ns41:value-type="float" table:style-name="ce68" office:value="7" office:value-type="float">
            <text:p>7</text:p>
          </table:table-cell>
          <table:table-cell ns41:value-type="float" table:style-name="ce95" office:value="16" office:value-type="float">
            <text:p>16</text:p>
          </table:table-cell>
          <table:table-cell ns41:value-type="string" table:style-name="ce103" office:value-type="string">
            <text:p>B12b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9" office:value-type="float">
            <text:p>9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1" office:value-type="float">
            <text:p>11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10" office:value-type="float">
            <text:p>10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35" office:value-type="float">
            <text:p>3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36" office:value-type="float">
            <text:p>36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T1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1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T1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I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17" office:value-type="float">
            <text:p>17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27" office:value-type="float">
            <text:p>27</text:p>
          </table:table-cell>
          <table:table-cell ns41:value-type="float" table:style-name="ce64" office:value="6" office:value-type="float">
            <text:p>6</text:p>
          </table:table-cell>
          <table:table-cell table:style-name="ce64"/>
          <table:table-cell table:style-name="ce70"/>
          <table:table-cell ns41:value-type="float" table:style-name="ce70" office:value="26" office:value-type="float">
            <text:p>26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9" office:value-type="float">
            <text:p>9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7"/>
          <table:table-cell ns41:value-type="float" table:style-name="ce68" office:value="86" office:value-type="float">
            <text:p>86</text:p>
          </table:table-cell>
          <table:table-cell ns41:value-type="float" table:style-name="ce68" office:value="49" office:value-type="float">
            <text:p>49</text:p>
          </table:table-cell>
          <table:table-cell table:style-name="ce68" table:number-columns-repeated="2"/>
          <table:table-cell ns41:value-type="float" table:style-name="ce68" office:value="86" office:value-type="float">
            <text:p>86</text:p>
          </table:table-cell>
          <table:table-cell ns41:value-type="float" table:style-name="ce95" office:value="49" office:value-type="float">
            <text:p>49</text:p>
          </table:table-cell>
          <table:table-cell ns41:value-type="string" table:style-name="ce103" office:value-type="string">
            <text:p>T1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II</text:p>
          </table:table-cell>
          <table:table-cell table:style-name="ce39"/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18" office:value-type="float">
            <text:p>18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36" office:value-type="float">
            <text:p>36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table:style-name="ce70"/>
          <table:table-cell ns41:value-type="float" table:style-name="ce70" office:value="38" office:value-type="float">
            <text:p>38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4" office:value-type="float">
            <text:p>2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7"/>
          <table:table-cell ns41:value-type="float" table:style-name="ce68" office:value="122" office:value-type="float">
            <text:p>122</text:p>
          </table:table-cell>
          <table:table-cell ns41:value-type="float" table:style-name="ce68" office:value="53" office:value-type="float">
            <text:p>53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23" office:value-type="float">
            <text:p>123</text:p>
          </table:table-cell>
          <table:table-cell ns41:value-type="float" table:style-name="ce95" office:value="53" office:value-type="float">
            <text:p>53</text:p>
          </table:table-cell>
          <table:table-cell ns41:value-type="string" table:style-name="ce103" office:value-type="string">
            <text:p>T1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XIII</text:p>
          </table:table-cell>
          <table:table-cell table:style-name="ce11" table:number-columns-repeated="2"/>
          <table:table-cell ns41:value-type="string" table:style-name="ce27" office:value-type="string">
            <text:p>Stoom- en andere werktuigen, toestellen, instrumenten, oorlogsmaterieel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Stoom- en andere werktuigen, toestell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3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Fabricage van machine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23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68" office:value="3" office:value-type="float">
            <text:p>3</text:p>
          </table:table-cell>
          <table:table-cell table:style-name="ce95"/>
          <table:table-cell ns41:value-type="string" table:style-name="ce103" office:value-type="string">
            <text:p>B13a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Fabricage van machine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3a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Instrument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3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Fabricage van klokk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13b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Fabricage van muziekinstrument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3b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Horlogema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table:style-name="ce70"/>
          <table:table-cell ns41:value-type="float" table:style-name="ce70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7" office:value-type="float">
            <text:p>17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17" office:value-type="float">
            <text:p>17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3b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Horloge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4" office:value-type="float">
            <text:p>4</text:p>
          </table:table-cell>
          <table:table-cell ns41:value-type="float" table:style-name="ce68" office:value="18" office:value-type="float">
            <text:p>18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18" office:value-type="float">
            <text:p>18</text:p>
          </table:table-cell>
          <table:table-cell ns41:value-type="string" table:style-name="ce103" office:value-type="string">
            <text:p>B13b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Scharenslijp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table:style-name="ce70"/>
          <table:table-cell ns41:value-type="float" table:style-name="ce70" office:value="8" office:value-type="float">
            <text:p>8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19"/>
          <table:table-cell ns41:value-type="float" table:style-name="ce68" office:value="15" office:value-type="float">
            <text:p>15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5" office:value-type="float">
            <text:p>15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13b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3" table:number-columns-repeated="2"/>
          <table:table-cell ns41:value-type="float" table:style-name="ce13" office:value="12" office:value-type="float">
            <text:p>12</text:p>
          </table:table-cell>
          <table:table-cell ns41:value-type="string" table:style-name="ce27" office:value-type="string">
            <text:p>Scharenslijpers</text:p>
          </table:table-cell>
          <table:table-cell ns41:value-type="string" table:style-name="ce42" office:value-type="string">
            <text:p>D</text:p>
          </table:table-cell>
          <table:table-cell table:style-name="ce47"/>
          <table:table-cell table:style-name="ce57"/>
          <table:table-cell table:style-name="ce64"/>
          <table:table-cell table:style-name="ce70" table:number-columns-repeated="7"/>
          <table:table-cell ns41:value-type="float" table:style-name="ce70" office:value="2" office:value-type="float">
            <text:p>2</text:p>
          </table:table-cell>
          <table:table-cell table:style-name="ce70" table:number-columns-repeated="3"/>
          <table:table-cell ns41:value-type="float" table:style-name="ce70" office:value="2" office:value-type="float">
            <text:p>2</text:p>
          </table:table-cell>
          <table:table-cell table:style-name="ce70" table:number-columns-repeated="35"/>
          <table:table-cell ns41:value-type="float" table:style-name="ce70" office:value="4" office:value-type="float">
            <text:p>4</text:p>
          </table:table-cell>
          <table:table-cell table:style-name="ce70" table:number-columns-repeated="3"/>
          <table:table-cell ns41:value-type="float" table:style-name="ce97" office:value="4" office:value-type="float">
            <text:p>4</text:p>
          </table:table-cell>
          <table:table-cell ns41:value-type="string" table:style-name="ce103" office:value-type="string">
            <text:p>B13b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Werktuigkundigen (instrumentmakers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3b1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I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table:style-name="ce70"/>
          <table:table-cell ns41:value-type="float" table:style-name="ce70" office:value="16" office:value-type="float">
            <text:p>16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34" office:value-type="float">
            <text:p>34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34" office:value-type="float">
            <text:p>34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T1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I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1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I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23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68" office:value="3" office:value-type="float">
            <text:p>3</text:p>
          </table:table-cell>
          <table:table-cell table:style-name="ce95"/>
          <table:table-cell ns41:value-type="string" table:style-name="ce103" office:value-type="string">
            <text:p>T1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II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ns41:value-type="float" table:style-name="ce64" office:value="6" office:value-type="float">
            <text:p>6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5" office:value-type="float">
            <text:p>5</text:p>
          </table:table-cell>
          <table:table-cell ns41:value-type="float" table:style-name="ce68" office:value="25" office:value-type="float">
            <text:p>25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25" office:value-type="float">
            <text:p>25</text:p>
          </table:table-cell>
          <table:table-cell ns41:value-type="string" table:style-name="ce103" office:value-type="string">
            <text:p>T1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III</text:p>
          </table:table-cell>
          <table:table-cell table:style-name="ce39"/>
          <table:table-cell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6"/>
          <table:table-cell ns41:value-type="float" table:style-name="ce64" office:value="10" office:value-type="float">
            <text:p>10</text:p>
          </table:table-cell>
          <table:table-cell ns41:value-type="float" table:style-name="ce64" office:value="6" office:value-type="float">
            <text:p>6</text:p>
          </table:table-cell>
          <table:table-cell table:style-name="ce64"/>
          <table:table-cell table:style-name="ce70"/>
          <table:table-cell ns41:value-type="float" table:style-name="ce70" office:value="20" office:value-type="float">
            <text:p>20</text:p>
          </table:table-cell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2" table:style-name="ce64" table:number-columns-repeated="2" office:value-type="float">
            <text:p>2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11"/>
          <table:table-cell ns41:value-type="float" table:style-name="ce68" office:value="42" office:value-type="float">
            <text:p>42</text:p>
          </table:table-cell>
          <table:table-cell ns41:value-type="float" table:style-name="ce68" office:value="29" office:value-type="float">
            <text:p>29</text:p>
          </table:table-cell>
          <table:table-cell table:style-name="ce68" table:number-columns-repeated="2"/>
          <table:table-cell ns41:value-type="float" table:style-name="ce68" office:value="42" office:value-type="float">
            <text:p>42</text:p>
          </table:table-cell>
          <table:table-cell ns41:value-type="float" table:style-name="ce95" office:value="29" office:value-type="float">
            <text:p>29</text:p>
          </table:table-cell>
          <table:table-cell ns41:value-type="string" table:style-name="ce103" office:value-type="string">
            <text:p>T1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IV</text:p>
          </table:table-cell>
          <table:table-cell table:style-name="ce11" table:number-columns-repeated="2"/>
          <table:table-cell ns41:value-type="string" table:style-name="ce27" office:value-type="string">
            <text:p>Textiele nijverheid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Spinnerij van alle stoff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4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Fabricage van gar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4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Fabricage van kato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3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4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Fabricage van kato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4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Weverij, breierij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4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Breis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table:style-name="ce70" table:number-columns-repeated="2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16"/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14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Fabricage van linn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24" office:value-type="float">
            <text:p>24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4" office:value-type="float">
            <text:p>24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4b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Fabricage van linn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ns41:value-type="float" table:style-name="ce64" office:value="6" office:value-type="float">
            <text:p>6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13" office:value-type="float">
            <text:p>13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13" office:value-type="float">
            <text:p>13</text:p>
          </table:table-cell>
          <table:table-cell ns41:value-type="float" table:style-name="ce68" office:value="26" office:value-type="float">
            <text:p>26</text:p>
          </table:table-cell>
          <table:table-cell table:style-name="ce68" table:number-columns-repeated="2"/>
          <table:table-cell ns41:value-type="float" table:style-name="ce68" office:value="13" office:value-type="float">
            <text:p>13</text:p>
          </table:table-cell>
          <table:table-cell ns41:value-type="float" table:style-name="ce95" office:value="26" office:value-type="float">
            <text:p>26</text:p>
          </table:table-cell>
          <table:table-cell ns41:value-type="string" table:style-name="ce103" office:value-type="string">
            <text:p>B14b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Fabricage van wol en wollen stoff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11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9" office:value-type="float">
            <text:p>9</text:p>
          </table:table-cell>
          <table:table-cell table:style-name="ce68" table:number-columns-repeated="3"/>
          <table:table-cell ns41:value-type="float" table:style-name="ce68" office:value="9" office:value-type="float">
            <text:p>9</text:p>
          </table:table-cell>
          <table:table-cell table:style-name="ce95"/>
          <table:table-cell ns41:value-type="string" table:style-name="ce103" office:value-type="string">
            <text:p>B14b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Fabricage van wol en wollen stoff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4b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Band-, kant-, koord- en passementfabriek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4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Fabricage van bont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4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0" office:value-type="float">
            <text:p>160</text:p>
          </table:table-cell>
          <table:table-cell ns41:value-type="float" table:style-name="ce107" office:value="161" office:value-type="float">
            <text:p>161</text:p>
          </table:table-cell>
          <table:table-cell ns41:value-type="string" table:style-name="ce114" office:value-type="string">
            <text:p>BRT188905020154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7" office:value-type="string">
            <text:p>Apprêteerderij, bleekerij, drukkerij, ververij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4d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Blauwverv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23"/>
          <table:table-cell ns41:value-type="float" table:style-name="ce68" office:value="4" office:value-type="float">
            <text:p>4</text:p>
          </table:table-cell>
          <table:table-cell table:style-name="ce68" table:number-columns-repeated="3"/>
          <table:table-cell ns41:value-type="float" table:style-name="ce68" office:value="4" office:value-type="float">
            <text:p>4</text:p>
          </table:table-cell>
          <table:table-cell table:style-name="ce95"/>
          <table:table-cell ns41:value-type="string" table:style-name="ce103" office:value-type="string">
            <text:p>B14d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Blauwverv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22"/>
          <table:table-cell table:style-name="ce68"/>
          <table:table-cell ns41:value-type="float" table:style-name="ce68" office:value="5" office:value-type="float">
            <text:p>5</text:p>
          </table:table-cell>
          <table:table-cell table:style-name="ce68" table:number-columns-repeated="3"/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14d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Katoendruk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4d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7" office:value-type="string">
            <text:p>Zeilmakerij en touwslagerij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4e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Fabricage van touw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8" office:value-type="float">
            <text:p>8</text:p>
          </table:table-cell>
          <table:table-cell table:style-name="ce68" table:number-columns-repeated="3"/>
          <table:table-cell ns41:value-type="float" table:style-name="ce68" office:value="8" office:value-type="float">
            <text:p>8</text:p>
          </table:table-cell>
          <table:table-cell table:style-name="ce95"/>
          <table:table-cell ns41:value-type="string" table:style-name="ce103" office:value-type="string">
            <text:p>B14e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Fabricage van touw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7" office:value-type="float">
            <text:p>17</text:p>
          </table:table-cell>
          <table:table-cell ns41:value-type="float" table:style-name="ce68" office:value="21" office:value-type="float">
            <text:p>21</text:p>
          </table:table-cell>
          <table:table-cell table:style-name="ce68" table:number-columns-repeated="2"/>
          <table:table-cell ns41:value-type="float" table:style-name="ce68" office:value="17" office:value-type="float">
            <text:p>17</text:p>
          </table:table-cell>
          <table:table-cell ns41:value-type="float" table:style-name="ce95" office:value="21" office:value-type="float">
            <text:p>21</text:p>
          </table:table-cell>
          <table:table-cell ns41:value-type="string" table:style-name="ce103" office:value-type="string">
            <text:p>B14e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11" office:value-type="string">
            <text:p>Zeilma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8" office:value-type="float">
            <text:p>8</text:p>
          </table:table-cell>
          <table:table-cell table:style-name="ce68" table:number-columns-repeated="3"/>
          <table:table-cell ns41:value-type="float" table:style-name="ce68" office:value="8" office:value-type="float">
            <text:p>8</text:p>
          </table:table-cell>
          <table:table-cell table:style-name="ce95"/>
          <table:table-cell ns41:value-type="string" table:style-name="ce103" office:value-type="string">
            <text:p>B14e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11" office:value-type="string">
            <text:p>Zeilma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10"/>
          <table:table-cell ns41:value-type="float" table:style-name="ce68" office:value="11" office:value-type="float">
            <text:p>11</text:p>
          </table:table-cell>
          <table:table-cell ns41:value-type="float" table:style-name="ce68" office:value="7" office:value-type="float">
            <text:p>7</text:p>
          </table:table-cell>
          <table:table-cell table:style-name="ce68" table:number-columns-repeated="2"/>
          <table:table-cell ns41:value-type="float" table:style-name="ce68" office:value="11" office:value-type="float">
            <text:p>11</text:p>
          </table:table-cell>
          <table:table-cell ns41:value-type="float" table:style-name="ce95" office:value="7" office:value-type="float">
            <text:p>7</text:p>
          </table:table-cell>
          <table:table-cell ns41:value-type="string" table:style-name="ce103" office:value-type="string">
            <text:p>B14e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V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1" office:value-type="float">
            <text:p>21</text:p>
          </table:table-cell>
          <table:table-cell table:style-name="ce64" table:number-columns-repeated="3"/>
          <table:table-cell ns41:value-type="float" table:style-name="ce64" office:value="13" office:value-type="float">
            <text:p>13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8" office:value-type="float">
            <text:p>8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7"/>
          <table:table-cell ns41:value-type="float" table:style-name="ce68" office:value="54" office:value-type="float">
            <text:p>54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table:style-name="ce68"/>
          <table:table-cell ns41:value-type="float" table:style-name="ce68" office:value="55" office:value-type="float">
            <text:p>55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1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V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1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V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1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V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9" office:value-type="float">
            <text:p>9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12" office:value-type="float">
            <text:p>12</text:p>
          </table:table-cell>
          <table:table-cell table:style-name="ce64"/>
          <table:table-cell table:style-name="ce70"/>
          <table:table-cell ns41:value-type="float" table:style-name="ce70" office:value="11" office:value-type="float">
            <text:p>11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4" office:value-type="float">
            <text:p>14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ns41:value-type="float" table:style-name="ce68" office:value="46" office:value-type="float">
            <text:p>46</text:p>
          </table:table-cell>
          <table:table-cell ns41:value-type="float" table:style-name="ce68" office:value="62" office:value-type="float">
            <text:p>6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95" office:value="67" office:value-type="float">
            <text:p>67</text:p>
          </table:table-cell>
          <table:table-cell ns41:value-type="string" table:style-name="ce103" office:value-type="string">
            <text:p>T1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IV</text:p>
          </table:table-cell>
          <table:table-cell table:style-name="ce39"/>
          <table:table-cell/>
          <table:table-cell table:style-name="ce55"/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9" office:value-type="float">
            <text:p>9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4" office:value="13" office:value-type="float">
            <text:p>13</text:p>
          </table:table-cell>
          <table:table-cell table:style-name="ce64"/>
          <table:table-cell table:style-name="ce70"/>
          <table:table-cell ns41:value-type="float" table:style-name="ce70" office:value="32" office:value-type="float">
            <text:p>32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7" office:value-type="float">
            <text:p>27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ns41:value-type="float" table:style-name="ce68" office:value="100" office:value-type="float">
            <text:p>100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102" office:value-type="float">
            <text:p>102</text:p>
          </table:table-cell>
          <table:table-cell ns41:value-type="float" table:style-name="ce95" office:value="68" office:value-type="float">
            <text:p>68</text:p>
          </table:table-cell>
          <table:table-cell ns41:value-type="string" table:style-name="ce103" office:value-type="string">
            <text:p>T1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</text:p>
          </table:table-cell>
          <table:table-cell table:style-name="ce11" table:number-columns-repeated="2"/>
          <table:table-cell ns41:value-type="string" table:style-name="ce27" office:value-type="string">
            <text:p>Verlichting, olie, vet, zeep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30" office:value-type="string">
            <text:p>Verlichting, enz. (incl. gemeentelijke gasfabriek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5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Fabricage van ga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5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Fabricage van ga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5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Fabricage van ga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5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Gasfit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15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Olie, vernis, vet, zeep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5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Fabricage van olie (olieslagers)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5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Fabricage van olie (olieslagers)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18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5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Fabricage van olie (olieslagers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12" office:value-type="float">
            <text:p>12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5" office:value-type="float">
            <text:p>1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ns41:value-type="float" table:style-name="ce68" office:value="28" office:value-type="float">
            <text:p>28</text:p>
          </table:table-cell>
          <table:table-cell ns41:value-type="float" table:style-name="ce68" office:value="9" office:value-type="float">
            <text:p>9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95" office:value="10" office:value-type="float">
            <text:p>10</text:p>
          </table:table-cell>
          <table:table-cell ns41:value-type="string" table:style-name="ce103" office:value-type="string">
            <text:p>B15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Zeepzied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23"/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5b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Zeepzied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5b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Zeepzied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7" office:value-type="float">
            <text:p>7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7" office:value-type="float">
            <text:p>7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5b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23"/>
          <table:table-cell ns41:value-type="float" table:style-name="ce6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T1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1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18"/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1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18" office:value-type="float">
            <text:p>18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44" office:value-type="float">
            <text:p>44</text:p>
          </table:table-cell>
          <table:table-cell ns41:value-type="float" table:style-name="ce68" office:value="17" office:value-type="float">
            <text:p>17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45" office:value-type="float">
            <text:p>45</text:p>
          </table:table-cell>
          <table:table-cell ns41:value-type="float" table:style-name="ce95" office:value="18" office:value-type="float">
            <text:p>18</text:p>
          </table:table-cell>
          <table:table-cell ns41:value-type="string" table:style-name="ce103" office:value-type="string">
            <text:p>T1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V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9" office:value-type="float">
            <text:p>9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18" office:value-type="float">
            <text:p>18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table:style-name="ce70"/>
          <table:table-cell ns41:value-type="float" table:style-name="ce70" office:value="24" office:value-type="float">
            <text:p>2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52" office:value-type="float">
            <text:p>52</text:p>
          </table:table-cell>
          <table:table-cell ns41:value-type="float" table:style-name="ce68" office:value="21" office:value-type="float">
            <text:p>21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68" office:value="53" office:value-type="float">
            <text:p>53</text:p>
          </table:table-cell>
          <table:table-cell ns41:value-type="float" table:style-name="ce95" office:value="22" office:value-type="float">
            <text:p>22</text:p>
          </table:table-cell>
          <table:table-cell ns41:value-type="string" table:style-name="ce103" office:value-type="string">
            <text:p>T1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I</text:p>
          </table:table-cell>
          <table:table-cell table:style-name="ce11" table:number-columns-repeated="2"/>
          <table:table-cell ns41:value-type="string" table:style-name="ce27" office:value-type="string">
            <text:p>Voedings- en genotmiddel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Grutterijen, meelmolens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6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Grutt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Grut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Molenaars (meel-, rijst-, enz.)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office:value="3" table:style-name="ce64" table:number-columns-repeated="2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70"/>
          <table:table-cell ns41:value-type="float" table:style-name="ce70" office:value="16" office:value-type="float">
            <text:p>16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9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32" office:value-type="float">
            <text:p>3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34" office:value-type="float">
            <text:p>34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16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Molenaars (meel-, rijst-, enz.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2" office:value-type="float">
            <text:p>1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2" office:value-type="float">
            <text:p>12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0" office:value-type="float">
            <text:p>10</text:p>
          </table:table-cell>
          <table:table-cell ns41:value-type="float" table:style-name="ce68" office:value="40" office:value-type="float">
            <text:p>40</text:p>
          </table:table-cell>
          <table:table-cell table:style-name="ce68" table:number-columns-repeated="2"/>
          <table:table-cell ns41:value-type="float" table:style-name="ce68" office:value="10" office:value-type="float">
            <text:p>10</text:p>
          </table:table-cell>
          <table:table-cell ns41:value-type="float" table:style-name="ce95" office:value="40" office:value-type="float">
            <text:p>40</text:p>
          </table:table-cell>
          <table:table-cell ns41:value-type="string" table:style-name="ce103" office:value-type="string">
            <text:p>B16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/>
          <table:table-cell ns41:value-type="string" office:value-type="string">
            <text:p>b</text:p>
          </table:table-cell>
          <table:table-cell/>
          <table:table-cell ns41:value-type="string" table:style-name="ce31" office:value-type="string">
            <text:p>Bakkerijen (brood-, banket-, suiker-, enz.)</text:p>
          </table:table-cell>
          <table:table-cell table:style-name="ce39"/>
          <table:table-cell/>
          <table:table-cell table:style-name="ce55"/>
          <table:table-cell table:style-name="ce64"/>
          <table:table-cell table:style-name="ce70" table:number-columns-repeated="21"/>
          <table:table-cell table:style-name="ce64" table:number-columns-repeated="2"/>
          <table:table-cell table:style-name="ce70" table:number-columns-repeated="28"/>
          <table:table-cell table:style-name="ce97"/>
          <table:table-cell ns41:value-type="string" table:style-name="ce103" office:value-type="string">
            <text:p>B16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2" office:value-type="float">
            <text:p>22</text:p>
          </table:table-cell>
          <table:table-cell ns41:value-type="string" table:style-name="ce27" office:value-type="string">
            <text:p>Beignets-, poffertjes- en wafelbakkers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/>
          <table:table-cell table:style-name="ce70" table:number-columns-repeated="21"/>
          <table:table-cell table:style-name="ce64" table:number-columns-repeated="2"/>
          <table:table-cell table:style-name="ce70" table:number-columns-repeated="11"/>
          <table:table-cell ns41:value-type="float" table:style-name="ce70" office:value="1" office:value-type="float">
            <text:p>1</text:p>
          </table:table-cell>
          <table:table-cell table:style-name="ce70" table:number-columns-repeated="11"/>
          <table:table-cell ns41:value-type="float" table:style-name="ce70" office:value="1" office:value-type="float">
            <text:p>1</text:p>
          </table:table-cell>
          <table:table-cell table:style-name="ce70" table:number-columns-repeated="3"/>
          <table:table-cell ns41:value-type="float" table:style-name="ce70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b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3" office:value-type="float">
            <text:p>23</text:p>
          </table:table-cell>
          <table:table-cell ns41:value-type="string" table:style-name="ce27" office:value-type="string">
            <text:p>Brood- en beschuitbak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/>
          <table:table-cell table:style-name="ce70" table:number-columns-repeated="11"/>
          <table:table-cell ns41:value-type="float" table:style-name="ce70" office:value="1" office:value-type="float">
            <text:p>1</text:p>
          </table:table-cell>
          <table:table-cell table:style-name="ce70" table:number-columns-repeated="2"/>
          <table:table-cell ns41:value-type="float" table:style-name="ce70" office:value="3" office:value-type="float">
            <text:p>3</text:p>
          </table:table-cell>
          <table:table-cell table:style-name="ce70" table:number-columns-repeated="3"/>
          <table:table-cell ns41:value-type="float" table:style-name="ce70" office:value="46" office:value-type="float">
            <text:p>46</text:p>
          </table:table-cell>
          <table:table-cell ns41:value-type="float" table:style-name="ce70" office:value="8" office:value-type="float">
            <text:p>8</text:p>
          </table:table-cell>
          <table:table-cell table:style-name="ce70"/>
          <table:table-cell ns41:value-type="float" table:style-name="ce64" office:value="1" office:value-type="float">
            <text:p>1</text:p>
          </table:table-cell>
          <table:table-cell ns41:value-type="float" table:style-name="ce64" office:value="63" office:value-type="float">
            <text:p>63</text:p>
          </table:table-cell>
          <table:table-cell ns41:value-type="float" table:style-name="ce70" office:value="1" office:value-type="float">
            <text:p>1</text:p>
          </table:table-cell>
          <table:table-cell table:style-name="ce70" table:number-columns-repeated="2"/>
          <table:table-cell ns41:value-type="float" table:style-name="ce70" office:value="34" office:value-type="float">
            <text:p>34</text:p>
          </table:table-cell>
          <table:table-cell table:style-name="ce70" table:number-columns-repeated="3"/>
          <table:table-cell ns41:value-type="float" table:style-name="ce70" office:value="5" office:value-type="float">
            <text:p>5</text:p>
          </table:table-cell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70"/>
          <table:table-cell ns41:value-type="float" table:style-name="ce70" office:value="8" office:value-type="float">
            <text:p>8</text:p>
          </table:table-cell>
          <table:table-cell ns41:value-type="float" table:style-name="ce70" office:value="1" office:value-type="float">
            <text:p>1</text:p>
          </table:table-cell>
          <table:table-cell table:style-name="ce70" table:number-columns-repeated="2"/>
          <table:table-cell ns41:value-type="float" table:style-name="ce70" office:value="2" office:value-type="float">
            <text:p>2</text:p>
          </table:table-cell>
          <table:table-cell table:style-name="ce70" table:number-columns-repeated="7"/>
          <table:table-cell ns41:value-type="float" table:style-name="ce70" office:value="161" office:value-type="float">
            <text:p>161</text:p>
          </table:table-cell>
          <table:table-cell ns41:value-type="float" table:style-name="ce70" office:value="11" office:value-type="float">
            <text:p>11</text:p>
          </table:table-cell>
          <table:table-cell ns41:value-type="float" office:value="1" table:style-name="ce70" table:number-columns-repeated="2" office:value-type="float">
            <text:p>1</text:p>
          </table:table-cell>
          <table:table-cell ns41:value-type="float" table:style-name="ce70" office:value="162" office:value-type="float">
            <text:p>162</text:p>
          </table:table-cell>
          <table:table-cell ns41:value-type="float" table:style-name="ce97" office:value="12" office:value-type="float">
            <text:p>12</text:p>
          </table:table-cell>
          <table:table-cell ns41:value-type="string" table:style-name="ce103" office:value-type="string">
            <text:p>B16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4" office:value-type="float">
            <text:p>24</text:p>
          </table:table-cell>
          <table:table-cell ns41:value-type="string" table:style-name="ce31" office:value-type="string">
            <text:p>Brood- en beschuitbakk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/>
          <table:table-cell table:style-name="ce70" table:number-columns-repeated="21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70" table:number-columns-repeated="23"/>
          <table:table-cell ns41:value-type="float" table:style-name="ce70" office:value="1" office:value-type="float">
            <text:p>1</text:p>
          </table:table-cell>
          <table:table-cell table:style-name="ce70" table:number-columns-repeated="3"/>
          <table:table-cell ns41:value-type="float" table:style-name="ce70" office:value="1" office:value-type="float">
            <text:p>1</text:p>
          </table:table-cell>
          <table:table-cell table:style-name="ce97"/>
          <table:table-cell ns41:value-type="string" table:style-name="ce103" office:value-type="string">
            <text:p>B16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5" office:value-type="float">
            <text:p>25</text:p>
          </table:table-cell>
          <table:table-cell ns41:value-type="string" table:style-name="ce27" office:value-type="string">
            <text:p>Brood- en beschuitbak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70" office:value="1" office:value-type="float">
            <text:p>1</text:p>
          </table:table-cell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70"/>
          <table:table-cell ns41:value-type="float" table:style-name="ce70" office:value="14" office:value-type="float">
            <text:p>14</text:p>
          </table:table-cell>
          <table:table-cell table:style-name="ce70" table:number-columns-repeated="2"/>
          <table:table-cell ns41:value-type="float" table:style-name="ce70" office:value="28" office:value-type="float">
            <text:p>28</text:p>
          </table:table-cell>
          <table:table-cell table:style-name="ce70" table:number-columns-repeated="2"/>
          <table:table-cell ns41:value-type="float" table:style-name="ce70" office:value="1" office:value-type="float">
            <text:p>1</text:p>
          </table:table-cell>
          <table:table-cell ns41:value-type="float" table:style-name="ce70" office:value="56" office:value-type="float">
            <text:p>56</text:p>
          </table:table-cell>
          <table:table-cell table:style-name="ce70" table:number-columns-repeated="2"/>
          <table:table-cell ns41:value-type="float" table:style-name="ce70" office:value="2" office:value-type="float">
            <text:p>2</text:p>
          </table:table-cell>
          <table:table-cell ns41:value-type="float" table:style-name="ce70" office:value="22" office:value-type="float">
            <text:p>22</text:p>
          </table:table-cell>
          <table:table-cell table:style-name="ce70" table:number-columns-repeated="2"/>
          <table:table-cell ns41:value-type="float" table:style-name="ce70" office:value="9" office:value-type="float">
            <text:p>9</text:p>
          </table:table-cell>
          <table:table-cell ns41:value-type="float" table:style-name="ce70" office:value="37" office:value-type="float">
            <text:p>37</text:p>
          </table:table-cell>
          <table:table-cell table:style-name="ce70"/>
          <table:table-cell table:style-name="ce64"/>
          <table:table-cell ns41:value-type="float" table:style-name="ce64" office:value="11" office:value-type="float">
            <text:p>11</text:p>
          </table:table-cell>
          <table:table-cell ns41:value-type="float" table:style-name="ce70" office:value="17" office:value-type="float">
            <text:p>17</text:p>
          </table:table-cell>
          <table:table-cell table:style-name="ce70" table:number-columns-repeated="2"/>
          <table:table-cell ns41:value-type="float" table:style-name="ce70" office:value="11" office:value-type="float">
            <text:p>11</text:p>
          </table:table-cell>
          <table:table-cell ns41:value-type="float" table:style-name="ce70" office:value="6" office:value-type="float">
            <text:p>6</text:p>
          </table:table-cell>
          <table:table-cell table:style-name="ce70" table:number-columns-repeated="2"/>
          <table:table-cell ns41:value-type="float" table:style-name="ce70" office:value="3" office:value-type="float">
            <text:p>3</text:p>
          </table:table-cell>
          <table:table-cell ns41:value-type="float" table:style-name="ce70" office:value="1" office:value-type="float">
            <text:p>1</text:p>
          </table:table-cell>
          <table:table-cell table:style-name="ce70" table:number-columns-repeated="2"/>
          <table:table-cell ns41:value-type="float" table:style-name="ce70" office:value="1" office:value-type="float">
            <text:p>1</text:p>
          </table:table-cell>
          <table:table-cell table:style-name="ce70" table:number-columns-repeated="11"/>
          <table:table-cell ns41:value-type="float" table:style-name="ce70" office:value="38" office:value-type="float">
            <text:p>38</text:p>
          </table:table-cell>
          <table:table-cell ns41:value-type="float" table:style-name="ce70" office:value="184" office:value-type="float">
            <text:p>184</text:p>
          </table:table-cell>
          <table:table-cell table:style-name="ce70" table:number-columns-repeated="2"/>
          <table:table-cell ns41:value-type="float" table:style-name="ce70" office:value="38" office:value-type="float">
            <text:p>38</text:p>
          </table:table-cell>
          <table:table-cell ns41:value-type="float" table:style-name="ce97" office:value="184" office:value-type="float">
            <text:p>184</text:p>
          </table:table-cell>
          <table:table-cell ns41:value-type="string" table:style-name="ce103" office:value-type="string">
            <text:p>B16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7" office:value-type="string">
            <text:p>Confiseu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1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5" office:value-type="float">
            <text:p>5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6" office:value-type="float">
            <text:p>6</text:p>
          </table:table-cell>
          <table:table-cell table:style-name="ce95"/>
          <table:table-cell ns41:value-type="string" table:style-name="ce103" office:value-type="string">
            <text:p>B16b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7" office:value-type="string">
            <text:p>Confiseu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8" office:value-type="float">
            <text:p>8</text:p>
          </table:table-cell>
          <table:table-cell table:style-name="ce68" table:number-columns-repeated="3"/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16b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28" office:value-type="float">
            <text:p>28</text:p>
          </table:table-cell>
          <table:table-cell ns41:value-type="string" table:style-name="ce31" office:value-type="string">
            <text:p>Fabricage van suikerwerken</text:p>
          </table:table-cell>
          <table:table-cell ns41:value-type="string" table:style-name="ce40" office:value-type="string">
            <text:p>A</text:p>
          </table:table-cell>
          <table:table-cell table:style-name="ce12"/>
          <table:table-cell table:style-name="ce55"/>
          <table:table-cell table:style-name="ce64"/>
          <table:table-cell table:style-name="ce70" table:number-columns-repeated="18"/>
          <table:table-cell ns41:value-type="float" table:style-name="ce70" office:value="2" office:value-type="float">
            <text:p>2</text:p>
          </table:table-cell>
          <table:table-cell table:style-name="ce70" table:number-columns-repeated="2"/>
          <table:table-cell table:style-name="ce64" table:number-columns-repeated="2"/>
          <table:table-cell table:style-name="ce70" table:number-columns-repeated="3"/>
          <table:table-cell ns41:value-type="float" table:style-name="ce70" office:value="1" office:value-type="float">
            <text:p>1</text:p>
          </table:table-cell>
          <table:table-cell table:style-name="ce70" table:number-columns-repeated="19"/>
          <table:table-cell ns41:value-type="float" table:style-name="ce70" office:value="3" office:value-type="float">
            <text:p>3</text:p>
          </table:table-cell>
          <table:table-cell table:style-name="ce70" table:number-columns-repeated="3"/>
          <table:table-cell ns41:value-type="float" table:style-name="ce70" office:value="3" office:value-type="float">
            <text:p>3</text:p>
          </table:table-cell>
          <table:table-cell table:style-name="ce97"/>
          <table:table-cell ns41:value-type="string" table:style-name="ce103" office:value-type="string">
            <text:p>B16b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7" office:value-type="string">
            <text:p>Fabricage van suikerwerken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4" office:value-type="float">
            <text:p>4</text:p>
          </table:table-cell>
          <table:table-cell table:style-name="ce68" table:number-columns-repeated="3"/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16b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2" office:value-type="float">
            <text:p>162</text:p>
          </table:table-cell>
          <table:table-cell ns41:value-type="float" table:style-name="ce107" office:value="163" office:value-type="float">
            <text:p>163</text:p>
          </table:table-cell>
          <table:table-cell ns41:value-type="string" table:style-name="ce114" office:value-type="string">
            <text:p>BRT188905020155</text:p>
          </table:table-cell>
          <table:table-cell table:number-columns-repeated="956"/>
        </table:table-row>
        <table:table-row table:style-name="ro3">
          <table:table-cell table:number-columns-repeated="2"/>
          <table:table-cell ns41:value-type="float" office:value="1" office:value-type="float">
            <text:p>1</text:p>
          </table:table-cell>
          <table:table-cell ns41:value-type="string" table:style-name="ce31" office:value-type="string">
            <text:p>Koek- en banketbak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/>
          <table:table-cell table:style-name="ce70" table:number-columns-repeated="14"/>
          <table:table-cell ns41:value-type="float" table:style-name="ce70" office:value="1" office:value-type="float">
            <text:p>1</text:p>
          </table:table-cell>
          <table:table-cell table:style-name="ce70" table:number-columns-repeated="3"/>
          <table:table-cell ns41:value-type="float" table:style-name="ce70" office:value="1" office:value-type="float">
            <text:p>1</text:p>
          </table:table-cell>
          <table:table-cell table:style-name="ce70" table:number-columns-repeated="2"/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70" table:number-columns-repeated="23"/>
          <table:table-cell ns41:value-type="float" table:style-name="ce70" office:value="4" office:value-type="float">
            <text:p>4</text:p>
          </table:table-cell>
          <table:table-cell table:style-name="ce70" table:number-columns-repeated="3"/>
          <table:table-cell ns41:value-type="float" table:style-name="ce70" office:value="4" office:value-type="float">
            <text:p>4</text:p>
          </table:table-cell>
          <table:table-cell table:style-name="ce97"/>
          <table:table-cell ns41:value-type="string" table:style-name="ce103" office:value-type="string">
            <text:p>B16b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Koek- en banketbak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5" office:value-type="float">
            <text:p>5</text:p>
          </table:table-cell>
          <table:table-cell table:style-name="ce68" table:number-columns-repeated="3"/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16b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Koks en kookst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23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68" office:value="3" office:value-type="float">
            <text:p>3</text:p>
          </table:table-cell>
          <table:table-cell table:style-name="ce95"/>
          <table:table-cell ns41:value-type="string" table:style-name="ce103" office:value-type="string">
            <text:p>B16b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Koks en kooks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10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6b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Beetwortelsuikerfabrieken en suikerraffinaderij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6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Suikerraffinadeu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6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h</text:p>
          </table:table-cell>
          <table:table-cell table:style-name="ce11"/>
          <table:table-cell ns41:value-type="string" table:style-name="ce27" office:value-type="string">
            <text:p>Vleeschbewerk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6h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Poel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office:value="1" table:style-name="ce68" table:number-columns-repeated="3" office:value-type="float">
            <text:p>1</text:p>
          </table:table-cell>
          <table:table-cell table:style-name="ce68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h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Poeliers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h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Spekslag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2" office:value-type="float">
            <text:p>12</text:p>
          </table:table-cell>
          <table:table-cell table:style-name="ce64" table:number-columns-repeated="2"/>
          <table:table-cell table:style-name="ce70"/>
          <table:table-cell ns41:value-type="float" table:style-name="ce70" office:value="10" office:value-type="float">
            <text:p>10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office:value="1" table:style-name="ce64" table:number-columns-repeated="3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4" office:value-type="float">
            <text:p>2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26" office:value-type="float">
            <text:p>26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h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Spekslag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office:value="2" table:style-name="ce68" table:number-columns-repeated="2" office:value-type="float">
            <text:p>2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6h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Spekslag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0" office:value-type="float">
            <text:p>10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9" office:value-type="float">
            <text:p>19</text:p>
          </table:table-cell>
          <table:table-cell ns41:value-type="float" table:style-name="ce68" office:value="26" office:value-type="float">
            <text:p>26</text:p>
          </table:table-cell>
          <table:table-cell table:style-name="ce68" table:number-columns-repeated="2"/>
          <table:table-cell ns41:value-type="float" table:style-name="ce68" office:value="19" office:value-type="float">
            <text:p>19</text:p>
          </table:table-cell>
          <table:table-cell ns41:value-type="float" table:style-name="ce95" office:value="26" office:value-type="float">
            <text:p>26</text:p>
          </table:table-cell>
          <table:table-cell ns41:value-type="string" table:style-name="ce103" office:value-type="string">
            <text:p>B16h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Vleeschhouw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7" office:value-type="float">
            <text:p>17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27" office:value-type="float">
            <text:p>27</text:p>
          </table:table-cell>
          <table:table-cell table:style-name="ce64" table:number-columns-repeated="3"/>
          <table:table-cell ns41:value-type="float" table:style-name="ce64" office:value="12" office:value-type="float">
            <text:p>12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64" office:value-type="float">
            <text:p>6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table:style-name="ce68"/>
          <table:table-cell ns41:value-type="float" table:style-name="ce68" office:value="67" office:value-type="float">
            <text:p>67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16h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Vleeschhouwers</text:p>
          </table:table-cell>
          <table:table-cell ns41:value-type="string" table:style-name="ce40" office:value-type="string">
            <text:p>B</text:p>
          </table:table-cell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h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Vleeschhouw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table:style-name="ce64" table:number-columns-repeated="3"/>
          <table:table-cell ns41:value-type="float" table:style-name="ce64" office:value="17" office:value-type="float">
            <text:p>17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11" office:value-type="float">
            <text:p>11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9" office:value-type="float">
            <text:p>9</text:p>
          </table:table-cell>
          <table:table-cell ns41:value-type="float" table:style-name="ce68" office:value="52" office:value-type="float">
            <text:p>52</text:p>
          </table:table-cell>
          <table:table-cell table:style-name="ce68" table:number-columns-repeated="2"/>
          <table:table-cell ns41:value-type="float" table:style-name="ce68" office:value="9" office:value-type="float">
            <text:p>9</text:p>
          </table:table-cell>
          <table:table-cell ns41:value-type="float" table:style-name="ce95" office:value="52" office:value-type="float">
            <text:p>52</text:p>
          </table:table-cell>
          <table:table-cell ns41:value-type="string" table:style-name="ce103" office:value-type="string">
            <text:p>B16h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k</text:p>
          </table:table-cell>
          <table:table-cell table:style-name="ce11"/>
          <table:table-cell ns41:value-type="string" table:style-name="ce27" office:value-type="string">
            <text:p>Boter- en kaasbereiding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6k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Fabricage van boter</text:p>
          </table:table-cell>
          <table:table-cell ns41:value-type="string" table:style-name="ce40" office:value-type="string">
            <text:p>D</text:p>
          </table:table-cell>
          <table:table-cell table:style-name="ce12"/>
          <table:table-cell table:style-name="ce55"/>
          <table:table-cell table:style-name="ce64" table:number-columns-repeated="22"/>
          <table:table-cell ns41:value-type="float" table:style-name="ce70" office:value="1" office:value-type="float">
            <text:p>1</text:p>
          </table:table-cell>
          <table:table-cell table:style-name="ce70"/>
          <table:table-cell table:style-name="ce64" table:number-columns-repeated="23"/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k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l</text:p>
          </table:table-cell>
          <table:table-cell table:style-name="ce11"/>
          <table:table-cell ns41:value-type="string" table:style-name="ce27" office:value-type="string">
            <text:p>Vruchtensappen, mineraalwater, ijsbereid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6l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Fabricage van minerale water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l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m</text:p>
          </table:table-cell>
          <table:table-cell table:style-name="ce11"/>
          <table:table-cell ns41:value-type="string" table:style-name="ce27" office:value-type="string">
            <text:p>Jenever- en likeurstokerij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6m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Branders (fabricage van alcohol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16m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n</text:p>
          </table:table-cell>
          <table:table-cell table:style-name="ce11"/>
          <table:table-cell ns41:value-type="string" table:style-name="ce27" office:value-type="string">
            <text:p>Brouwerij, azijnmakerij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6n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Bierbrouw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6n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Bierbrouw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office:value="2" table:style-name="ce68" table:number-columns-repeated="2" office:value-type="float">
            <text:p>2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6n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Fabricage van azij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n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Fabricage van azij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n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o</text:p>
          </table:table-cell>
          <table:table-cell table:style-name="ce11"/>
          <table:table-cell ns41:value-type="string" table:style-name="ce27" office:value-type="string">
            <text:p>Tabakbewerk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6o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Fabricage van sigaren en tabak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office:value="2" table:style-name="ce64" table:number-columns-repeated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23"/>
          <table:table-cell ns41:value-type="float" table:style-name="ce6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6" office:value-type="float">
            <text:p>6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16o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Fabricage van sigaren en tabak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6o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7" office:value-type="string">
            <text:p>Fabricage van sigaren en tabak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1" office:value-type="float">
            <text:p>11</text:p>
          </table:table-cell>
          <table:table-cell table:style-name="ce64"/>
          <table:table-cell ns41:value-type="float" table:style-name="ce64" office:value="12" office:value-type="float">
            <text:p>12</text:p>
          </table:table-cell>
          <table:table-cell table:style-name="ce64"/>
          <table:table-cell ns41:value-type="float" table:style-name="ce64" office:value="22" office:value-type="float">
            <text:p>22</text:p>
          </table:table-cell>
          <table:table-cell table:style-name="ce64" table:number-columns-repeated="2"/>
          <table:table-cell ns41:value-type="float" table:style-name="ce64" office:value="23" office:value-type="float">
            <text:p>23</text:p>
          </table:table-cell>
          <table:table-cell table:style-name="ce64" table:number-columns-repeated="3"/>
          <table:table-cell ns41:value-type="float" table:style-name="ce64" office:value="34" office:value-type="float">
            <text:p>34</text:p>
          </table:table-cell>
          <table:table-cell table:style-name="ce64" table:number-columns-repeated="3"/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ns41:value-type="float" table:style-name="ce64" office:value="20" office:value-type="float">
            <text:p>20</text:p>
          </table:table-cell>
          <table:table-cell ns41:value-type="float" table:style-name="ce64" office:value="11" office:value-type="float">
            <text:p>11</text:p>
          </table:table-cell>
          <table:table-cell table:style-name="ce64"/>
          <table:table-cell table:style-name="ce70"/>
          <table:table-cell ns41:value-type="float" table:style-name="ce70" office:value="7" office:value-type="float">
            <text:p>7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2"/>
          <table:table-cell ns41:value-type="float" table:style-name="ce68" office:value="27" office:value-type="float">
            <text:p>27</text:p>
          </table:table-cell>
          <table:table-cell ns41:value-type="float" table:style-name="ce68" office:value="127" office:value-type="float">
            <text:p>127</text:p>
          </table:table-cell>
          <table:table-cell table:style-name="ce68" table:number-columns-repeated="2"/>
          <table:table-cell ns41:value-type="float" table:style-name="ce68" office:value="27" office:value-type="float">
            <text:p>27</text:p>
          </table:table-cell>
          <table:table-cell ns41:value-type="float" table:style-name="ce95" office:value="127" office:value-type="float">
            <text:p>127</text:p>
          </table:table-cell>
          <table:table-cell ns41:value-type="string" table:style-name="ce103" office:value-type="string">
            <text:p>B16o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11" office:value-type="string">
            <text:p>Tabakskerv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4" office:value-type="float">
            <text:p>4</text:p>
          </table:table-cell>
          <table:table-cell table:style-name="ce68" table:number-columns-repeated="3"/>
          <table:table-cell ns41:value-type="float" table:style-name="ce68" office:value="4" office:value-type="float">
            <text:p>4</text:p>
          </table:table-cell>
          <table:table-cell table:style-name="ce95"/>
          <table:table-cell ns41:value-type="string" table:style-name="ce103" office:value-type="string">
            <text:p>B16o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11" office:value-type="string">
            <text:p>Tabakskerv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4"/>
          <table:table-cell ns41:value-type="float" table:style-name="ce64" office:value="2" office:value-type="float">
            <text:p>2</text:p>
          </table:table-cell>
          <table:table-cell table:style-name="ce64" table:number-columns-repeated="18"/>
          <table:table-cell ns41:value-type="float" table:style-name="ce68" office:value="4" office:value-type="float">
            <text:p>4</text:p>
          </table:table-cell>
          <table:table-cell ns41:value-type="float" table:style-name="ce68" office:value="10" office:value-type="float">
            <text:p>10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10" office:value-type="float">
            <text:p>10</text:p>
          </table:table-cell>
          <table:table-cell ns41:value-type="string" table:style-name="ce103" office:value-type="string">
            <text:p>B16o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85" office:value-type="float">
            <text:p>85</text:p>
          </table:table-cell>
          <table:table-cell ns41:value-type="float" table:style-name="ce64" office:value="19" office:value-type="float">
            <text:p>19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70" office:value="1" office:value-type="float">
            <text:p>1</text:p>
          </table:table-cell>
          <table:table-cell ns41:value-type="float" table:style-name="ce70" office:value="129" office:value-type="float">
            <text:p>129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61" office:value-type="float">
            <text:p>61</text:p>
          </table:table-cell>
          <table:table-cell ns41:value-type="float" office:value="2" table:style-name="ce64" table:number-columns-repeated="2" office:value-type="float">
            <text:p>2</text:p>
          </table:table-cell>
          <table:table-cell table:style-name="ce64"/>
          <table:table-cell ns41:value-type="float" table:style-name="ce64" office:value="13" office:value-type="float">
            <text:p>1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2" office:value-type="float">
            <text:p>12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8" office:value="311" office:value-type="float">
            <text:p>311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321" office:value-type="float">
            <text:p>321</text:p>
          </table:table-cell>
          <table:table-cell ns41:value-type="float" table:style-name="ce95" office:value="35" office:value-type="float">
            <text:p>35</text:p>
          </table:table-cell>
          <table:table-cell ns41:value-type="string" table:style-name="ce103" office:value-type="string">
            <text:p>T1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T1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23"/>
          <table:table-cell ns41:value-type="float" table:style-name="ce6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6" office:value-type="float">
            <text:p>6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T1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3" office:value-type="float">
            <text:p>13</text:p>
          </table:table-cell>
          <table:table-cell table:style-name="ce64"/>
          <table:table-cell ns41:value-type="float" table:style-name="ce64" office:value="16" office:value-type="float">
            <text:p>16</text:p>
          </table:table-cell>
          <table:table-cell table:style-name="ce64"/>
          <table:table-cell ns41:value-type="float" table:style-name="ce64" office:value="51" office:value-type="float">
            <text:p>51</text:p>
          </table:table-cell>
          <table:table-cell table:style-name="ce64" table:number-columns-repeated="2"/>
          <table:table-cell ns41:value-type="float" table:style-name="ce64" office:value="76" office:value-type="float">
            <text:p>76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138" office:value-type="float">
            <text:p>138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41" office:value-type="float">
            <text:p>41</text:p>
          </table:table-cell>
          <table:table-cell table:style-name="ce64" table:number-columns-repeated="2"/>
          <table:table-cell ns41:value-type="float" table:style-name="ce64" office:value="45" office:value-type="float">
            <text:p>45</text:p>
          </table:table-cell>
          <table:table-cell ns41:value-type="float" table:style-name="ce64" office:value="80" office:value-type="float">
            <text:p>80</text:p>
          </table:table-cell>
          <table:table-cell table:style-name="ce64"/>
          <table:table-cell ns41:value-type="float" table:style-name="ce70" office:value="1" office:value-type="float">
            <text:p>1</text:p>
          </table:table-cell>
          <table:table-cell ns41:value-type="float" table:style-name="ce70" office:value="37" office:value-type="float">
            <text:p>37</text:p>
          </table:table-cell>
          <table:table-cell ns41:value-type="float" table:style-name="ce64" office:value="37" office:value-type="float">
            <text:p>37</text:p>
          </table:table-cell>
          <table:table-cell table:style-name="ce64" table:number-columns-repeated="2"/>
          <table:table-cell ns41:value-type="float" table:style-name="ce64" office:value="17" office:value-type="float">
            <text:p>17</text:p>
          </table:table-cell>
          <table:table-cell ns41:value-type="float" table:style-name="ce64" office:value="14" office:value-type="float">
            <text:p>14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12" office:value-type="float">
            <text:p>112</text:p>
          </table:table-cell>
          <table:table-cell ns41:value-type="float" table:style-name="ce68" office:value="468" office:value-type="float">
            <text:p>468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ns41:value-type="float" table:style-name="ce68" office:value="112" office:value-type="float">
            <text:p>112</text:p>
          </table:table-cell>
          <table:table-cell ns41:value-type="float" table:style-name="ce95" office:value="469" office:value-type="float">
            <text:p>469</text:p>
          </table:table-cell>
          <table:table-cell ns41:value-type="string" table:style-name="ce103" office:value-type="string">
            <text:p>T1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VI</text:p>
          </table:table-cell>
          <table:table-cell table:style-name="ce39"/>
          <table:table-cell/>
          <table:table-cell table:style-name="ce55"/>
          <table:table-cell table:style-name="ce64"/>
          <table:table-cell ns41:value-type="float" table:style-name="ce64" office:value="13" office:value-type="float">
            <text:p>13</text:p>
          </table:table-cell>
          <table:table-cell table:style-name="ce64"/>
          <table:table-cell ns41:value-type="float" table:style-name="ce64" office:value="16" office:value-type="float">
            <text:p>16</text:p>
          </table:table-cell>
          <table:table-cell table:style-name="ce64"/>
          <table:table-cell ns41:value-type="float" table:style-name="ce64" office:value="51" office:value-type="float">
            <text:p>51</text:p>
          </table:table-cell>
          <table:table-cell table:style-name="ce64" table:number-columns-repeated="2"/>
          <table:table-cell ns41:value-type="float" table:style-name="ce64" office:value="78" office:value-type="float">
            <text:p>78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143" office:value-type="float">
            <text:p>143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42" office:value-type="float">
            <text:p>42</text:p>
          </table:table-cell>
          <table:table-cell table:style-name="ce64" table:number-columns-repeated="2"/>
          <table:table-cell ns41:value-type="float" table:style-name="ce64" office:value="132" office:value-type="float">
            <text:p>132</text:p>
          </table:table-cell>
          <table:table-cell ns41:value-type="float" table:style-name="ce64" office:value="100" office:value-type="float">
            <text:p>100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70" office:value="2" office:value-type="float">
            <text:p>2</text:p>
          </table:table-cell>
          <table:table-cell ns41:value-type="float" table:style-name="ce70" office:value="170" office:value-type="float">
            <text:p>170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78" office:value-type="float">
            <text:p>78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7" office:value-type="float">
            <text:p>17</text:p>
          </table:table-cell>
          <table:table-cell ns41:value-type="float" office:value="2" table:style-name="ce64" table:number-columns-repeated="2" office:value-type="float">
            <text:p>2</text:p>
          </table:table-cell>
          <table:table-cell table:style-name="ce64"/>
          <table:table-cell ns41:value-type="float" table:style-name="ce64" office:value="15" office:value-type="float">
            <text:p>15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8" office:value="429" office:value-type="float">
            <text:p>429</text:p>
          </table:table-cell>
          <table:table-cell ns41:value-type="float" table:style-name="ce68" office:value="506" office:value-type="float">
            <text:p>50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439" office:value-type="float">
            <text:p>439</text:p>
          </table:table-cell>
          <table:table-cell ns41:value-type="float" table:style-name="ce95" office:value="508" office:value-type="float">
            <text:p>508</text:p>
          </table:table-cell>
          <table:table-cell ns41:value-type="string" table:style-name="ce103" office:value-type="string">
            <text:p>T1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II</text:p>
          </table:table-cell>
          <table:table-cell table:style-name="ce11" table:number-columns-repeated="2"/>
          <table:table-cell ns41:value-type="string" table:style-name="ce27" office:value-type="string">
            <text:p>Landbouwbedrijv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Land- of akkerbouw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7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7" office:value-type="string">
            <text:p>Landbouw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1"/>
          <table:table-cell ns41:value-type="float" table:style-name="ce64" office:value="2" office:value-type="float">
            <text:p>2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201" office:value-type="float">
            <text:p>201</text:p>
          </table:table-cell>
          <table:table-cell ns41:value-type="float" table:style-name="ce64" office:value="41" office:value-type="float">
            <text:p>41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70" office:value="1" office:value-type="float">
            <text:p>1</text:p>
          </table:table-cell>
          <table:table-cell ns41:value-type="float" table:style-name="ce70" office:value="546" office:value-type="float">
            <text:p>546</text:p>
          </table:table-cell>
          <table:table-cell ns41:value-type="float" table:style-name="ce64" office:value="59" office:value-type="float">
            <text:p>59</text:p>
          </table:table-cell>
          <table:table-cell ns41:value-type="float" table:style-name="ce64" office:value="36" office:value-type="float">
            <text:p>36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437" office:value-type="float">
            <text:p>437</text:p>
          </table:table-cell>
          <table:table-cell ns41:value-type="float" table:style-name="ce64" office:value="38" office:value-type="float">
            <text:p>38</text:p>
          </table:table-cell>
          <table:table-cell ns41:value-type="float" table:style-name="ce64" office:value="41" office:value-type="float">
            <text:p>41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75" office:value-type="float">
            <text:p>175</text:p>
          </table:table-cell>
          <table:table-cell ns41:value-type="float" table:style-name="ce64" office:value="11" office:value-type="float">
            <text:p>11</text:p>
          </table:table-cell>
          <table:table-cell ns41:value-type="float" table:style-name="ce64" office:value="26" office:value-type="float">
            <text:p>26</text:p>
          </table:table-cell>
          <table:table-cell table:style-name="ce64"/>
          <table:table-cell ns41:value-type="float" table:style-name="ce64" office:value="143" office:value-type="float">
            <text:p>143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64" office:value="27" office:value-type="float">
            <text:p>27</text:p>
          </table:table-cell>
          <table:table-cell table:style-name="ce64"/>
          <table:table-cell ns41:value-type="float" table:style-name="ce64" office:value="120" office:value-type="float">
            <text:p>120</text:p>
          </table:table-cell>
          <table:table-cell ns41:value-type="float" table:style-name="ce64" office:value="9" office:value-type="float">
            <text:p>9</text:p>
          </table:table-cell>
          <table:table-cell ns41:value-type="float" table:style-name="ce64" office:value="30" office:value-type="float">
            <text:p>30</text:p>
          </table:table-cell>
          <table:table-cell table:style-name="ce64" table:number-columns-repeated="5"/>
          <table:table-cell ns41:value-type="float" table:style-name="ce68" office:value="1630" office:value-type="float">
            <text:p>1630</text:p>
          </table:table-cell>
          <table:table-cell ns41:value-type="float" table:style-name="ce68" office:value="182" office:value-type="float">
            <text:p>182</text:p>
          </table:table-cell>
          <table:table-cell ns41:value-type="float" table:style-name="ce68" office:value="166" office:value-type="float">
            <text:p>16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796" office:value-type="float">
            <text:p>1796</text:p>
          </table:table-cell>
          <table:table-cell ns41:value-type="float" table:style-name="ce95" office:value="190" office:value-type="float">
            <text:p>190</text:p>
          </table:table-cell>
          <table:table-cell ns41:value-type="string" table:style-name="ce103" office:value-type="string">
            <text:p>B17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7" office:value-type="string">
            <text:p>Landbouw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6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4" office:value-type="float">
            <text:p>14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23" office:value-type="float">
            <text:p>2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25" office:value-type="float">
            <text:p>25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17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7" office:value-type="string">
            <text:p>Landbouwers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31" office:value-type="float">
            <text:p>31</text:p>
          </table:table-cell>
          <table:table-cell ns41:value-type="float" table:style-name="ce64" office:value="11" office:value-type="float">
            <text:p>11</text:p>
          </table:table-cell>
          <table:table-cell ns41:value-type="float" table:style-name="ce64" office:value="107" office:value-type="float">
            <text:p>107</text:p>
          </table:table-cell>
          <table:table-cell ns41:value-type="float" table:style-name="ce64" office:value="32" office:value-type="float">
            <text:p>32</text:p>
          </table:table-cell>
          <table:table-cell table:style-name="ce64"/>
          <table:table-cell ns41:value-type="float" table:style-name="ce64" office:value="215" office:value-type="float">
            <text:p>215</text:p>
          </table:table-cell>
          <table:table-cell table:style-name="ce64"/>
          <table:table-cell ns41:value-type="float" table:style-name="ce64" office:value="59" office:value-type="float">
            <text:p>59</text:p>
          </table:table-cell>
          <table:table-cell ns41:value-type="float" table:style-name="ce64" office:value="10" office:value-type="float">
            <text:p>10</text:p>
          </table:table-cell>
          <table:table-cell ns41:value-type="float" table:style-name="ce64" office:value="641" office:value-type="float">
            <text:p>641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156" office:value-type="float">
            <text:p>156</text:p>
          </table:table-cell>
          <table:table-cell ns41:value-type="float" table:style-name="ce64" office:value="38" office:value-type="float">
            <text:p>38</text:p>
          </table:table-cell>
          <table:table-cell ns41:value-type="float" table:style-name="ce64" office:value="226" office:value-type="float">
            <text:p>226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4" office:value="437" office:value-type="float">
            <text:p>437</text:p>
          </table:table-cell>
          <table:table-cell ns41:value-type="float" table:style-name="ce64" office:value="477" office:value-type="float">
            <text:p>477</text:p>
          </table:table-cell>
          <table:table-cell ns41:value-type="float" table:style-name="ce64" office:value="55" office:value-type="float">
            <text:p>55</text:p>
          </table:table-cell>
          <table:table-cell ns41:value-type="float" table:style-name="ce70" office:value="70" office:value-type="float">
            <text:p>70</text:p>
          </table:table-cell>
          <table:table-cell ns41:value-type="float" table:style-name="ce70" office:value="544" office:value-type="float">
            <text:p>544</text:p>
          </table:table-cell>
          <table:table-cell ns41:value-type="float" table:style-name="ce64" office:value="192" office:value-type="float">
            <text:p>192</text:p>
          </table:table-cell>
          <table:table-cell ns41:value-type="float" table:style-name="ce64" office:value="79" office:value-type="float">
            <text:p>79</text:p>
          </table:table-cell>
          <table:table-cell ns41:value-type="float" table:style-name="ce64" office:value="17" office:value-type="float">
            <text:p>17</text:p>
          </table:table-cell>
          <table:table-cell ns41:value-type="float" table:style-name="ce64" office:value="286" office:value-type="float">
            <text:p>286</text:p>
          </table:table-cell>
          <table:table-cell ns41:value-type="float" table:style-name="ce64" office:value="81" office:value-type="float">
            <text:p>81</text:p>
          </table:table-cell>
          <table:table-cell ns41:value-type="float" table:style-name="ce64" office:value="29" office:value-type="float">
            <text:p>29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15" office:value-type="float">
            <text:p>115</text:p>
          </table:table-cell>
          <table:table-cell ns41:value-type="float" table:style-name="ce64" office:value="15" office:value-type="float">
            <text:p>15</text:p>
          </table:table-cell>
          <table:table-cell ns41:value-type="float" table:style-name="ce64" office:value="10" office:value-type="float">
            <text:p>10</text:p>
          </table:table-cell>
          <table:table-cell table:style-name="ce64"/>
          <table:table-cell ns41:value-type="float" table:style-name="ce64" office:value="66" office:value-type="float">
            <text:p>66</text:p>
          </table:table-cell>
          <table:table-cell ns41:value-type="float" table:style-name="ce64" office:value="19" office:value-type="float">
            <text:p>19</text:p>
          </table:table-cell>
          <table:table-cell ns41:value-type="float" table:style-name="ce64" office:value="16" office:value-type="float">
            <text:p>16</text:p>
          </table:table-cell>
          <table:table-cell table:style-name="ce64"/>
          <table:table-cell ns41:value-type="float" table:style-name="ce64" office:value="52" office:value-type="float">
            <text:p>52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4"/>
          <table:table-cell ns41:value-type="float" table:style-name="ce68" office:value="1548" office:value-type="float">
            <text:p>1548</text:p>
          </table:table-cell>
          <table:table-cell ns41:value-type="float" table:style-name="ce68" office:value="2026" office:value-type="float">
            <text:p>2026</text:p>
          </table:table-cell>
          <table:table-cell ns41:value-type="float" table:style-name="ce68" office:value="207" office:value-type="float">
            <text:p>207</text:p>
          </table:table-cell>
          <table:table-cell ns41:value-type="float" table:style-name="ce68" office:value="398" office:value-type="float">
            <text:p>398</text:p>
          </table:table-cell>
          <table:table-cell ns41:value-type="float" table:style-name="ce68" office:value="1755" office:value-type="float">
            <text:p>1755</text:p>
          </table:table-cell>
          <table:table-cell ns41:value-type="float" table:style-name="ce95" office:value="2424" office:value-type="float">
            <text:p>2424</text:p>
          </table:table-cell>
          <table:table-cell ns41:value-type="string" table:style-name="ce103" office:value-type="string">
            <text:p>B17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Veeteelt (incl. alle dieren-, paardenfokkerij, vogelteelt, enz.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7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7" office:value-type="string">
            <text:p>Bijenhoud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7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7" office:value-type="string">
            <text:p>Schaapherders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5" office:value-type="float">
            <text:p>5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11" office:value-type="float">
            <text:p>11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table:style-name="ce64" table:number-columns-repeated="3"/>
          <table:table-cell ns41:value-type="float" table:style-name="ce64" office:value="19" office:value-type="float">
            <text:p>19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13" office:value-type="float">
            <text:p>13</text:p>
          </table:table-cell>
          <table:table-cell table:style-name="ce64"/>
          <table:table-cell table:style-name="ce70"/>
          <table:table-cell ns41:value-type="float" table:style-name="ce70" office:value="14" office:value-type="float">
            <text:p>14</text:p>
          </table:table-cell>
          <table:table-cell ns41:value-type="float" table:style-name="ce64" office:value="11" office:value-type="float">
            <text:p>11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37" office:value-type="float">
            <text:p>37</text:p>
          </table:table-cell>
          <table:table-cell ns41:value-type="float" table:style-name="ce68" office:value="88" office:value-type="float">
            <text:p>88</text:p>
          </table:table-cell>
          <table:table-cell table:style-name="ce68" table:number-columns-repeated="2"/>
          <table:table-cell ns41:value-type="float" table:style-name="ce68" office:value="37" office:value-type="float">
            <text:p>37</text:p>
          </table:table-cell>
          <table:table-cell ns41:value-type="float" table:style-name="ce95" office:value="88" office:value-type="float">
            <text:p>88</text:p>
          </table:table-cell>
          <table:table-cell ns41:value-type="string" table:style-name="ce103" office:value-type="string">
            <text:p>B17b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7" office:value-type="string">
            <text:p>Veefok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21" office:value-type="float">
            <text:p>21</text:p>
          </table:table-cell>
          <table:table-cell ns41:value-type="float" office:value="2" table:style-name="ce64" table:number-columns-repeated="2" office:value-type="float">
            <text:p>2</text:p>
          </table:table-cell>
          <table:table-cell table:style-name="ce64"/>
          <table:table-cell ns41:value-type="float" table:style-name="ce64" office:value="17" office:value-type="float">
            <text:p>17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62" office:value-type="float">
            <text:p>6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table:style-name="ce68"/>
          <table:table-cell ns41:value-type="float" table:style-name="ce68" office:value="67" office:value-type="float">
            <text:p>67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17b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7" office:value-type="string">
            <text:p>Veefokk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7b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7" office:value-type="string">
            <text:p>Veefok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1" office:value-type="float">
            <text:p>1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8" office:value-type="float">
            <text:p>18</text:p>
          </table:table-cell>
          <table:table-cell table:style-name="ce64"/>
          <table:table-cell ns41:value-type="float" office:value="1" table:style-name="ce70" table:number-columns-repeated="2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5" office:value-type="float">
            <text:p>5</text:p>
          </table:table-cell>
          <table:table-cell ns41:value-type="float" table:style-name="ce68" office:value="44" office:value-type="float">
            <text:p>44</text:p>
          </table:table-cell>
          <table:table-cell table:style-name="ce68"/>
          <table:table-cell ns41:value-type="float" office:value="5" table:style-name="ce68" table:number-columns-repeated="2" office:value-type="float">
            <text:p>5</text:p>
          </table:table-cell>
          <table:table-cell ns41:value-type="float" table:style-name="ce95" office:value="49" office:value-type="float">
            <text:p>49</text:p>
          </table:table-cell>
          <table:table-cell ns41:value-type="string" table:style-name="ce103" office:value-type="string">
            <text:p>B17b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7" office:value-type="string">
            <text:p>Veehouders (melkboeren)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17b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27" office:value-type="string">
            <text:p>Veehouders (melkboeren)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1" office:value-type="float">
            <text:p>1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ns41:value-type="float" table:style-name="ce68" office:value="17" office:value-type="float">
            <text:p>17</text:p>
          </table:table-cell>
          <table:table-cell table:style-name="ce68"/>
          <table:table-cell ns41:value-type="float" office:value="1" table:style-name="ce68" table:number-columns-repeated="2" office:value-type="float">
            <text:p>1</text:p>
          </table:table-cell>
          <table:table-cell ns41:value-type="float" table:style-name="ce95" office:value="18" office:value-type="float">
            <text:p>18</text:p>
          </table:table-cell>
          <table:table-cell ns41:value-type="string" table:style-name="ce103" office:value-type="string">
            <text:p>B17b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4" office:value-type="float">
            <text:p>164</text:p>
          </table:table-cell>
          <table:table-cell ns41:value-type="float" table:style-name="ce107" office:value="165" office:value-type="float">
            <text:p>165</text:p>
          </table:table-cell>
          <table:table-cell ns41:value-type="string" table:style-name="ce114" office:value-type="string">
            <text:p>BRT188905020156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Tuinbouw, warmoezerij, ooft- en bloemkweekerij (incl. bollencultuur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7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Bloemist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7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Bloemist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ns41:value-type="float" table:style-name="ce68" office:value="8" office:value-type="float">
            <text:p>8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17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Tuinlieden (warmoeziers)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25" office:value-type="float">
            <text:p>2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26" office:value-type="float">
            <text:p>26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7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Tuinlieden (warmoeziers)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7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Tuinlieden (warmoeziers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12" office:value-type="float">
            <text:p>1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9" office:value-type="float">
            <text:p>9</text:p>
          </table:table-cell>
          <table:table-cell table:style-name="ce64"/>
          <table:table-cell table:style-name="ce70"/>
          <table:table-cell ns41:value-type="float" table:style-name="ce70" office:value="18" office:value-type="float">
            <text:p>18</text:p>
          </table:table-cell>
          <table:table-cell ns41:value-type="float" table:style-name="ce64" office:value="13" office:value-type="float">
            <text:p>13</text:p>
          </table:table-cell>
          <table:table-cell table:style-name="ce6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8" office:value="66" office:value-type="float">
            <text:p>66</text:p>
          </table:table-cell>
          <table:table-cell ns41:value-type="float" table:style-name="ce68" office:value="55" office:value-type="float">
            <text:p>55</text:p>
          </table:table-cell>
          <table:table-cell table:style-name="ce68" table:number-columns-repeated="2"/>
          <table:table-cell ns41:value-type="float" table:style-name="ce68" office:value="66" office:value-type="float">
            <text:p>66</text:p>
          </table:table-cell>
          <table:table-cell ns41:value-type="float" table:style-name="ce95" office:value="55" office:value-type="float">
            <text:p>55</text:p>
          </table:table-cell>
          <table:table-cell ns41:value-type="string" table:style-name="ce103" office:value-type="string">
            <text:p>B17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7" office:value-type="string">
            <text:p>Houtteelt (incl. boschbouw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7d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Boomkweek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7d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Boomkweek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17d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Boomsnoei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7d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1"/>
          <table:table-cell ns41:value-type="float" table:style-name="ce64" office:value="2" office:value-type="float">
            <text:p>2</text:p>
          </table:table-cell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226" office:value-type="float">
            <text:p>226</text:p>
          </table:table-cell>
          <table:table-cell ns41:value-type="float" table:style-name="ce64" office:value="45" office:value-type="float">
            <text:p>45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70" office:value="1" office:value-type="float">
            <text:p>1</text:p>
          </table:table-cell>
          <table:table-cell ns41:value-type="float" table:style-name="ce70" office:value="573" office:value-type="float">
            <text:p>573</text:p>
          </table:table-cell>
          <table:table-cell ns41:value-type="float" table:style-name="ce64" office:value="61" office:value-type="float">
            <text:p>61</text:p>
          </table:table-cell>
          <table:table-cell ns41:value-type="float" table:style-name="ce64" office:value="38" office:value-type="float">
            <text:p>38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460" office:value-type="float">
            <text:p>460</text:p>
          </table:table-cell>
          <table:table-cell ns41:value-type="float" table:style-name="ce64" office:value="41" office:value-type="float">
            <text:p>41</text:p>
          </table:table-cell>
          <table:table-cell ns41:value-type="float" table:style-name="ce64" office:value="44" office:value-type="float">
            <text:p>44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83" office:value-type="float">
            <text:p>183</text:p>
          </table:table-cell>
          <table:table-cell ns41:value-type="float" table:style-name="ce64" office:value="11" office:value-type="float">
            <text:p>11</text:p>
          </table:table-cell>
          <table:table-cell ns41:value-type="float" table:style-name="ce64" office:value="26" office:value-type="float">
            <text:p>26</text:p>
          </table:table-cell>
          <table:table-cell table:style-name="ce64"/>
          <table:table-cell ns41:value-type="float" table:style-name="ce64" office:value="151" office:value-type="float">
            <text:p>151</text:p>
          </table:table-cell>
          <table:table-cell ns41:value-type="float" table:style-name="ce64" office:value="15" office:value-type="float">
            <text:p>15</text:p>
          </table:table-cell>
          <table:table-cell ns41:value-type="float" table:style-name="ce64" office:value="27" office:value-type="float">
            <text:p>27</text:p>
          </table:table-cell>
          <table:table-cell table:style-name="ce64"/>
          <table:table-cell ns41:value-type="float" table:style-name="ce64" office:value="124" office:value-type="float">
            <text:p>124</text:p>
          </table:table-cell>
          <table:table-cell ns41:value-type="float" table:style-name="ce64" office:value="9" office:value-type="float">
            <text:p>9</text:p>
          </table:table-cell>
          <table:table-cell ns41:value-type="float" table:style-name="ce64" office:value="31" office:value-type="float">
            <text:p>31</text:p>
          </table:table-cell>
          <table:table-cell table:style-name="ce64" table:number-columns-repeated="5"/>
          <table:table-cell ns41:value-type="float" table:style-name="ce68" office:value="1726" office:value-type="float">
            <text:p>1726</text:p>
          </table:table-cell>
          <table:table-cell ns41:value-type="float" table:style-name="ce68" office:value="195" office:value-type="float">
            <text:p>195</text:p>
          </table:table-cell>
          <table:table-cell ns41:value-type="float" table:style-name="ce68" office:value="172" office:value-type="float">
            <text:p>17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898" office:value-type="float">
            <text:p>1898</text:p>
          </table:table-cell>
          <table:table-cell ns41:value-type="float" table:style-name="ce95" office:value="203" office:value-type="float">
            <text:p>203</text:p>
          </table:table-cell>
          <table:table-cell ns41:value-type="string" table:style-name="ce103" office:value-type="string">
            <text:p>T1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6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5" office:value-type="float">
            <text:p>15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25" office:value-type="float">
            <text:p>2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27" office:value-type="float">
            <text:p>27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T1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1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I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10" office:value-type="float">
            <text:p>10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7" office:value-type="float">
            <text:p>27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4" office:value="11" office:value-type="float">
            <text:p>11</text:p>
          </table:table-cell>
          <table:table-cell ns41:value-type="float" table:style-name="ce64" office:value="126" office:value-type="float">
            <text:p>126</text:p>
          </table:table-cell>
          <table:table-cell ns41:value-type="float" table:style-name="ce64" office:value="33" office:value-type="float">
            <text:p>33</text:p>
          </table:table-cell>
          <table:table-cell table:style-name="ce64"/>
          <table:table-cell ns41:value-type="float" table:style-name="ce64" office:value="234" office:value-type="float">
            <text:p>234</text:p>
          </table:table-cell>
          <table:table-cell table:style-name="ce64"/>
          <table:table-cell ns41:value-type="float" table:style-name="ce64" office:value="61" office:value-type="float">
            <text:p>61</text:p>
          </table:table-cell>
          <table:table-cell ns41:value-type="float" table:style-name="ce64" office:value="11" office:value-type="float">
            <text:p>11</text:p>
          </table:table-cell>
          <table:table-cell ns41:value-type="float" table:style-name="ce64" office:value="690" office:value-type="float">
            <text:p>690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157" office:value-type="float">
            <text:p>157</text:p>
          </table:table-cell>
          <table:table-cell ns41:value-type="float" table:style-name="ce64" office:value="39" office:value-type="float">
            <text:p>39</text:p>
          </table:table-cell>
          <table:table-cell ns41:value-type="float" table:style-name="ce64" office:value="241" office:value-type="float">
            <text:p>241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4" office:value="458" office:value-type="float">
            <text:p>458</text:p>
          </table:table-cell>
          <table:table-cell ns41:value-type="float" table:style-name="ce64" office:value="520" office:value-type="float">
            <text:p>520</text:p>
          </table:table-cell>
          <table:table-cell ns41:value-type="float" table:style-name="ce64" office:value="55" office:value-type="float">
            <text:p>55</text:p>
          </table:table-cell>
          <table:table-cell ns41:value-type="float" table:style-name="ce70" office:value="71" office:value-type="float">
            <text:p>71</text:p>
          </table:table-cell>
          <table:table-cell ns41:value-type="float" table:style-name="ce70" office:value="579" office:value-type="float">
            <text:p>579</text:p>
          </table:table-cell>
          <table:table-cell ns41:value-type="float" table:style-name="ce64" office:value="219" office:value-type="float">
            <text:p>219</text:p>
          </table:table-cell>
          <table:table-cell ns41:value-type="float" table:style-name="ce64" office:value="79" office:value-type="float">
            <text:p>79</text:p>
          </table:table-cell>
          <table:table-cell ns41:value-type="float" table:style-name="ce64" office:value="17" office:value-type="float">
            <text:p>17</text:p>
          </table:table-cell>
          <table:table-cell ns41:value-type="float" table:style-name="ce64" office:value="311" office:value-type="float">
            <text:p>311</text:p>
          </table:table-cell>
          <table:table-cell ns41:value-type="float" table:style-name="ce64" office:value="87" office:value-type="float">
            <text:p>87</text:p>
          </table:table-cell>
          <table:table-cell ns41:value-type="float" table:style-name="ce64" office:value="29" office:value-type="float">
            <text:p>29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31" office:value-type="float">
            <text:p>131</text:p>
          </table:table-cell>
          <table:table-cell ns41:value-type="float" table:style-name="ce64" office:value="17" office:value-type="float">
            <text:p>17</text:p>
          </table:table-cell>
          <table:table-cell ns41:value-type="float" table:style-name="ce64" office:value="10" office:value-type="float">
            <text:p>10</text:p>
          </table:table-cell>
          <table:table-cell table:style-name="ce64"/>
          <table:table-cell ns41:value-type="float" table:style-name="ce64" office:value="73" office:value-type="float">
            <text:p>73</text:p>
          </table:table-cell>
          <table:table-cell ns41:value-type="float" table:style-name="ce64" office:value="22" office:value-type="float">
            <text:p>22</text:p>
          </table:table-cell>
          <table:table-cell ns41:value-type="float" table:style-name="ce64" office:value="16" office:value-type="float">
            <text:p>16</text:p>
          </table:table-cell>
          <table:table-cell table:style-name="ce64"/>
          <table:table-cell ns41:value-type="float" table:style-name="ce64" office:value="59" office:value-type="float">
            <text:p>59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4"/>
          <table:table-cell ns41:value-type="float" table:style-name="ce68" office:value="1661" office:value-type="float">
            <text:p>1661</text:p>
          </table:table-cell>
          <table:table-cell ns41:value-type="float" table:style-name="ce68" office:value="2241" office:value-type="float">
            <text:p>2241</text:p>
          </table:table-cell>
          <table:table-cell ns41:value-type="float" table:style-name="ce68" office:value="207" office:value-type="float">
            <text:p>207</text:p>
          </table:table-cell>
          <table:table-cell ns41:value-type="float" table:style-name="ce68" office:value="404" office:value-type="float">
            <text:p>404</text:p>
          </table:table-cell>
          <table:table-cell ns41:value-type="float" table:style-name="ce68" office:value="1868" office:value-type="float">
            <text:p>1868</text:p>
          </table:table-cell>
          <table:table-cell ns41:value-type="float" table:style-name="ce95" office:value="2645" office:value-type="float">
            <text:p>2645</text:p>
          </table:table-cell>
          <table:table-cell ns41:value-type="string" table:style-name="ce103" office:value-type="string">
            <text:p>T1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VII</text:p>
          </table:table-cell>
          <table:table-cell table:style-name="ce39"/>
          <table:table-cell/>
          <table:table-cell ns41:value-type="float" table:style-name="ce55" office:value="10" office:value-type="float">
            <text:p>10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7" office:value-type="float">
            <text:p>27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4" office:value="11" office:value-type="float">
            <text:p>11</text:p>
          </table:table-cell>
          <table:table-cell ns41:value-type="float" table:style-name="ce64" office:value="126" office:value-type="float">
            <text:p>126</text:p>
          </table:table-cell>
          <table:table-cell ns41:value-type="float" table:style-name="ce64" office:value="33" office:value-type="float">
            <text:p>33</text:p>
          </table:table-cell>
          <table:table-cell table:style-name="ce64"/>
          <table:table-cell ns41:value-type="float" table:style-name="ce64" office:value="234" office:value-type="float">
            <text:p>234</text:p>
          </table:table-cell>
          <table:table-cell table:style-name="ce64"/>
          <table:table-cell ns41:value-type="float" table:style-name="ce64" office:value="61" office:value-type="float">
            <text:p>61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64" office:value="698" office:value-type="float">
            <text:p>698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157" office:value-type="float">
            <text:p>157</text:p>
          </table:table-cell>
          <table:table-cell ns41:value-type="float" table:style-name="ce64" office:value="46" office:value-type="float">
            <text:p>46</text:p>
          </table:table-cell>
          <table:table-cell ns41:value-type="float" table:style-name="ce64" office:value="248" office:value-type="float">
            <text:p>248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43" office:value-type="float">
            <text:p>43</text:p>
          </table:table-cell>
          <table:table-cell ns41:value-type="float" table:style-name="ce64" office:value="687" office:value-type="float">
            <text:p>687</text:p>
          </table:table-cell>
          <table:table-cell ns41:value-type="float" table:style-name="ce64" office:value="567" office:value-type="float">
            <text:p>567</text:p>
          </table:table-cell>
          <table:table-cell ns41:value-type="float" table:style-name="ce64" office:value="61" office:value-type="float">
            <text:p>61</text:p>
          </table:table-cell>
          <table:table-cell ns41:value-type="float" table:style-name="ce70" office:value="72" office:value-type="float">
            <text:p>72</text:p>
          </table:table-cell>
          <table:table-cell ns41:value-type="float" table:style-name="ce70" office:value="1167" office:value-type="float">
            <text:p>1167</text:p>
          </table:table-cell>
          <table:table-cell ns41:value-type="float" table:style-name="ce64" office:value="283" office:value-type="float">
            <text:p>283</text:p>
          </table:table-cell>
          <table:table-cell ns41:value-type="float" table:style-name="ce64" office:value="117" office:value-type="float">
            <text:p>117</text:p>
          </table:table-cell>
          <table:table-cell ns41:value-type="float" table:style-name="ce64" office:value="22" office:value-type="float">
            <text:p>22</text:p>
          </table:table-cell>
          <table:table-cell ns41:value-type="float" table:style-name="ce64" office:value="775" office:value-type="float">
            <text:p>775</text:p>
          </table:table-cell>
          <table:table-cell ns41:value-type="float" table:style-name="ce64" office:value="129" office:value-type="float">
            <text:p>129</text:p>
          </table:table-cell>
          <table:table-cell ns41:value-type="float" table:style-name="ce64" office:value="74" office:value-type="float">
            <text:p>74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315" office:value-type="float">
            <text:p>315</text:p>
          </table:table-cell>
          <table:table-cell ns41:value-type="float" table:style-name="ce64" office:value="28" office:value-type="float">
            <text:p>28</text:p>
          </table:table-cell>
          <table:table-cell ns41:value-type="float" table:style-name="ce64" office:value="36" office:value-type="float">
            <text:p>36</text:p>
          </table:table-cell>
          <table:table-cell table:style-name="ce64"/>
          <table:table-cell ns41:value-type="float" table:style-name="ce64" office:value="226" office:value-type="float">
            <text:p>226</text:p>
          </table:table-cell>
          <table:table-cell ns41:value-type="float" table:style-name="ce64" office:value="37" office:value-type="float">
            <text:p>37</text:p>
          </table:table-cell>
          <table:table-cell ns41:value-type="float" table:style-name="ce64" office:value="43" office:value-type="float">
            <text:p>43</text:p>
          </table:table-cell>
          <table:table-cell table:style-name="ce64"/>
          <table:table-cell ns41:value-type="float" table:style-name="ce64" office:value="183" office:value-type="float">
            <text:p>183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64" office:value="40" office:value-type="float">
            <text:p>40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4"/>
          <table:table-cell ns41:value-type="float" table:style-name="ce68" office:value="3412" office:value-type="float">
            <text:p>3412</text:p>
          </table:table-cell>
          <table:table-cell ns41:value-type="float" table:style-name="ce68" office:value="2444" office:value-type="float">
            <text:p>2444</text:p>
          </table:table-cell>
          <table:table-cell ns41:value-type="float" table:style-name="ce68" office:value="381" office:value-type="float">
            <text:p>381</text:p>
          </table:table-cell>
          <table:table-cell ns41:value-type="float" table:style-name="ce68" office:value="412" office:value-type="float">
            <text:p>412</text:p>
          </table:table-cell>
          <table:table-cell ns41:value-type="float" table:style-name="ce68" office:value="3793" office:value-type="float">
            <text:p>3793</text:p>
          </table:table-cell>
          <table:table-cell ns41:value-type="float" table:style-name="ce95" office:value="2856" office:value-type="float">
            <text:p>2856</text:p>
          </table:table-cell>
          <table:table-cell ns41:value-type="string" table:style-name="ce103" office:value-type="string">
            <text:p>T1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VIII</text:p>
          </table:table-cell>
          <table:table-cell table:style-name="ce11" table:number-columns-repeated="2"/>
          <table:table-cell ns41:value-type="string" table:style-name="ce27" office:value-type="string">
            <text:p>Visscherij (incl. vischkweekerij) en jach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Visscherij in binnenwater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8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Vissch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1" office:value-type="float">
            <text:p>11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1" office:value-type="float">
            <text:p>11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8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Vissch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ns41:value-type="float" table:style-name="ce68" office:value="6" office:value-type="float">
            <text:p>6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6" office:value-type="float">
            <text:p>6</text:p>
          </table:table-cell>
          <table:table-cell ns41:value-type="string" table:style-name="ce103" office:value-type="string">
            <text:p>B18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Jach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8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1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Jachtopzien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18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Jag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8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11" office:value-type="string">
            <text:p>Jag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8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I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2" office:value-type="float">
            <text:p>12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2" office:value-type="float">
            <text:p>1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T1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I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1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I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T1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VIII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19"/>
          <table:table-cell ns41:value-type="float" table:style-name="ce6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6" office:value-type="float">
            <text:p>6</text:p>
          </table:table-cell>
          <table:table-cell ns41:value-type="string" table:style-name="ce103" office:value-type="string">
            <text:p>T1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VIII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6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7" office:value-type="float">
            <text:p>17</text:p>
          </table:table-cell>
          <table:table-cell ns41:value-type="float" table:style-name="ce68" office:value="8" office:value-type="float">
            <text:p>8</text:p>
          </table:table-cell>
          <table:table-cell table:style-name="ce68" table:number-columns-repeated="2"/>
          <table:table-cell ns41:value-type="float" table:style-name="ce68" office:value="17" office:value-type="float">
            <text:p>17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T1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IX</text:p>
          </table:table-cell>
          <table:table-cell table:style-name="ce11" table:number-columns-repeated="2"/>
          <table:table-cell ns41:value-type="string" table:style-name="ce27" office:value-type="string">
            <text:p>Warenhandel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Handel in grondstoff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9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4" office:value-type="float">
            <text:p>4</text:p>
          </table:table-cell>
          <table:table-cell table:style-name="ce64" table:number-columns-repeated="6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19"/>
          <table:table-cell ns41:value-type="float" table:style-name="ce6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7" office:value-type="float">
            <text:p>7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19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table:style-name="ce70"/>
          <table:table-cell ns41:value-type="float" table:style-name="ce70" office:value="26" office:value-type="float">
            <text:p>26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7" office:value-type="float">
            <text:p>7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8" office:value="51" office:value-type="float">
            <text:p>5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53" office:value-type="float">
            <text:p>53</text:p>
          </table:table-cell>
          <table:table-cell ns41:value-type="float" table:style-name="ce95" office:value="12" office:value-type="float">
            <text:p>12</text:p>
          </table:table-cell>
          <table:table-cell ns41:value-type="string" table:style-name="ce103" office:value-type="string">
            <text:p>B19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9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2" office:value-type="float">
            <text:p>2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table:style-name="ce68"/>
          <table:table-cell ns41:value-type="float" table:style-name="ce68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9a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9a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Handel in voorwerpen van kleed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9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ns41:value-type="float" table:style-name="ce64" office:value="32" office:value-type="float">
            <text:p>32</text:p>
          </table:table-cell>
          <table:table-cell ns41:value-type="float" table:style-name="ce64" office:value="23" office:value-type="float">
            <text:p>23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70" office:value="4" office:value-type="float">
            <text:p>4</text:p>
          </table:table-cell>
          <table:table-cell ns41:value-type="float" table:style-name="ce70" office:value="54" office:value-type="float">
            <text:p>54</text:p>
          </table:table-cell>
          <table:table-cell ns41:value-type="float" office:value="10" table:style-name="ce64" table:number-columns-repeated="2" office:value-type="float">
            <text:p>10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27" office:value-type="float">
            <text:p>27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21" office:value-type="float">
            <text:p>21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8" office:value="150" office:value-type="float">
            <text:p>150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179" office:value-type="float">
            <text:p>179</text:p>
          </table:table-cell>
          <table:table-cell ns41:value-type="float" table:style-name="ce95" office:value="71" office:value-type="float">
            <text:p>71</text:p>
          </table:table-cell>
          <table:table-cell ns41:value-type="string" table:style-name="ce103" office:value-type="string">
            <text:p>B19b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9b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14" office:value-type="float">
            <text:p>14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70" office:value="1" office:value-type="float">
            <text:p>1</text:p>
          </table:table-cell>
          <table:table-cell ns41:value-type="float" table:style-name="ce70" office:value="30" office:value-type="float">
            <text:p>30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ns41:value-type="float" table:style-name="ce64" office:value="13" office:value-type="float">
            <text:p>1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ns41:value-type="float" office:value="1" table:style-name="ce64" table:number-columns-repeated="2" office:value-type="float">
            <text:p>1</text:p>
          </table:table-cell>
          <table:table-cell ns41:value-type="float" table:style-name="ce64" office:value="6" office:value-type="float">
            <text:p>6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5"/>
          <table:table-cell ns41:value-type="float" table:style-name="ce68" office:value="72" office:value-type="float">
            <text:p>72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93" office:value-type="float">
            <text:p>93</text:p>
          </table:table-cell>
          <table:table-cell ns41:value-type="float" table:style-name="ce95" office:value="20" office:value-type="float">
            <text:p>20</text:p>
          </table:table-cell>
          <table:table-cell ns41:value-type="string" table:style-name="ce103" office:value-type="string">
            <text:p>B19b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9" office:value-type="string">
            <text:p>C</text:p>
          </table:table-cell>
          <table:table-cell/>
          <table:table-cell ns41:value-type="float" table:style-name="ce55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2" office:value-type="float">
            <text:p>1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2" office:value-type="float">
            <text:p>12</text:p>
          </table:table-cell>
          <table:table-cell table:style-name="ce64"/>
          <table:table-cell ns41:value-type="float" office:value="1" table:style-name="ce64" table:number-columns-repeated="2" office:value-type="float">
            <text:p>1</text:p>
          </table:table-cell>
          <table:table-cell ns41:value-type="float" table:style-name="ce64" office:value="22" office:value-type="float">
            <text:p>22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2" office:value-type="float">
            <text:p>12</text:p>
          </table:table-cell>
          <table:table-cell table:style-name="ce64"/>
          <table:table-cell ns41:value-type="float" table:style-name="ce70" office:value="1" office:value-type="float">
            <text:p>1</text:p>
          </table:table-cell>
          <table:table-cell ns41:value-type="float" table:style-name="ce70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18"/>
          <table:table-cell ns41:value-type="float" table:style-name="ce68" office:value="4" office:value-type="float">
            <text:p>4</text:p>
          </table:table-cell>
          <table:table-cell ns41:value-type="float" table:style-name="ce68" office:value="68" office:value-type="float">
            <text:p>68</text:p>
          </table:table-cell>
          <table:table-cell table:style-name="ce68"/>
          <table:table-cell ns41:value-type="float" table:style-name="ce68" office:value="6" office:value-type="float">
            <text:p>6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95" office:value="74" office:value-type="float">
            <text:p>74</text:p>
          </table:table-cell>
          <table:table-cell ns41:value-type="string" table:style-name="ce103" office:value-type="string">
            <text:p>B19b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Handel in voorwerpen van voeding en geno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9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9" office:value-type="float">
            <text:p>9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7" office:value-type="float">
            <text:p>17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17" office:value-type="float">
            <text:p>17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19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7" office:value-type="string">
            <text:p>Broodven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ns41:value-type="float" table:style-name="ce6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office:value="4" table:style-name="ce68" table:number-columns-repeated="2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95" office:value="6" office:value-type="float">
            <text:p>6</text:p>
          </table:table-cell>
          <table:table-cell ns41:value-type="string" table:style-name="ce103" office:value-type="string">
            <text:p>B19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ns41:value-type="float" table:style-name="ce11" office:value="25" office:value-type="float">
            <text:p>25</text:p>
          </table:table-cell>
          <table:table-cell ns41:value-type="string" table:style-name="ce27" office:value-type="string">
            <text:p>Depôthoud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9"/>
          <table:table-cell ns41:value-type="float" table:style-name="ce68" office:value="7" office:value-type="float">
            <text:p>7</text:p>
          </table:table-cell>
          <table:table-cell table:style-name="ce68"/>
          <table:table-cell ns41:value-type="float" table:style-name="ce68" office:value="5" office:value-type="float">
            <text:p>5</text:p>
          </table:table-cell>
          <table:table-cell table:style-name="ce68"/>
          <table:table-cell ns41:value-type="float" table:style-name="ce68" office:value="12" office:value-type="float">
            <text:p>12</text:p>
          </table:table-cell>
          <table:table-cell table:style-name="ce95"/>
          <table:table-cell ns41:value-type="string" table:style-name="ce103" office:value-type="string">
            <text:p>B19c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6" office:value-type="float">
            <text:p>166</text:p>
          </table:table-cell>
          <table:table-cell ns41:value-type="float" table:style-name="ce107" office:value="167" office:value-type="float">
            <text:p>167</text:p>
          </table:table-cell>
          <table:table-cell ns41:value-type="string" table:style-name="ce114" office:value-type="string">
            <text:p>BRT18890502015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7" office:value-type="float">
            <text:p>7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6" office:value-type="float">
            <text:p>16</text:p>
          </table:table-cell>
          <table:table-cell ns41:value-type="float" table:style-name="ce64" office:value="9" office:value-type="float">
            <text:p>9</text:p>
          </table:table-cell>
          <table:table-cell table:style-name="ce64"/>
          <table:table-cell table:style-name="ce70"/>
          <table:table-cell ns41:value-type="float" table:style-name="ce70" office:value="51" office:value-type="float">
            <text:p>51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23" office:value-type="float">
            <text:p>2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11" office:value-type="float">
            <text:p>11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109" office:value-type="float">
            <text:p>109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22" office:value-type="float">
            <text:p>122</text:p>
          </table:table-cell>
          <table:table-cell ns41:value-type="float" table:style-name="ce95" office:value="23" office:value-type="float">
            <text:p>23</text:p>
          </table:table-cell>
          <table:table-cell ns41:value-type="string" table:style-name="ce103" office:value-type="string">
            <text:p>B19c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19c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6"/>
          <table:table-cell ns41:value-type="float" office:value="1" table:style-name="ce64" table:number-columns-repeated="3" office:value-type="float">
            <text:p>1</text:p>
          </table:table-cell>
          <table:table-cell ns41:value-type="float" table:style-name="ce64" office:value="32" office:value-type="float">
            <text:p>32</text:p>
          </table:table-cell>
          <table:table-cell ns41:value-type="float" table:style-name="ce64" office:value="10" office:value-type="float">
            <text:p>10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70" office:value="1" office:value-type="float">
            <text:p>1</text:p>
          </table:table-cell>
          <table:table-cell ns41:value-type="float" table:style-name="ce70" office:value="83" office:value-type="float">
            <text:p>83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33" office:value-type="float">
            <text:p>33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35" office:value-type="float">
            <text:p>35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23" office:value-type="float">
            <text:p>23</text:p>
          </table:table-cell>
          <table:table-cell table:style-name="ce64"/>
          <table:table-cell ns41:value-type="float" table:style-name="ce64" office:value="10" office:value-type="float">
            <text:p>10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19" office:value-type="float">
            <text:p>19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8" office:value="187" office:value-type="float">
            <text:p>187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68" office:value="81" office:value-type="float">
            <text:p>8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268" office:value-type="float">
            <text:p>268</text:p>
          </table:table-cell>
          <table:table-cell ns41:value-type="float" table:style-name="ce95" office:value="26" office:value-type="float">
            <text:p>26</text:p>
          </table:table-cell>
          <table:table-cell ns41:value-type="string" table:style-name="ce103" office:value-type="string">
            <text:p>B19c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3"/>
          <table:table-cell ns41:value-type="float" table:style-name="ce64" office:value="1" office:value-type="float">
            <text:p>1</text:p>
          </table:table-cell>
          <table:table-cell table:style-name="ce64" table:number-columns-repeated="8"/>
          <table:table-cell table:style-name="ce70" table:number-columns-repeated="2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21"/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19c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15" office:value-type="float">
            <text:p>15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70" office:value="1" office:value-type="float">
            <text:p>1</text:p>
          </table:table-cell>
          <table:table-cell ns41:value-type="float" table:style-name="ce70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19"/>
          <table:table-cell ns41:value-type="float" table:style-name="ce68" office:value="7" office:value-type="float">
            <text:p>7</text:p>
          </table:table-cell>
          <table:table-cell ns41:value-type="float" table:style-name="ce68" office:value="42" office:value-type="float">
            <text:p>42</text:p>
          </table:table-cell>
          <table:table-cell table:style-name="ce68"/>
          <table:table-cell ns41:value-type="float" office:value="7" table:style-name="ce68" table:number-columns-repeated="2" office:value-type="float">
            <text:p>7</text:p>
          </table:table-cell>
          <table:table-cell ns41:value-type="float" table:style-name="ce95" office:value="49" office:value-type="float">
            <text:p>49</text:p>
          </table:table-cell>
          <table:table-cell ns41:value-type="string" table:style-name="ce103" office:value-type="string">
            <text:p>B19c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1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7" office:value-type="string">
            <text:p>Handel in voorwerpen van won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9d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1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9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10" office:value-type="float">
            <text:p>10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19d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9d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9d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7" office:value-type="string">
            <text:p>Handel in boek- en kunstwerken (incl. dagblad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9e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8" office:value-type="float">
            <text:p>8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10" office:value-type="float">
            <text:p>10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9e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9e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19e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f</text:p>
          </table:table-cell>
          <table:table-cell table:style-name="ce11"/>
          <table:table-cell ns41:value-type="string" table:style-name="ce27" office:value-type="string">
            <text:p>Handel in luxe artikel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9f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0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1" office:value-type="float">
            <text:p>1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11"/>
          <table:table-cell ns41:value-type="float" table:style-name="ce68" office:value="25" office:value-type="float">
            <text:p>2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95" office:value="9" office:value-type="float">
            <text:p>9</text:p>
          </table:table-cell>
          <table:table-cell ns41:value-type="string" table:style-name="ce103" office:value-type="string">
            <text:p>B19f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0"/>
          <table:table-cell ns41:value-type="float" office:value="1" table:style-name="ce64" table:number-columns-repeated="2" office:value-type="float">
            <text:p>1</text:p>
          </table:table-cell>
          <table:table-cell table:style-name="ce70"/>
          <table:table-cell ns41:value-type="float" table:style-name="ce70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19f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ns41:value-type="float" table:style-name="ce64" office:value="1" office:value-type="float">
            <office:annotation draw:style-name="gr1" svg:height="2.091cm" draw:caption-point-y="0.275cm" svg:width="4.029cm" svg:x="45.57cm" draw:caption-point-x="-0.43cm" svg:y="219.23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svg:height="2.091cm" draw:caption-point-y="0.275cm" svg:width="4.03cm" svg:x="46.968cm" draw:caption-point-x="-0.429cm" svg:y="219.23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/>
          <table:table-cell table:style-name="ce70" table:number-columns-repeated="2"/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0"/>
          <table:table-cell table:style-name="ce68"/>
          <table:table-cell ns41:value-type="float" table:style-name="ce68" office:value="7" office:value-type="float">
            <text:p>7</text:p>
          </table:table-cell>
          <table:table-cell table:style-name="ce68"/>
          <table:table-cell ns41:value-type="float" table:style-name="ce68" office:value="3" office:value-type="float">
            <text:p>3</text:p>
          </table:table-cell>
          <table:table-cell table:style-name="ce68"/>
          <table:table-cell ns41:value-type="float" table:style-name="ce95" office:value="10" office:value-type="float">
            <text:p>10</text:p>
          </table:table-cell>
          <table:table-cell ns41:value-type="string" table:style-name="ce103" office:value-type="string">
            <text:p>B19f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g</text:p>
          </table:table-cell>
          <table:table-cell table:style-name="ce11"/>
          <table:table-cell ns41:value-type="string" table:style-name="ce27" office:value-type="string">
            <text:p>Handel in levend vee en gevogelt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9g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68" office:value="3" office:value-type="float">
            <text:p>3</text:p>
          </table:table-cell>
          <table:table-cell table:style-name="ce95"/>
          <table:table-cell ns41:value-type="string" table:style-name="ce103" office:value-type="string">
            <text:p>B19g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table:style-name="ce70"/>
          <table:table-cell ns41:value-type="float" table:style-name="ce70" office:value="22" office:value-type="float">
            <text:p>22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42" office:value-type="float">
            <text:p>42</text:p>
          </table:table-cell>
          <table:table-cell ns41:value-type="float" table:style-name="ce68" office:value="18" office:value-type="float">
            <text:p>18</text:p>
          </table:table-cell>
          <table:table-cell table:style-name="ce68" table:number-columns-repeated="2"/>
          <table:table-cell ns41:value-type="float" table:style-name="ce68" office:value="42" office:value-type="float">
            <text:p>42</text:p>
          </table:table-cell>
          <table:table-cell ns41:value-type="float" table:style-name="ce95" office:value="18" office:value-type="float">
            <text:p>18</text:p>
          </table:table-cell>
          <table:table-cell ns41:value-type="string" table:style-name="ce103" office:value-type="string">
            <text:p>B19g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h</text:p>
          </table:table-cell>
          <table:table-cell table:style-name="ce11"/>
          <table:table-cell ns41:value-type="string" table:style-name="ce27" office:value-type="string">
            <text:p>Handel in andere war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19h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19h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table:style-name="ce70"/>
          <table:table-cell ns41:value-type="float" table:style-name="ce70" office:value="15" office:value-type="float">
            <text:p>15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8" office:value="35" office:value-type="float">
            <text:p>35</text:p>
          </table:table-cell>
          <table:table-cell ns41:value-type="float" table:style-name="ce68" office:value="21" office:value-type="float">
            <text:p>21</text:p>
          </table:table-cell>
          <table:table-cell table:style-name="ce68" table:number-columns-repeated="2"/>
          <table:table-cell ns41:value-type="float" table:style-name="ce68" office:value="35" office:value-type="float">
            <text:p>35</text:p>
          </table:table-cell>
          <table:table-cell ns41:value-type="float" table:style-name="ce95" office:value="21" office:value-type="float">
            <text:p>21</text:p>
          </table:table-cell>
          <table:table-cell ns41:value-type="string" table:style-name="ce103" office:value-type="string">
            <text:p>B19h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Kooplied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9h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Kramers en rondvent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table:style-name="ce70"/>
          <table:table-cell ns41:value-type="float" table:style-name="ce70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ns41:value-type="float" table:style-name="ce6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0" office:value-type="float">
            <text:p>10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19h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Kramers en rondven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4" office:value-type="float">
            <text:p>14</text:p>
          </table:table-cell>
          <table:table-cell table:style-name="ce64"/>
          <table:table-cell ns41:value-type="float" office:value="1" table:style-name="ce64" table:number-columns-repeated="2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12" office:value-type="float">
            <text:p>12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70" office:value="1" office:value-type="float">
            <text:p>1</text:p>
          </table:table-cell>
          <table:table-cell ns41:value-type="float" table:style-name="ce70" office:value="5" office:value-type="float">
            <text:p>5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0" office:value-type="float">
            <text:p>10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9"/>
          <table:table-cell ns41:value-type="float" table:style-name="ce68" office:value="20" office:value-type="float">
            <text:p>20</text:p>
          </table:table-cell>
          <table:table-cell ns41:value-type="float" table:style-name="ce68" office:value="43" office:value-type="float">
            <text:p>43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48" office:value-type="float">
            <text:p>48</text:p>
          </table:table-cell>
          <table:table-cell ns41:value-type="float" table:style-name="ce95" office:value="48" office:value-type="float">
            <text:p>48</text:p>
          </table:table-cell>
          <table:table-cell ns41:value-type="string" table:style-name="ce103" office:value-type="string">
            <text:p>B19h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Magazijn- en pakhuisknecht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4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table:style-name="ce70"/>
          <table:table-cell ns41:value-type="float" table:style-name="ce70" office:value="11" office:value-type="float">
            <text:p>11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34" office:value-type="float">
            <text:p>34</text:p>
          </table:table-cell>
          <table:table-cell ns41:value-type="float" table:style-name="ce68" office:value="19" office:value-type="float">
            <text:p>19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95" office:value="20" office:value-type="float">
            <text:p>20</text:p>
          </table:table-cell>
          <table:table-cell ns41:value-type="string" table:style-name="ce103" office:value-type="string">
            <text:p>B19h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7" office:value-type="string">
            <text:p>Uitdrag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9h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7" office:value-type="string">
            <text:p>Water- en vuurverkoop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17"/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19h1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7" office:value-type="string">
            <text:p>Winkel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19h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7" office:value-type="string">
            <text:p>Winkelbediend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19h1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X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office:value="1" table:style-name="ce64" table:number-columns-repeated="2" office:value-type="float">
            <text:p>1</text:p>
          </table:table-cell>
          <table:table-cell ns41:value-type="float" table:style-name="ce64" office:value="28" office:value-type="float">
            <text:p>28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20" office:value-type="float">
            <text:p>20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21" office:value-type="float">
            <text:p>121</text:p>
          </table:table-cell>
          <table:table-cell ns41:value-type="float" table:style-name="ce64" office:value="69" office:value-type="float">
            <text:p>69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70" office:value="6" office:value-type="float">
            <text:p>6</text:p>
          </table:table-cell>
          <table:table-cell ns41:value-type="float" table:style-name="ce70" office:value="309" office:value-type="float">
            <text:p>309</text:p>
          </table:table-cell>
          <table:table-cell ns41:value-type="float" table:style-name="ce64" office:value="45" office:value-type="float">
            <text:p>45</text:p>
          </table:table-cell>
          <table:table-cell ns41:value-type="float" table:style-name="ce64" office:value="60" office:value-type="float">
            <text:p>60</text:p>
          </table:table-cell>
          <table:table-cell ns41:value-type="float" table:style-name="ce64" office:value="10" office:value-type="float">
            <text:p>10</text:p>
          </table:table-cell>
          <table:table-cell ns41:value-type="float" table:style-name="ce64" office:value="136" office:value-type="float">
            <text:p>136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64" office:value="44" office:value-type="float">
            <text:p>44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71" office:value-type="float">
            <text:p>71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7" office:value-type="float">
            <text:p>17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54" office:value-type="float">
            <text:p>54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6" office:value-type="float">
            <text:p>16</text:p>
          </table:table-cell>
          <table:table-cell table:style-name="ce64"/>
          <table:table-cell ns41:value-type="float" table:style-name="ce64" office:value="20" office:value-type="float">
            <text:p>20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2" office:value-type="float">
            <text:p>1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8" office:value="715" office:value-type="float">
            <text:p>715</text:p>
          </table:table-cell>
          <table:table-cell ns41:value-type="float" table:style-name="ce68" office:value="187" office:value-type="float">
            <text:p>187</text:p>
          </table:table-cell>
          <table:table-cell ns41:value-type="float" table:style-name="ce68" office:value="165" office:value-type="float">
            <text:p>165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68" office:value="880" office:value-type="float">
            <text:p>880</text:p>
          </table:table-cell>
          <table:table-cell ns41:value-type="float" table:style-name="ce95" office:value="213" office:value-type="float">
            <text:p>213</text:p>
          </table:table-cell>
          <table:table-cell ns41:value-type="string" table:style-name="ce103" office:value-type="string">
            <text:p>T1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X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9"/>
          <table:table-cell ns41:value-type="float" table:style-name="ce68" office:value="9" office:value-type="float">
            <text:p>9</text:p>
          </table:table-cell>
          <table:table-cell ns41:value-type="float" office:value="7" table:style-name="ce68" table:number-columns-repeated="2" office:value-type="float">
            <text:p>7</text:p>
          </table:table-cell>
          <table:table-cell table:style-name="ce68"/>
          <table:table-cell ns41:value-type="float" table:style-name="ce68" office:value="16" office:value-type="float">
            <text:p>16</text:p>
          </table:table-cell>
          <table:table-cell ns41:value-type="float" table:style-name="ce95" office:value="7" office:value-type="float">
            <text:p>7</text:p>
          </table:table-cell>
          <table:table-cell ns41:value-type="string" table:style-name="ce103" office:value-type="string">
            <text:p>T1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X</text:p>
          </table:table-cell>
          <table:table-cell ns41:value-type="string" table:style-name="ce39" office:value-type="string">
            <text:p>C</text:p>
          </table:table-cell>
          <table:table-cell/>
          <table:table-cell ns41:value-type="float" table:style-name="ce55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23" office:value-type="float">
            <text:p>23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20" office:value-type="float">
            <text:p>20</text:p>
          </table:table-cell>
          <table:table-cell table:style-name="ce64"/>
          <table:table-cell ns41:value-type="float" office:value="1" table:style-name="ce64" table:number-columns-repeated="2" office:value-type="float">
            <text:p>1</text:p>
          </table:table-cell>
          <table:table-cell ns41:value-type="float" table:style-name="ce64" office:value="44" office:value-type="float">
            <text:p>44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13" office:value-type="float">
            <text:p>13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22" office:value-type="float">
            <text:p>22</text:p>
          </table:table-cell>
          <table:table-cell table:style-name="ce64"/>
          <table:table-cell ns41:value-type="float" table:style-name="ce70" office:value="2" office:value-type="float">
            <text:p>2</text:p>
          </table:table-cell>
          <table:table-cell ns41:value-type="float" table:style-name="ce70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office:value="2" table:style-name="ce64" table:number-columns-repeated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18"/>
          <table:table-cell ns41:value-type="float" table:style-name="ce68" office:value="15" office:value-type="float">
            <text:p>15</text:p>
          </table:table-cell>
          <table:table-cell ns41:value-type="float" table:style-name="ce68" office:value="129" office:value-type="float">
            <text:p>129</text:p>
          </table:table-cell>
          <table:table-cell table:style-name="ce68"/>
          <table:table-cell ns41:value-type="float" table:style-name="ce68" office:value="16" office:value-type="float">
            <text:p>1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95" office:value="145" office:value-type="float">
            <text:p>145</text:p>
          </table:table-cell>
          <table:table-cell ns41:value-type="string" table:style-name="ce103" office:value-type="string">
            <text:p>T1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IX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5" office:value-type="float">
            <text:p>15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9" office:value-type="float">
            <text:p>9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8" office:value-type="float">
            <text:p>28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6" office:value-type="float">
            <text:p>6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29" office:value-type="float">
            <text:p>29</text:p>
          </table:table-cell>
          <table:table-cell ns41:value-type="float" table:style-name="ce64" office:value="18" office:value-type="float">
            <text:p>18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70" office:value="1" office:value-type="float">
            <text:p>1</text:p>
          </table:table-cell>
          <table:table-cell ns41:value-type="float" table:style-name="ce70" office:value="31" office:value-type="float">
            <text:p>31</text:p>
          </table:table-cell>
          <table:table-cell table:style-name="ce64"/>
          <table:table-cell ns41:value-type="float" table:style-name="ce64" office:value="8" office:value-type="float">
            <text:p>8</text:p>
          </table:table-cell>
          <table:table-cell table:style-name="ce64"/>
          <table:table-cell ns41:value-type="float" table:style-name="ce64" office:value="16" office:value-type="float">
            <text:p>16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1" office:value-type="float">
            <text:p>11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ns41:value-type="float" table:style-name="ce68" office:value="87" office:value-type="float">
            <text:p>87</text:p>
          </table:table-cell>
          <table:table-cell ns41:value-type="float" table:style-name="ce68" office:value="82" office:value-type="float">
            <text:p>82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68" office:value="119" office:value-type="float">
            <text:p>119</text:p>
          </table:table-cell>
          <table:table-cell ns41:value-type="float" table:style-name="ce95" office:value="92" office:value-type="float">
            <text:p>92</text:p>
          </table:table-cell>
          <table:table-cell ns41:value-type="string" table:style-name="ce103" office:value-type="string">
            <text:p>T1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IX</text:p>
          </table:table-cell>
          <table:table-cell table:style-name="ce39"/>
          <table:table-cell/>
          <table:table-cell ns41:value-type="float" table:style-name="ce55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40" office:value-type="float">
            <text:p>40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32" office:value-type="float">
            <text:p>32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02" office:value-type="float">
            <text:p>102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9" office:value-type="float">
            <text:p>9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39" office:value-type="float">
            <text:p>39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160" office:value-type="float">
            <text:p>160</text:p>
          </table:table-cell>
          <table:table-cell ns41:value-type="float" table:style-name="ce64" office:value="114" office:value-type="float">
            <text:p>114</text:p>
          </table:table-cell>
          <table:table-cell ns41:value-type="float" table:style-name="ce64" office:value="19" office:value-type="float">
            <text:p>19</text:p>
          </table:table-cell>
          <table:table-cell ns41:value-type="float" table:style-name="ce70" office:value="9" office:value-type="float">
            <text:p>9</text:p>
          </table:table-cell>
          <table:table-cell ns41:value-type="float" table:style-name="ce70" office:value="349" office:value-type="float">
            <text:p>349</text:p>
          </table:table-cell>
          <table:table-cell ns41:value-type="float" table:style-name="ce64" office:value="46" office:value-type="float">
            <text:p>46</text:p>
          </table:table-cell>
          <table:table-cell ns41:value-type="float" table:style-name="ce64" office:value="70" office:value-type="float">
            <text:p>70</text:p>
          </table:table-cell>
          <table:table-cell ns41:value-type="float" table:style-name="ce64" office:value="12" office:value-type="float">
            <text:p>12</text:p>
          </table:table-cell>
          <table:table-cell ns41:value-type="float" table:style-name="ce64" office:value="155" office:value-type="float">
            <text:p>155</text:p>
          </table:table-cell>
          <table:table-cell ns41:value-type="float" table:style-name="ce64" office:value="17" office:value-type="float">
            <text:p>17</text:p>
          </table:table-cell>
          <table:table-cell ns41:value-type="float" table:style-name="ce64" office:value="56" office:value-type="float">
            <text:p>56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77" office:value-type="float">
            <text:p>77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22" office:value-type="float">
            <text:p>22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56" office:value-type="float">
            <text:p>56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0" office:value-type="float">
            <text:p>20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1" office:value-type="float">
            <text:p>21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8" office:value="826" office:value-type="float">
            <text:p>826</text:p>
          </table:table-cell>
          <table:table-cell ns41:value-type="float" table:style-name="ce68" office:value="405" office:value-type="float">
            <text:p>405</text:p>
          </table:table-cell>
          <table:table-cell ns41:value-type="float" table:style-name="ce68" office:value="204" office:value-type="float">
            <text:p>204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68" office:value="1030" office:value-type="float">
            <text:p>1030</text:p>
          </table:table-cell>
          <table:table-cell ns41:value-type="float" table:style-name="ce95" office:value="457" office:value-type="float">
            <text:p>457</text:p>
          </table:table-cell>
          <table:table-cell ns41:value-type="string" table:style-name="ce103" office:value-type="string">
            <text:p>T1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</text:p>
          </table:table-cell>
          <table:table-cell table:style-name="ce11" table:number-columns-repeated="2"/>
          <table:table-cell ns41:value-type="string" table:style-name="ce27" office:value-type="string">
            <text:p>Verkeerswez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Spoor en tram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0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table:style-name="ce21"/>
          <table:table-cell ns41:value-type="float" table:style-name="ce11" office:value="27" office:value-type="float">
            <text:p>27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0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7" office:value-type="string">
            <text:p>Arbeid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3" office:value-type="float">
            <text:p>3</text:p>
          </table:table-cell>
          <table:table-cell table:style-name="ce64" table:number-columns-repeated="6"/>
          <table:table-cell ns41:value-type="float" table:style-name="ce64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5" office:value-type="float">
            <text:p>15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15" office:value-type="float">
            <text:p>15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20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7" office:value-type="string">
            <text:p>Beambt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2" office:value-type="float">
            <text:p>12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12" office:value-type="float">
            <text:p>12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20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7" office:value-type="string">
            <text:p>Beambt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3" office:value-type="float">
            <text:p>1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70"/>
          <table:table-cell ns41:value-type="float" table:style-name="ce70" office:value="16" office:value-type="float">
            <text:p>16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34" office:value-type="float">
            <text:p>34</text:p>
          </table:table-cell>
          <table:table-cell ns41:value-type="float" office:value="8" table:style-name="ce68" table:number-columns-repeated="2" office:value-type="float">
            <text:p>8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42" office:value-type="float">
            <text:p>42</text:p>
          </table:table-cell>
          <table:table-cell ns41:value-type="float" table:style-name="ce95" office:value="9" office:value-type="float">
            <text:p>9</text:p>
          </table:table-cell>
          <table:table-cell ns41:value-type="string" table:style-name="ce103" office:value-type="string">
            <text:p>B20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7" office:value-type="string">
            <text:p>Koetsi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10" office:value-type="float">
            <text:p>10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20a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Andere vervoermiddelen te land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0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7" office:value-type="string">
            <text:p>Huurkoetsi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7" office:value-type="float">
            <text:p>7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0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7" office:value-type="string">
            <text:p>Huurkoetsi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office:value="3" table:style-name="ce64" table:number-columns-repeated="2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9" office:value-type="float">
            <text:p>9</text:p>
          </table:table-cell>
          <table:table-cell ns41:value-type="float" table:style-name="ce68" office:value="12" office:value-type="float">
            <text:p>12</text:p>
          </table:table-cell>
          <table:table-cell table:style-name="ce68" table:number-columns-repeated="2"/>
          <table:table-cell ns41:value-type="float" table:style-name="ce68" office:value="9" office:value-type="float">
            <text:p>9</text:p>
          </table:table-cell>
          <table:table-cell ns41:value-type="float" table:style-name="ce95" office:value="12" office:value-type="float">
            <text:p>12</text:p>
          </table:table-cell>
          <table:table-cell ns41:value-type="string" table:style-name="ce103" office:value-type="string">
            <text:p>B20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7" office:value-type="string">
            <text:p>Voerlieden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table:style-name="ce70"/>
          <table:table-cell ns41:value-type="float" table:style-name="ce70" office:value="9" office:value-type="float">
            <text:p>9</text:p>
          </table:table-cell>
          <table:table-cell table:style-name="ce64" table:number-columns-repeated="3"/>
          <table:table-cell ns41:value-type="float" table:style-name="ce64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28" office:value-type="float">
            <text:p>28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28" office:value-type="float">
            <text:p>28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20b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27" office:value-type="string">
            <text:p>Voerlied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b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6" office:value-type="float">
            <text:p>36</text:p>
          </table:table-cell>
          <table:table-cell ns41:value-type="string" table:style-name="ce27" office:value-type="string">
            <text:p>Voerlied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table:style-name="ce70"/>
          <table:table-cell ns41:value-type="float" table:style-name="ce70" office:value="7" office:value-type="float">
            <text:p>7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0"/>
          <table:table-cell ns41:value-type="float" table:style-name="ce68" office:value="11" office:value-type="float">
            <text:p>11</text:p>
          </table:table-cell>
          <table:table-cell ns41:value-type="float" table:style-name="ce68" office:value="18" office:value-type="float">
            <text:p>18</text:p>
          </table:table-cell>
          <table:table-cell table:style-name="ce68" table:number-columns-repeated="2"/>
          <table:table-cell ns41:value-type="float" table:style-name="ce68" office:value="11" office:value-type="float">
            <text:p>11</text:p>
          </table:table-cell>
          <table:table-cell ns41:value-type="float" table:style-name="ce95" office:value="18" office:value-type="float">
            <text:p>18</text:p>
          </table:table-cell>
          <table:table-cell ns41:value-type="string" table:style-name="ce103" office:value-type="string">
            <text:p>B20b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68" office:value-type="float">
            <text:p>168</text:p>
          </table:table-cell>
          <table:table-cell ns41:value-type="float" table:style-name="ce107" office:value="169" office:value-type="float">
            <text:p>169</text:p>
          </table:table-cell>
          <table:table-cell ns41:value-type="string" table:style-name="ce114" office:value-type="string">
            <text:p>BRT188905020158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Zeevaar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0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Commissarissen van stoomboo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20c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Directeuren van stoombootonderneming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0c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Gezagvoerd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0c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Machinisten (stoomvaart)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10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c1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Matroz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14" office:value-type="float">
            <text:p>14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4" office:value-type="float">
            <text:p>14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10" office:value-type="float">
            <text:p>10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8" office:value="13" office:value-type="float">
            <text:p>13</text:p>
          </table:table-cell>
          <table:table-cell ns41:value-type="float" table:style-name="ce68" office:value="50" office:value-type="float">
            <text:p>50</text:p>
          </table:table-cell>
          <table:table-cell table:style-name="ce68" table:number-columns-repeated="2"/>
          <table:table-cell ns41:value-type="float" table:style-name="ce68" office:value="13" office:value-type="float">
            <text:p>13</text:p>
          </table:table-cell>
          <table:table-cell ns41:value-type="float" table:style-name="ce95" office:value="50" office:value-type="float">
            <text:p>50</text:p>
          </table:table-cell>
          <table:table-cell ns41:value-type="string" table:style-name="ce103" office:value-type="string">
            <text:p>B20c1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7" office:value-type="string">
            <text:p>Binnenscheepvaar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0d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Brug- en sluiswacht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17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d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Brug- en sluiswacht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13" office:value-type="float">
            <text:p>13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3" office:value-type="float">
            <text:p>13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20d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Commissarissen van beurtveer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0d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Gezagvoerd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0d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Gezagvoerd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7" office:value-type="float">
            <text:p>7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0d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Matroz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ns41:value-type="float" table:style-name="ce6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20d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Schipp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205" office:value-type="float">
            <text:p>205</text:p>
          </table:table-cell>
          <table:table-cell ns41:value-type="float" table:style-name="ce64" office:value="26" office:value-type="float">
            <text:p>26</text:p>
          </table:table-cell>
          <table:table-cell ns41:value-type="float" table:style-name="ce64" office:value="3" office:value-type="float">
            <text:p>3</text:p>
          </table:table-cell>
          <table:table-cell table:style-name="ce70"/>
          <table:table-cell ns41:value-type="float" table:style-name="ce70" office:value="300" office:value-type="float">
            <text:p>300</text:p>
          </table:table-cell>
          <table:table-cell ns41:value-type="float" table:style-name="ce64" office:value="11" office:value-type="float">
            <text:p>11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ns41:value-type="float" table:style-name="ce64" office:value="115" office:value-type="float">
            <text:p>115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43" office:value-type="float">
            <text:p>43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38" office:value-type="float">
            <text:p>38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4" office:value-type="float">
            <text:p>14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726" office:value-type="float">
            <text:p>726</text:p>
          </table:table-cell>
          <table:table-cell ns41:value-type="float" table:style-name="ce68" office:value="48" office:value-type="float">
            <text:p>48</text:p>
          </table:table-cell>
          <table:table-cell ns41:value-type="float" table:style-name="ce68" office:value="20" office:value-type="float">
            <text:p>20</text:p>
          </table:table-cell>
          <table:table-cell table:style-name="ce68"/>
          <table:table-cell ns41:value-type="float" table:style-name="ce68" office:value="746" office:value-type="float">
            <text:p>746</text:p>
          </table:table-cell>
          <table:table-cell ns41:value-type="float" table:style-name="ce95" office:value="48" office:value-type="float">
            <text:p>48</text:p>
          </table:table-cell>
          <table:table-cell ns41:value-type="string" table:style-name="ce103" office:value-type="string">
            <text:p>B20d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Schipp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d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Schippers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5" office:value-type="float">
            <text:p>15</text:p>
          </table:table-cell>
          <table:table-cell table:style-name="ce64" table:number-columns-repeated="2"/>
          <table:table-cell ns41:value-type="float" table:style-name="ce64" office:value="25" office:value-type="float">
            <text:p>25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44" office:value-type="float">
            <text:p>144</text:p>
          </table:table-cell>
          <table:table-cell table:style-name="ce64" table:number-columns-repeated="2"/>
          <table:table-cell ns41:value-type="float" table:style-name="ce64" office:value="9" office:value-type="float">
            <text:p>9</text:p>
          </table:table-cell>
          <table:table-cell ns41:value-type="float" table:style-name="ce64" office:value="59" office:value-type="float">
            <text:p>59</text:p>
          </table:table-cell>
          <table:table-cell table:style-name="ce64" table:number-columns-repeated="2"/>
          <table:table-cell ns41:value-type="float" table:style-name="ce64" office:value="76" office:value-type="float">
            <text:p>76</text:p>
          </table:table-cell>
          <table:table-cell ns41:value-type="float" table:style-name="ce64" office:value="140" office:value-type="float">
            <text:p>140</text:p>
          </table:table-cell>
          <table:table-cell table:style-name="ce64"/>
          <table:table-cell table:style-name="ce70"/>
          <table:table-cell ns41:value-type="float" table:style-name="ce70" office:value="76" office:value-type="float">
            <text:p>76</text:p>
          </table:table-cell>
          <table:table-cell ns41:value-type="float" table:style-name="ce64" office:value="29" office:value-type="float">
            <text:p>29</text:p>
          </table:table-cell>
          <table:table-cell table:style-name="ce64" table:number-columns-repeated="2"/>
          <table:table-cell ns41:value-type="float" table:style-name="ce64" office:value="22" office:value-type="float">
            <text:p>22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15" office:value-type="float">
            <text:p>15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8" office:value="204" office:value-type="float">
            <text:p>204</text:p>
          </table:table-cell>
          <table:table-cell ns41:value-type="float" table:style-name="ce68" office:value="425" office:value-type="float">
            <text:p>425</text:p>
          </table:table-cell>
          <table:table-cell table:style-name="ce68" table:number-columns-repeated="2"/>
          <table:table-cell ns41:value-type="float" table:style-name="ce68" office:value="204" office:value-type="float">
            <text:p>204</text:p>
          </table:table-cell>
          <table:table-cell ns41:value-type="float" table:style-name="ce95" office:value="425" office:value-type="float">
            <text:p>425</text:p>
          </table:table-cell>
          <table:table-cell ns41:value-type="string" table:style-name="ce103" office:value-type="string">
            <text:p>B20d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Schuitenjag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1" office:value-type="float">
            <text:p>1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6" office:value-type="float">
            <text:p>16</text:p>
          </table:table-cell>
          <table:table-cell ns41:value-type="float" table:style-name="ce68" office:value="6" office:value-type="float">
            <text:p>6</text:p>
          </table:table-cell>
          <table:table-cell table:style-name="ce68" table:number-columns-repeated="2"/>
          <table:table-cell ns41:value-type="float" table:style-name="ce68" office:value="16" office:value-type="float">
            <text:p>16</text:p>
          </table:table-cell>
          <table:table-cell ns41:value-type="float" table:style-name="ce95" office:value="6" office:value-type="float">
            <text:p>6</text:p>
          </table:table-cell>
          <table:table-cell ns41:value-type="string" table:style-name="ce103" office:value-type="string">
            <text:p>B20d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Stuurlied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d1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7" office:value-type="string">
            <text:p>Posterij, telegraphie en telephoni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0e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Brievenbestell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0" office:value-type="float">
            <text:p>10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7" office:value-type="float">
            <text:p>17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17" office:value-type="float">
            <text:p>17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0e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Postambtenaren en beamb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19"/>
          <table:table-cell ns41:value-type="float" table:style-name="ce68" office:value="5" office:value-type="float">
            <text:p>5</text:p>
          </table:table-cell>
          <table:table-cell table:style-name="ce68" table:number-columns-repeated="3"/>
          <table:table-cell ns41:value-type="float" table:style-name="ce68" office:value="5" office:value-type="float">
            <text:p>5</text:p>
          </table:table-cell>
          <table:table-cell table:style-name="ce95"/>
          <table:table-cell ns41:value-type="string" table:style-name="ce103" office:value-type="string">
            <text:p>B20e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Postambtenaren en beambt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17"/>
          <table:table-cell ns41:value-type="float" table:style-name="ce6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9" office:value-type="float">
            <text:p>9</text:p>
          </table:table-cell>
          <table:table-cell ns41:value-type="float" table:style-name="ce95" office:value="7" office:value-type="float">
            <text:p>7</text:p>
          </table:table-cell>
          <table:table-cell ns41:value-type="string" table:style-name="ce103" office:value-type="string">
            <text:p>B20e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Postambtenaren en beambt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7" office:value-type="float">
            <text:p>7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1" office:value-type="float">
            <text:p>1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0" office:value-type="float">
            <text:p>20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20" office:value-type="float">
            <text:p>20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20e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Telegraphieambtenaren en beambt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0e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Telegraphieambtenaren en beambt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23"/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0e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7" office:value-type="string">
            <text:p>Telegrambestelle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0e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f</text:p>
          </table:table-cell>
          <table:table-cell table:style-name="ce11"/>
          <table:table-cell ns41:value-type="string" table:style-name="ce30" office:value-type="string">
            <text:p>Expeditie, vrachters, bestellers, sjouwerlieden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0f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7" office:value-type="string">
            <text:p>Bestelhuishouders en dienstverrichting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1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table:style-name="ce70"/>
          <table:table-cell ns41:value-type="float" table:style-name="ce70" office:value="8" office:value-type="float">
            <text:p>8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18"/>
          <table:table-cell ns41:value-type="float" table:style-name="ce68" office:value="13" office:value-type="float">
            <text:p>13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3" office:value-type="float">
            <text:p>13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20f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7" office:value-type="string">
            <text:p>Expediteu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f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7" office:value-type="string">
            <text:p>Expediteurs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2" office:value-type="float">
            <text:p>2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20f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7" office:value-type="string">
            <text:p>Loopknechts en pakkendragers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4" office:value="2" office:value-type="float">
            <text:p>2</text:p>
          </table:table-cell>
          <table:table-cell table:style-name="ce64" table:number-columns-repeated="4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2" office:value-type="float">
            <text:p>2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95" office:value="25" office:value-type="float">
            <text:p>25</text:p>
          </table:table-cell>
          <table:table-cell ns41:value-type="string" table:style-name="ce103" office:value-type="string">
            <text:p>B20f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7" office:value-type="string">
            <text:p>Sjouwerlied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19" office:value-type="float">
            <text:p>19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46" office:value-type="float">
            <text:p>46</text:p>
          </table:table-cell>
          <table:table-cell ns41:value-type="float" table:style-name="ce64" office:value="29" office:value-type="float">
            <text:p>29</text:p>
          </table:table-cell>
          <table:table-cell table:style-name="ce64"/>
          <table:table-cell table:style-name="ce70"/>
          <table:table-cell ns41:value-type="float" table:style-name="ce70" office:value="79" office:value-type="float">
            <text:p>79</text:p>
          </table:table-cell>
          <table:table-cell ns41:value-type="float" table:style-name="ce64" office:value="32" office:value-type="float">
            <text:p>32</text:p>
          </table:table-cell>
          <table:table-cell table:style-name="ce64" table:number-columns-repeated="2"/>
          <table:table-cell ns41:value-type="float" table:style-name="ce64" office:value="44" office:value-type="float">
            <text:p>44</text:p>
          </table:table-cell>
          <table:table-cell ns41:value-type="float" table:style-name="ce64" office:value="11" office:value-type="float">
            <text:p>11</text:p>
          </table:table-cell>
          <table:table-cell table:style-name="ce64" table:number-columns-repeated="2"/>
          <table:table-cell ns41:value-type="float" table:style-name="ce64" office:value="17" office:value-type="float">
            <text:p>17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6"/>
          <table:table-cell ns41:value-type="float" table:style-name="ce68" office:value="210" office:value-type="float">
            <text:p>210</text:p>
          </table:table-cell>
          <table:table-cell ns41:value-type="float" table:style-name="ce68" office:value="112" office:value-type="float">
            <text:p>112</text:p>
          </table:table-cell>
          <table:table-cell table:style-name="ce68" table:number-columns-repeated="2"/>
          <table:table-cell ns41:value-type="float" table:style-name="ce68" office:value="210" office:value-type="float">
            <text:p>210</text:p>
          </table:table-cell>
          <table:table-cell ns41:value-type="float" table:style-name="ce95" office:value="112" office:value-type="float">
            <text:p>112</text:p>
          </table:table-cell>
          <table:table-cell ns41:value-type="string" table:style-name="ce103" office:value-type="string">
            <text:p>B20f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g</text:p>
          </table:table-cell>
          <table:table-cell table:style-name="ce11"/>
          <table:table-cell ns41:value-type="string" table:style-name="ce27" office:value-type="string">
            <text:p>Logement- en koffiehuishouderij, tapperij, enz.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0g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7" office:value-type="string">
            <text:p>Buffetchefs en juffrouw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table:style-name="ce70" table:number-columns-repeated="2"/>
          <table:table-cell table:style-name="ce64" table:number-columns-repeated="23"/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0g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7" office:value-type="string">
            <text:p>Hotel- en logementhoud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table:style-name="ce70"/>
          <table:table-cell ns41:value-type="float" table:style-name="ce70" office:value="16" office:value-type="float">
            <text:p>16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9" office:value-type="float">
            <text:p>9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ns41:value-type="float" table:style-name="ce68" office:value="31" office:value-type="float">
            <text:p>3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6" office:value-type="float">
            <text:p>6</text:p>
          </table:table-cell>
          <table:table-cell table:style-name="ce68"/>
          <table:table-cell ns41:value-type="float" table:style-name="ce68" office:value="37" office:value-type="float">
            <text:p>37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20g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7" office:value-type="string">
            <text:p>Koffiehuishoude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9" office:value-type="float">
            <text:p>9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8" office:value-type="float">
            <text:p>18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table:style-name="ce68"/>
          <table:table-cell ns41:value-type="float" table:style-name="ce68" office:value="24" office:value-type="float">
            <text:p>24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0g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style-name="ce124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7" office:value-type="string">
            <text:p>Koffiehuishoud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0g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7" office:value-type="string">
            <text:p>Kellners en kellnerinn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table:style-name="ce70" table:number-columns-repeated="2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0"/>
          <table:table-cell ns41:value-type="float" table:style-name="ce68" office:value="1" office:value-type="float">
            <text:p>1</text:p>
          </table:table-cell>
          <table:table-cell ns41:value-type="float" table:style-name="ce68" office:value="14" office:value-type="float">
            <text:p>14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4" office:value-type="float">
            <text:p>14</text:p>
          </table:table-cell>
          <table:table-cell ns41:value-type="string" table:style-name="ce103" office:value-type="string">
            <text:p>B20g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7" office:value-type="string">
            <text:p>Restaurateurs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g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27" office:value-type="string">
            <text:p>Tappers (incl. herbergiers)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8" office:value-type="float">
            <text:p>8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70"/>
          <table:table-cell ns41:value-type="float" table:style-name="ce70" office:value="14" office:value-type="float">
            <text:p>14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 table:number-columns-repeated="7"/>
          <table:table-cell ns41:value-type="float" table:style-name="ce68" office:value="33" office:value-type="float">
            <text:p>3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1" office:value-type="float">
            <text:p>11</text:p>
          </table:table-cell>
          <table:table-cell table:style-name="ce68"/>
          <table:table-cell ns41:value-type="float" table:style-name="ce68" office:value="44" office:value-type="float">
            <text:p>44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0g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6" office:value-type="float">
            <text:p>36</text:p>
          </table:table-cell>
          <table:table-cell ns41:value-type="string" table:style-name="ce27" office:value-type="string">
            <text:p>Tappers (incl. herbergiers)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g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h</text:p>
          </table:table-cell>
          <table:table-cell table:style-name="ce11"/>
          <table:table-cell ns41:value-type="string" table:style-name="ce27" office:value-type="string">
            <text:p>Andere bedrijv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0h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7" office:value-type="float">
            <text:p>37</text:p>
          </table:table-cell>
          <table:table-cell ns41:value-type="string" table:style-name="ce32" office:value-type="string">
            <text:p>Boden (geen beambten in openbare dienst)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h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8" office:value-type="float">
            <text:p>38</text:p>
          </table:table-cell>
          <table:table-cell ns41:value-type="string" table:style-name="ce27" office:value-type="string">
            <text:p>Hofmeesters op schep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h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9" office:value-type="float">
            <text:p>39</text:p>
          </table:table-cell>
          <table:table-cell ns41:value-type="string" table:style-name="ce27" office:value-type="string">
            <text:p>Magazijnmeesters (scheepvaart)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0h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225" office:value-type="float">
            <text:p>225</text:p>
          </table:table-cell>
          <table:table-cell ns41:value-type="float" table:style-name="ce64" office:value="26" office:value-type="float">
            <text:p>26</text:p>
          </table:table-cell>
          <table:table-cell ns41:value-type="float" table:style-name="ce64" office:value="4" office:value-type="float">
            <text:p>4</text:p>
          </table:table-cell>
          <table:table-cell table:style-name="ce70"/>
          <table:table-cell ns41:value-type="float" table:style-name="ce70" office:value="352" office:value-type="float">
            <text:p>352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17" office:value-type="float">
            <text:p>17</text:p>
          </table:table-cell>
          <table:table-cell table:style-name="ce64"/>
          <table:table-cell ns41:value-type="float" table:style-name="ce64" office:value="144" office:value-type="float">
            <text:p>144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9" office:value-type="float">
            <text:p>9</text:p>
          </table:table-cell>
          <table:table-cell table:style-name="ce64"/>
          <table:table-cell ns41:value-type="float" table:style-name="ce64" office:value="51" office:value-type="float">
            <text:p>5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44" office:value-type="float">
            <text:p>44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21" office:value-type="float">
            <text:p>2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849" office:value-type="float">
            <text:p>849</text:p>
          </table:table-cell>
          <table:table-cell ns41:value-type="float" table:style-name="ce68" office:value="57" office:value-type="float">
            <text:p>57</text:p>
          </table:table-cell>
          <table:table-cell ns41:value-type="float" table:style-name="ce68" office:value="43" office:value-type="float">
            <text:p>43</text:p>
          </table:table-cell>
          <table:table-cell table:style-name="ce68"/>
          <table:table-cell ns41:value-type="float" table:style-name="ce68" office:value="892" office:value-type="float">
            <text:p>892</text:p>
          </table:table-cell>
          <table:table-cell ns41:value-type="float" table:style-name="ce95" office:value="57" office:value-type="float">
            <text:p>57</text:p>
          </table:table-cell>
          <table:table-cell ns41:value-type="string" table:style-name="ce103" office:value-type="string">
            <text:p>T2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2" office:value-type="float">
            <text:p>12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4" office:value-type="float">
            <text:p>24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24" office:value-type="float">
            <text:p>24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T2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table:style-name="ce70"/>
          <table:table-cell ns41:value-type="float" table:style-name="ce70" office:value="14" office:value-type="float">
            <text:p>1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9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31" office:value-type="float">
            <text:p>3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95" office:value="12" office:value-type="float">
            <text:p>12</text:p>
          </table:table-cell>
          <table:table-cell ns41:value-type="string" table:style-name="ce103" office:value-type="string">
            <text:p>T2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3" office:value-type="float">
            <text:p>3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9" office:value-type="float">
            <text:p>9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3" office:value-type="float">
            <text:p>23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36" office:value-type="float">
            <text:p>36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188" office:value-type="float">
            <text:p>188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64" office:value="77" office:value-type="float">
            <text:p>77</text:p>
          </table:table-cell>
          <table:table-cell table:style-name="ce64" table:number-columns-repeated="2"/>
          <table:table-cell ns41:value-type="float" table:style-name="ce64" office:value="179" office:value-type="float">
            <text:p>179</text:p>
          </table:table-cell>
          <table:table-cell ns41:value-type="float" table:style-name="ce64" office:value="204" office:value-type="float">
            <text:p>204</text:p>
          </table:table-cell>
          <table:table-cell ns41:value-type="float" table:style-name="ce64" office:value="3" office:value-type="float">
            <text:p>3</text:p>
          </table:table-cell>
          <table:table-cell table:style-name="ce70"/>
          <table:table-cell ns41:value-type="float" table:style-name="ce70" office:value="234" office:value-type="float">
            <text:p>234</text:p>
          </table:table-cell>
          <table:table-cell ns41:value-type="float" table:style-name="ce64" office:value="87" office:value-type="float">
            <text:p>87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90" office:value-type="float">
            <text:p>90</text:p>
          </table:table-cell>
          <table:table-cell ns41:value-type="float" table:style-name="ce64" office:value="33" office:value-type="float">
            <text:p>33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45" office:value-type="float">
            <text:p>45</text:p>
          </table:table-cell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ns41:value-type="float" table:style-name="ce64" office:value="19" office:value-type="float">
            <text:p>19</text:p>
          </table:table-cell>
          <table:table-cell ns41:value-type="float" table:style-name="ce64" office:value="10" office:value-type="float">
            <text:p>10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6"/>
          <table:table-cell ns41:value-type="float" table:style-name="ce68" office:value="596" office:value-type="float">
            <text:p>596</text:p>
          </table:table-cell>
          <table:table-cell ns41:value-type="float" table:style-name="ce68" office:value="689" office:value-type="float">
            <text:p>68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605" office:value-type="float">
            <text:p>605</text:p>
          </table:table-cell>
          <table:table-cell ns41:value-type="float" table:style-name="ce95" office:value="696" office:value-type="float">
            <text:p>696</text:p>
          </table:table-cell>
          <table:table-cell ns41:value-type="string" table:style-name="ce103" office:value-type="string">
            <text:p>T2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</text:p>
          </table:table-cell>
          <table:table-cell table:style-name="ce39"/>
          <table:table-cell/>
          <table:table-cell ns41:value-type="float" table:style-name="ce55" office:value="3" office:value-type="float">
            <text:p>3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9" office:value-type="float">
            <text:p>9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3" office:value-type="float">
            <text:p>23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36" office:value-type="float">
            <text:p>36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ns41:value-type="float" table:style-name="ce64" office:value="197" office:value-type="float">
            <text:p>197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ns41:value-type="float" table:style-name="ce64" office:value="26" office:value-type="float">
            <text:p>26</text:p>
          </table:table-cell>
          <table:table-cell ns41:value-type="float" table:style-name="ce64" office:value="83" office:value-type="float">
            <text:p>8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415" office:value-type="float">
            <text:p>415</text:p>
          </table:table-cell>
          <table:table-cell ns41:value-type="float" table:style-name="ce64" office:value="236" office:value-type="float">
            <text:p>236</text:p>
          </table:table-cell>
          <table:table-cell ns41:value-type="float" table:style-name="ce64" office:value="7" office:value-type="float">
            <text:p>7</text:p>
          </table:table-cell>
          <table:table-cell table:style-name="ce70"/>
          <table:table-cell ns41:value-type="float" table:style-name="ce70" office:value="612" office:value-type="float">
            <text:p>612</text:p>
          </table:table-cell>
          <table:table-cell ns41:value-type="float" table:style-name="ce64" office:value="104" office:value-type="float">
            <text:p>104</text:p>
          </table:table-cell>
          <table:table-cell ns41:value-type="float" table:style-name="ce64" office:value="20" office:value-type="float">
            <text:p>20</text:p>
          </table:table-cell>
          <table:table-cell table:style-name="ce64"/>
          <table:table-cell ns41:value-type="float" table:style-name="ce64" office:value="247" office:value-type="float">
            <text:p>247</text:p>
          </table:table-cell>
          <table:table-cell ns41:value-type="float" table:style-name="ce64" office:value="39" office:value-type="float">
            <text:p>39</text:p>
          </table:table-cell>
          <table:table-cell ns41:value-type="float" table:style-name="ce64" office:value="13" office:value-type="float">
            <text:p>13</text:p>
          </table:table-cell>
          <table:table-cell table:style-name="ce64"/>
          <table:table-cell ns41:value-type="float" table:style-name="ce64" office:value="99" office:value-type="float">
            <text:p>99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63" office:value-type="float">
            <text:p>63</text:p>
          </table:table-cell>
          <table:table-cell ns41:value-type="float" table:style-name="ce64" office:value="11" office:value-type="float">
            <text:p>11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33" office:value-type="float">
            <office:annotation draw:style-name="gr1" svg:height="2.093cm" draw:caption-point-y="0.275cm" svg:width="4.03cm" svg:x="73.545cm" draw:caption-point-x="-0.43cm" svg:y="256.11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3 moet zijn: 32. </text:span></text:p>
            </office:annotation>
            <text:p>33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8" office:value="1500" office:value-type="float">
            <text:p>1500</text:p>
          </table:table-cell>
          <table:table-cell ns41:value-type="float" table:style-name="ce68" office:value="760" office:value-type="float">
            <text:p>760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1554" office:value-type="float">
            <text:p>1554</text:p>
          </table:table-cell>
          <table:table-cell ns41:value-type="float" table:style-name="ce95" office:value="768" office:value-type="float">
            <text:p>768</text:p>
          </table:table-cell>
          <table:table-cell ns41:value-type="string" table:style-name="ce103" office:value-type="string">
            <text:p>T2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0" office:value-type="float">
            <text:p>170</text:p>
          </table:table-cell>
          <table:table-cell ns41:value-type="float" table:style-name="ce107" office:value="171" office:value-type="float">
            <text:p>171</text:p>
          </table:table-cell>
          <table:table-cell ns41:value-type="string" table:style-name="ce114" office:value-type="string">
            <text:p>BRT188905020159</text:p>
          </table:table-cell>
          <table:table-cell table:number-columns-repeated="956"/>
        </table:table-row>
        <table:table-row table:style-name="ro2">
          <table:table-cell ns41:value-type="string" table:style-name="ce11" office:value-type="string">
            <text:p>XXI</text:p>
          </table:table-cell>
          <table:table-cell table:style-name="ce11" table:number-columns-repeated="2"/>
          <table:table-cell ns41:value-type="string" table:style-name="ce27" office:value-type="string">
            <text:p>Crediet- en bankwez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Agenten van bankinstellingen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1z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Beleenbankhouders en personeel aan banken van leening (ook gemeentelijke)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1z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Kassie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9" office:value-type="float">
            <text:p>9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21z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Kassi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1z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T2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9" office:value-type="float">
            <text:p>9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T2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2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2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I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1" office:value-type="float">
            <text:p>11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1" office:value-type="float">
            <text:p>11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T2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II</text:p>
          </table:table-cell>
          <table:table-cell table:style-name="ce11" table:number-columns-repeated="2"/>
          <table:table-cell ns41:value-type="string" table:style-name="ce27" office:value-type="string">
            <text:p>Verzekeringswez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Levensverzekering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2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2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7" office:value-type="string">
            <text:p>Andere verzekering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2d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23"/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2d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2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23"/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2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2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II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23"/>
          <table:table-cell ns41:value-type="float" table:style-name="ce6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2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XXIII</text:p>
          </table:table-cell>
          <table:table-cell table:style-name="ce11" table:number-columns-repeated="2"/>
          <table:table-cell ns41:value-type="string" table:style-name="ce27" office:value-type="string">
            <text:p>Tusschenhandel (commissiehandel, kassierderij, makelaardij, enz.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Grondstoff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3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3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Commissionnai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3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Voorwerpen van kleed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3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3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Commissionnai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3b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Voorwerpen van voeding en geno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3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8" office:value-type="float">
            <text:p>8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23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Commissionnairs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3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g</text:p>
          </table:table-cell>
          <table:table-cell table:style-name="ce11"/>
          <table:table-cell ns41:value-type="string" table:style-name="ce27" office:value-type="string">
            <text:p>Levend vee en gevogelt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3g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3g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h</text:p>
          </table:table-cell>
          <table:table-cell table:style-name="ce11"/>
          <table:table-cell ns41:value-type="string" table:style-name="ce27" office:value-type="string">
            <text:p>Andere war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3h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Agen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table:style-name="ce95"/>
          <table:table-cell ns41:value-type="string" table:style-name="ce103" office:value-type="string">
            <text:p>B23h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Commissionnairs in effecten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23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68" office:value="3" office:value-type="float">
            <text:p>3</text:p>
          </table:table-cell>
          <table:table-cell table:style-name="ce95"/>
          <table:table-cell ns41:value-type="string" table:style-name="ce103" office:value-type="string">
            <text:p>B23h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II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2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II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4" office:value="5" office:value-type="float">
            <text:p>5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7" office:value-type="float">
            <text:p>7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20" office:value-type="float">
            <text:p>20</text:p>
          </table:table-cell>
          <table:table-cell ns41:value-type="float" table:style-name="ce68" office:value="7" office:value-type="float">
            <text:p>7</text:p>
          </table:table-cell>
          <table:table-cell table:style-name="ce68" table:number-columns-repeated="2"/>
          <table:table-cell ns41:value-type="float" table:style-name="ce68" office:value="20" office:value-type="float">
            <text:p>20</text:p>
          </table:table-cell>
          <table:table-cell ns41:value-type="float" table:style-name="ce95" office:value="7" office:value-type="float">
            <text:p>7</text:p>
          </table:table-cell>
          <table:table-cell ns41:value-type="string" table:style-name="ce103" office:value-type="string">
            <text:p>T2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II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2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III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4" office:value="5" office:value-type="float">
            <text:p>5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7" office:value-type="float">
            <text:p>7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20" office:value-type="float">
            <text:p>20</text:p>
          </table:table-cell>
          <table:table-cell ns41:value-type="float" table:style-name="ce68" office:value="7" office:value-type="float">
            <text:p>7</text:p>
          </table:table-cell>
          <table:table-cell table:style-name="ce68" table:number-columns-repeated="2"/>
          <table:table-cell ns41:value-type="float" table:style-name="ce68" office:value="20" office:value-type="float">
            <text:p>20</text:p>
          </table:table-cell>
          <table:table-cell ns41:value-type="float" table:style-name="ce95" office:value="7" office:value-type="float">
            <text:p>7</text:p>
          </table:table-cell>
          <table:table-cell ns41:value-type="string" table:style-name="ce103" office:value-type="string">
            <text:p>T2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2" office:value-type="float">
            <text:p>172</text:p>
          </table:table-cell>
          <table:table-cell ns41:value-type="float" table:style-name="ce107" office:value="173" office:value-type="float">
            <text:p>173</text:p>
          </table:table-cell>
          <table:table-cell ns41:value-type="string" table:style-name="ce114" office:value-type="string">
            <text:p>BRT188905020160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IV</text:p>
          </table:table-cell>
          <table:table-cell table:style-name="ce11" table:number-columns-repeated="2"/>
          <table:table-cell ns41:value-type="string" table:style-name="ce27" office:value-type="string">
            <text:p>Hulpbedrijven van den handel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Voorwerpen van kleed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4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Reizig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8" office:value-type="float">
            <text:p>8</text:p>
          </table:table-cell>
          <table:table-cell table:style-name="ce68" table:number-columns-repeated="3"/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24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Voorwerpen van voeding en geno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4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Reizig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table:style-name="ce64" office:value="3" office:value-type="float">
            <text:p>3</text:p>
          </table:table-cell>
          <table:table-cell table:style-name="ce64" table:number-columns-repeated="6"/>
          <table:table-cell ns41:value-type="float" office:value="2" table:style-name="ce64" table:number-columns-repeated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4"/>
          <table:table-cell ns41:value-type="float" table:style-name="ce68" office:value="4" office:value-type="float">
            <text:p>4</text:p>
          </table:table-cell>
          <table:table-cell ns41:value-type="float" table:style-name="ce68" office:value="8" office:value-type="float">
            <text:p>8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24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7" office:value-type="string">
            <text:p>Voorwerpen van won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4d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Reizig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4d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7" office:value-type="string">
            <text:p>Boek- en kunstwerken (incl. dagbladen)</text:p>
          </table:table-cell>
          <table:table-cell table:style-name="ce39"/>
          <table:table-cell/>
          <table:table-cell table:style-name="ce55"/>
          <table:table-cell table:style-name="ce64" table:number-columns-repeated="47"/>
          <table:table-cell table:style-name="ce68" table:number-columns-repeated="5"/>
          <table:table-cell table:style-name="ce95"/>
          <table:table-cell ns41:value-type="string" table:style-name="ce103" office:value-type="string">
            <text:p>B24e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style-name="ce126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Colporteu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2"/>
          <table:table-cell ns41:value-type="float" table:style-name="ce6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24e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Reizig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4e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h</text:p>
          </table:table-cell>
          <table:table-cell table:style-name="ce11"/>
          <table:table-cell ns41:value-type="string" table:style-name="ce27" office:value-type="string">
            <text:p>Ander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4h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Reizigers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office:annotation draw:style-name="gr1" svg:height="2.091cm" draw:caption-point-y="0.275cm" svg:width="4.029cm" svg:x="45.57cm" draw:caption-point-x="-0.43cm" svg:y="279.955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4">
            <office:annotation draw:style-name="gr1" svg:height="2.091cm" draw:caption-point-y="0.275cm" svg:width="4.03cm" svg:x="46.968cm" draw:caption-point-x="-0.429cm" svg:y="279.955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24h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Uitroepers bij verkoopingen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office:annotation draw:style-name="gr1" svg:height="2.091cm" draw:caption-point-y="0.275cm" svg:width="4.029cm" svg:x="45.57cm" draw:caption-point-x="-0.43cm" svg:y="280.405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svg:height="2.091cm" draw:caption-point-y="0.275cm" svg:width="4.03cm" svg:x="46.968cm" draw:caption-point-x="-0.429cm" svg:y="280.405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/>
          <table:table-cell table:style-name="ce70" table:number-columns-repeated="2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4h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V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2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V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2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1">
          <table:table-cell table:style-name="ce11" table:number-columns-repeated="3"/>
          <table:table-cell ns41:value-type="string" table:style-name="ce27" office:value-type="string">
            <text:p>Totaal voor XXIV</text:p>
          </table:table-cell>
          <table:table-cell ns41:value-type="string" table:style-name="ce39" office:value-type="string">
            <text:p>C</text:p>
          </table:table-cell>
          <table:table-cell/>
          <table:table-cell table:style-name="ce55"/>
          <table:table-cell table:style-name="ce64" table:number-columns-repeated="5"/>
          <table:table-cell ns41:value-type="float" table:style-name="ce64" office:value="4" office:value-type="float">
            <text:p>4</text:p>
          </table:table-cell>
          <table:table-cell table:style-name="ce64" table:number-columns-repeated="6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7" office:value-type="float">
            <text:p>7</text:p>
          </table:table-cell>
          <table:table-cell table:style-name="ce64"/>
          <table:table-cell table:style-name="ce70"/>
          <table:table-cell ns41:value-type="float" table:style-name="ce70" office:value="6" office:value-type="float">
            <text:p>6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4"/>
          <table:table-cell ns41:value-type="float" table:style-name="ce68" office:value="8" office:value-type="float">
            <text:p>8</text:p>
          </table:table-cell>
          <table:table-cell ns41:value-type="float" table:style-name="ce68" office:value="26" office:value-type="float">
            <text:p>26</text:p>
          </table:table-cell>
          <table:table-cell table:style-name="ce68" table:number-columns-repeated="2"/>
          <table:table-cell ns41:value-type="float" table:style-name="ce68" office:value="8" office:value-type="float">
            <text:p>8</text:p>
          </table:table-cell>
          <table:table-cell ns41:value-type="float" table:style-name="ce95" office:value="26" office:value-type="float">
            <text:p>26</text:p>
          </table:table-cell>
          <table:table-cell ns41:value-type="string" table:style-name="ce103" office:value-type="string">
            <text:p>T2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XXIV</text:p>
          </table:table-cell>
          <table:table-cell ns41:value-type="string" table:style-name="ce39" office:value-type="string">
            <text:p>D</text:p>
          </table:table-cell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T2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IV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ns41:value-type="float" table:style-name="ce64" office:value="4" office:value-type="float">
            <text:p>4</text:p>
          </table:table-cell>
          <table:table-cell table:style-name="ce64" table:number-columns-repeated="6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table:style-name="ce70"/>
          <table:table-cell ns41:value-type="float" table:style-name="ce70" office:value="6" office:value-type="float">
            <text:p>6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9" office:value-type="float">
            <text:p>9</text:p>
          </table:table-cell>
          <table:table-cell ns41:value-type="float" table:style-name="ce68" office:value="27" office:value-type="float">
            <text:p>27</text:p>
          </table:table-cell>
          <table:table-cell table:style-name="ce68" table:number-columns-repeated="2"/>
          <table:table-cell ns41:value-type="float" table:style-name="ce68" office:value="9" office:value-type="float">
            <text:p>9</text:p>
          </table:table-cell>
          <table:table-cell ns41:value-type="float" table:style-name="ce95" office:value="27" office:value-type="float">
            <text:p>27</text:p>
          </table:table-cell>
          <table:table-cell ns41:value-type="string" table:style-name="ce103" office:value-type="string">
            <text:p>T2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V</text:p>
          </table:table-cell>
          <table:table-cell table:style-name="ce11" table:number-columns-repeated="2"/>
          <table:table-cell ns41:value-type="string" table:style-name="ce27" office:value-type="string">
            <text:p>Vrije beroep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a. Geneeskundigen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2" office:value-type="float">
            <text:p>12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2" office:value-type="float">
            <text:p>12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25z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b. Vroedvrouwen</text:p>
          </table:table-cell>
          <table:table-cell table:style-name="ce39"/>
          <table:table-cell/>
          <table:table-cell table:style-name="ce55"/>
          <table:table-cell table:style-name="ce64" table:number-columns-repeated="17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ns41:value-type="float" table:style-name="ce70" office:value="1" office:value-type="float">
            <text:p>1</text:p>
          </table:table-cell>
          <table:table-cell table:style-name="ce70"/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table:style-name="ce68" table:number-columns-repeated="2"/>
          <table:table-cell ns41:value-type="float" table:style-name="ce68" office:value="11" office:value-type="float">
            <text:p>1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5z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c. Bakers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table:style-name="ce68" table:number-columns-repeated="2"/>
          <table:table-cell ns41:value-type="float" table:style-name="ce68" office:value="8" office:value-type="float">
            <text:p>8</text:p>
          </table:table-cell>
          <table:table-cell table:style-name="ce68"/>
          <table:table-cell ns41:value-type="float" table:style-name="ce68" office:value="8" office:value-type="float">
            <text:p>8</text:p>
          </table:table-cell>
          <table:table-cell table:style-name="ce95"/>
          <table:table-cell ns41:value-type="string" table:style-name="ce103" office:value-type="string">
            <text:p>B25z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d. Veeartsen</text:p>
          </table:table-cell>
          <table:table-cell table:style-name="ce39"/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5z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e. Advocaten en procureurs</text:p>
          </table:table-cell>
          <table:table-cell table:style-name="ce39"/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8" office:value-type="float">
            <text:p>8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2"/>
          <table:table-cell ns41:value-type="float" table:style-name="ce68" office:value="2" office:value-type="float">
            <text:p>2</text:p>
          </table:table-cell>
          <table:table-cell ns41:value-type="float" table:style-name="ce68" office:value="11" office:value-type="float">
            <text:p>11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11" office:value-type="float">
            <text:p>11</text:p>
          </table:table-cell>
          <table:table-cell ns41:value-type="string" table:style-name="ce103" office:value-type="string">
            <text:p>B25z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f. Ingenieurs en architecten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68" office:value="3" office:value-type="float">
            <text:p>3</text:p>
          </table:table-cell>
          <table:table-cell table:style-name="ce95"/>
          <table:table-cell ns41:value-type="string" table:style-name="ce103" office:value-type="string">
            <text:p>B25z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g. Kunstenaars en letterkundigen</text:p>
          </table:table-cell>
          <table:table-cell table:style-name="ce39"/>
          <table:table-cell/>
          <table:table-cell table:style-name="ce55"/>
          <table:table-cell table:style-name="ce64" table:number-columns-repeated="20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25z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h. Administrateurs, rentmeesters, enz.</text:p>
          </table:table-cell>
          <table:table-cell table:style-name="ce39"/>
          <table:table-cell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 table:number-columns-repeated="2"/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25z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i. Boekhouders, schrijvers, copiïsten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ns41:value-type="float" table:style-name="ce64" office:value="8" office:value-type="float">
            <text:p>8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table:style-name="ce64" table:number-columns-repeated="3"/>
          <table:table-cell ns41:value-type="float" table:style-name="ce64" office:value="33" office:value-type="float">
            <text:p>33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9" office:value-type="float">
            <text:p>9</text:p>
          </table:table-cell>
          <table:table-cell table:style-name="ce64" table:number-columns-repeated="2"/>
          <table:table-cell ns41:value-type="float" table:style-name="ce64" office:value="13" office:value-type="float">
            <text:p>13</text:p>
          </table:table-cell>
          <table:table-cell ns41:value-type="float" table:style-name="ce64" office:value="19" office:value-type="float">
            <text:p>19</text:p>
          </table:table-cell>
          <table:table-cell table:style-name="ce64"/>
          <table:table-cell table:style-name="ce70"/>
          <table:table-cell ns41:value-type="float" table:style-name="ce70" office:value="13" office:value-type="float">
            <text:p>13</text:p>
          </table:table-cell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31" office:value-type="float">
            <text:p>31</text:p>
          </table:table-cell>
          <table:table-cell ns41:value-type="float" table:style-name="ce68" office:value="86" office:value-type="float">
            <text:p>86</text:p>
          </table:table-cell>
          <table:table-cell table:style-name="ce68" table:number-columns-repeated="2"/>
          <table:table-cell ns41:value-type="float" table:style-name="ce68" office:value="31" office:value-type="float">
            <text:p>31</text:p>
          </table:table-cell>
          <table:table-cell ns41:value-type="float" table:style-name="ce95" office:value="86" office:value-type="float">
            <text:p>86</text:p>
          </table:table-cell>
          <table:table-cell ns41:value-type="string" table:style-name="ce103" office:value-type="string">
            <text:p>B25z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k. Kunstenmakers, goochelaars, straatmuzikanten, enz.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18"/>
          <table:table-cell ns41:value-type="float" table:style-name="ce6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25z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m. Andere beroepen tot wetenschap en kunst behoorende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ns41:value-type="float" office:value="3" table:style-name="ce68" table:number-columns-repeated="2" office:value-type="float">
            <text:p>3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25z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n. Andere beroepen tot de publieke vermakelijkheden behoorende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6" office:value-type="float">
            <text:p>6</text:p>
          </table:table-cell>
          <table:table-cell ns41:value-type="float" table:style-name="ce95" office:value="5" office:value-type="float">
            <text:p>5</text:p>
          </table:table-cell>
          <table:table-cell ns41:value-type="string" table:style-name="ce103" office:value-type="string">
            <text:p>B25z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o. Andere beroepen niet onder een der vorige te rangschikken</text:p>
          </table:table-cell>
          <table:table-cell table:style-name="ce39"/>
          <table:table-cell/>
          <table:table-cell table:style-name="ce55"/>
          <table:table-cell table:style-name="ce64" table:number-columns-repeated="14"/>
          <table:table-cell ns41:value-type="float" table:style-name="ce64" office:value="1" office:value-type="float">
            <text:p>1</text:p>
          </table:table-cell>
          <table:table-cell table:style-name="ce64" table:number-columns-repeated="4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2" office:value-type="float">
            <text:p>12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25z1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V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ns41:value-type="float" table:style-name="ce64" office:value="9" office:value-type="float">
            <text:p>9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table:style-name="ce64" table:number-columns-repeated="3"/>
          <table:table-cell ns41:value-type="float" table:style-name="ce64" office:value="37" office:value-type="float">
            <text:p>37</text:p>
          </table:table-cell>
          <table:table-cell table:style-name="ce64"/>
          <table:table-cell ns41:value-type="float" office:value="1" table:style-name="ce64" table:number-columns-repeated="2" office:value-type="float">
            <text:p>1</text:p>
          </table:table-cell>
          <table:table-cell ns41:value-type="float" table:style-name="ce64" office:value="15" office:value-type="float">
            <text:p>15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4" office:value-type="float">
            <text:p>24</text:p>
          </table:table-cell>
          <table:table-cell ns41:value-type="float" table:style-name="ce64" office:value="34" office:value-type="float">
            <text:p>34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70" office:value="1" office:value-type="float">
            <text:p>1</text:p>
          </table:table-cell>
          <table:table-cell ns41:value-type="float" table:style-name="ce70" office:value="26" office:value-type="float">
            <text:p>26</text:p>
          </table:table-cell>
          <table:table-cell ns41:value-type="float" table:style-name="ce64" office:value="11" office:value-type="float">
            <text:p>11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79" office:value-type="float">
            <text:p>79</text:p>
          </table:table-cell>
          <table:table-cell ns41:value-type="float" table:style-name="ce68" office:value="123" office:value-type="float">
            <text:p>12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98" office:value-type="float">
            <text:p>98</text:p>
          </table:table-cell>
          <table:table-cell ns41:value-type="float" table:style-name="ce95" office:value="126" office:value-type="float">
            <text:p>126</text:p>
          </table:table-cell>
          <table:table-cell ns41:value-type="string" table:style-name="ce103" office:value-type="string">
            <text:p>T2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VI</text:p>
          </table:table-cell>
          <table:table-cell table:style-name="ce11" table:number-columns-repeated="2"/>
          <table:table-cell ns41:value-type="string" table:style-name="ce27" office:value-type="string">
            <text:p>Onderwijs (excl. openbaar onderwijs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8" office:value-type="string">
            <text:p>Bewaarschoolhouderessen (bijzondere)</text:p>
          </table:table-cell>
          <table:table-cell table:style-name="ce39"/>
          <table:table-cell/>
          <table:table-cell table:style-name="ce55"/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70" office:value="1" office:value-type="float">
            <text:p>1</text:p>
          </table:table-cell>
          <table:table-cell table:style-name="ce70"/>
          <table:table-cell table:style-name="ce64" table:number-columns-repeated="9"/>
          <table:table-cell ns41:value-type="float" table:style-name="ce64" office:value="1" office:value-type="float">
            <text:p>1</text:p>
          </table:table-cell>
          <table:table-cell table:style-name="ce64" table:number-columns-repeated="13"/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26z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Kweekelingen (bijzondere bewaarschool)</text:p>
          </table:table-cell>
          <table:table-cell table:style-name="ce39"/>
          <table:table-cell/>
          <table:table-cell table:style-name="ce55"/>
          <table:table-cell table:style-name="ce64" table:number-columns-repeated="10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table:style-name="ce70" table:number-columns-repeated="2"/>
          <table:table-cell table:style-name="ce64" table:number-columns-repeated="23"/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6z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7" office:value-type="string">
            <text:p>Kweekelingen (lager onderwijs)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table:style-name="ce70" table:number-columns-repeated="2"/>
          <table:table-cell table:style-name="ce64" table:number-columns-repeated="23"/>
          <table:table-cell table:style-name="ce68"/>
          <table:table-cell ns41:value-type="float" table:style-name="ce68" office:value="7" office:value-type="float">
            <text:p>7</text:p>
          </table:table-cell>
          <table:table-cell table:style-name="ce68"/>
          <table:table-cell ns41:value-type="float" table:style-name="ce68" office:value="3" office:value-type="float">
            <text:p>3</text:p>
          </table:table-cell>
          <table:table-cell table:style-name="ce68"/>
          <table:table-cell ns41:value-type="float" table:style-name="ce95" office:value="10" office:value-type="float">
            <text:p>10</text:p>
          </table:table-cell>
          <table:table-cell ns41:value-type="string" table:style-name="ce103" office:value-type="string">
            <text:p>B26z1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7" office:value-type="string">
            <text:p>Muziekonderwijzers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office:annotation draw:style-name="gr1" svg:height="2.09cm" draw:caption-point-y="0.274cm" svg:width="4.029cm" svg:x="45.57cm" draw:caption-point-x="-0.43cm" svg:y="293.44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>
            <office:annotation draw:style-name="gr1" svg:height="2.09cm" draw:caption-point-y="0.274cm" svg:width="4.03cm" svg:x="46.968cm" draw:caption-point-x="-0.429cm" svg:y="293.44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9"/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26z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7" office:value-type="string">
            <text:p>Onderwijzers (huis)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70" table:number-columns-repeated="2"/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2"/>
          <table:table-cell table:style-name="ce68"/>
          <table:table-cell ns41:value-type="float" office:value="1" table:style-name="ce68" table:number-columns-repeated="4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26z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7" office:value-type="string">
            <text:p>Onderwijzers (bijzondere scholen)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ns41:value-type="float" table:style-name="ce64" office:value="11" office:value-type="float">
            <text:p>1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70" office:value="2" office:value-type="float">
            <text:p>2</text:p>
          </table:table-cell>
          <table:table-cell ns41:value-type="float" table:style-name="ce70" office:value="3" office:value-type="float">
            <text:p>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2"/>
          <table:table-cell ns41:value-type="float" table:style-name="ce68" office:value="7" office:value-type="float">
            <text:p>7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68" office:value="1" office:value-type="float">
            <text:p>1</text:p>
          </table:table-cell>
          <table:table-cell ns41:value-type="float" office:value="8" table:style-name="ce68" table:number-columns-repeated="2" office:value-type="float">
            <text:p>8</text:p>
          </table:table-cell>
          <table:table-cell ns41:value-type="float" table:style-name="ce95" office:value="21" office:value-type="float">
            <text:p>21</text:p>
          </table:table-cell>
          <table:table-cell ns41:value-type="string" table:style-name="ce103" office:value-type="string">
            <text:p>B26z1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VI</text:p>
          </table:table-cell>
          <table:table-cell table:style-name="ce39"/>
          <table:table-cell/>
          <table:table-cell table:style-name="ce55"/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6" office:value-type="float">
            <text:p>16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ns41:value-type="float" table:style-name="ce64" office:value="5" office:value-type="float">
            <office:annotation draw:style-name="gr1" svg:height="2.093cm" draw:caption-point-y="0.275cm" svg:width="4.029cm" svg:x="45.57cm" draw:caption-point-x="-0.43cm" svg:y="294.79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5 moet zijn: 4. </text:span></text:p>
            </office:annotation>
            <text:p>5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70" office:value="3" office:value-type="float">
            <text:p>3</text:p>
          </table:table-cell>
          <table:table-cell ns41:value-type="float" table:style-name="ce70" office:value="4" office:value-type="float">
            <text:p>4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12"/>
          <table:table-cell ns41:value-type="float" table:style-name="ce68" office:value="10" office:value-type="float">
            <text:p>10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95" office:value="38" office:value-type="float">
            <text:p>38</text:p>
          </table:table-cell>
          <table:table-cell ns41:value-type="string" table:style-name="ce103" office:value-type="string">
            <text:p>T26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4" office:value-type="float">
            <text:p>174</text:p>
          </table:table-cell>
          <table:table-cell ns41:value-type="float" table:style-name="ce107" office:value="175" office:value-type="float">
            <text:p>175</text:p>
          </table:table-cell>
          <table:table-cell ns41:value-type="string" table:style-name="ce114" office:value-type="string">
            <text:p>BRT188905020161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XXVII</text:p>
          </table:table-cell>
          <table:table-cell table:style-name="ce11" table:number-columns-repeated="2"/>
          <table:table-cell ns41:value-type="string" table:style-name="ce27" office:value-type="string">
            <text:p>Verpleging of verzorging van armen, ouden, zieken, gebrekkigen, invaliden, krankzinnigen (incl. rijksinrichting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Directeuren gestichten of inrichtingen tot verpleging of verzorg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3" office:value-type="float">
            <text:p>3</text:p>
          </table:table-cell>
          <table:table-cell table:style-name="ce95"/>
          <table:table-cell ns41:value-type="string" table:style-name="ce103" office:value-type="string">
            <text:p>B27z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Huismeesters in gestichten tot verpleging of verzorging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3" office:value-type="float">
            <text:p>3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4" office:value-type="float">
            <text:p>4</text:p>
          </table:table-cell>
          <table:table-cell table:style-name="ce95"/>
          <table:table-cell ns41:value-type="string" table:style-name="ce103" office:value-type="string">
            <text:p>B27z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Weesvaders en weesmoeders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3" office:value-type="float">
            <text:p>3</text:p>
          </table:table-cell>
          <table:table-cell table:style-name="ce68"/>
          <table:table-cell ns41:value-type="float" table:style-name="ce68" office:value="4" office:value-type="float">
            <text:p>4</text:p>
          </table:table-cell>
          <table:table-cell table:style-name="ce68"/>
          <table:table-cell ns41:value-type="float" table:style-name="ce68" office:value="7" office:value-type="float">
            <text:p>7</text:p>
          </table:table-cell>
          <table:table-cell table:style-name="ce95"/>
          <table:table-cell ns41:value-type="string" table:style-name="ce103" office:value-type="string">
            <text:p>B27z1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Ziekenoppassers (buiten gesticht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7z1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VII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15"/>
          <table:table-cell ns41:value-type="float" table:style-name="ce68" office:value="9" office:value-type="float">
            <text:p>9</text:p>
          </table:table-cell>
          <table:table-cell table:style-name="ce68"/>
          <table:table-cell ns41:value-type="float" table:style-name="ce68" office:value="6" office:value-type="float">
            <text:p>6</text:p>
          </table:table-cell>
          <table:table-cell table:style-name="ce68"/>
          <table:table-cell ns41:value-type="float" table:style-name="ce68" office:value="15" office:value-type="float">
            <text:p>15</text:p>
          </table:table-cell>
          <table:table-cell table:style-name="ce95"/>
          <table:table-cell ns41:value-type="string" table:style-name="ce103" office:value-type="string">
            <text:p>T27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VIII</text:p>
          </table:table-cell>
          <table:table-cell table:style-name="ce11" table:number-columns-repeated="2"/>
          <table:table-cell ns41:value-type="string" table:style-name="ce27" office:value-type="string">
            <text:p>Huiselijke diensten (huis- en stalbedienden e.d.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Dienstboden</text:p>
          </table:table-cell>
          <table:table-cell table:style-name="ce39"/>
          <table:table-cell/>
          <table:table-cell table:style-name="ce55"/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13" office:value-type="float">
            <office:annotation draw:style-name="gr1" svg:height="2.092cm" draw:caption-point-y="0.274cm" svg:width="4.029cm" svg:x="21.791cm" draw:caption-point-x="-0.43cm" svg:y="300.196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3 moet zijn: 18. </text:span></text:p>
            </office:annotation>
            <text:p>13</text:p>
          </table:table-cell>
          <table:table-cell table:style-name="ce64"/>
          <table:table-cell ns41:value-type="float" table:style-name="ce64" office:value="30" office:value-type="float">
            <text:p>30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51" office:value-type="float">
            <text:p>151</text:p>
          </table:table-cell>
          <table:table-cell table:style-name="ce64" table:number-columns-repeated="3"/>
          <table:table-cell ns41:value-type="float" table:style-name="ce64" office:value="215" office:value-type="float">
            <text:p>215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571" office:value-type="float">
            <text:p>57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56" office:value-type="float">
            <text:p>156</text:p>
          </table:table-cell>
          <table:table-cell table:style-name="ce64"/>
          <table:table-cell ns41:value-type="float" office:value="6" table:style-name="ce64" table:number-columns-repeated="2" office:value-type="float">
            <text:p>6</text:p>
          </table:table-cell>
          <table:table-cell ns41:value-type="float" table:style-name="ce70" office:value="226" office:value-type="float">
            <text:p>226</text:p>
          </table:table-cell>
          <table:table-cell ns41:value-type="float" table:style-name="ce70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34" office:value-type="float">
            <text:p>34</text:p>
          </table:table-cell>
          <table:table-cell ns41:value-type="float" office:value="2" table:style-name="ce64" table:number-columns-repeated="2" office:value-type="float">
            <text:p>2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68" office:value="1415" office:value-type="float">
            <text:p>1415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95" office:value="1433" office:value-type="float">
            <text:p>1433</text:p>
          </table:table-cell>
          <table:table-cell ns41:value-type="string" table:style-name="ce103" office:value-type="string">
            <text:p>B28z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Huisbewaarders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5" office:value-type="float">
            <text:p>5</text:p>
          </table:table-cell>
          <table:table-cell table:style-name="ce68" table:number-columns-repeated="3"/>
          <table:table-cell ns41:value-type="float" table:style-name="ce68" office:value="5" office:value-type="float">
            <text:p>5</text:p>
          </table:table-cell>
          <table:table-cell table:style-name="ce95"/>
          <table:table-cell ns41:value-type="string" table:style-name="ce103" office:value-type="string">
            <text:p>B28z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2" table:number-columns-repeated="2"/>
          <table:table-cell ns41:value-type="float" table:style-name="ce12" office:value="7" office:value-type="float">
            <text:p>7</text:p>
          </table:table-cell>
          <table:table-cell ns41:value-type="string" table:style-name="ce29" office:value-type="string">
            <text:p>Huishoudsters</text:p>
          </table:table-cell>
          <table:table-cell table:style-name="ce40"/>
          <table:table-cell table:style-name="ce12"/>
          <table:table-cell table:style-name="ce54"/>
          <table:table-cell table:style-name="ce64"/>
          <table:table-cell table:style-name="ce68" table:number-columns-repeated="9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68" office:value="7" office:value-type="float">
            <text:p>7</text:p>
          </table:table-cell>
          <table:table-cell table:style-name="ce68" table:number-columns-repeated="3"/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3" office:value-type="float">
            <text:p>3</text:p>
          </table:table-cell>
          <table:table-cell ns41:value-type="float" table:style-name="ce68" office:value="16" office:value-type="float">
            <text:p>16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68" office:value="10" office:value-type="float">
            <text:p>10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4" office:value-type="float">
            <text:p>4</text:p>
          </table:table-cell>
          <table:table-cell table:style-name="ce68" table:number-columns-repeated="4"/>
          <table:table-cell ns41:value-type="float" table:style-name="ce68" office:value="1" office:value-type="float">
            <text:p>1</text:p>
          </table:table-cell>
          <table:table-cell table:style-name="ce68" table:number-columns-repeated="2"/>
          <table:table-cell ns41:value-type="float" table:style-name="ce68" office:value="19" office:value-type="float">
            <text:p>19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95" office:value="51" office:value-type="float">
            <text:p>51</text:p>
          </table:table-cell>
          <table:table-cell ns41:value-type="string" table:style-name="ce103" office:value-type="string">
            <text:p>B28z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Koetsiers (heerendienst)</text:p>
          </table:table-cell>
          <table:table-cell table:style-name="ce40"/>
          <table:table-cell table:style-name="ce12"/>
          <table:table-cell table:style-name="ce55"/>
          <table:table-cell table:style-name="ce64"/>
          <table:table-cell table:style-name="ce68" table:number-columns-repeated="11"/>
          <table:table-cell ns41:value-type="float" table:style-name="ce68" office:value="1" office:value-type="float">
            <text:p>1</text:p>
          </table:table-cell>
          <table:table-cell table:style-name="ce68" table:number-columns-repeated="6"/>
          <table:table-cell ns41:value-type="float" table:style-name="ce68" office:value="4" office:value-type="float">
            <text:p>4</text:p>
          </table:table-cell>
          <table:table-cell table:style-name="ce68" table:number-columns-repeated="3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table:style-name="ce68" table:number-columns-repeated="19"/>
          <table:table-cell ns41:value-type="float" table:style-name="ce6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6" office:value-type="float">
            <text:p>6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28z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Oppassers (niet in gestichten tot verpleging of verzorging)</text:p>
          </table:table-cell>
          <table:table-cell table:style-name="ce39"/>
          <table:table-cell/>
          <table:table-cell ns41:value-type="float" table:style-name="ce55" office:value="1" office:value-type="float">
            <text:p>1</text:p>
          </table:table-cell>
          <table:table-cell table:style-name="ce64" table:number-columns-repeated="20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18"/>
          <table:table-cell ns41:value-type="float" table:style-name="ce6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7" office:value-type="float">
            <text:p>7</text:p>
          </table:table-cell>
          <table:table-cell ns41:value-type="string" table:style-name="ce103" office:value-type="string">
            <text:p>B28z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11" office:value-type="string">
            <text:p>Portiers (niet in openbare dienst)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 table:number-columns-repeated="2"/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28z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Schoonmaaksters</text:p>
          </table:table-cell>
          <table:table-cell table:style-name="ce39"/>
          <table:table-cell/>
          <table:table-cell table:style-name="ce55"/>
          <table:table-cell table:style-name="ce64" table:number-columns-repeated="14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3" office:value-type="float">
            <text:p>3</text:p>
          </table:table-cell>
          <table:table-cell ns41:value-type="float" table:style-name="ce70" office:value="3" office:value-type="float">
            <text:p>3</text:p>
          </table:table-cell>
          <table:table-cell table:style-name="ce70"/>
          <table:table-cell table:style-name="ce64"/>
          <table:table-cell ns41:value-type="float" table:style-name="ce64" office:value="14" office:value-type="float">
            <text:p>14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9"/>
          <table:table-cell table:style-name="ce68" table:number-columns-repeated="2"/>
          <table:table-cell ns41:value-type="float" table:style-name="ce68" office:value="35" office:value-type="float">
            <text:p>3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35" office:value-type="float">
            <text:p>35</text:p>
          </table:table-cell>
          <table:table-cell ns41:value-type="float" table:style-name="ce95" office:value="7" office:value-type="float">
            <text:p>7</text:p>
          </table:table-cell>
          <table:table-cell ns41:value-type="string" table:style-name="ce103" office:value-type="string">
            <text:p>B28z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Stalknechts</text:p>
          </table:table-cell>
          <table:table-cell table:style-name="ce39"/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22"/>
          <table:table-cell table:style-name="ce68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28z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VIII</text:p>
          </table:table-cell>
          <table:table-cell table:style-name="ce39"/>
          <table:table-cell/>
          <table:table-cell ns41:value-type="float" table:style-name="ce5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8"/>
          <table:table-cell ns41:value-type="float" table:style-name="ce68" office:value="18" office:value-type="float">
            <text:p>18</text:p>
          </table:table-cell>
          <table:table-cell table:style-name="ce68"/>
          <table:table-cell ns41:value-type="float" table:style-name="ce68" office:value="30" office:value-type="float">
            <text:p>30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151" office:value-type="float">
            <text:p>151</text:p>
          </table:table-cell>
          <table:table-cell table:style-name="ce68" table:number-columns-repeated="3"/>
          <table:table-cell ns41:value-type="float" table:style-name="ce68" office:value="218" office:value-type="float">
            <text:p>218</text:p>
          </table:table-cell>
          <table:table-cell table:style-name="ce68"/>
          <table:table-cell ns41:value-type="float" table:style-name="ce68" office:value="6" office:value-type="float">
            <text:p>6</text:p>
          </table:table-cell>
          <table:table-cell table:style-name="ce68"/>
          <table:table-cell ns41:value-type="float" table:style-name="ce68" office:value="579" office:value-type="float">
            <text:p>579</text:p>
          </table:table-cell>
          <table:table-cell table:style-name="ce68"/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60" office:value-type="float">
            <text:p>16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68" office:value="245" office:value-type="float">
            <text:p>24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68" office:value="12" office:value-type="float">
            <text:p>12</text:p>
          </table:table-cell>
          <table:table-cell table:style-name="ce68" table:number-columns-repeated="2"/>
          <table:table-cell ns41:value-type="float" table:style-name="ce68" office:value="8" office:value-type="float">
            <text:p>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table:style-name="ce68"/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2" office:value-type="float">
            <text:p>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68" office:value="73" office:value-type="float">
            <text:p>73</text:p>
          </table:table-cell>
          <table:table-cell ns41:value-type="float" table:style-name="ce68" office:value="1473" office:value-type="float">
            <text:p>1473</text:p>
          </table:table-cell>
          <table:table-cell ns41:value-type="float" table:style-name="ce68" office:value="93" office:value-type="float">
            <text:p>93</text:p>
          </table:table-cell>
          <table:table-cell ns41:value-type="float" table:style-name="ce95" office:value="1502" office:value-type="float">
            <text:p>1502</text:p>
          </table:table-cell>
          <table:table-cell ns41:value-type="string" table:style-name="ce103" office:value-type="string">
            <text:p>T28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XXIX</text:p>
          </table:table-cell>
          <table:table-cell table:style-name="ce11" table:number-columns-repeated="2"/>
          <table:table-cell ns41:value-type="string" table:style-name="ce27" office:value-type="string">
            <text:p>Losse werklieden en andere niet in één bepaald beroep arbeidend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2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Arbeiders zonder bepaald beroep (losse)</text:p>
          </table:table-cell>
          <table:table-cell table:style-name="ce39"/>
          <table:table-cell/>
          <table:table-cell ns41:value-type="float" table:style-name="ce55" office:value="3" office:value-type="float">
            <text:p>3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4" office:value-type="float">
            <text:p>14</text:p>
          </table:table-cell>
          <table:table-cell table:style-name="ce64"/>
          <table:table-cell ns41:value-type="float" table:style-name="ce64" office:value="20" office:value-type="float">
            <text:p>20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8" office:value-type="float">
            <text:p>28</text:p>
          </table:table-cell>
          <table:table-cell table:style-name="ce64"/>
          <table:table-cell ns41:value-type="float" table:style-name="ce64" office:value="8" office:value-type="float">
            <text:p>8</text:p>
          </table:table-cell>
          <table:table-cell ns41:value-type="float" table:style-name="ce64" office:value="9" office:value-type="float">
            <text:p>9</text:p>
          </table:table-cell>
          <table:table-cell ns41:value-type="float" table:style-name="ce64" office:value="199" office:value-type="float">
            <text:p>199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22" office:value-type="float">
            <text:p>22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67" office:value-type="float">
            <text:p>67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83" office:value-type="float">
            <text:p>283</text:p>
          </table:table-cell>
          <table:table-cell ns41:value-type="float" table:style-name="ce64" office:value="137" office:value-type="float">
            <text:p>137</text:p>
          </table:table-cell>
          <table:table-cell ns41:value-type="float" table:style-name="ce64" office:value="19" office:value-type="float">
            <text:p>19</text:p>
          </table:table-cell>
          <table:table-cell ns41:value-type="float" table:style-name="ce70" office:value="12" office:value-type="float">
            <text:p>12</text:p>
          </table:table-cell>
          <table:table-cell ns41:value-type="float" table:style-name="ce70" office:value="305" office:value-type="float">
            <text:p>305</text:p>
          </table:table-cell>
          <table:table-cell ns41:value-type="float" table:style-name="ce64" office:value="40" office:value-type="float">
            <text:p>40</text:p>
          </table:table-cell>
          <table:table-cell ns41:value-type="float" table:style-name="ce64" office:value="28" office:value-type="float">
            <text:p>28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71" office:value-type="float">
            <text:p>171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10" office:value-type="float">
            <text:p>10</text:p>
          </table:table-cell>
          <table:table-cell table:style-name="ce64"/>
          <table:table-cell ns41:value-type="float" table:style-name="ce64" office:value="55" office:value-type="float">
            <text:p>55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43" office:value-type="float">
            <text:p>43</text:p>
          </table:table-cell>
          <table:table-cell ns41:value-type="float" office:value="5" table:style-name="ce64" table:number-columns-repeated="2" office:value-type="float">
            <text:p>5</text:p>
          </table:table-cell>
          <table:table-cell table:style-name="ce64"/>
          <table:table-cell ns41:value-type="float" table:style-name="ce64" office:value="32" office:value-type="float">
            <text:p>32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5"/>
          <table:table-cell ns41:value-type="float" table:style-name="ce68" office:value="907" office:value-type="float">
            <text:p>907</text:p>
          </table:table-cell>
          <table:table-cell ns41:value-type="float" table:style-name="ce68" office:value="534" office:value-type="float">
            <text:p>534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68" office:value="57" office:value-type="float">
            <text:p>57</text:p>
          </table:table-cell>
          <table:table-cell ns41:value-type="float" table:style-name="ce68" office:value="985" office:value-type="float">
            <text:p>985</text:p>
          </table:table-cell>
          <table:table-cell ns41:value-type="float" table:style-name="ce95" office:value="591" office:value-type="float">
            <text:p>591</text:p>
          </table:table-cell>
          <table:table-cell ns41:value-type="string" table:style-name="ce103" office:value-type="string">
            <text:p>B29z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IX</text:p>
          </table:table-cell>
          <table:table-cell table:style-name="ce39"/>
          <table:table-cell/>
          <table:table-cell ns41:value-type="float" table:style-name="ce55" office:value="3" office:value-type="float">
            <text:p>3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4" office:value-type="float">
            <text:p>14</text:p>
          </table:table-cell>
          <table:table-cell table:style-name="ce64"/>
          <table:table-cell ns41:value-type="float" table:style-name="ce64" office:value="20" office:value-type="float">
            <text:p>20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8" office:value-type="float">
            <text:p>28</text:p>
          </table:table-cell>
          <table:table-cell table:style-name="ce64"/>
          <table:table-cell ns41:value-type="float" table:style-name="ce64" office:value="8" office:value-type="float">
            <text:p>8</text:p>
          </table:table-cell>
          <table:table-cell ns41:value-type="float" table:style-name="ce64" office:value="9" office:value-type="float">
            <text:p>9</text:p>
          </table:table-cell>
          <table:table-cell ns41:value-type="float" table:style-name="ce64" office:value="199" office:value-type="float">
            <text:p>199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22" office:value-type="float">
            <text:p>22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67" office:value-type="float">
            <text:p>67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83" office:value-type="float">
            <text:p>283</text:p>
          </table:table-cell>
          <table:table-cell ns41:value-type="float" table:style-name="ce64" office:value="137" office:value-type="float">
            <text:p>137</text:p>
          </table:table-cell>
          <table:table-cell ns41:value-type="float" table:style-name="ce64" office:value="19" office:value-type="float">
            <text:p>19</text:p>
          </table:table-cell>
          <table:table-cell ns41:value-type="float" table:style-name="ce70" office:value="12" office:value-type="float">
            <text:p>12</text:p>
          </table:table-cell>
          <table:table-cell ns41:value-type="float" table:style-name="ce70" office:value="305" office:value-type="float">
            <text:p>305</text:p>
          </table:table-cell>
          <table:table-cell ns41:value-type="float" table:style-name="ce64" office:value="40" office:value-type="float">
            <text:p>40</text:p>
          </table:table-cell>
          <table:table-cell ns41:value-type="float" table:style-name="ce64" office:value="28" office:value-type="float">
            <text:p>28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171" office:value-type="float">
            <text:p>171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10" office:value-type="float">
            <text:p>10</text:p>
          </table:table-cell>
          <table:table-cell table:style-name="ce64"/>
          <table:table-cell ns41:value-type="float" table:style-name="ce64" office:value="55" office:value-type="float">
            <text:p>55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43" office:value-type="float">
            <text:p>43</text:p>
          </table:table-cell>
          <table:table-cell ns41:value-type="float" office:value="5" table:style-name="ce64" table:number-columns-repeated="2" office:value-type="float">
            <text:p>5</text:p>
          </table:table-cell>
          <table:table-cell table:style-name="ce64"/>
          <table:table-cell ns41:value-type="float" table:style-name="ce64" office:value="32" office:value-type="float">
            <text:p>32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5"/>
          <table:table-cell ns41:value-type="float" table:style-name="ce68" office:value="907" office:value-type="float">
            <text:p>907</text:p>
          </table:table-cell>
          <table:table-cell ns41:value-type="float" table:style-name="ce68" office:value="534" office:value-type="float">
            <text:p>534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68" office:value="57" office:value-type="float">
            <text:p>57</text:p>
          </table:table-cell>
          <table:table-cell ns41:value-type="float" table:style-name="ce68" office:value="985" office:value-type="float">
            <text:p>985</text:p>
          </table:table-cell>
          <table:table-cell ns41:value-type="float" table:style-name="ce95" office:value="591" office:value-type="float">
            <text:p>591</text:p>
          </table:table-cell>
          <table:table-cell ns41:value-type="string" table:style-name="ce103" office:value-type="string">
            <text:p>T29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XXX</text:p>
          </table:table-cell>
          <table:table-cell table:style-name="ce11" table:number-columns-repeated="2"/>
          <table:table-cell ns41:value-type="string" table:style-name="ce27" office:value-type="string">
            <text:p>In dienst van den Staat (excl. posterij, telegraphie, telephonie, landsdrukkerij en ander nijverheidsbedrijf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3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c. Rechts- en politiewezen (incl. notariaat)</text:p>
          </table:table-cell>
          <table:table-cell table:style-name="ce39"/>
          <table:table-cell/>
          <table:table-cell table:style-name="ce55"/>
          <table:table-cell table:style-name="ce64" table:number-columns-repeated="16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table:style-name="ce70"/>
          <table:table-cell ns41:value-type="float" table:style-name="ce70" office:value="52" office:value-type="float">
            <text:p>52</text:p>
          </table:table-cell>
          <table:table-cell ns41:value-type="float" table:style-name="ce64" office:value="6" office:value-type="float">
            <text:p>6</text:p>
          </table:table-cell>
          <table:table-cell table:style-name="ce64" table:number-columns-repeated="2"/>
          <table:table-cell ns41:value-type="float" table:style-name="ce64" office:value="23" office:value-type="float">
            <text:p>23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97" office:value-type="float">
            <text:p>97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98" office:value-type="float">
            <text:p>98</text:p>
          </table:table-cell>
          <table:table-cell ns41:value-type="float" table:style-name="ce95" office:value="16" office:value-type="float">
            <text:p>16</text:p>
          </table:table-cell>
          <table:table-cell ns41:value-type="string" table:style-name="ce103" office:value-type="string">
            <text:p>B30z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d. Onderwijs (toezicht, onderwijzend personeel)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5" office:value-type="float">
            <text:p>5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70" office:value="2" office:value-type="float">
            <text:p>2</text:p>
          </table:table-cell>
          <table:table-cell ns41:value-type="float" table:style-name="ce70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15"/>
          <table:table-cell ns41:value-type="float" table:style-name="ce68" office:value="18" office:value-type="float">
            <text:p>1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95" office:value="6" office:value-type="float">
            <text:p>6</text:p>
          </table:table-cell>
          <table:table-cell ns41:value-type="string" table:style-name="ce103" office:value-type="string">
            <text:p>B30z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e. Sanitaire politie, toezicht op fabrieksarbeid, stoomwez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30z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5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7" office:value-type="string">
            <text:p>f. Krijgswezen (incl. genees- en veeartsenijkundige dienst, excl. werkplaatsen van leger of marine)</text:p>
          </table:table-cell>
          <table:table-cell table:style-name="ce40"/>
          <table:table-cell table:style-name="ce12"/>
          <table:table-cell table:style-name="ce55"/>
          <table:table-cell table:style-name="ce64"/>
          <table:table-cell table:style-name="ce68" table:number-columns-repeated="7"/>
          <table:table-cell ns41:value-type="float" table:style-name="ce68" office:value="2" office:value-type="float">
            <text:p>2</text:p>
          </table:table-cell>
          <table:table-cell table:style-name="ce68" table:number-columns-repeated="3"/>
          <table:table-cell ns41:value-type="float" table:style-name="ce68" office:value="12" office:value-type="float">
            <text:p>12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68" office:value="9" office:value-type="float">
            <text:p>9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2"/>
          <table:table-cell ns41:value-type="float" table:style-name="ce68" office:value="8" office:value-type="float">
            <text:p>8</text:p>
          </table:table-cell>
          <table:table-cell ns41:value-type="float" table:style-name="ce68" office:value="32" office:value-type="float">
            <text:p>32</text:p>
          </table:table-cell>
          <table:table-cell table:style-name="ce68" table:number-columns-repeated="2"/>
          <table:table-cell ns41:value-type="float" table:style-name="ce68" office:value="8" office:value-type="float">
            <text:p>8</text:p>
          </table:table-cell>
          <table:table-cell ns41:value-type="float" table:style-name="ce95" office:value="32" office:value-type="float">
            <text:p>32</text:p>
          </table:table-cell>
          <table:table-cell ns41:value-type="string" table:style-name="ce103" office:value-type="string">
            <text:p>B30z06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7" office:value-type="string">
            <text:p>g. Financiewezen (Rekenkamer, belastingen, kadaster, muntwezen, enz.)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9" office:value-type="float">
            <text:p>19</text:p>
          </table:table-cell>
          <table:table-cell ns41:value-type="float" table:style-name="ce64" office:value="5" office:value-type="float">
            <text:p>5</text:p>
          </table:table-cell>
          <table:table-cell table:style-name="ce64"/>
          <table:table-cell table:style-name="ce70"/>
          <table:table-cell ns41:value-type="float" table:style-name="ce70" office:value="32" office:value-type="float">
            <text:p>3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8" office:value-type="float">
            <text:p>8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65" office:value-type="float">
            <text:p>6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66" office:value-type="float">
            <text:p>66</text:p>
          </table:table-cell>
          <table:table-cell ns41:value-type="float" table:style-name="ce95" office:value="9" office:value-type="float">
            <text:p>9</text:p>
          </table:table-cell>
          <table:table-cell ns41:value-type="string" table:style-name="ce103" office:value-type="string">
            <text:p>B30z07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7" office:value-type="string">
            <text:p>h. Waterstaat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office:value="1" table:style-name="ce64" table:number-columns-repeated="2" office:value-type="float">
            <text:p>1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7" office:value-type="float">
            <text:p>7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11"/>
          <table:table-cell ns41:value-type="float" table:style-name="ce68" office:value="18" office:value-type="float">
            <text:p>18</text:p>
          </table:table-cell>
          <table:table-cell ns41:value-type="float" table:style-name="ce68" office:value="6" office:value-type="float">
            <text:p>6</text:p>
          </table:table-cell>
          <table:table-cell table:style-name="ce68" table:number-columns-repeated="2"/>
          <table:table-cell ns41:value-type="float" table:style-name="ce68" office:value="18" office:value-type="float">
            <text:p>18</text:p>
          </table:table-cell>
          <table:table-cell ns41:value-type="float" table:style-name="ce95" office:value="6" office:value-type="float">
            <text:p>6</text:p>
          </table:table-cell>
          <table:table-cell ns41:value-type="string" table:style-name="ce103" office:value-type="string">
            <text:p>B30z08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7" office:value-type="string">
            <text:p>i. Loods-, haven- en bakenwez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5"/>
          <table:table-cell ns41:value-type="float" table:style-name="ce68" office:value="6" office:value-type="float">
            <text:p>6</text:p>
          </table:table-cell>
          <table:table-cell table:style-name="ce68" table:number-columns-repeated="3"/>
          <table:table-cell ns41:value-type="float" table:style-name="ce68" office:value="6" office:value-type="float">
            <text:p>6</text:p>
          </table:table-cell>
          <table:table-cell table:style-name="ce95"/>
          <table:table-cell ns41:value-type="string" table:style-name="ce103" office:value-type="string">
            <text:p>B30z09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7" office:value-type="string">
            <text:p>k. Koloniale ambtenaren (met verlof in Nederland)</text:p>
          </table:table-cell>
          <table:table-cell table:style-name="ce39"/>
          <table:table-cell/>
          <table:table-cell table:style-name="ce55"/>
          <table:table-cell table:style-name="ce64" table:number-columns-repeated="20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office:value="1" table:style-name="ce68" table:number-columns-repeated="2" office:value-type="float">
            <text:p>1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30z1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7" office:value-type="string">
            <text:p>l. Andere ambten of bediening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6"/>
          <table:table-cell ns41:value-type="float" table:style-name="ce64" office:value="5" office:value-type="float">
            <text:p>5</text:p>
          </table:table-cell>
          <table:table-cell table:style-name="ce64" table:number-columns-repeated="2"/>
          <table:table-cell ns41:value-type="float" table:style-name="ce64" office:value="14" office:value-type="float">
            <text:p>14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24" office:value-type="float">
            <text:p>24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0" office:value-type="float">
            <text:p>10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0" office:value-type="float">
            <text:p>10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office:value="1" table:style-name="ce64" table:number-columns-repeated="3" office:value-type="float">
            <text:p>1</text:p>
          </table:table-cell>
          <table:table-cell table:style-name="ce64" table:number-columns-repeated="7"/>
          <table:table-cell ns41:value-type="float" table:style-name="ce68" office:value="63" office:value-type="float">
            <text:p>63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68" office:value="65" office:value-type="float">
            <text:p>65</text:p>
          </table:table-cell>
          <table:table-cell ns41:value-type="float" table:style-name="ce95" office:value="10" office:value-type="float">
            <text:p>10</text:p>
          </table:table-cell>
          <table:table-cell ns41:value-type="string" table:style-name="ce103" office:value-type="string">
            <text:p>B30z1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X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5" office:value-type="float">
            <text:p>15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4" office:value-type="float">
            <text:p>14</text:p>
          </table:table-cell>
          <table:table-cell table:style-name="ce64" table:number-columns-repeated="2"/>
          <table:table-cell ns41:value-type="float" table:style-name="ce64" office:value="59" office:value-type="float">
            <text:p>59</text:p>
          </table:table-cell>
          <table:table-cell ns41:value-type="float" table:style-name="ce64" office:value="29" office:value-type="float">
            <text:p>29</text:p>
          </table:table-cell>
          <table:table-cell table:style-name="ce64"/>
          <table:table-cell ns41:value-type="float" table:style-name="ce70" office:value="2" office:value-type="float">
            <text:p>2</text:p>
          </table:table-cell>
          <table:table-cell ns41:value-type="float" table:style-name="ce70" office:value="127" office:value-type="float">
            <text:p>127</text:p>
          </table:table-cell>
          <table:table-cell ns41:value-type="float" table:style-name="ce64" office:value="15" office:value-type="float">
            <text:p>15</text:p>
          </table:table-cell>
          <table:table-cell table:style-name="ce64" table:number-columns-repeated="2"/>
          <table:table-cell ns41:value-type="float" table:style-name="ce64" office:value="49" office:value-type="float">
            <text:p>49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24" office:value-type="float">
            <text:p>2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3" office:value-type="float">
            <text:p>13</text:p>
          </table:table-cell>
          <table:table-cell table:style-name="ce64"/>
          <table:table-cell ns41:value-type="float" office:value="1" table:style-name="ce64" table:number-columns-repeated="2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7"/>
          <table:table-cell ns41:value-type="float" table:style-name="ce68" office:value="277" office:value-type="float">
            <text:p>277</text:p>
          </table:table-cell>
          <table:table-cell ns41:value-type="float" table:style-name="ce68" office:value="77" office:value-type="float">
            <text:p>7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282" office:value-type="float">
            <text:p>282</text:p>
          </table:table-cell>
          <table:table-cell ns41:value-type="float" table:style-name="ce95" office:value="80" office:value-type="float">
            <text:p>80</text:p>
          </table:table-cell>
          <table:table-cell ns41:value-type="string" table:style-name="ce103" office:value-type="string">
            <text:p>T30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XI</text:p>
          </table:table-cell>
          <table:table-cell table:style-name="ce11" table:number-columns-repeated="2"/>
          <table:table-cell ns41:value-type="string" table:style-name="ce27" office:value-type="string">
            <text:p>In dienst van eene provincie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3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7" office:value-type="string">
            <text:p>a. Provinciale griffiën (incl. Commissarissen des Konings)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19"/>
          <table:table-cell ns41:value-type="float" table:style-name="ce68" office:value="9" office:value-type="float">
            <text:p>9</text:p>
          </table:table-cell>
          <table:table-cell ns41:value-type="float" table:style-name="ce68" office:value="8" office:value-type="float">
            <text:p>8</text:p>
          </table:table-cell>
          <table:table-cell table:style-name="ce68" table:number-columns-repeated="2"/>
          <table:table-cell ns41:value-type="float" table:style-name="ce68" office:value="9" office:value-type="float">
            <text:p>9</text:p>
          </table:table-cell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31z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7" office:value-type="string">
            <text:p>b. Waterstaat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6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" office:value-type="float">
            <text:p>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14"/>
          <table:table-cell table:style-name="ce64">
            <office:annotation draw:style-name="gr1" svg:height="2.088cm" draw:caption-point-y="0.273cm" svg:width="4.03cm" svg:x="73.545cm" draw:caption-point-x="-0.43cm" svg:y="315.4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ns41:value-type="float" table:style-name="ce64" office:value="1" office:value-type="float">
            <office:annotation draw:style-name="gr1" svg:height="2.088cm" draw:caption-point-y="0.273cm" svg:width="4.029cm" svg:x="74.944cm" draw:caption-point-x="-0.43cm" svg:y="315.4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 table:number-columns-repeated="6"/>
          <table:table-cell ns41:value-type="float" table:style-name="ce6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31z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7" office:value-type="string">
            <text:p>c. Andere ambten of bedieningen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9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table:style-name="ce64">
            <office:annotation draw:style-name="gr1" svg:height="2.093cm" draw:caption-point-y="0.275cm" svg:width="4.029cm" svg:x="67.95cm" draw:caption-point-x="-0.43cm" svg:y="315.93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ns41:value-type="float" table:style-name="ce64" office:value="1" office:value-type="float">
            <office:annotation draw:style-name="gr1" svg:height="2.093cm" draw:caption-point-y="0.275cm" svg:width="4.029cm" svg:x="69.349cm" draw:caption-point-x="-0.43cm" svg:y="315.93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 table:number-columns-repeated="2"/>
          <table:table-cell table:style-name="ce64">
            <office:annotation draw:style-name="gr1" svg:height="2.093cm" draw:caption-point-y="0.275cm" svg:width="4.03cm" svg:x="73.545cm" draw:caption-point-x="-0.43cm" svg:y="315.93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ns41:value-type="float" table:style-name="ce64" office:value="1" office:value-type="float">
            <office:annotation draw:style-name="gr1" svg:height="2.093cm" draw:caption-point-y="0.275cm" svg:width="4.029cm" svg:x="74.944cm" draw:caption-point-x="-0.43cm" svg:y="315.93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 table:number-columns-repeated="6"/>
          <table:table-cell ns41:value-type="float" table:style-name="ce6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10" office:value-type="float">
            <text:p>10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31z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XI</text:p>
          </table:table-cell>
          <table:table-cell table:style-name="ce40"/>
          <table:table-cell table:style-name="ce12"/>
          <table:table-cell table:style-name="ce55"/>
          <table:table-cell table:style-name="ce64" table:number-columns-repeated="1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office:value="5" table:style-name="ce64" table:number-columns-repeated="2" office:value-type="float">
            <text:p>5</text:p>
          </table:table-cell>
          <table:table-cell table:style-name="ce64"/>
          <table:table-cell table:style-name="ce70"/>
          <table:table-cell ns41:value-type="float" table:style-name="ce70" office:value="8" office:value-type="float">
            <text:p>8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table:style-name="ce64">
            <office:annotation draw:style-name="gr1" svg:height="2.091cm" draw:caption-point-y="0.275cm" svg:width="4.029cm" svg:x="67.95cm" draw:caption-point-x="-0.43cm" svg:y="316.38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ns41:value-type="float" table:style-name="ce64" office:value="1" office:value-type="float">
            <office:annotation draw:style-name="gr1" svg:height="2.091cm" draw:caption-point-y="0.275cm" svg:width="4.029cm" svg:x="69.349cm" draw:caption-point-x="-0.43cm" svg:y="316.38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4" table:number-columns-repeated="2"/>
          <table:table-cell table:style-name="ce64">
            <office:annotation draw:style-name="gr1" svg:height="2.091cm" draw:caption-point-y="0.275cm" svg:width="4.03cm" svg:x="73.545cm" draw:caption-point-x="-0.43cm" svg:y="316.38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ns41:value-type="float" table:style-name="ce64" office:value="2" office:value-type="float">
            <office:annotation draw:style-name="gr1" svg:height="2.091cm" draw:caption-point-y="0.275cm" svg:width="4.029cm" svg:x="74.944cm" draw:caption-point-x="-0.43cm" svg:y="316.388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64" table:number-columns-repeated="6"/>
          <table:table-cell ns41:value-type="float" table:style-name="ce68" office:value="21" office:value-type="float">
            <text:p>21</text:p>
          </table:table-cell>
          <table:table-cell ns41:value-type="float" table:style-name="ce68" office:value="13" office:value-type="float">
            <text:p>13</text:p>
          </table:table-cell>
          <table:table-cell table:style-name="ce68" table:number-columns-repeated="2"/>
          <table:table-cell ns41:value-type="float" table:style-name="ce68" office:value="21" office:value-type="float">
            <text:p>21</text:p>
          </table:table-cell>
          <table:table-cell ns41:value-type="float" table:style-name="ce95" office:value="13" office:value-type="float">
            <text:p>13</text:p>
          </table:table-cell>
          <table:table-cell ns41:value-type="string" table:style-name="ce103" office:value-type="string">
            <text:p>T31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6" office:value-type="float">
            <text:p>176</text:p>
          </table:table-cell>
          <table:table-cell ns41:value-type="float" table:style-name="ce107" office:value="177" office:value-type="float">
            <text:p>177</text:p>
          </table:table-cell>
          <table:table-cell ns41:value-type="string" table:style-name="ce114" office:value-type="string">
            <text:p>BRT188905020162</text:p>
          </table:table-cell>
          <table:table-cell table:number-columns-repeated="956"/>
        </table:table-row>
        <table:table-row table:style-name="ro5">
          <table:table-cell ns41:value-type="string" table:style-name="ce11" office:value-type="string">
            <text:p>XXXII</text:p>
          </table:table-cell>
          <table:table-cell table:style-name="ce11" table:number-columns-repeated="2"/>
          <table:table-cell ns41:value-type="string" table:style-name="ce27" office:value-type="string">
            <text:p>In dienst van eene gemeente (excl. gasfabrieken, dienst der openbare werken en ander nijverheidsbedrijf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3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7" office:value-type="string">
            <text:p>a. Gemeentesecretarieën (incl. burgemeesters)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/>
          <table:table-cell ns41:value-type="float" table:style-name="ce70" office:value="6" office:value-type="float">
            <text:p>6</text:p>
          </table:table-cell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15"/>
          <table:table-cell ns41:value-type="float" table:style-name="ce68" office:value="14" office:value-type="float">
            <text:p>14</text:p>
          </table:table-cell>
          <table:table-cell ns41:value-type="float" table:style-name="ce68" office:value="12" office:value-type="float">
            <text:p>12</text:p>
          </table:table-cell>
          <table:table-cell table:style-name="ce68" table:number-columns-repeated="2"/>
          <table:table-cell ns41:value-type="float" table:style-name="ce68" office:value="14" office:value-type="float">
            <text:p>14</text:p>
          </table:table-cell>
          <table:table-cell ns41:value-type="float" table:style-name="ce95" office:value="12" office:value-type="float">
            <text:p>12</text:p>
          </table:table-cell>
          <table:table-cell ns41:value-type="string" table:style-name="ce103" office:value-type="string">
            <text:p>B32z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7" office:value-type="string">
            <text:p>b. Politie en brandweer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6" office:value-type="float">
            <text:p>6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table:style-name="ce70"/>
          <table:table-cell ns41:value-type="float" table:style-name="ce70" office:value="6" office:value-type="float">
            <text:p>6</text:p>
          </table:table-cell>
          <table:table-cell table:style-name="ce64" table:number-columns-repeated="3"/>
          <table:table-cell ns41:value-type="float" table:style-name="ce64" office:value="7" office:value-type="float">
            <text:p>7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22" office:value-type="float">
            <text:p>22</text:p>
          </table:table-cell>
          <table:table-cell ns41:value-type="float" table:style-name="ce68" office:value="4" office:value-type="float">
            <text:p>4</text:p>
          </table:table-cell>
          <table:table-cell table:style-name="ce68" table:number-columns-repeated="2"/>
          <table:table-cell ns41:value-type="float" table:style-name="ce68" office:value="22" office:value-type="float">
            <text:p>22</text:p>
          </table:table-cell>
          <table:table-cell ns41:value-type="float" table:style-name="ce95" office:value="4" office:value-type="float">
            <text:p>4</text:p>
          </table:table-cell>
          <table:table-cell ns41:value-type="string" table:style-name="ce103" office:value-type="string">
            <text:p>B32z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7" office:value-type="string">
            <text:p>c. Financiën en belastingen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8" office:value-type="float">
            <text:p>8</text:p>
          </table:table-cell>
          <table:table-cell ns41:value-type="float" office:value="1" table:style-name="ce68" table:number-columns-repeated="2" office:value-type="float">
            <text:p>1</text:p>
          </table:table-cell>
          <table:table-cell table:style-name="ce68"/>
          <table:table-cell ns41:value-type="float" table:style-name="ce68" office:value="9" office:value-type="float">
            <text:p>9</text:p>
          </table:table-cell>
          <table:table-cell ns41:value-type="float" table:style-name="ce95" office:value="1" office:value-type="float">
            <text:p>1</text:p>
          </table:table-cell>
          <table:table-cell ns41:value-type="string" table:style-name="ce103" office:value-type="string">
            <text:p>B32z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7" office:value-type="string">
            <text:p>d. Onderwijs (toezicht, onderwijzend personeel)</text:p>
          </table:table-cell>
          <table:table-cell table:style-name="ce39"/>
          <table:table-cell/>
          <table:table-cell table:style-name="ce55"/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ns41:value-type="float" table:style-name="ce64" office:value="31" office:value-type="float">
            <text:p>31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1" office:value-type="float">
            <text:p>11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ns41:value-type="float" table:style-name="ce64" office:value="30" office:value-type="float">
            <text:p>30</text:p>
          </table:table-cell>
          <table:table-cell ns41:value-type="float" table:style-name="ce64" office:value="24" office:value-type="float">
            <text:p>24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70" office:value="9" office:value-type="float">
            <text:p>9</text:p>
          </table:table-cell>
          <table:table-cell ns41:value-type="float" table:style-name="ce70" office:value="33" office:value-type="float">
            <text:p>33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8" office:value-type="float">
            <text:p>8</text:p>
          </table:table-cell>
          <table:table-cell table:style-name="ce64" table:number-columns-repeated="3"/>
          <table:table-cell ns41:value-type="float" table:style-name="ce64" office:value="5" office:value-type="float">
            <text:p>5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6" office:value-type="float">
            <text:p>6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86" office:value-type="float">
            <text:p>86</text:p>
          </table:table-cell>
          <table:table-cell ns41:value-type="float" table:style-name="ce68" office:value="76" office:value-type="float">
            <text:p>7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68" office:value="92" office:value-type="float">
            <text:p>92</text:p>
          </table:table-cell>
          <table:table-cell ns41:value-type="float" table:style-name="ce95" office:value="99" office:value-type="float">
            <text:p>99</text:p>
          </table:table-cell>
          <table:table-cell ns41:value-type="string" table:style-name="ce103" office:value-type="string">
            <text:p>B32z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7" office:value-type="string">
            <text:p>e. Andere ambten of bedieningen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0" office:value-type="float">
            <text:p>10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4" office:value-type="float">
            <text:p>4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9" office:value-type="float">
            <text:p>19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20" office:value-type="float">
            <text:p>20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32z0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XII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37" office:value-type="float">
            <text:p>37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3" office:value-type="float">
            <text:p>13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ns41:value-type="float" table:style-name="ce64" office:value="39" office:value-type="float">
            <text:p>39</text:p>
          </table:table-cell>
          <table:table-cell ns41:value-type="float" table:style-name="ce64" office:value="29" office:value-type="float">
            <text:p>29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70" office:value="9" office:value-type="float">
            <text:p>9</text:p>
          </table:table-cell>
          <table:table-cell ns41:value-type="float" table:style-name="ce70" office:value="59" office:value-type="float">
            <text:p>59</text:p>
          </table:table-cell>
          <table:table-cell ns41:value-type="float" table:style-name="ce64" office:value="12" office:value-type="float">
            <text:p>12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26" office:value-type="float">
            <text:p>2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1" office:value-type="float">
            <text:p>11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149" office:value-type="float">
            <text:p>149</text:p>
          </table:table-cell>
          <table:table-cell ns41:value-type="float" table:style-name="ce68" office:value="95" office:value-type="float">
            <text:p>9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68" office:value="157" office:value-type="float">
            <text:p>157</text:p>
          </table:table-cell>
          <table:table-cell ns41:value-type="float" table:style-name="ce95" office:value="118" office:value-type="float">
            <text:p>118</text:p>
          </table:table-cell>
          <table:table-cell ns41:value-type="string" table:style-name="ce103" office:value-type="string">
            <text:p>T32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ns41:value-type="string" table:style-name="ce11" office:value-type="string">
            <text:p>XXXIII</text:p>
          </table:table-cell>
          <table:table-cell table:style-name="ce11" table:number-columns-repeated="2"/>
          <table:table-cell ns41:value-type="string" table:style-name="ce27" office:value-type="string">
            <text:p>In dienst van een waterschap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3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7" office:value-type="string">
            <text:p>In dienst van een waterschap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5" office:value-type="float">
            <text:p>5</text:p>
          </table:table-cell>
          <table:table-cell table:style-name="ce68" table:number-columns-repeated="3"/>
          <table:table-cell ns41:value-type="float" table:style-name="ce68" office:value="5" office:value-type="float">
            <text:p>5</text:p>
          </table:table-cell>
          <table:table-cell table:style-name="ce95"/>
          <table:table-cell ns41:value-type="string" table:style-name="ce103" office:value-type="string">
            <text:p>B33z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XIII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table:style-name="ce64" office:value="2" office:value-type="float">
            <text:p>2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8" office:value="5" office:value-type="float">
            <text:p>5</text:p>
          </table:table-cell>
          <table:table-cell table:style-name="ce68" table:number-columns-repeated="3"/>
          <table:table-cell ns41:value-type="float" table:style-name="ce68" office:value="5" office:value-type="float">
            <text:p>5</text:p>
          </table:table-cell>
          <table:table-cell table:style-name="ce95"/>
          <table:table-cell ns41:value-type="string" table:style-name="ce103" office:value-type="string">
            <text:p>T33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XXXIV</text:p>
          </table:table-cell>
          <table:table-cell table:style-name="ce11" table:number-columns-repeated="2"/>
          <table:table-cell ns41:value-type="string" table:style-name="ce27" office:value-type="string">
            <text:p>In dienst van een kerkgenootschap of kerkelijke gezindt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3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7" office:value-type="string">
            <text:p>Bedienaren van den godsdiens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34a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7" office:value-type="string">
            <text:p>Geestelijken protestant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14" office:value-type="float">
            <text:p>14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 table:number-columns-repeated="7"/>
          <table:table-cell ns41:value-type="float" table:style-name="ce68" office:value="25" office:value-type="float">
            <text:p>25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25" office:value-type="float">
            <text:p>25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34a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7" office:value-type="string">
            <text:p>Geestelijken katholiek</text:p>
          </table:table-cell>
          <table:table-cell table:style-name="ce39"/>
          <table:table-cell/>
          <table:table-cell table:style-name="ce55"/>
          <table:table-cell table:style-name="ce64" table:number-columns-repeated="20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 table:number-columns-repeated="2"/>
          <table:table-cell ns41:value-type="float" table:style-name="ce64" office:value="6" office:value-type="float">
            <text:p>6</text:p>
          </table:table-cell>
          <table:table-cell table:style-name="ce64" table:number-columns-repeated="22"/>
          <table:table-cell table:style-name="ce68"/>
          <table:table-cell ns41:value-type="float" table:style-name="ce68" office:value="8" office:value-type="float">
            <text:p>8</text:p>
          </table:table-cell>
          <table:table-cell table:style-name="ce68" table:number-columns-repeated="3"/>
          <table:table-cell ns41:value-type="float" table:style-name="ce95" office:value="8" office:value-type="float">
            <text:p>8</text:p>
          </table:table-cell>
          <table:table-cell ns41:value-type="string" table:style-name="ce103" office:value-type="string">
            <text:p>B34a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7" office:value-type="string">
            <text:p>Geestelijken israëliet</text:p>
          </table:table-cell>
          <table:table-cell table:style-name="ce39"/>
          <table:table-cell/>
          <table:table-cell table:style-name="ce55"/>
          <table:table-cell table:style-name="ce64" table:number-columns-repeated="19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3" office:value-type="float">
            <text:p>3</text:p>
          </table:table-cell>
          <table:table-cell table:style-name="ce68" table:number-columns-repeated="3"/>
          <table:table-cell ns41:value-type="float" table:style-name="ce68" office:value="3" office:value-type="float">
            <text:p>3</text:p>
          </table:table-cell>
          <table:table-cell table:style-name="ce95"/>
          <table:table-cell ns41:value-type="string" table:style-name="ce103" office:value-type="string">
            <text:p>B34a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4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7" office:value-type="string">
            <text:p>Godsdienstonderwijzers en andere daarmede in rang gelijk te stellen betrekking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34b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7" office:value-type="string">
            <text:p>Godsdienstonderwijzers protestant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table:style-name="ce70"/>
          <table:table-cell ns41:value-type="float" table:style-name="ce70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table:style-name="ce68" table:number-columns-repeated="2"/>
          <table:table-cell ns41:value-type="float" table:style-name="ce68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string" table:style-name="ce103" office:value-type="string">
            <text:p>B34b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7" office:value-type="string">
            <text:p>Godsdienstonderwijzers israëliet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4" office:value="2" office:value-type="float">
            <text:p>2</text:p>
          </table:table-cell>
          <table:table-cell table:style-name="ce64"/>
          <table:table-cell table:style-name="ce70" table:number-columns-repeated="2"/>
          <table:table-cell table:style-name="ce64" table:number-columns-repeated="15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table:style-name="ce68" table:number-columns-repeated="2"/>
          <table:table-cell ns41:value-type="float" table:style-name="ce68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34b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7" office:value-type="string">
            <text:p>Andere ambten of bediening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34c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7" office:value-type="string">
            <text:p>Andere ambten protestant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11"/>
          <table:table-cell ns41:value-type="float" table:style-name="ce64" office:value="1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4" office:value-type="float">
            <text:p>4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3" office:value-type="float">
            <text:p>3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1" office:value-type="float">
            <text:p>1</text:p>
          </table:table-cell>
          <table:table-cell table:style-name="ce64" table:number-columns-repeated="7"/>
          <table:table-cell ns41:value-type="float" table:style-name="ce68" office:value="10" office:value-type="float">
            <text:p>10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11" office:value-type="float">
            <text:p>11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103" office:value-type="string">
            <text:p>B34c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7" office:value-type="string">
            <text:p>Andere ambten katholiek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34c02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7" office:value-type="string">
            <text:p>Andere ambten israëliet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3"/>
          <table:table-cell ns41:value-type="float" table:style-name="ce64" office:value="1" office:value-type="float">
            <text:p>1</text:p>
          </table:table-cell>
          <table:table-cell table:style-name="ce64" table:number-columns-repeated="19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34c03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7" office:value-type="string">
            <text:p>Andere ambten andere gezindten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/>
          <table:table-cell ns41:value-type="float" table:style-name="ce70" office:value="1" office:value-type="float">
            <text:p>1</text:p>
          </table:table-cell>
          <table:table-cell table:style-name="ce64" table:number-columns-repeated="23"/>
          <table:table-cell ns41:value-type="float" table:style-name="ce68" office:value="1" office:value-type="float">
            <text:p>1</text:p>
          </table:table-cell>
          <table:table-cell table:style-name="ce68" table:number-columns-repeated="3"/>
          <table:table-cell ns41:value-type="float" table:style-name="ce68" office:value="1" office:value-type="float">
            <text:p>1</text:p>
          </table:table-cell>
          <table:table-cell table:style-name="ce95"/>
          <table:table-cell ns41:value-type="string" table:style-name="ce103" office:value-type="string">
            <text:p>B34c0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XIV</text:p>
          </table:table-cell>
          <table:table-cell table:style-name="ce39"/>
          <table:table-cell/>
          <table:table-cell table:style-name="ce55"/>
          <table:table-cell table:style-name="ce64" table:number-columns-repeated="8"/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table:style-name="ce64" table:number-columns-repeated="6"/>
          <table:table-cell ns41:value-type="float" office:value="6" table:style-name="ce64" table:number-columns-repeated="2" office:value-type="float">
            <text:p>6</text:p>
          </table:table-cell>
          <table:table-cell table:style-name="ce64"/>
          <table:table-cell table:style-name="ce70"/>
          <table:table-cell ns41:value-type="float" table:style-name="ce70" office:value="22" office:value-type="float">
            <text:p>22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0" office:value-type="float">
            <text:p>10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table:style-name="ce64" office:value="6" office:value-type="float">
            <text:p>6</text:p>
          </table:table-cell>
          <table:table-cell table:style-name="ce64" table:number-columns-repeated="7"/>
          <table:table-cell ns41:value-type="float" table:style-name="ce68" office:value="47" office:value-type="float">
            <text:p>4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68" office:value="1" office:value-type="float">
            <text:p>1</text:p>
          </table:table-cell>
          <table:table-cell table:style-name="ce68"/>
          <table:table-cell ns41:value-type="float" table:style-name="ce68" office:value="48" office:value-type="float">
            <text:p>48</text:p>
          </table:table-cell>
          <table:table-cell ns41:value-type="float" table:style-name="ce95" office:value="18" office:value-type="float">
            <text:p>18</text:p>
          </table:table-cell>
          <table:table-cell ns41:value-type="string" table:style-name="ce103" office:value-type="string">
            <text:p>T34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4">
          <table:table-cell ns41:value-type="string" table:style-name="ce11" office:value-type="string">
            <text:p>XXXV</text:p>
          </table:table-cell>
          <table:table-cell table:style-name="ce11" table:number-columns-repeated="2"/>
          <table:table-cell ns41:value-type="string" table:style-name="ce27" office:value-type="string">
            <text:p>Gepensionneerden (uit openbare, kerkelijke of particuliere kassen)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B3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7" office:value-type="string">
            <text:p>Gepensionneerden (uit alle kassen)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office:value="4" table:style-name="ce64" table:number-columns-repeated="2" office:value-type="float">
            <text:p>4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table:style-name="ce64" table:number-columns-repeated="7"/>
          <table:table-cell ns41:value-type="float" table:style-name="ce68" office:value="25" office:value-type="float">
            <text:p>25</text:p>
          </table:table-cell>
          <table:table-cell ns41:value-type="float" table:style-name="ce68" office:value="14" office:value-type="float">
            <text:p>14</text:p>
          </table:table-cell>
          <table:table-cell table:style-name="ce68" table:number-columns-repeated="2"/>
          <table:table-cell ns41:value-type="float" table:style-name="ce68" office:value="25" office:value-type="float">
            <text:p>25</text:p>
          </table:table-cell>
          <table:table-cell ns41:value-type="float" table:style-name="ce95" office:value="14" office:value-type="float">
            <text:p>14</text:p>
          </table:table-cell>
          <table:table-cell ns41:value-type="string" table:style-name="ce103" office:value-type="string">
            <text:p>B35z01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Totaal voor groep XXXV</text:p>
          </table:table-cell>
          <table:table-cell table:style-name="ce39"/>
          <table:table-cell/>
          <table:table-cell table:style-name="ce55"/>
          <table:table-cell table:style-name="ce64" table:number-columns-repeated="12"/>
          <table:table-cell ns41:value-type="float" table:style-name="ce64" office:value="1" office:value-type="float">
            <text:p>1</text:p>
          </table:table-cell>
          <table:table-cell table:style-name="ce64" table:number-columns-repeated="6"/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table:style-name="ce70"/>
          <table:table-cell ns41:value-type="float" table:style-name="ce70" office:value="5" office:value-type="float">
            <text:p>5</text:p>
          </table:table-cell>
          <table:table-cell ns41:value-type="float" table:style-name="ce64" office:value="4" office:value-type="float">
            <text:p>4</text:p>
          </table:table-cell>
          <table:table-cell table:style-name="ce64" table:number-columns-repeated="2"/>
          <table:table-cell ns41:value-type="float" office:value="4" table:style-name="ce64" table:number-columns-repeated="2" office:value-type="float">
            <text:p>4</text:p>
          </table:table-cell>
          <table:table-cell table:style-name="ce64" table:number-columns-repeated="2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12" office:value-type="float">
            <text:p>12</text:p>
          </table:table-cell>
          <table:table-cell table:style-name="ce64" table:number-columns-repeated="7"/>
          <table:table-cell ns41:value-type="float" table:style-name="ce68" office:value="25" office:value-type="float">
            <text:p>25</text:p>
          </table:table-cell>
          <table:table-cell ns41:value-type="float" table:style-name="ce68" office:value="14" office:value-type="float">
            <text:p>14</text:p>
          </table:table-cell>
          <table:table-cell table:style-name="ce68" table:number-columns-repeated="2"/>
          <table:table-cell ns41:value-type="float" table:style-name="ce68" office:value="25" office:value-type="float">
            <text:p>25</text:p>
          </table:table-cell>
          <table:table-cell ns41:value-type="float" table:style-name="ce95" office:value="14" office:value-type="float">
            <text:p>14</text:p>
          </table:table-cell>
          <table:table-cell ns41:value-type="string" table:style-name="ce103" office:value-type="string">
            <text:p>T35z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Recapitulatie</text:p>
          </table:table-cell>
          <table:table-cell table:style-name="ce39"/>
          <table:table-cell/>
          <table:table-cell table:style-name="ce55"/>
          <table:table-cell table:style-name="ce64" table:number-columns-repeated="22"/>
          <table:table-cell table:style-name="ce70" table:number-columns-repeated="2"/>
          <table:table-cell table:style-name="ce64" table:number-columns-repeated="23"/>
          <table:table-cell table:style-name="ce68" table:number-columns-repeated="5"/>
          <table:table-cell table:style-name="ce95"/>
          <table:table-cell ns41:value-type="string" table:style-name="ce103" office:value-type="string">
            <text:p>T00r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11" office:value-type="string">
            <text:p>I-XXIV</text:p>
          </table:table-cell>
          <table:table-cell ns41:value-type="string" table:style-name="ce39" office:value-type="string">
            <text:p>A</text:p>
          </table:table-cell>
          <table:table-cell/>
          <table:table-cell table:style-name="ce55"/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12" office:value-type="float">
            <text:p>12</text:p>
          </table:table-cell>
          <table:table-cell ns41:value-type="float" table:style-name="ce64" office:value="5" office:value-type="float">
            <text:p>5</text:p>
          </table:table-cell>
          <table:table-cell ns41:value-type="float" table:style-name="ce64" office:value="62" office:value-type="float">
            <text:p>62</text:p>
          </table:table-cell>
          <table:table-cell table:style-name="ce64"/>
          <table:table-cell ns41:value-type="float" table:style-name="ce64" office:value="59" office:value-type="float">
            <text:p>59</text:p>
          </table:table-cell>
          <table:table-cell ns41:value-type="float" table:style-name="ce64" office:value="36" office:value-type="float">
            <text:p>36</text:p>
          </table:table-cell>
          <table:table-cell ns41:value-type="float" table:style-name="ce64" office:value="47" office:value-type="float">
            <text:p>47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7" office:value-type="float">
            <text:p>17</text:p>
          </table:table-cell>
          <table:table-cell ns41:value-type="float" table:style-name="ce64" office:value="921" office:value-type="float">
            <text:p>921</text:p>
          </table:table-cell>
          <table:table-cell ns41:value-type="float" table:style-name="ce64" office:value="224" office:value-type="float">
            <text:p>224</text:p>
          </table:table-cell>
          <table:table-cell ns41:value-type="float" table:style-name="ce64" office:value="42" office:value-type="float">
            <text:p>42</text:p>
          </table:table-cell>
          <table:table-cell ns41:value-type="float" table:style-name="ce70" office:value="71" office:value-type="float">
            <text:p>71</text:p>
          </table:table-cell>
          <table:table-cell ns41:value-type="float" table:style-name="ce70" office:value="1747" office:value-type="float">
            <text:p>1747</text:p>
          </table:table-cell>
          <table:table-cell ns41:value-type="float" table:style-name="ce64" office:value="165" office:value-type="float">
            <text:p>165</text:p>
          </table:table-cell>
          <table:table-cell ns41:value-type="float" table:style-name="ce64" office:value="153" office:value-type="float">
            <text:p>153</text:p>
          </table:table-cell>
          <table:table-cell ns41:value-type="float" table:style-name="ce64" office:value="49" office:value-type="float">
            <text:p>49</text:p>
          </table:table-cell>
          <table:table-cell ns41:value-type="float" table:style-name="ce64" office:value="1051" office:value-type="float">
            <text:p>1051</text:p>
          </table:table-cell>
          <table:table-cell ns41:value-type="float" table:style-name="ce64" office:value="78" office:value-type="float">
            <text:p>78</text:p>
          </table:table-cell>
          <table:table-cell ns41:value-type="float" table:style-name="ce64" office:value="120" office:value-type="float">
            <text:p>120</text:p>
          </table:table-cell>
          <table:table-cell ns41:value-type="float" table:style-name="ce64" office:value="18" office:value-type="float">
            <text:p>18</text:p>
          </table:table-cell>
          <table:table-cell ns41:value-type="float" table:style-name="ce64" office:value="421" office:value-type="float">
            <text:p>421</text:p>
          </table:table-cell>
          <table:table-cell ns41:value-type="float" table:style-name="ce64" office:value="17" office:value-type="float">
            <text:p>17</text:p>
          </table:table-cell>
          <table:table-cell ns41:value-type="float" table:style-name="ce64" office:value="67" office:value-type="float">
            <text:p>67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324" office:value-type="float">
            <text:p>324</text:p>
          </table:table-cell>
          <table:table-cell ns41:value-type="float" table:style-name="ce64" office:value="21" office:value-type="float">
            <text:p>21</text:p>
          </table:table-cell>
          <table:table-cell ns41:value-type="float" table:style-name="ce64" office:value="57" office:value-type="float">
            <text:p>57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228" office:value-type="float">
            <text:p>228</text:p>
          </table:table-cell>
          <table:table-cell ns41:value-type="float" table:style-name="ce64" office:value="12" office:value-type="float">
            <text:p>12</text:p>
          </table:table-cell>
          <table:table-cell ns41:value-type="float" table:style-name="ce64" office:value="51" office:value-type="float">
            <text:p>51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8" office:value="4734" office:value-type="float">
            <text:p>4734</text:p>
          </table:table-cell>
          <table:table-cell ns41:value-type="float" table:style-name="ce68" office:value="635" office:value-type="float">
            <text:p>635</text:p>
          </table:table-cell>
          <table:table-cell ns41:value-type="float" table:style-name="ce68" office:value="493" office:value-type="float">
            <text:p>493</text:p>
          </table:table-cell>
          <table:table-cell ns41:value-type="float" table:style-name="ce68" office:value="237" office:value-type="float">
            <text:p>237</text:p>
          </table:table-cell>
          <table:table-cell ns41:value-type="float" table:style-name="ce68" office:value="5227" office:value-type="float">
            <text:p>5227</text:p>
          </table:table-cell>
          <table:table-cell ns41:value-type="float" table:style-name="ce95" office:value="872" office:value-type="float">
            <text:p>872</text:p>
          </table:table-cell>
          <table:table-cell ns41:value-type="string" table:style-name="ce103" office:value-type="string">
            <text:p>T01t2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11" office:value-type="string">
            <text:p>I-XXIV</text:p>
          </table:table-cell>
          <table:table-cell ns41:value-type="string" table:style-name="ce39" office:value-type="string">
            <text:p>B</text:p>
          </table:table-cell>
          <table:table-cell/>
          <table:table-cell table:style-name="ce55"/>
          <table:table-cell table:style-name="ce64" table:number-columns-repeated="8"/>
          <table:table-cell ns41:value-type="float" table:style-name="ce64" office:value="2" office:value-type="float">
            <text:p>2</text:p>
          </table:table-cell>
          <table:table-cell table:style-name="ce64" table:number-columns-repeated="3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3" office:value-type="float">
            <text:p>3</text:p>
          </table:table-cell>
          <table:table-cell table:style-name="ce64" table:number-columns-repeated="2"/>
          <table:table-cell ns41:value-type="float" table:style-name="ce64" office:value="23" office:value-type="float">
            <text:p>23</text:p>
          </table:table-cell>
          <table:table-cell ns41:value-type="float" table:style-name="ce64" office:value="19" office:value-type="float">
            <text:p>19</text:p>
          </table:table-cell>
          <table:table-cell table:style-name="ce64"/>
          <table:table-cell table:style-name="ce70"/>
          <table:table-cell ns41:value-type="float" table:style-name="ce70" office:value="52" office:value-type="float">
            <text:p>52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1" office:value-type="float">
            <text:p>21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ns41:value-type="float" office:value="1" table:style-name="ce64" table:number-columns-repeated="2" office:value-type="float">
            <text:p>1</text:p>
          </table:table-cell>
          <table:table-cell table:style-name="ce64"/>
          <table:table-cell ns41:value-type="float" table:style-name="ce64" office:value="7" office:value-type="float">
            <text:p>7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111" office:value-type="float">
            <text:p>11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68" office:value="9" office:value-type="float">
            <text:p>9</text:p>
          </table:table-cell>
          <table:table-cell table:style-name="ce68"/>
          <table:table-cell ns41:value-type="float" table:style-name="ce68" office:value="120" office:value-type="float">
            <text:p>120</text:p>
          </table:table-cell>
          <table:table-cell ns41:value-type="float" table:style-name="ce95" office:value="39" office:value-type="float">
            <text:p>39</text:p>
          </table:table-cell>
          <table:table-cell ns41:value-type="string" table:style-name="ce103" office:value-type="string">
            <text:p>T01t2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11" office:value-type="string">
            <text:p>I-XXIV</text:p>
          </table:table-cell>
          <table:table-cell ns41:value-type="string" table:style-name="ce39" office:value-type="string">
            <text:p>C</text:p>
          </table:table-cell>
          <table:table-cell/>
          <table:table-cell ns41:value-type="float" table:style-name="ce55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4" office:value-type="float">
            <text:p>4</text:p>
          </table:table-cell>
          <table:table-cell table:style-name="ce64"/>
          <table:table-cell ns41:value-type="float" table:style-name="ce64" office:value="27" office:value-type="float">
            <text:p>27</text:p>
          </table:table-cell>
          <table:table-cell ns41:value-type="float" table:style-name="ce64" office:value="3" office:value-type="float">
            <text:p>3</text:p>
          </table:table-cell>
          <table:table-cell table:style-name="ce64"/>
          <table:table-cell ns41:value-type="float" table:style-name="ce64" office:value="21" office:value-type="float">
            <text:p>21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60" office:value-type="float">
            <text:p>60</text:p>
          </table:table-cell>
          <table:table-cell table:style-name="ce64"/>
          <table:table-cell ns41:value-type="float" table:style-name="ce64" office:value="8" office:value-type="float">
            <text:p>8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23" office:value-type="float">
            <text:p>23</text:p>
          </table:table-cell>
          <table:table-cell table:style-name="ce64"/>
          <table:table-cell ns41:value-type="float" table:style-name="ce64" office:value="5" office:value-type="float">
            <text:p>5</text:p>
          </table:table-cell>
          <table:table-cell ns41:value-type="float" table:style-name="ce64" office:value="36" office:value-type="float">
            <text:p>36</text:p>
          </table:table-cell>
          <table:table-cell ns41:value-type="float" table:style-name="ce64" office:value="39" office:value-type="float">
            <text:p>39</text:p>
          </table:table-cell>
          <table:table-cell table:style-name="ce64"/>
          <table:table-cell ns41:value-type="float" table:style-name="ce70" office:value="4" office:value-type="float">
            <text:p>4</text:p>
          </table:table-cell>
          <table:table-cell ns41:value-type="float" table:style-name="ce70" office:value="45" office:value-type="float">
            <text:p>45</text:p>
          </table:table-cell>
          <table:table-cell ns41:value-type="float" table:style-name="ce64" office:value="8" office:value-type="float">
            <text:p>8</text:p>
          </table:table-cell>
          <table:table-cell table:style-name="ce64"/>
          <table:table-cell ns41:value-type="float" table:style-name="ce64" office:value="2" office:value-type="float">
            <text:p>2</text:p>
          </table:table-cell>
          <table:table-cell ns41:value-type="float" table:style-name="ce64" office:value="16" office:value-type="float">
            <text:p>16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" office:value-type="float">
            <text:p>1</text:p>
          </table:table-cell>
          <table:table-cell table:style-name="ce64"/>
          <table:table-cell ns41:value-type="float" table:style-name="ce64" office:value="6" office:value-type="float">
            <text:p>6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2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4" office:value="1" office:value-type="float">
            <text:p>1</text:p>
          </table:table-cell>
          <table:table-cell table:style-name="ce64" table:number-columns-repeated="5"/>
          <table:table-cell ns41:value-type="float" table:style-name="ce68" office:value="107" office:value-type="float">
            <text:p>107</text:p>
          </table:table-cell>
          <table:table-cell ns41:value-type="float" table:style-name="ce68" office:value="186" office:value-type="float">
            <text:p>18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95" office:value="209" office:value-type="float">
            <text:p>209</text:p>
          </table:table-cell>
          <table:table-cell ns41:value-type="string" table:style-name="ce103" office:value-type="string">
            <text:p>T01t2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11" office:value-type="string">
            <text:p>I-XXIV</text:p>
          </table:table-cell>
          <table:table-cell ns41:value-type="string" table:style-name="ce39" office:value-type="string">
            <text:p>D</text:p>
          </table:table-cell>
          <table:table-cell/>
          <table:table-cell ns41:value-type="float" table:style-name="ce55" office:value="24" office:value-type="float">
            <text:p>24</text:p>
          </table:table-cell>
          <table:table-cell ns41:value-type="float" table:style-name="ce64" office:value="6" office:value-type="float">
            <text:p>6</text:p>
          </table:table-cell>
          <table:table-cell ns41:value-type="float" table:style-name="ce64" office:value="68" office:value-type="float">
            <text:p>68</text:p>
          </table:table-cell>
          <table:table-cell ns41:value-type="float" table:style-name="ce64" office:value="9" office:value-type="float">
            <text:p>9</text:p>
          </table:table-cell>
          <table:table-cell ns41:value-type="float" table:style-name="ce64" office:value="154" office:value-type="float">
            <text:p>154</text:p>
          </table:table-cell>
          <table:table-cell ns41:value-type="float" table:style-name="ce64" office:value="28" office:value-type="float">
            <text:p>28</text:p>
          </table:table-cell>
          <table:table-cell ns41:value-type="float" table:style-name="ce64" office:value="422" office:value-type="float">
            <text:p>422</text:p>
          </table:table-cell>
          <table:table-cell ns41:value-type="float" table:style-name="ce64" office:value="97" office:value-type="float">
            <text:p>97</text:p>
          </table:table-cell>
          <table:table-cell table:style-name="ce64"/>
          <table:table-cell ns41:value-type="float" table:style-name="ce64" office:value="760" office:value-type="float">
            <text:p>760</text:p>
          </table:table-cell>
          <table:table-cell table:style-name="ce64"/>
          <table:table-cell ns41:value-type="float" table:style-name="ce64" office:value="204" office:value-type="float">
            <text:p>204</text:p>
          </table:table-cell>
          <table:table-cell ns41:value-type="float" table:style-name="ce64" office:value="62" office:value-type="float">
            <text:p>62</text:p>
          </table:table-cell>
          <table:table-cell ns41:value-type="float" table:style-name="ce64" office:value="1932" office:value-type="float">
            <text:p>1932</text:p>
          </table:table-cell>
          <table:table-cell ns41:value-type="float" table:style-name="ce64" office:value="59" office:value-type="float">
            <text:p>59</text:p>
          </table:table-cell>
          <table:table-cell ns41:value-type="float" table:style-name="ce64" office:value="428" office:value-type="float">
            <text:p>428</text:p>
          </table:table-cell>
          <table:table-cell ns41:value-type="float" table:style-name="ce64" office:value="169" office:value-type="float">
            <text:p>169</text:p>
          </table:table-cell>
          <table:table-cell ns41:value-type="float" table:style-name="ce64" office:value="596" office:value-type="float">
            <text:p>596</text:p>
          </table:table-cell>
          <table:table-cell ns41:value-type="float" table:style-name="ce64" office:value="57" office:value-type="float">
            <text:p>57</text:p>
          </table:table-cell>
          <table:table-cell ns41:value-type="float" table:style-name="ce64" office:value="101" office:value-type="float">
            <text:p>101</text:p>
          </table:table-cell>
          <table:table-cell ns41:value-type="float" table:style-name="ce64" office:value="1722" office:value-type="float">
            <text:p>1722</text:p>
          </table:table-cell>
          <table:table-cell ns41:value-type="float" table:style-name="ce64" office:value="1321" office:value-type="float">
            <text:p>1321</text:p>
          </table:table-cell>
          <table:table-cell ns41:value-type="float" table:style-name="ce64" office:value="415" office:value-type="float">
            <text:p>415</text:p>
          </table:table-cell>
          <table:table-cell ns41:value-type="float" table:style-name="ce70" office:value="170" office:value-type="float">
            <text:p>170</text:p>
          </table:table-cell>
          <table:table-cell ns41:value-type="float" table:style-name="ce70" office:value="1991" office:value-type="float">
            <text:p>1991</text:p>
          </table:table-cell>
          <table:table-cell ns41:value-type="float" table:style-name="ce64" office:value="595" office:value-type="float">
            <text:p>595</text:p>
          </table:table-cell>
          <table:table-cell ns41:value-type="float" table:style-name="ce64" office:value="388" office:value-type="float">
            <text:p>388</text:p>
          </table:table-cell>
          <table:table-cell ns41:value-type="float" table:style-name="ce64" office:value="58" office:value-type="float">
            <text:p>58</text:p>
          </table:table-cell>
          <table:table-cell ns41:value-type="float" table:style-name="ce64" office:value="975" office:value-type="float">
            <text:p>975</text:p>
          </table:table-cell>
          <table:table-cell ns41:value-type="float" table:style-name="ce64" office:value="258" office:value-type="float">
            <text:p>258</text:p>
          </table:table-cell>
          <table:table-cell ns41:value-type="float" table:style-name="ce64" office:value="224" office:value-type="float">
            <text:p>224</text:p>
          </table:table-cell>
          <table:table-cell ns41:value-type="float" table:style-name="ce64" office:value="10" office:value-type="float">
            <text:p>10</text:p>
          </table:table-cell>
          <table:table-cell ns41:value-type="float" table:style-name="ce64" office:value="394" office:value-type="float">
            <text:p>394</text:p>
          </table:table-cell>
          <table:table-cell ns41:value-type="float" table:style-name="ce64" office:value="57" office:value-type="float">
            <text:p>57</text:p>
          </table:table-cell>
          <table:table-cell ns41:value-type="float" table:style-name="ce64" office:value="62" office:value-type="float">
            <text:p>62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236" office:value-type="float">
            <text:p>236</text:p>
          </table:table-cell>
          <table:table-cell ns41:value-type="float" table:style-name="ce64" office:value="50" office:value-type="float">
            <text:p>50</text:p>
          </table:table-cell>
          <table:table-cell ns41:value-type="float" table:style-name="ce64" office:value="46" office:value-type="float">
            <text:p>46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43" office:value-type="float">
            <text:p>143</text:p>
          </table:table-cell>
          <table:table-cell ns41:value-type="float" table:style-name="ce64" office:value="20" office:value-type="float">
            <text:p>20</text:p>
          </table:table-cell>
          <table:table-cell ns41:value-type="float" table:style-name="ce64" office:value="30" office:value-type="float">
            <text:p>30</text:p>
          </table:table-cell>
          <table:table-cell ns41:value-type="float" table:style-name="ce64" office:value="7" office:value-type="float">
            <text:p>7</text:p>
          </table:table-cell>
          <table:table-cell table:style-name="ce64" table:number-columns-repeated="4"/>
          <table:table-cell ns41:value-type="float" table:style-name="ce68" office:value="5692" office:value-type="float">
            <text:p>5692</text:p>
          </table:table-cell>
          <table:table-cell ns41:value-type="float" table:style-name="ce68" office:value="6257" office:value-type="float">
            <text:p>6257</text:p>
          </table:table-cell>
          <table:table-cell ns41:value-type="float" table:style-name="ce68" office:value="1281" office:value-type="float">
            <text:p>1281</text:p>
          </table:table-cell>
          <table:table-cell ns41:value-type="float" table:style-name="ce68" office:value="1123" office:value-type="float">
            <text:p>1123</text:p>
          </table:table-cell>
          <table:table-cell ns41:value-type="float" table:style-name="ce68" office:value="6973" office:value-type="float">
            <text:p>6973</text:p>
          </table:table-cell>
          <table:table-cell ns41:value-type="float" table:style-name="ce95" office:value="7380" office:value-type="float">
            <text:p>7380</text:p>
          </table:table-cell>
          <table:table-cell ns41:value-type="string" table:style-name="ce103" office:value-type="string">
            <text:p>T01t24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XXV-XXXV</text:p>
          </table:table-cell>
          <table:table-cell table:style-name="ce39"/>
          <table:table-cell/>
          <table:table-cell ns41:value-type="float" table:style-name="ce55" office:value="4" office:value-type="float">
            <text:p>4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2" office:value-type="float">
            <text:p>2</text:p>
          </table:table-cell>
          <table:table-cell ns41:value-type="float" table:style-name="ce64" office:value="19" office:value-type="float">
            <text:p>19</text:p>
          </table:table-cell>
          <table:table-cell ns41:value-type="float" table:style-name="ce64" office:value="14" office:value-type="float">
            <text:p>14</text:p>
          </table:table-cell>
          <table:table-cell ns41:value-type="float" table:style-name="ce64" office:value="30" office:value-type="float">
            <text:p>30</text:p>
          </table:table-cell>
          <table:table-cell ns41:value-type="float" table:style-name="ce64" office:value="31" office:value-type="float">
            <text:p>31</text:p>
          </table:table-cell>
          <table:table-cell ns41:value-type="float" table:style-name="ce64" office:value="160" office:value-type="float">
            <text:p>160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46" office:value-type="float">
            <text:p>46</text:p>
          </table:table-cell>
          <table:table-cell table:style-name="ce64"/>
          <table:table-cell ns41:value-type="float" table:style-name="ce64" office:value="228" office:value-type="float">
            <text:p>228</text:p>
          </table:table-cell>
          <table:table-cell ns41:value-type="float" table:style-name="ce64" office:value="10" office:value-type="float">
            <text:p>10</text:p>
          </table:table-cell>
          <table:table-cell ns41:value-type="float" table:style-name="ce64" office:value="316" office:value-type="float">
            <text:p>316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613" office:value-type="float">
            <text:p>613</text:p>
          </table:table-cell>
          <table:table-cell ns41:value-type="float" table:style-name="ce64" office:value="12" office:value-type="float">
            <text:p>12</text:p>
          </table:table-cell>
          <table:table-cell ns41:value-type="float" table:style-name="ce64" office:value="113" office:value-type="float">
            <text:p>113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168" office:value-type="float">
            <text:p>168</text:p>
          </table:table-cell>
          <table:table-cell ns41:value-type="float" table:style-name="ce64" office:value="428" office:value-type="float">
            <text:p>428</text:p>
          </table:table-cell>
          <table:table-cell ns41:value-type="float" table:style-name="ce64" office:value="252" office:value-type="float">
            <text:p>252</text:p>
          </table:table-cell>
          <table:table-cell ns41:value-type="float" table:style-name="ce64" office:value="38" office:value-type="float">
            <text:p>38</text:p>
          </table:table-cell>
          <table:table-cell ns41:value-type="float" table:style-name="ce70" office:value="272" office:value-type="float">
            <text:p>272</text:p>
          </table:table-cell>
          <table:table-cell ns41:value-type="float" table:style-name="ce70" office:value="567" office:value-type="float">
            <text:p>567</text:p>
          </table:table-cell>
          <table:table-cell ns41:value-type="float" table:style-name="ce64" office:value="98" office:value-type="float">
            <text:p>98</text:p>
          </table:table-cell>
          <table:table-cell ns41:value-type="float" table:style-name="ce64" office:value="65" office:value-type="float">
            <text:p>65</text:p>
          </table:table-cell>
          <table:table-cell ns41:value-type="float" table:style-name="ce64" office:value="55" office:value-type="float">
            <text:p>55</text:p>
          </table:table-cell>
          <table:table-cell ns41:value-type="float" table:style-name="ce64" office:value="290" office:value-type="float">
            <text:p>290</text:p>
          </table:table-cell>
          <table:table-cell ns41:value-type="float" table:style-name="ce64" office:value="29" office:value-type="float">
            <text:p>29</text:p>
          </table:table-cell>
          <table:table-cell ns41:value-type="float" table:style-name="ce64" office:value="44" office:value-type="float">
            <text:p>44</text:p>
          </table:table-cell>
          <table:table-cell ns41:value-type="float" table:style-name="ce64" office:value="12" office:value-type="float">
            <text:p>12</text:p>
          </table:table-cell>
          <table:table-cell ns41:value-type="float" table:style-name="ce64" office:value="105" office:value-type="float">
            <text:p>105</text:p>
          </table:table-cell>
          <table:table-cell ns41:value-type="float" table:style-name="ce64" office:value="7" office:value-type="float">
            <text:p>7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64" office:value="8" office:value-type="float">
            <text:p>8</text:p>
          </table:table-cell>
          <table:table-cell ns41:value-type="float" table:style-name="ce64" office:value="72" office:value-type="float">
            <text:p>72</text:p>
          </table:table-cell>
          <table:table-cell ns41:value-type="float" table:style-name="ce64" office:value="12" office:value-type="float">
            <text:p>12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64" office:value-type="float">
            <text:p>64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13" office:value-type="float">
            <text:p>13</text:p>
          </table:table-cell>
          <table:table-cell ns41:value-type="float" table:style-name="ce64" office:value="1" office:value-type="float">
            <text:p>1</text:p>
          </table:table-cell>
          <table:table-cell table:style-name="ce64" table:number-columns-repeated="3"/>
          <table:table-cell ns41:value-type="float" table:style-name="ce64" office:value="2" office:value-type="float">
            <text:p>2</text:p>
          </table:table-cell>
          <table:table-cell ns41:value-type="float" table:style-name="ce68" office:value="1549" office:value-type="float">
            <text:p>1549</text:p>
          </table:table-cell>
          <table:table-cell ns41:value-type="float" table:style-name="ce68" office:value="925" office:value-type="float">
            <text:p>925</text:p>
          </table:table-cell>
          <table:table-cell ns41:value-type="float" table:style-name="ce68" office:value="193" office:value-type="float">
            <text:p>193</text:p>
          </table:table-cell>
          <table:table-cell ns41:value-type="float" table:style-name="ce68" office:value="1575" office:value-type="float">
            <text:p>1575</text:p>
          </table:table-cell>
          <table:table-cell ns41:value-type="float" table:style-name="ce68" office:value="1742" office:value-type="float">
            <text:p>1742</text:p>
          </table:table-cell>
          <table:table-cell ns41:value-type="float" table:style-name="ce95" office:value="2500" office:value-type="float">
            <text:p>2500</text:p>
          </table:table-cell>
          <table:table-cell ns41:value-type="string" table:style-name="ce103" office:value-type="string">
            <text:p>T25t35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3">
          <table:table-cell table:style-name="ce11" table:number-columns-repeated="3"/>
          <table:table-cell ns41:value-type="string" table:style-name="ce27" office:value-type="string">
            <text:p>Zonder beroep</text:p>
          </table:table-cell>
          <table:table-cell table:style-name="ce39"/>
          <table:table-cell/>
          <table:table-cell ns41:value-type="float" table:style-name="ce55" office:value="10076" office:value-type="float">
            <text:p>10076</text:p>
          </table:table-cell>
          <table:table-cell ns41:value-type="float" table:style-name="ce64" office:value="9644" office:value-type="float">
            <text:p>9644</text:p>
          </table:table-cell>
          <table:table-cell ns41:value-type="float" table:style-name="ce64" office:value="638" office:value-type="float">
            <text:p>638</text:p>
          </table:table-cell>
          <table:table-cell ns41:value-type="float" table:style-name="ce64" office:value="645" office:value-type="float">
            <text:p>645</text:p>
          </table:table-cell>
          <table:table-cell ns41:value-type="float" table:style-name="ce64" office:value="565" office:value-type="float">
            <text:p>565</text:p>
          </table:table-cell>
          <table:table-cell ns41:value-type="float" table:style-name="ce64" office:value="694" office:value-type="float">
            <text:p>694</text:p>
          </table:table-cell>
          <table:table-cell ns41:value-type="float" table:style-name="ce64" office:value="862" office:value-type="float">
            <text:p>862</text:p>
          </table:table-cell>
          <table:table-cell ns41:value-type="float" table:style-name="ce64" office:value="1138" office:value-type="float">
            <text:p>1138</text:p>
          </table:table-cell>
          <table:table-cell table:style-name="ce64"/>
          <table:table-cell ns41:value-type="float" table:style-name="ce64" office:value="468" office:value-type="float">
            <text:p>468</text:p>
          </table:table-cell>
          <table:table-cell ns41:value-type="float" table:style-name="ce64" office:value="4" office:value-type="float">
            <text:p>4</text:p>
          </table:table-cell>
          <table:table-cell ns41:value-type="float" table:style-name="ce64" office:value="872" office:value-type="float">
            <text:p>872</text:p>
          </table:table-cell>
          <table:table-cell ns41:value-type="float" table:style-name="ce64" office:value="3" office:value-type="float">
            <text:p>3</text:p>
          </table:table-cell>
          <table:table-cell ns41:value-type="float" table:style-name="ce64" office:value="373" office:value-type="float">
            <text:p>373</text:p>
          </table:table-cell>
          <table:table-cell ns41:value-type="float" table:style-name="ce64" office:value="246" office:value-type="float">
            <text:p>246</text:p>
          </table:table-cell>
          <table:table-cell ns41:value-type="float" table:style-name="ce64" office:value="1307" office:value-type="float">
            <text:p>1307</text:p>
          </table:table-cell>
          <table:table-cell ns41:value-type="float" table:style-name="ce64" office:value="1" office:value-type="float">
            <text:p>1</text:p>
          </table:table-cell>
          <table:table-cell ns41:value-type="float" table:style-name="ce64" office:value="70" office:value-type="float">
            <text:p>70</text:p>
          </table:table-cell>
          <table:table-cell ns41:value-type="float" table:style-name="ce64" office:value="348" office:value-type="float">
            <text:p>348</text:p>
          </table:table-cell>
          <table:table-cell ns41:value-type="float" table:style-name="ce64" office:value="305" office:value-type="float">
            <text:p>305</text:p>
          </table:table-cell>
          <table:table-cell ns41:value-type="float" table:style-name="ce64" office:value="22" office:value-type="float">
            <text:p>22</text:p>
          </table:table-cell>
          <table:table-cell ns41:value-type="float" table:style-name="ce64" office:value="314" office:value-type="float">
            <text:p>314</text:p>
          </table:table-cell>
          <table:table-cell ns41:value-type="float" table:style-name="ce64" office:value="3045" office:value-type="float">
            <text:p>3045</text:p>
          </table:table-cell>
          <table:table-cell ns41:value-type="float" table:style-name="ce70" office:value="670" office:value-type="float">
            <text:p>670</text:p>
          </table:table-cell>
          <table:table-cell ns41:value-type="float" table:style-name="ce70" office:value="158" office:value-type="float">
            <text:p>158</text:p>
          </table:table-cell>
          <table:table-cell ns41:value-type="float" table:style-name="ce64" office:value="530" office:value-type="float">
            <text:p>530</text:p>
          </table:table-cell>
          <table:table-cell ns41:value-type="float" table:style-name="ce64" office:value="3682" office:value-type="float">
            <text:p>3682</text:p>
          </table:table-cell>
          <table:table-cell ns41:value-type="float" table:style-name="ce64" office:value="267" office:value-type="float">
            <text:p>267</text:p>
          </table:table-cell>
          <table:table-cell ns41:value-type="float" table:style-name="ce64" office:value="195" office:value-type="float">
            <text:p>195</text:p>
          </table:table-cell>
          <table:table-cell ns41:value-type="float" table:style-name="ce64" office:value="275" office:value-type="float">
            <text:p>275</text:p>
          </table:table-cell>
          <table:table-cell ns41:value-type="float" table:style-name="ce64" office:value="1799" office:value-type="float">
            <text:p>1799</text:p>
          </table:table-cell>
          <table:table-cell ns41:value-type="float" office:value="99" table:style-name="ce64" table:number-columns-repeated="2" office:value-type="float">
            <text:p>99</text:p>
          </table:table-cell>
          <table:table-cell ns41:value-type="float" table:style-name="ce64" office:value="91" office:value-type="float">
            <text:p>91</text:p>
          </table:table-cell>
          <table:table-cell ns41:value-type="float" table:style-name="ce64" office:value="690" office:value-type="float">
            <text:p>690</text:p>
          </table:table-cell>
          <table:table-cell ns41:value-type="float" table:style-name="ce64" office:value="40" office:value-type="float">
            <text:p>40</text:p>
          </table:table-cell>
          <table:table-cell ns41:value-type="float" table:style-name="ce64" office:value="114" office:value-type="float">
            <text:p>114</text:p>
          </table:table-cell>
          <table:table-cell ns41:value-type="float" table:style-name="ce64" office:value="59" office:value-type="float">
            <text:p>59</text:p>
          </table:table-cell>
          <table:table-cell ns41:value-type="float" table:style-name="ce64" office:value="530" office:value-type="float">
            <text:p>530</text:p>
          </table:table-cell>
          <table:table-cell ns41:value-type="float" table:style-name="ce64" office:value="31" office:value-type="float">
            <text:p>31</text:p>
          </table:table-cell>
          <table:table-cell ns41:value-type="float" table:style-name="ce64" office:value="288" office:value-type="float">
            <text:p>288</text:p>
          </table:table-cell>
          <table:table-cell ns41:value-type="float" table:style-name="ce64" office:value="66" office:value-type="float">
            <text:p>66</text:p>
          </table:table-cell>
          <table:table-cell ns41:value-type="float" table:style-name="ce64" office:value="631" office:value-type="float">
            <text:p>631</text:p>
          </table:table-cell>
          <table:table-cell ns41:value-type="float" table:style-name="ce64" office:value="49" office:value-type="float">
            <text:p>49</text:p>
          </table:table-cell>
          <table:table-cell table:style-name="ce64"/>
          <table:table-cell ns41:value-type="float" table:style-name="ce64" office:value="1" office:value-type="float">
            <text:p>1</text:p>
          </table:table-cell>
          <table:table-cell ns41:value-type="float" office:value="2" table:style-name="ce64" table:number-columns-repeated="2" office:value-type="float">
            <text:p>2</text:p>
          </table:table-cell>
          <table:table-cell ns41:value-type="float" table:style-name="ce68" office:value="880" office:value-type="float">
            <text:p>880</text:p>
          </table:table-cell>
          <table:table-cell ns41:value-type="float" table:style-name="ce68" office:value="14388" office:value-type="float">
            <text:p>14388</text:p>
          </table:table-cell>
          <table:table-cell ns41:value-type="float" table:style-name="ce68" office:value="10977" office:value-type="float">
            <text:p>10977</text:p>
          </table:table-cell>
          <table:table-cell ns41:value-type="float" table:style-name="ce68" office:value="15763" office:value-type="float">
            <text:p>15763</text:p>
          </table:table-cell>
          <table:table-cell ns41:value-type="float" table:style-name="ce68" office:value="11857" office:value-type="float">
            <text:p>11857</text:p>
          </table:table-cell>
          <table:table-cell ns41:value-type="float" table:style-name="ce95" office:value="30151" office:value-type="float">
            <text:p>30151</text:p>
          </table:table-cell>
          <table:table-cell ns41:value-type="string" table:style-name="ce103" office:value-type="string">
            <text:p>T00g00</text:p>
          </table:table-cell>
          <table:table-cell ns41:value-type="float" table:style-name="ce107" office:value="3" office:value-type="float">
            <text:p>3</text:p>
          </table:table-cell>
          <table:table-cell ns41:value-type="string" table:style-name="ce114" office:value-type="string">
            <text:p>DR</text:p>
          </table:table-cell>
          <table:table-cell ns41:value-type="string" table:style-name="ce117" office:value-type="string">
            <text:p>BT_1889</text:p>
          </table:table-cell>
          <table:table-cell ns41:value-type="string" table:style-name="ce117" office:value-type="string">
            <text:p>05_T2</text:p>
          </table:table-cell>
          <table:table-cell ns41:value-type="float" table:style-name="ce107" office:value="178" office:value-type="float">
            <text:p>178</text:p>
          </table:table-cell>
          <table:table-cell ns41:value-type="float" table:style-name="ce107" office:value="179" office:value-type="float">
            <text:p>179</text:p>
          </table:table-cell>
          <table:table-cell ns41:value-type="string" table:style-name="ce114" office:value-type="string">
            <text:p>BRT188905020163</text:p>
          </table:table-cell>
          <table:table-cell table:number-columns-repeated="956"/>
        </table:table-row>
        <table:table-row table:style-name="ro6">
          <table:table-cell table:style-name="ce15" table:number-columns-repeated="3"/>
          <table:table-cell ns41:value-type="string" table:style-name="ce33" office:value-type="string">
            <text:p>Totaal</text:p>
          </table:table-cell>
          <table:table-cell table:style-name="ce43"/>
          <table:table-cell/>
          <table:table-cell ns41:value-type="float" table:style-name="ce58" office:value="10105" office:value-type="float">
            <text:p>10105</text:p>
          </table:table-cell>
          <table:table-cell ns41:value-type="float" table:style-name="ce65" office:value="9653" office:value-type="float">
            <text:p>9653</text:p>
          </table:table-cell>
          <table:table-cell ns41:value-type="float" table:style-name="ce65" office:value="708" office:value-type="float">
            <text:p>708</text:p>
          </table:table-cell>
          <table:table-cell ns41:value-type="float" table:style-name="ce65" office:value="673" office:value-type="float">
            <text:p>673</text:p>
          </table:table-cell>
          <table:table-cell ns41:value-type="float" table:style-name="ce65" office:value="739" office:value-type="float">
            <text:p>739</text:p>
          </table:table-cell>
          <table:table-cell ns41:value-type="float" table:style-name="ce65" office:value="753" office:value-type="float">
            <text:p>753</text:p>
          </table:table-cell>
          <table:table-cell ns41:value-type="float" table:style-name="ce65" office:value="1345" office:value-type="float">
            <text:p>1345</text:p>
          </table:table-cell>
          <table:table-cell ns41:value-type="float" table:style-name="ce65" office:value="1400" office:value-type="float">
            <text:p>1400</text:p>
          </table:table-cell>
          <table:table-cell ns41:value-type="float" table:style-name="ce65" office:value="1" office:value-type="float">
            <text:p>1</text:p>
          </table:table-cell>
          <table:table-cell ns41:value-type="float" table:style-name="ce65" office:value="1301" office:value-type="float">
            <text:p>130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65" office:value="1317" office:value-type="float">
            <text:p>1317</text:p>
          </table:table-cell>
          <table:table-cell ns41:value-type="float" table:style-name="ce65" office:value="82" office:value-type="float">
            <text:p>82</text:p>
          </table:table-cell>
          <table:table-cell ns41:value-type="float" table:style-name="ce65" office:value="2749" office:value-type="float">
            <text:p>2749</text:p>
          </table:table-cell>
          <table:table-cell ns41:value-type="float" table:style-name="ce65" office:value="310" office:value-type="float">
            <text:p>310</text:p>
          </table:table-cell>
          <table:table-cell ns41:value-type="float" table:style-name="ce65" office:value="2415" office:value-type="float">
            <text:p>2415</text:p>
          </table:table-cell>
          <table:table-cell ns41:value-type="float" table:style-name="ce65" office:value="220" office:value-type="float">
            <text:p>220</text:p>
          </table:table-cell>
          <table:table-cell ns41:value-type="float" table:style-name="ce65" office:value="852" office:value-type="float">
            <text:p>852</text:p>
          </table:table-cell>
          <table:table-cell ns41:value-type="float" table:style-name="ce65" office:value="410" office:value-type="float">
            <text:p>410</text:p>
          </table:table-cell>
          <table:table-cell ns41:value-type="float" table:style-name="ce65" office:value="596" office:value-type="float">
            <text:p>596</text:p>
          </table:table-cell>
          <table:table-cell ns41:value-type="float" table:style-name="ce65" office:value="3152" office:value-type="float">
            <text:p>3152</text:p>
          </table:table-cell>
          <table:table-cell ns41:value-type="float" table:style-name="ce65" office:value="2169" office:value-type="float">
            <text:p>2169</text:p>
          </table:table-cell>
          <table:table-cell ns41:value-type="float" table:style-name="ce65" office:value="3540" office:value-type="float">
            <text:p>3540</text:p>
          </table:table-cell>
          <table:table-cell ns41:value-type="float" table:style-name="ce65" office:value="1187" office:value-type="float">
            <text:p>1187</text:p>
          </table:table-cell>
          <table:table-cell ns41:value-type="float" table:style-name="ce65" office:value="4560" office:value-type="float">
            <text:p>4560</text:p>
          </table:table-cell>
          <table:table-cell ns41:value-type="float" table:style-name="ce65" office:value="1403" office:value-type="float">
            <text:p>1403</text:p>
          </table:table-cell>
          <table:table-cell ns41:value-type="float" table:style-name="ce65" office:value="4290" office:value-type="float">
            <text:p>4290</text:p>
          </table:table-cell>
          <table:table-cell ns41:value-type="float" table:style-name="ce65" office:value="431" office:value-type="float">
            <text:p>431</text:p>
          </table:table-cell>
          <table:table-cell ns41:value-type="float" table:style-name="ce65" office:value="2548" office:value-type="float">
            <text:p>2548</text:p>
          </table:table-cell>
          <table:table-cell ns41:value-type="float" table:style-name="ce65" office:value="643" office:value-type="float">
            <text:p>643</text:p>
          </table:table-cell>
          <table:table-cell ns41:value-type="float" table:style-name="ce65" office:value="2190" office:value-type="float">
            <text:p>2190</text:p>
          </table:table-cell>
          <table:table-cell ns41:value-type="float" table:style-name="ce65" office:value="139" office:value-type="float">
            <text:p>139</text:p>
          </table:table-cell>
          <table:table-cell ns41:value-type="float" table:style-name="ce65" office:value="1030" office:value-type="float">
            <text:p>1030</text:p>
          </table:table-cell>
          <table:table-cell ns41:value-type="float" table:style-name="ce65" office:value="174" office:value-type="float">
            <text:p>174</text:p>
          </table:table-cell>
          <table:table-cell ns41:value-type="float" table:style-name="ce65" office:value="833" office:value-type="float">
            <text:p>833</text:p>
          </table:table-cell>
          <table:table-cell ns41:value-type="float" table:style-name="ce65" office:value="55" office:value-type="float">
            <text:p>55</text:p>
          </table:table-cell>
          <table:table-cell ns41:value-type="float" table:style-name="ce65" office:value="754" office:value-type="float">
            <text:p>754</text:p>
          </table:table-cell>
          <table:table-cell ns41:value-type="float" table:style-name="ce65" office:value="142" office:value-type="float">
            <text:p>142</text:p>
          </table:table-cell>
          <table:table-cell ns41:value-type="float" table:style-name="ce65" office:value="648" office:value-type="float">
            <text:p>648</text:p>
          </table:table-cell>
          <table:table-cell ns41:value-type="float" table:style-name="ce65" office:value="38" office:value-type="float">
            <text:p>38</text:p>
          </table:table-cell>
          <table:table-cell ns41:value-type="float" table:style-name="ce65" office:value="725" office:value-type="float">
            <text:p>725</text:p>
          </table:table-cell>
          <table:table-cell ns41:value-type="float" table:style-name="ce65" office:value="99" office:value-type="float">
            <text:p>99</text:p>
          </table:table-cell>
          <table:table-cell ns41:value-type="float" table:style-name="ce65" office:value="727" office:value-type="float">
            <text:p>727</text:p>
          </table:table-cell>
          <table:table-cell ns41:value-type="float" table:style-name="ce65" office:value="60" office:value-type="float">
            <text:p>60</text:p>
          </table:table-cell>
          <table:table-cell ns41:value-type="float" office:value="1" table:style-name="ce65" table:number-columns-repeated="2" office:value-type="float">
            <text:p>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7" office:value="13073" office:value-type="float">
            <text:p>13073</text:p>
          </table:table-cell>
          <table:table-cell ns41:value-type="float" table:style-name="ce87" office:value="22430" office:value-type="float">
            <text:p>22430</text:p>
          </table:table-cell>
          <table:table-cell ns41:value-type="float" table:style-name="ce87" office:value="12955" office:value-type="float">
            <text:p>12955</text:p>
          </table:table-cell>
          <table:table-cell ns41:value-type="float" table:style-name="ce87" office:value="18721" office:value-type="float">
            <text:p>18721</text:p>
          </table:table-cell>
          <table:table-cell ns41:value-type="float" table:style-name="ce87" office:value="26028" office:value-type="float">
            <text:p>26028</text:p>
          </table:table-cell>
          <table:table-cell ns41:value-type="float" table:style-name="ce98" office:value="41151" office:value-type="float">
            <text:p>41151</text:p>
          </table:table-cell>
          <table:table-cell ns41:value-type="string" table:style-name="ce104" office:value-type="string">
            <text:p>T01t35</text:p>
          </table:table-cell>
          <table:table-cell ns41:value-type="float" table:style-name="ce108" office:value="3" office:value-type="float">
            <text:p>3</text:p>
          </table:table-cell>
          <table:table-cell ns41:value-type="string" table:style-name="ce115" office:value-type="string">
            <text:p>DR</text:p>
          </table:table-cell>
          <table:table-cell ns41:value-type="string" table:style-name="ce118" office:value-type="string">
            <text:p>BT_1889</text:p>
          </table:table-cell>
          <table:table-cell ns41:value-type="string" table:style-name="ce118" office:value-type="string">
            <text:p>05_T2</text:p>
          </table:table-cell>
          <table:table-cell ns41:value-type="float" table:style-name="ce108" office:value="178" office:value-type="float">
            <text:p>178</text:p>
          </table:table-cell>
          <table:table-cell ns41:value-type="float" table:style-name="ce108" office:value="179" office:value-type="float">
            <text:p>179</text:p>
          </table:table-cell>
          <table:table-cell ns41:value-type="string" table:style-name="ce115" office:value-type="string">
            <text:p>BRT188905020163</text:p>
          </table:table-cell>
          <table:table-cell table:number-columns-repeated="956"/>
        </table:table-row>
        <table:table-row table:style-name="ro3" table:number-rows-repeated="10478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$</number:text>
      <number:number number:grouping="true" number:decimal-places="0" number:min-integer-digits="1"/>
      <number:text/>
    </number:number-style>
    <number:number-style style:name="N134">
      <number:text>($</number:text>
      <number:number number:grouping="true" number:decimal-places="0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0" number:min-integer-digits="1"/>
      <number:text/>
    </number:number-style>
    <number:number-style style:name="N135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5P0"/>
    </number:number-style>
    <number:number-style style:volatile="true" style:name="N136P0">
      <number:text>$</number:text>
      <number:number number:grouping="true" number:decimal-places="2" number:min-integer-digits="1"/>
      <number:text/>
    </number:number-style>
    <number:number-style style:name="N136">
      <number:text>($</number:text>
      <number:number number:grouping="true" number:decimal-places="2" number:min-integer-digits="1"/>
      <number:text>)</number:text>
      <style:map style:condition="value()&gt;=0" style:apply-style-name="N136P0"/>
    </number:number-style>
    <number:number-style style:volatile="true" style:name="N137P0">
      <number:text>$</number:text>
      <number:number number:grouping="true" number:decimal-places="2" number:min-integer-digits="1"/>
      <number:text/>
    </number:number-style>
    <number:number-style style:name="N13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7P0"/>
    </number:number-style>
    <number:number-style style:volatile="true" style:name="N138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8P2">
      <number:text> $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0P2">
      <number:text> $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2P0">
      <number:text>fl </number:text>
      <number:number number:grouping="true" number:decimal-places="0" number:min-integer-digits="1"/>
      <number:text/>
    </number:number-style>
    <number:number-style style:name="N142">
      <number:text>fl </number:text>
      <number:number number:grouping="true" number:decimal-places="0" number:min-integer-digits="1"/>
      <number:text>-</number:text>
      <style:map style:condition="value()&gt;=0" style:apply-style-name="N142P0"/>
    </number:number-style>
    <number:number-style style:volatile="true" style:name="N143P0">
      <number:text>fl </number:text>
      <number:number number:grouping="true" number:decimal-places="0" number:min-integer-digits="1"/>
      <number:text/>
    </number:number-style>
    <number:number-style style:name="N143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43P0"/>
    </number:number-style>
    <number:number-style style:volatile="true" style:name="N144P0">
      <number:text>fl </number:text>
      <number:number number:grouping="true" number:decimal-places="2" number:min-integer-digits="1"/>
      <number:text/>
    </number:number-style>
    <number:number-style style:name="N144">
      <number:text>fl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5P0">
      <number:text>fl </number:text>
      <number:number number:grouping="true" number:decimal-places="2" number:min-integer-digits="1"/>
      <number:text/>
    </number:number-style>
    <number:number-style style:name="N145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45P0"/>
    </number:number-style>
    <number:number-style style:volatile="true" style:name="N146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46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46P2">
      <number:text> fl </number:text>
      <ns42:fill-character/>
      <number:text>- </number:text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47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47P2">
      <number:text> fl </number:text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1" style:font-family-generic-asian="system" style:font-family-complex="Arial" style:font-name-complex="Arial1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20_2" style:display-name="Standaard 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line-through-type="none" fo:font-style="normal" style:font-size-asian="10pt" style:use-window-font-color="true" style:text-underline-style="none" fo:font-weight="normal" fo:text-shadow="none" style:font-size-complex="10pt" style:font-style-complex="normal" fo:font-size="10pt" style:text-outline="false" style:font-family-complex="Arial" style:font-style-asian="normal" style:font-family-generic-complex="swiss" style:font-family-generic="swiss" style:font-name="Arial" style:text-line-through-style="none" style:font-weight-complex="normal" style:font-pitch-complex="variable" style:font-pitch="variable" style:font-name-complex="Arial" style:font-weight-asian="normal" fo:font-family="Arial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Tom Vreugdenhil</dc:creator>
    <dc:date>2014-04-28T14:59:31</dc:date>
    <meta:document-statistic meta:object-count="0" meta:cell-count="13690" meta:table-count="1"/>
    <meta:generator>ODFPY/1.3.0dev</meta:generator>
  </office:meta>
</office:document-meta>
</file>